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327in"/>
    </style:style>
    <style:style style:name="co1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C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0.72706453851492" calcext:value-type="float">
            <text:p>0.72706453851492</text:p>
          </table:table-cell>
          <table:table-cell office:value-type="float" office:value="0.0447524314971283" calcext:value-type="float">
            <text:p>0.0447524314971283</text:p>
          </table:table-cell>
          <table:table-cell office:value-type="float" office:value="0.735397871848254" calcext:value-type="float">
            <text:p>0.735397871848254</text:p>
          </table:table-cell>
          <table:table-cell office:value-type="float" office:value="0.0420719915209328" calcext:value-type="float">
            <text:p>0.0420719915209328</text:p>
          </table:table-cell>
          <table:table-cell office:value-type="float" office:value="0.77028683784409" calcext:value-type="float">
            <text:p>0.77028683784409</text:p>
          </table:table-cell>
          <table:table-cell office:value-type="float" office:value="0.02784295994442" calcext:value-type="float">
            <text:p>0.02784295994442</text:p>
          </table:table-cell>
          <table:table-cell office:value-type="float" office:value="0.76500693962526" calcext:value-type="float">
            <text:p>0.76500693962526</text:p>
          </table:table-cell>
          <table:table-cell office:value-type="float" office:value="0.0386076923288969" calcext:value-type="float">
            <text:p>0.0386076923288969</text:p>
          </table:table-cell>
          <table:table-cell office:value-type="float" office:value="0.771032847559565" calcext:value-type="float">
            <text:p>0.771032847559565</text:p>
          </table:table-cell>
          <table:table-cell office:value-type="float" office:value="0.0178614138880517" calcext:value-type="float">
            <text:p>0.0178614138880517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15263525809351" calcext:value-type="float">
            <text:p>0.0315263525809351</text:p>
          </table:table-cell>
          <table:table-cell office:value-type="float" office:value="0.774092065695119" calcext:value-type="float">
            <text:p>0.774092065695119</text:p>
          </table:table-cell>
          <table:table-cell office:value-type="float" office:value="0.0294630049975205" calcext:value-type="float">
            <text:p>0.0294630049975205</text:p>
          </table:table-cell>
          <table:table-cell office:value-type="float" office:value="0.777827897293546" calcext:value-type="float">
            <text:p>0.777827897293546</text:p>
          </table:table-cell>
          <table:table-cell office:value-type="float" office:value="0.0254048494301832" calcext:value-type="float">
            <text:p>0.0254048494301832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41505034336356" calcext:value-type="float">
            <text:p>0.0341505034336356</text:p>
          </table:table-cell>
          <table:table-cell office:value-type="float" office:value="0.789983807541059" calcext:value-type="float">
            <text:p>0.789983807541059</text:p>
          </table:table-cell>
          <table:table-cell office:value-type="float" office:value="0.0243159237154533" calcext:value-type="float">
            <text:p>0.0243159237154533</text:p>
          </table:table-cell>
          <table:table-cell office:value-type="float" office:value="0.779366180892898" calcext:value-type="float">
            <text:p>0.779366180892898</text:p>
          </table:table-cell>
          <table:table-cell office:value-type="float" office:value="0.0309123954093345" calcext:value-type="float">
            <text:p>0.0309123954093345</text:p>
          </table:table-cell>
          <table:table-cell office:value-type="float" office:value="0.777081887578071" calcext:value-type="float">
            <text:p>0.777081887578071</text:p>
          </table:table-cell>
          <table:table-cell office:value-type="float" office:value="0.0359146357823148" calcext:value-type="float">
            <text:p>0.0359146357823148</text:p>
          </table:table-cell>
          <table:table-cell office:value-type="float" office:value="0.792291232940088" calcext:value-type="float">
            <text:p>0.792291232940088</text:p>
          </table:table-cell>
          <table:table-cell office:value-type="float" office:value="0.0345214770894405" calcext:value-type="float">
            <text:p>0.0345214770894405</text:p>
          </table:table-cell>
          <table:table-cell office:value-type="float" office:value="0.786230626879482" calcext:value-type="float">
            <text:p>0.786230626879482</text:p>
          </table:table-cell>
          <table:table-cell office:value-type="float" office:value="0.0377777937243422" calcext:value-type="float">
            <text:p>0.0377777937243422</text:p>
          </table:table-cell>
          <table:table-cell office:value-type="float" office:value="0.784657645153828" calcext:value-type="float">
            <text:p>0.784657645153828</text:p>
          </table:table-cell>
          <table:table-cell office:value-type="float" office:value="0.0420114802911589" calcext:value-type="float">
            <text:p>0.0420114802911589</text:p>
          </table:table-cell>
          <table:table-cell office:value-type="float" office:value="0.771796206338191" calcext:value-type="float">
            <text:p>0.771796206338191</text:p>
          </table:table-cell>
          <table:table-cell office:value-type="float" office:value="0.0295466846113514" calcext:value-type="float">
            <text:p>0.0295466846113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0.734663428174879" calcext:value-type="float">
            <text:p>0.734663428174879</text:p>
          </table:table-cell>
          <table:table-cell office:value-type="float" office:value="0.0386774435262094" calcext:value-type="float">
            <text:p>0.0386774435262094</text:p>
          </table:table-cell>
          <table:table-cell office:value-type="float" office:value="0.745240573675688" calcext:value-type="float">
            <text:p>0.745240573675688</text:p>
          </table:table-cell>
          <table:table-cell office:value-type="float" office:value="0.038661311612849" calcext:value-type="float">
            <text:p>0.038661311612849</text:p>
          </table:table-cell>
          <table:table-cell office:value-type="float" office:value="0.798357622021744" calcext:value-type="float">
            <text:p>0.798357622021744</text:p>
          </table:table-cell>
          <table:table-cell office:value-type="float" office:value="0.0326217615191343" calcext:value-type="float">
            <text:p>0.0326217615191343</text:p>
          </table:table-cell>
          <table:table-cell office:value-type="float" office:value="0.774086282674069" calcext:value-type="float">
            <text:p>0.774086282674069</text:p>
          </table:table-cell>
          <table:table-cell office:value-type="float" office:value="0.0355768590015571" calcext:value-type="float">
            <text:p>0.0355768590015571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291730221025307" calcext:value-type="float">
            <text:p>0.0291730221025307</text:p>
          </table:table-cell>
          <table:table-cell office:value-type="float" office:value="0.80293199167245" calcext:value-type="float">
            <text:p>0.80293199167245</text:p>
          </table:table-cell>
          <table:table-cell office:value-type="float" office:value="0.0344101474918859" calcext:value-type="float">
            <text:p>0.0344101474918859</text:p>
          </table:table-cell>
          <table:table-cell office:value-type="float" office:value="0.796067545685866" calcext:value-type="float">
            <text:p>0.796067545685866</text:p>
          </table:table-cell>
          <table:table-cell office:value-type="float" office:value="0.0333302327692556" calcext:value-type="float">
            <text:p>0.0333302327692556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162008513256283" calcext:value-type="float">
            <text:p>0.0162008513256283</text:p>
          </table:table-cell>
          <table:table-cell office:value-type="float" office:value="0.80059565116817" calcext:value-type="float">
            <text:p>0.80059565116817</text:p>
          </table:table-cell>
          <table:table-cell office:value-type="float" office:value="0.0406297227751161" calcext:value-type="float">
            <text:p>0.0406297227751161</text:p>
          </table:table-cell>
          <table:table-cell office:value-type="float" office:value="0.805170020818876" calcext:value-type="float">
            <text:p>0.805170020818876</text:p>
          </table:table-cell>
          <table:table-cell office:value-type="float" office:value="0.0302165908924776" calcext:value-type="float">
            <text:p>0.0302165908924776</text:p>
          </table:table-cell>
          <table:table-cell office:value-type="float" office:value="0.80059565116817" calcext:value-type="float">
            <text:p>0.80059565116817</text:p>
          </table:table-cell>
          <table:table-cell office:value-type="float" office:value="0.0286666588856206" calcext:value-type="float">
            <text:p>0.0286666588856206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283753330475249" calcext:value-type="float">
            <text:p>0.0283753330475249</text:p>
          </table:table-cell>
          <table:table-cell office:value-type="float" office:value="0.79910941475827" calcext:value-type="float">
            <text:p>0.79910941475827</text:p>
          </table:table-cell>
          <table:table-cell office:value-type="float" office:value="0.0417468417114896" calcext:value-type="float">
            <text:p>0.0417468417114896</text:p>
          </table:table-cell>
          <table:table-cell office:value-type="float" office:value="0.805170020818876" calcext:value-type="float">
            <text:p>0.805170020818876</text:p>
          </table:table-cell>
          <table:table-cell office:value-type="float" office:value="0.0515782226509211" calcext:value-type="float">
            <text:p>0.0515782226509211</text:p>
          </table:table-cell>
          <table:table-cell office:value-type="float" office:value="0.80059565116817" calcext:value-type="float">
            <text:p>0.80059565116817</text:p>
          </table:table-cell>
          <table:table-cell office:value-type="float" office:value="0.0371879625618079" calcext:value-type="float">
            <text:p>0.0371879625618079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246461173202068" calcext:value-type="float">
            <text:p>0.0246461173202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0.740718251214434" calcext:value-type="float">
            <text:p>0.740718251214434</text:p>
          </table:table-cell>
          <table:table-cell office:value-type="float" office:value="0.0349044832525242" calcext:value-type="float">
            <text:p>0.0349044832525242</text:p>
          </table:table-cell>
          <table:table-cell office:value-type="float" office:value="0.750566736062919" calcext:value-type="float">
            <text:p>0.750566736062919</text:p>
          </table:table-cell>
          <table:table-cell office:value-type="float" office:value="0.0435199630140647" calcext:value-type="float">
            <text:p>0.0435199630140647</text:p>
          </table:table-cell>
          <table:table-cell office:value-type="float" office:value="0.790018505667361" calcext:value-type="float">
            <text:p>0.790018505667361</text:p>
          </table:table-cell>
          <table:table-cell office:value-type="float" office:value="0.0355762610326876" calcext:value-type="float">
            <text:p>0.0355762610326876</text:p>
          </table:table-cell>
          <table:table-cell office:value-type="float" office:value="0.781656257228776" calcext:value-type="float">
            <text:p>0.781656257228776</text:p>
          </table:table-cell>
          <table:table-cell office:value-type="float" office:value="0.0273496777014251" calcext:value-type="float">
            <text:p>0.0273496777014251</text:p>
          </table:table-cell>
          <table:table-cell office:value-type="float" office:value="0.794558177191765" calcext:value-type="float">
            <text:p>0.794558177191765</text:p>
          </table:table-cell>
          <table:table-cell office:value-type="float" office:value="0.0323187270146996" calcext:value-type="float">
            <text:p>0.0323187270146996</text:p>
          </table:table-cell>
          <table:table-cell office:value-type="float" office:value="0.802151283830673" calcext:value-type="float">
            <text:p>0.802151283830673</text:p>
          </table:table-cell>
          <table:table-cell office:value-type="float" office:value="0.0219112792237843" calcext:value-type="float">
            <text:p>0.0219112792237843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354583242289266" calcext:value-type="float">
            <text:p>0.0354583242289266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21169490870697" calcext:value-type="float">
            <text:p>0.021169490870697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34843238897358" calcext:value-type="float">
            <text:p>0.0334843238897358</text:p>
          </table:table-cell>
          <table:table-cell office:value-type="float" office:value="0.808211889891279" calcext:value-type="float">
            <text:p>0.808211889891279</text:p>
          </table:table-cell>
          <table:table-cell office:value-type="float" office:value="0.0295297487035198" calcext:value-type="float">
            <text:p>0.0295297487035198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49779462749742" calcext:value-type="float">
            <text:p>0.0349779462749742</text:p>
          </table:table-cell>
          <table:table-cell office:value-type="float" office:value="0.802151283830673" calcext:value-type="float">
            <text:p>0.802151283830673</text:p>
          </table:table-cell>
          <table:table-cell office:value-type="float" office:value="0.0289345913213772" calcext:value-type="float">
            <text:p>0.0289345913213772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38630705580269" calcext:value-type="float">
            <text:p>0.0338630705580269</text:p>
          </table:table-cell>
          <table:table-cell office:value-type="float" office:value="0.805175803839926" calcext:value-type="float">
            <text:p>0.805175803839926</text:p>
          </table:table-cell>
          <table:table-cell office:value-type="float" office:value="0.0404736328572846" calcext:value-type="float">
            <text:p>0.0404736328572846</text:p>
          </table:table-cell>
          <table:table-cell office:value-type="float" office:value="0.802874161461948" calcext:value-type="float">
            <text:p>0.802874161461948</text:p>
          </table:table-cell>
          <table:table-cell office:value-type="float" office:value="0.0253093358161572" calcext:value-type="float">
            <text:p>0.0253093358161572</text:p>
          </table:table-cell>
          <table:table-cell office:value-type="float" office:value="0.803660652324774" calcext:value-type="float">
            <text:p>0.803660652324774</text:p>
          </table:table-cell>
          <table:table-cell office:value-type="float" office:value="0.0249496303456099" calcext:value-type="float">
            <text:p>0.0249496303456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0.740718251214434" calcext:value-type="float">
            <text:p>0.740718251214434</text:p>
          </table:table-cell>
          <table:table-cell office:value-type="float" office:value="0.0395306914713825" calcext:value-type="float">
            <text:p>0.0395306914713825</text:p>
          </table:table-cell>
          <table:table-cell office:value-type="float" office:value="0.746032847559565" calcext:value-type="float">
            <text:p>0.746032847559565</text:p>
          </table:table-cell>
          <table:table-cell office:value-type="float" office:value="0.0442724513733387" calcext:value-type="float">
            <text:p>0.0442724513733387</text:p>
          </table:table-cell>
          <table:table-cell office:value-type="float" office:value="0.789255146888735" calcext:value-type="float">
            <text:p>0.789255146888735</text:p>
          </table:table-cell>
          <table:table-cell office:value-type="float" office:value="0.0393030096663073" calcext:value-type="float">
            <text:p>0.0393030096663073</text:p>
          </table:table-cell>
          <table:table-cell office:value-type="float" office:value="0.785449919037705" calcext:value-type="float">
            <text:p>0.785449919037705</text:p>
          </table:table-cell>
          <table:table-cell office:value-type="float" office:value="0.0326922545161888" calcext:value-type="float">
            <text:p>0.032692254516188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354583242289265" calcext:value-type="float">
            <text:p>0.0354583242289265</text:p>
          </table:table-cell>
          <table:table-cell office:value-type="float" office:value="0.80441822808235" calcext:value-type="float">
            <text:p>0.80441822808235</text:p>
          </table:table-cell>
          <table:table-cell office:value-type="float" office:value="0.0279321978755677" calcext:value-type="float">
            <text:p>0.0279321978755677</text:p>
          </table:table-cell>
          <table:table-cell office:value-type="float" office:value="0.801393708073097" calcext:value-type="float">
            <text:p>0.801393708073097</text:p>
          </table:table-cell>
          <table:table-cell office:value-type="float" office:value="0.0292271065203171" calcext:value-type="float">
            <text:p>0.0292271065203171</text:p>
          </table:table-cell>
          <table:table-cell office:value-type="float" office:value="0.803643303261624" calcext:value-type="float">
            <text:p>0.803643303261624</text:p>
          </table:table-cell>
          <table:table-cell office:value-type="float" office:value="0.024298817294985" calcext:value-type="float">
            <text:p>0.024298817294985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355243372857945" calcext:value-type="float">
            <text:p>0.0355243372857945</text:p>
          </table:table-cell>
          <table:table-cell office:value-type="float" office:value="0.811230626879482" calcext:value-type="float">
            <text:p>0.811230626879482</text:p>
          </table:table-cell>
          <table:table-cell office:value-type="float" office:value="0.0317680950541339" calcext:value-type="float">
            <text:p>0.0317680950541339</text:p>
          </table:table-cell>
          <table:table-cell office:value-type="float" office:value="0.794546611149665" calcext:value-type="float">
            <text:p>0.794546611149665</text:p>
          </table:table-cell>
          <table:table-cell office:value-type="float" office:value="0.0378365767547669" calcext:value-type="float">
            <text:p>0.0378365767547669</text:p>
          </table:table-cell>
          <table:table-cell office:value-type="float" office:value="0.802139717788573" calcext:value-type="float">
            <text:p>0.802139717788573</text:p>
          </table:table-cell>
          <table:table-cell office:value-type="float" office:value="0.0292143662517515" calcext:value-type="float">
            <text:p>0.0292143662517515</text:p>
          </table:table-cell>
          <table:table-cell office:value-type="float" office:value="0.802897293546149" calcext:value-type="float">
            <text:p>0.802897293546149</text:p>
          </table:table-cell>
          <table:table-cell office:value-type="float" office:value="0.0316387344008632" calcext:value-type="float">
            <text:p>0.0316387344008632</text:p>
          </table:table-cell>
          <table:table-cell office:value-type="float" office:value="0.805939162618552" calcext:value-type="float">
            <text:p>0.805939162618552</text:p>
          </table:table-cell>
          <table:table-cell office:value-type="float" office:value="0.0341561589236848" calcext:value-type="float">
            <text:p>0.0341561589236848</text:p>
          </table:table-cell>
          <table:table-cell office:value-type="float" office:value="0.79528683784409" calcext:value-type="float">
            <text:p>0.79528683784409</text:p>
          </table:table-cell>
          <table:table-cell office:value-type="float" office:value="0.0316342287508122" calcext:value-type="float">
            <text:p>0.0316342287508122</text:p>
          </table:table-cell>
          <table:table-cell office:value-type="float" office:value="0.807436965070553" calcext:value-type="float">
            <text:p>0.807436965070553</text:p>
          </table:table-cell>
          <table:table-cell office:value-type="float" office:value="0.0234069565962014" calcext:value-type="float">
            <text:p>0.02340695659620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0.736930372426556" calcext:value-type="float">
            <text:p>0.736930372426556</text:p>
          </table:table-cell>
          <table:table-cell office:value-type="float" office:value="0.0420513784999854" calcext:value-type="float">
            <text:p>0.0420513784999854</text:p>
          </table:table-cell>
          <table:table-cell office:value-type="float" office:value="0.754360397871848" calcext:value-type="float">
            <text:p>0.754360397871848</text:p>
          </table:table-cell>
          <table:table-cell office:value-type="float" office:value="0.0391420888925893" calcext:value-type="float">
            <text:p>0.0391420888925893</text:p>
          </table:table-cell>
          <table:table-cell office:value-type="float" office:value="0.793054591718714" calcext:value-type="float">
            <text:p>0.793054591718714</text:p>
          </table:table-cell>
          <table:table-cell office:value-type="float" office:value="0.038492107939655" calcext:value-type="float">
            <text:p>0.038492107939655</text:p>
          </table:table-cell>
          <table:table-cell office:value-type="float" office:value="0.787716863289382" calcext:value-type="float">
            <text:p>0.787716863289382</text:p>
          </table:table-cell>
          <table:table-cell office:value-type="float" office:value="0.0272026217930675" calcext:value-type="float">
            <text:p>0.0272026217930675</text:p>
          </table:table-cell>
          <table:table-cell office:value-type="float" office:value="0.805170020818876" calcext:value-type="float">
            <text:p>0.805170020818876</text:p>
          </table:table-cell>
          <table:table-cell office:value-type="float" office:value="0.0343638207777849" calcext:value-type="float">
            <text:p>0.0343638207777849</text:p>
          </table:table-cell>
          <table:table-cell office:value-type="float" office:value="0.79910363173722" calcext:value-type="float">
            <text:p>0.79910363173722</text:p>
          </table:table-cell>
          <table:table-cell office:value-type="float" office:value="0.0261962761191108" calcext:value-type="float">
            <text:p>0.0261962761191108</text:p>
          </table:table-cell>
          <table:table-cell office:value-type="float" office:value="0.80441822808235" calcext:value-type="float">
            <text:p>0.80441822808235</text:p>
          </table:table-cell>
          <table:table-cell office:value-type="float" office:value="0.0329590487323587" calcext:value-type="float">
            <text:p>0.0329590487323587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36836188470493" calcext:value-type="float">
            <text:p>0.0236836188470493</text:p>
          </table:table-cell>
          <table:table-cell office:value-type="float" office:value="0.802128151746472" calcext:value-type="float">
            <text:p>0.802128151746472</text:p>
          </table:table-cell>
          <table:table-cell office:value-type="float" office:value="0.0327809420195598" calcext:value-type="float">
            <text:p>0.0327809420195598</text:p>
          </table:table-cell>
          <table:table-cell office:value-type="float" office:value="0.810478834142956" calcext:value-type="float">
            <text:p>0.810478834142956</text:p>
          </table:table-cell>
          <table:table-cell office:value-type="float" office:value="0.0322420213177886" calcext:value-type="float">
            <text:p>0.0322420213177886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31737939817085" calcext:value-type="float">
            <text:p>0.031737939817085</text:p>
          </table:table-cell>
          <table:table-cell office:value-type="float" office:value="0.801382142030997" calcext:value-type="float">
            <text:p>0.801382142030997</text:p>
          </table:table-cell>
          <table:table-cell office:value-type="float" office:value="0.0333585838529479" calcext:value-type="float">
            <text:p>0.0333585838529479</text:p>
          </table:table-cell>
          <table:table-cell office:value-type="float" office:value="0.803643303261624" calcext:value-type="float">
            <text:p>0.803643303261624</text:p>
          </table:table-cell>
          <table:table-cell office:value-type="float" office:value="0.0258254782284974" calcext:value-type="float">
            <text:p>0.0258254782284974</text:p>
          </table:table-cell>
          <table:table-cell office:value-type="float" office:value="0.802157066851723" calcext:value-type="float">
            <text:p>0.802157066851723</text:p>
          </table:table-cell>
          <table:table-cell office:value-type="float" office:value="0.0363371801889164" calcext:value-type="float">
            <text:p>0.0363371801889164</text:p>
          </table:table-cell>
          <table:table-cell office:value-type="float" office:value="0.796807772380291" calcext:value-type="float">
            <text:p>0.796807772380291</text:p>
          </table:table-cell>
          <table:table-cell office:value-type="float" office:value="0.0269805351222681" calcext:value-type="float">
            <text:p>0.0269805351222681</text:p>
          </table:table-cell>
          <table:table-cell office:value-type="float" office:value="0.805933379597502" calcext:value-type="float">
            <text:p>0.805933379597502</text:p>
          </table:table-cell>
          <table:table-cell office:value-type="float" office:value="0.0275722681163043" calcext:value-type="float">
            <text:p>0.02757226811630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0.736018968309045" calcext:value-type="float">
            <text:p>0.736018968309045</text:p>
          </table:table-cell>
          <table:table-cell office:value-type="float" office:value="0.039983285649446" calcext:value-type="float">
            <text:p>0.039983285649446</text:p>
          </table:table-cell>
          <table:table-cell office:value-type="float" office:value="0.746319685403655" calcext:value-type="float">
            <text:p>0.746319685403655</text:p>
          </table:table-cell>
          <table:table-cell office:value-type="float" office:value="0.0415335612827549" calcext:value-type="float">
            <text:p>0.0415335612827549</text:p>
          </table:table-cell>
          <table:table-cell office:value-type="float" office:value="0.788194540828129" calcext:value-type="float">
            <text:p>0.788194540828129</text:p>
          </table:table-cell>
          <table:table-cell office:value-type="float" office:value="0.0347672200204408" calcext:value-type="float">
            <text:p>0.0347672200204408</text:p>
          </table:table-cell>
          <table:table-cell office:value-type="float" office:value="0.778783252371039" calcext:value-type="float">
            <text:p>0.778783252371039</text:p>
          </table:table-cell>
          <table:table-cell office:value-type="float" office:value="0.0322858210682271" calcext:value-type="float">
            <text:p>0.0322858210682271</text:p>
          </table:table-cell>
          <table:table-cell office:value-type="float" office:value="0.791822808235022" calcext:value-type="float">
            <text:p>0.791822808235022</text:p>
          </table:table-cell>
          <table:table-cell office:value-type="float" office:value="0.0298350616023987" calcext:value-type="float">
            <text:p>0.0298350616023987</text:p>
          </table:table-cell>
          <table:table-cell office:value-type="float" office:value="0.798659495720565" calcext:value-type="float">
            <text:p>0.798659495720565</text:p>
          </table:table-cell>
          <table:table-cell office:value-type="float" office:value="0.0283952506582568" calcext:value-type="float">
            <text:p>0.0283952506582568</text:p>
          </table:table-cell>
          <table:table-cell office:value-type="float" office:value="0.794864677307425" calcext:value-type="float">
            <text:p>0.794864677307425</text:p>
          </table:table-cell>
          <table:table-cell office:value-type="float" office:value="0.0320875434496757" calcext:value-type="float">
            <text:p>0.0320875434496757</text:p>
          </table:table-cell>
          <table:table-cell office:value-type="float" office:value="0.794841545223225" calcext:value-type="float">
            <text:p>0.794841545223225</text:p>
          </table:table-cell>
          <table:table-cell office:value-type="float" office:value="0.0221515255537086" calcext:value-type="float">
            <text:p>0.0221515255537086</text:p>
          </table:table-cell>
          <table:table-cell office:value-type="float" office:value="0.797730742539903" calcext:value-type="float">
            <text:p>0.797730742539903</text:p>
          </table:table-cell>
          <table:table-cell office:value-type="float" office:value="0.0353139658807684" calcext:value-type="float">
            <text:p>0.0353139658807684</text:p>
          </table:table-cell>
          <table:table-cell office:value-type="float" office:value="0.80501503585473" calcext:value-type="float">
            <text:p>0.80501503585473</text:p>
          </table:table-cell>
          <table:table-cell office:value-type="float" office:value="0.0296144759366746" calcext:value-type="float">
            <text:p>0.0296144759366746</text:p>
          </table:table-cell>
          <table:table-cell office:value-type="float" office:value="0.794236641221374" calcext:value-type="float">
            <text:p>0.794236641221374</text:p>
          </table:table-cell>
          <table:table-cell office:value-type="float" office:value="0.0328263034283562" calcext:value-type="float">
            <text:p>0.0328263034283562</text:p>
          </table:table-cell>
          <table:table-cell office:value-type="float" office:value="0.796065232477446" calcext:value-type="float">
            <text:p>0.796065232477446</text:p>
          </table:table-cell>
          <table:table-cell office:value-type="float" office:value="0.0311595020511833" calcext:value-type="float">
            <text:p>0.0311595020511833</text:p>
          </table:table-cell>
          <table:table-cell office:value-type="float" office:value="0.799256303492945" calcext:value-type="float">
            <text:p>0.799256303492945</text:p>
          </table:table-cell>
          <table:table-cell office:value-type="float" office:value="0.0335191203976635" calcext:value-type="float">
            <text:p>0.0335191203976635</text:p>
          </table:table-cell>
          <table:table-cell office:value-type="float" office:value="0.800934536201712" calcext:value-type="float">
            <text:p>0.800934536201712</text:p>
          </table:table-cell>
          <table:table-cell office:value-type="float" office:value="0.0400645976690298" calcext:value-type="float">
            <text:p>0.0400645976690298</text:p>
          </table:table-cell>
          <table:table-cell office:value-type="float" office:value="0.796044413601665" calcext:value-type="float">
            <text:p>0.796044413601665</text:p>
          </table:table-cell>
          <table:table-cell office:value-type="float" office:value="0.0326247085084409" calcext:value-type="float">
            <text:p>0.0326247085084409</text:p>
          </table:table-cell>
          <table:table-cell office:value-type="float" office:value="0.796372889197317" calcext:value-type="float">
            <text:p>0.796372889197317</text:p>
          </table:table-cell>
          <table:table-cell office:value-type="float" office:value="0.0260243313979348" calcext:value-type="float">
            <text:p>0.0260243313979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0.634456928838951" calcext:value-type="float">
            <text:p>0.634456928838951</text:p>
          </table:table-cell>
          <table:table-cell office:value-type="float" office:value="0.0464582027733732" calcext:value-type="float">
            <text:p>0.0464582027733732</text:p>
          </table:table-cell>
          <table:table-cell office:value-type="float" office:value="0.62107365792759" calcext:value-type="float">
            <text:p>0.62107365792759</text:p>
          </table:table-cell>
          <table:table-cell office:value-type="float" office:value="0.0288855904609556" calcext:value-type="float">
            <text:p>0.0288855904609556</text:p>
          </table:table-cell>
          <table:table-cell office:value-type="float" office:value="0.664694132334582" calcext:value-type="float">
            <text:p>0.664694132334582</text:p>
          </table:table-cell>
          <table:table-cell office:value-type="float" office:value="0.0526341835513903" calcext:value-type="float">
            <text:p>0.0526341835513903</text:p>
          </table:table-cell>
          <table:table-cell office:value-type="float" office:value="0.645605493133583" calcext:value-type="float">
            <text:p>0.645605493133583</text:p>
          </table:table-cell>
          <table:table-cell office:value-type="float" office:value="0.0572495380925135" calcext:value-type="float">
            <text:p>0.0572495380925135</text:p>
          </table:table-cell>
          <table:table-cell office:value-type="float" office:value="0.678239700374532" calcext:value-type="float">
            <text:p>0.678239700374532</text:p>
          </table:table-cell>
          <table:table-cell office:value-type="float" office:value="0.0674588224047975" calcext:value-type="float">
            <text:p>0.0674588224047975</text:p>
          </table:table-cell>
          <table:table-cell office:value-type="float" office:value="0.673707865168539" calcext:value-type="float">
            <text:p>0.673707865168539</text:p>
          </table:table-cell>
          <table:table-cell office:value-type="float" office:value="0.0388438448370715" calcext:value-type="float">
            <text:p>0.0388438448370715</text:p>
          </table:table-cell>
          <table:table-cell office:value-type="float" office:value="0.650187265917603" calcext:value-type="float">
            <text:p>0.650187265917603</text:p>
          </table:table-cell>
          <table:table-cell office:value-type="float" office:value="0.0405771630591555" calcext:value-type="float">
            <text:p>0.0405771630591555</text:p>
          </table:table-cell>
          <table:table-cell office:value-type="float" office:value="0.651310861423221" calcext:value-type="float">
            <text:p>0.651310861423221</text:p>
          </table:table-cell>
          <table:table-cell office:value-type="float" office:value="0.0468341021994396" calcext:value-type="float">
            <text:p>0.0468341021994396</text:p>
          </table:table-cell>
          <table:table-cell office:value-type="float" office:value="0.672646691635456" calcext:value-type="float">
            <text:p>0.672646691635456</text:p>
          </table:table-cell>
          <table:table-cell office:value-type="float" office:value="0.043209732038384" calcext:value-type="float">
            <text:p>0.043209732038384</text:p>
          </table:table-cell>
          <table:table-cell office:value-type="float" office:value="0.656928838951311" calcext:value-type="float">
            <text:p>0.656928838951311</text:p>
          </table:table-cell>
          <table:table-cell office:value-type="float" office:value="0.0579416098427734" calcext:value-type="float">
            <text:p>0.0579416098427734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507020757176203" calcext:value-type="float">
            <text:p>0.0507020757176203</text:p>
          </table:table-cell>
          <table:table-cell office:value-type="float" office:value="0.675930087390762" calcext:value-type="float">
            <text:p>0.675930087390762</text:p>
          </table:table-cell>
          <table:table-cell office:value-type="float" office:value="0.045252817970015" calcext:value-type="float">
            <text:p>0.045252817970015</text:p>
          </table:table-cell>
          <table:table-cell office:value-type="float" office:value="0.681610486891386" calcext:value-type="float">
            <text:p>0.681610486891386</text:p>
          </table:table-cell>
          <table:table-cell office:value-type="float" office:value="0.0497344338748555" calcext:value-type="float">
            <text:p>0.0497344338748555</text:p>
          </table:table-cell>
          <table:table-cell office:value-type="float" office:value="0.679325842696629" calcext:value-type="float">
            <text:p>0.679325842696629</text:p>
          </table:table-cell>
          <table:table-cell office:value-type="float" office:value="0.0461384366989474" calcext:value-type="float">
            <text:p>0.0461384366989474</text:p>
          </table:table-cell>
          <table:table-cell office:value-type="float" office:value="0.672596754057428" calcext:value-type="float">
            <text:p>0.672596754057428</text:p>
          </table:table-cell>
          <table:table-cell office:value-type="float" office:value="0.0402909427820777" calcext:value-type="float">
            <text:p>0.0402909427820777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311402611073037" calcext:value-type="float">
            <text:p>0.0311402611073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0.643395755305868" calcext:value-type="float">
            <text:p>0.643395755305868</text:p>
          </table:table-cell>
          <table:table-cell office:value-type="float" office:value="0.0420554350257978" calcext:value-type="float">
            <text:p>0.0420554350257978</text:p>
          </table:table-cell>
          <table:table-cell office:value-type="float" office:value="0.616604244694132" calcext:value-type="float">
            <text:p>0.616604244694132</text:p>
          </table:table-cell>
          <table:table-cell office:value-type="float" office:value="0.0250117538513393" calcext:value-type="float">
            <text:p>0.0250117538513393</text:p>
          </table:table-cell>
          <table:table-cell office:value-type="float" office:value="0.688264669163546" calcext:value-type="float">
            <text:p>0.688264669163546</text:p>
          </table:table-cell>
          <table:table-cell office:value-type="float" office:value="0.0480789144682502" calcext:value-type="float">
            <text:p>0.0480789144682502</text:p>
          </table:table-cell>
          <table:table-cell office:value-type="float" office:value="0.671410736579276" calcext:value-type="float">
            <text:p>0.671410736579276</text:p>
          </table:table-cell>
          <table:table-cell office:value-type="float" office:value="0.0418667354316919" calcext:value-type="float">
            <text:p>0.0418667354316919</text:p>
          </table:table-cell>
          <table:table-cell office:value-type="float" office:value="0.688289637952559" calcext:value-type="float">
            <text:p>0.688289637952559</text:p>
          </table:table-cell>
          <table:table-cell office:value-type="float" office:value="0.0484603893406828" calcext:value-type="float">
            <text:p>0.0484603893406828</text:p>
          </table:table-cell>
          <table:table-cell office:value-type="float" office:value="0.675992509363296" calcext:value-type="float">
            <text:p>0.675992509363296</text:p>
          </table:table-cell>
          <table:table-cell office:value-type="float" office:value="0.0293848955869979" calcext:value-type="float">
            <text:p>0.0293848955869979</text:p>
          </table:table-cell>
          <table:table-cell office:value-type="float" office:value="0.666941323345818" calcext:value-type="float">
            <text:p>0.666941323345818</text:p>
          </table:table-cell>
          <table:table-cell office:value-type="float" office:value="0.0573492373400058" calcext:value-type="float">
            <text:p>0.0573492373400058</text:p>
          </table:table-cell>
          <table:table-cell office:value-type="float" office:value="0.678164794007491" calcext:value-type="float">
            <text:p>0.678164794007491</text:p>
          </table:table-cell>
          <table:table-cell office:value-type="float" office:value="0.0423476211074226" calcext:value-type="float">
            <text:p>0.0423476211074226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459694042669508" calcext:value-type="float">
            <text:p>0.0459694042669508</text:p>
          </table:table-cell>
          <table:table-cell office:value-type="float" office:value="0.681585518102372" calcext:value-type="float">
            <text:p>0.681585518102372</text:p>
          </table:table-cell>
          <table:table-cell office:value-type="float" office:value="0.0362422854138796" calcext:value-type="float">
            <text:p>0.0362422854138796</text:p>
          </table:table-cell>
          <table:table-cell office:value-type="float" office:value="0.679350811485643" calcext:value-type="float">
            <text:p>0.679350811485643</text:p>
          </table:table-cell>
          <table:table-cell office:value-type="float" office:value="0.0595616027602392" calcext:value-type="float">
            <text:p>0.0595616027602392</text:p>
          </table:table-cell>
          <table:table-cell office:value-type="float" office:value="0.690524344569288" calcext:value-type="float">
            <text:p>0.690524344569288</text:p>
          </table:table-cell>
          <table:table-cell office:value-type="float" office:value="0.0471982932375779" calcext:value-type="float">
            <text:p>0.0471982932375779</text:p>
          </table:table-cell>
          <table:table-cell office:value-type="float" office:value="0.68832709113608" calcext:value-type="float">
            <text:p>0.68832709113608</text:p>
          </table:table-cell>
          <table:table-cell office:value-type="float" office:value="0.0508184635415767" calcext:value-type="float">
            <text:p>0.0508184635415767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532813390341463" calcext:value-type="float">
            <text:p>0.0532813390341463</text:p>
          </table:table-cell>
          <table:table-cell office:value-type="float" office:value="0.697265917602996" calcext:value-type="float">
            <text:p>0.697265917602996</text:p>
          </table:table-cell>
          <table:table-cell office:value-type="float" office:value="0.0455220296849194" calcext:value-type="float">
            <text:p>0.0455220296849194</text:p>
          </table:table-cell>
          <table:table-cell office:value-type="float" office:value="0.688302122347066" calcext:value-type="float">
            <text:p>0.688302122347066</text:p>
          </table:table-cell>
          <table:table-cell office:value-type="float" office:value="0.045098608699407" calcext:value-type="float">
            <text:p>0.045098608699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0.634456928838951" calcext:value-type="float">
            <text:p>0.634456928838951</text:p>
          </table:table-cell>
          <table:table-cell office:value-type="float" office:value="0.0358979834018388" calcext:value-type="float">
            <text:p>0.0358979834018388</text:p>
          </table:table-cell>
          <table:table-cell office:value-type="float" office:value="0.615480649188514" calcext:value-type="float">
            <text:p>0.615480649188514</text:p>
          </table:table-cell>
          <table:table-cell office:value-type="float" office:value="0.0345814973550459" calcext:value-type="float">
            <text:p>0.0345814973550459</text:p>
          </table:table-cell>
          <table:table-cell office:value-type="float" office:value="0.693845193508115" calcext:value-type="float">
            <text:p>0.693845193508115</text:p>
          </table:table-cell>
          <table:table-cell office:value-type="float" office:value="0.0455894522116008" calcext:value-type="float">
            <text:p>0.0455894522116008</text:p>
          </table:table-cell>
          <table:table-cell office:value-type="float" office:value="0.674806491885144" calcext:value-type="float">
            <text:p>0.674806491885144</text:p>
          </table:table-cell>
          <table:table-cell office:value-type="float" office:value="0.0416313657640781" calcext:value-type="float">
            <text:p>0.0416313657640781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520504669646609" calcext:value-type="float">
            <text:p>0.0520504669646609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68804131815593" calcext:value-type="float">
            <text:p>0.0468804131815593</text:p>
          </table:table-cell>
          <table:table-cell office:value-type="float" office:value="0.677016229712859" calcext:value-type="float">
            <text:p>0.677016229712859</text:p>
          </table:table-cell>
          <table:table-cell office:value-type="float" office:value="0.0486011507968939" calcext:value-type="float">
            <text:p>0.0486011507968939</text:p>
          </table:table-cell>
          <table:table-cell office:value-type="float" office:value="0.681622971285893" calcext:value-type="float">
            <text:p>0.681622971285893</text:p>
          </table:table-cell>
          <table:table-cell office:value-type="float" office:value="0.0433145043390711" calcext:value-type="float">
            <text:p>0.043314504339071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569069459841775" calcext:value-type="float">
            <text:p>0.0569069459841775</text:p>
          </table:table-cell>
          <table:table-cell office:value-type="float" office:value="0.690574282147316" calcext:value-type="float">
            <text:p>0.690574282147316</text:p>
          </table:table-cell>
          <table:table-cell office:value-type="float" office:value="0.0468779455011092" calcext:value-type="float">
            <text:p>0.0468779455011092</text:p>
          </table:table-cell>
          <table:table-cell office:value-type="float" office:value="0.677066167290886" calcext:value-type="float">
            <text:p>0.677066167290886</text:p>
          </table:table-cell>
          <table:table-cell office:value-type="float" office:value="0.0516729291400393" calcext:value-type="float">
            <text:p>0.0516729291400393</text:p>
          </table:table-cell>
          <table:table-cell office:value-type="float" office:value="0.691685393258427" calcext:value-type="float">
            <text:p>0.691685393258427</text:p>
          </table:table-cell>
          <table:table-cell office:value-type="float" office:value="0.0504159086114039" calcext:value-type="float">
            <text:p>0.0504159086114039</text:p>
          </table:table-cell>
          <table:table-cell office:value-type="float" office:value="0.686067415730337" calcext:value-type="float">
            <text:p>0.686067415730337</text:p>
          </table:table-cell>
          <table:table-cell office:value-type="float" office:value="0.0329383661537023" calcext:value-type="float">
            <text:p>0.0329383661537023</text:p>
          </table:table-cell>
          <table:table-cell office:value-type="float" office:value="0.682721598002497" calcext:value-type="float">
            <text:p>0.682721598002497</text:p>
          </table:table-cell>
          <table:table-cell office:value-type="float" office:value="0.0606908008799568" calcext:value-type="float">
            <text:p>0.0606908008799568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528101545516099" calcext:value-type="float">
            <text:p>0.0528101545516099</text:p>
          </table:table-cell>
          <table:table-cell office:value-type="float" office:value="0.686079900124844" calcext:value-type="float">
            <text:p>0.686079900124844</text:p>
          </table:table-cell>
          <table:table-cell office:value-type="float" office:value="0.0437977221335659" calcext:value-type="float">
            <text:p>0.0437977221335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0.640062421972534" calcext:value-type="float">
            <text:p>0.640062421972534</text:p>
          </table:table-cell>
          <table:table-cell office:value-type="float" office:value="0.034773935735936" calcext:value-type="float">
            <text:p>0.034773935735936</text:p>
          </table:table-cell>
          <table:table-cell office:value-type="float" office:value="0.61207240948814" calcext:value-type="float">
            <text:p>0.61207240948814</text:p>
          </table:table-cell>
          <table:table-cell office:value-type="float" office:value="0.0304639719923961" calcext:value-type="float">
            <text:p>0.0304639719923961</text:p>
          </table:table-cell>
          <table:table-cell office:value-type="float" office:value="0.6916354556804" calcext:value-type="float">
            <text:p>0.6916354556804</text:p>
          </table:table-cell>
          <table:table-cell office:value-type="float" office:value="0.0475754268885584" calcext:value-type="float">
            <text:p>0.0475754268885584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345867551657884" calcext:value-type="float">
            <text:p>0.0345867551657884</text:p>
          </table:table-cell>
          <table:table-cell office:value-type="float" office:value="0.694993757802747" calcext:value-type="float">
            <text:p>0.694993757802747</text:p>
          </table:table-cell>
          <table:table-cell office:value-type="float" office:value="0.0676631263115495" calcext:value-type="float">
            <text:p>0.0676631263115495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477198567692074" calcext:value-type="float">
            <text:p>0.0477198567692074</text:p>
          </table:table-cell>
          <table:table-cell office:value-type="float" office:value="0.687103620474407" calcext:value-type="float">
            <text:p>0.687103620474407</text:p>
          </table:table-cell>
          <table:table-cell office:value-type="float" office:value="0.051285594469315" calcext:value-type="float">
            <text:p>0.051285594469315</text:p>
          </table:table-cell>
          <table:table-cell office:value-type="float" office:value="0.671510611735331" calcext:value-type="float">
            <text:p>0.671510611735331</text:p>
          </table:table-cell>
          <table:table-cell office:value-type="float" office:value="0.0441014679286249" calcext:value-type="float">
            <text:p>0.0441014679286249</text:p>
          </table:table-cell>
          <table:table-cell office:value-type="float" office:value="0.700586766541823" calcext:value-type="float">
            <text:p>0.700586766541823</text:p>
          </table:table-cell>
          <table:table-cell office:value-type="float" office:value="0.045492940583831" calcext:value-type="float">
            <text:p>0.045492940583831</text:p>
          </table:table-cell>
          <table:table-cell office:value-type="float" office:value="0.695056179775281" calcext:value-type="float">
            <text:p>0.695056179775281</text:p>
          </table:table-cell>
          <table:table-cell office:value-type="float" office:value="0.051326880393567" calcext:value-type="float">
            <text:p>0.051326880393567</text:p>
          </table:table-cell>
          <table:table-cell office:value-type="float" office:value="0.674794007490637" calcext:value-type="float">
            <text:p>0.674794007490637</text:p>
          </table:table-cell>
          <table:table-cell office:value-type="float" office:value="0.0521656656131625" calcext:value-type="float">
            <text:p>0.0521656656131625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499903591229662" calcext:value-type="float">
            <text:p>0.0499903591229662</text:p>
          </table:table-cell>
          <table:table-cell office:value-type="float" office:value="0.689438202247191" calcext:value-type="float">
            <text:p>0.689438202247191</text:p>
          </table:table-cell>
          <table:table-cell office:value-type="float" office:value="0.0472325782199322" calcext:value-type="float">
            <text:p>0.0472325782199322</text:p>
          </table:table-cell>
          <table:table-cell office:value-type="float" office:value="0.688314606741573" calcext:value-type="float">
            <text:p>0.688314606741573</text:p>
          </table:table-cell>
          <table:table-cell office:value-type="float" office:value="0.0511698494946157" calcext:value-type="float">
            <text:p>0.0511698494946157</text:p>
          </table:table-cell>
          <table:table-cell office:value-type="float" office:value="0.68270911360799" calcext:value-type="float">
            <text:p>0.68270911360799</text:p>
          </table:table-cell>
          <table:table-cell office:value-type="float" office:value="0.0579273887163388" calcext:value-type="float">
            <text:p>0.0579273887163388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3532202619503" calcext:value-type="float">
            <text:p>0.04935322026195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0.645680399500624" calcext:value-type="float">
            <text:p>0.645680399500624</text:p>
          </table:table-cell>
          <table:table-cell office:value-type="float" office:value="0.0418821386494644" calcext:value-type="float">
            <text:p>0.0418821386494644</text:p>
          </table:table-cell>
          <table:table-cell office:value-type="float" office:value="0.615455680399501" calcext:value-type="float">
            <text:p>0.615455680399501</text:p>
          </table:table-cell>
          <table:table-cell office:value-type="float" office:value="0.0266896123906497" calcext:value-type="float">
            <text:p>0.0266896123906497</text:p>
          </table:table-cell>
          <table:table-cell office:value-type="float" office:value="0.69498127340824" calcext:value-type="float">
            <text:p>0.69498127340824</text:p>
          </table:table-cell>
          <table:table-cell office:value-type="float" office:value="0.0544202761515538" calcext:value-type="float">
            <text:p>0.0544202761515538</text:p>
          </table:table-cell>
          <table:table-cell office:value-type="float" office:value="0.688264669163546" calcext:value-type="float">
            <text:p>0.688264669163546</text:p>
          </table:table-cell>
          <table:table-cell office:value-type="float" office:value="0.0394220991361237" calcext:value-type="float">
            <text:p>0.0394220991361237</text:p>
          </table:table-cell>
          <table:table-cell office:value-type="float" office:value="0.696092384519351" calcext:value-type="float">
            <text:p>0.696092384519351</text:p>
          </table:table-cell>
          <table:table-cell office:value-type="float" office:value="0.069935197636994" calcext:value-type="float">
            <text:p>0.069935197636994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44231592893951" calcext:value-type="float">
            <text:p>0.044231592893951</text:p>
          </table:table-cell>
          <table:table-cell office:value-type="float" office:value="0.693820224719101" calcext:value-type="float">
            <text:p>0.693820224719101</text:p>
          </table:table-cell>
          <table:table-cell office:value-type="float" office:value="0.0578891694229382" calcext:value-type="float">
            <text:p>0.0578891694229382</text:p>
          </table:table-cell>
          <table:table-cell office:value-type="float" office:value="0.677116104868914" calcext:value-type="float">
            <text:p>0.677116104868914</text:p>
          </table:table-cell>
          <table:table-cell office:value-type="float" office:value="0.0417278547585664" calcext:value-type="float">
            <text:p>0.0417278547585664</text:p>
          </table:table-cell>
          <table:table-cell office:value-type="float" office:value="0.700574282147316" calcext:value-type="float">
            <text:p>0.700574282147316</text:p>
          </table:table-cell>
          <table:table-cell office:value-type="float" office:value="0.0488247202616083" calcext:value-type="float">
            <text:p>0.0488247202616083</text:p>
          </table:table-cell>
          <table:table-cell office:value-type="float" office:value="0.690561797752809" calcext:value-type="float">
            <text:p>0.690561797752809</text:p>
          </table:table-cell>
          <table:table-cell office:value-type="float" office:value="0.055199919686559" calcext:value-type="float">
            <text:p>0.055199919686559</text:p>
          </table:table-cell>
          <table:table-cell office:value-type="float" office:value="0.679300873907615" calcext:value-type="float">
            <text:p>0.679300873907615</text:p>
          </table:table-cell>
          <table:table-cell office:value-type="float" office:value="0.0523489384456166" calcext:value-type="float">
            <text:p>0.0523489384456166</text:p>
          </table:table-cell>
          <table:table-cell office:value-type="float" office:value="0.689438202247191" calcext:value-type="float">
            <text:p>0.689438202247191</text:p>
          </table:table-cell>
          <table:table-cell office:value-type="float" office:value="0.0541505948556049" calcext:value-type="float">
            <text:p>0.0541505948556049</text:p>
          </table:table-cell>
          <table:table-cell office:value-type="float" office:value="0.689475655430712" calcext:value-type="float">
            <text:p>0.689475655430712</text:p>
          </table:table-cell>
          <table:table-cell office:value-type="float" office:value="0.0466510435289968" calcext:value-type="float">
            <text:p>0.0466510435289968</text:p>
          </table:table-cell>
          <table:table-cell office:value-type="float" office:value="0.68832709113608" calcext:value-type="float">
            <text:p>0.68832709113608</text:p>
          </table:table-cell>
          <table:table-cell office:value-type="float" office:value="0.0464940205830627" calcext:value-type="float">
            <text:p>0.0464940205830627</text:p>
          </table:table-cell>
          <table:table-cell office:value-type="float" office:value="0.686067415730337" calcext:value-type="float">
            <text:p>0.686067415730337</text:p>
          </table:table-cell>
          <table:table-cell office:value-type="float" office:value="0.0523466359258361" calcext:value-type="float">
            <text:p>0.0523466359258361</text:p>
          </table:table-cell>
          <table:table-cell office:value-type="float" office:value="0.686067415730337" calcext:value-type="float">
            <text:p>0.686067415730337</text:p>
          </table:table-cell>
          <table:table-cell office:value-type="float" office:value="0.0460689081194785" calcext:value-type="float">
            <text:p>0.04606890811947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0.639610486891386" calcext:value-type="float">
            <text:p>0.639610486891386</text:p>
          </table:table-cell>
          <table:table-cell office:value-type="float" office:value="0.040213539117282" calcext:value-type="float">
            <text:p>0.040213539117282</text:p>
          </table:table-cell>
          <table:table-cell office:value-type="float" office:value="0.616137328339575" calcext:value-type="float">
            <text:p>0.616137328339575</text:p>
          </table:table-cell>
          <table:table-cell office:value-type="float" office:value="0.0291264852100773" calcext:value-type="float">
            <text:p>0.0291264852100773</text:p>
          </table:table-cell>
          <table:table-cell office:value-type="float" office:value="0.686684144818976" calcext:value-type="float">
            <text:p>0.686684144818976</text:p>
          </table:table-cell>
          <table:table-cell office:value-type="float" office:value="0.0496596506542707" calcext:value-type="float">
            <text:p>0.0496596506542707</text:p>
          </table:table-cell>
          <table:table-cell office:value-type="float" office:value="0.672771535580524" calcext:value-type="float">
            <text:p>0.672771535580524</text:p>
          </table:table-cell>
          <table:table-cell office:value-type="float" office:value="0.0429512987180391" calcext:value-type="float">
            <text:p>0.0429512987180391</text:p>
          </table:table-cell>
          <table:table-cell office:value-type="float" office:value="0.688287141073658" calcext:value-type="float">
            <text:p>0.688287141073658</text:p>
          </table:table-cell>
          <table:table-cell office:value-type="float" office:value="0.0611136005317369" calcext:value-type="float">
            <text:p>0.0611136005317369</text:p>
          </table:table-cell>
          <table:table-cell office:value-type="float" office:value="0.681790262172285" calcext:value-type="float">
            <text:p>0.681790262172285</text:p>
          </table:table-cell>
          <table:table-cell office:value-type="float" office:value="0.0414121206537574" calcext:value-type="float">
            <text:p>0.0414121206537574</text:p>
          </table:table-cell>
          <table:table-cell office:value-type="float" office:value="0.675013732833958" calcext:value-type="float">
            <text:p>0.675013732833958</text:p>
          </table:table-cell>
          <table:table-cell office:value-type="float" office:value="0.0511404630176617" calcext:value-type="float">
            <text:p>0.0511404630176617</text:p>
          </table:table-cell>
          <table:table-cell office:value-type="float" office:value="0.67194506866417" calcext:value-type="float">
            <text:p>0.67194506866417</text:p>
          </table:table-cell>
          <table:table-cell office:value-type="float" office:value="0.0436651100666249" calcext:value-type="float">
            <text:p>0.0436651100666249</text:p>
          </table:table-cell>
          <table:table-cell office:value-type="float" office:value="0.688953807740325" calcext:value-type="float">
            <text:p>0.688953807740325</text:p>
          </table:table-cell>
          <table:table-cell office:value-type="float" office:value="0.0480807486269903" calcext:value-type="float">
            <text:p>0.0480807486269903</text:p>
          </table:table-cell>
          <table:table-cell office:value-type="float" office:value="0.682941323345818" calcext:value-type="float">
            <text:p>0.682941323345818</text:p>
          </table:table-cell>
          <table:table-cell office:value-type="float" office:value="0.0495177281675776" calcext:value-type="float">
            <text:p>0.0495177281675776</text:p>
          </table:table-cell>
          <table:table-cell office:value-type="float" office:value="0.678411985018727" calcext:value-type="float">
            <text:p>0.678411985018727</text:p>
          </table:table-cell>
          <table:table-cell office:value-type="float" office:value="0.0532902423353356" calcext:value-type="float">
            <text:p>0.0532902423353356</text:p>
          </table:table-cell>
          <table:table-cell office:value-type="float" office:value="0.687398252184769" calcext:value-type="float">
            <text:p>0.687398252184769</text:p>
          </table:table-cell>
          <table:table-cell office:value-type="float" office:value="0.0494015947595136" calcext:value-type="float">
            <text:p>0.0494015947595136</text:p>
          </table:table-cell>
          <table:table-cell office:value-type="float" office:value="0.686983770287141" calcext:value-type="float">
            <text:p>0.686983770287141</text:p>
          </table:table-cell>
          <table:table-cell office:value-type="float" office:value="0.0454749770638127" calcext:value-type="float">
            <text:p>0.0454749770638127</text:p>
          </table:table-cell>
          <table:table-cell office:value-type="float" office:value="0.685845193508115" calcext:value-type="float">
            <text:p>0.685845193508115</text:p>
          </table:table-cell>
          <table:table-cell office:value-type="float" office:value="0.0515548893381458" calcext:value-type="float">
            <text:p>0.0515548893381458</text:p>
          </table:table-cell>
          <table:table-cell office:value-type="float" office:value="0.683365792759051" calcext:value-type="float">
            <text:p>0.683365792759051</text:p>
          </table:table-cell>
          <table:table-cell office:value-type="float" office:value="0.0497794303321564" calcext:value-type="float">
            <text:p>0.0497794303321564</text:p>
          </table:table-cell>
          <table:table-cell office:value-type="float" office:value="0.685161048689139" calcext:value-type="float">
            <text:p>0.685161048689139</text:p>
          </table:table-cell>
          <table:table-cell office:value-type="float" office:value="0.0430917440643411" calcext:value-type="float">
            <text:p>0.043091744064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778888888888889" calcext:value-type="float">
            <text:p>0.778888888888889</text:p>
          </table:table-cell>
          <table:table-cell office:value-type="float" office:value="0.0721446003848086" calcext:value-type="float">
            <text:p>0.0721446003848086</text:p>
          </table:table-cell>
          <table:table-cell office:value-type="float" office:value="0.790048309178744" calcext:value-type="float">
            <text:p>0.790048309178744</text:p>
          </table:table-cell>
          <table:table-cell office:value-type="float" office:value="0.0740422812119205" calcext:value-type="float">
            <text:p>0.0740422812119205</text:p>
          </table:table-cell>
          <table:table-cell office:value-type="float" office:value="0.816521739130435" calcext:value-type="float">
            <text:p>0.816521739130435</text:p>
          </table:table-cell>
          <table:table-cell office:value-type="float" office:value="0.0512789789823697" calcext:value-type="float">
            <text:p>0.0512789789823697</text:p>
          </table:table-cell>
          <table:table-cell office:value-type="float" office:value="0.767826086956522" calcext:value-type="float">
            <text:p>0.767826086956522</text:p>
          </table:table-cell>
          <table:table-cell office:value-type="float" office:value="0.0613964704231493" calcext:value-type="float">
            <text:p>0.0613964704231493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425560939355568" calcext:value-type="float">
            <text:p>0.0425560939355568</text:p>
          </table:table-cell>
          <table:table-cell office:value-type="float" office:value="0.794299516908213" calcext:value-type="float">
            <text:p>0.794299516908213</text:p>
          </table:table-cell>
          <table:table-cell office:value-type="float" office:value="0.0555262822827785" calcext:value-type="float">
            <text:p>0.0555262822827785</text:p>
          </table:table-cell>
          <table:table-cell office:value-type="float" office:value="0.836521739130435" calcext:value-type="float">
            <text:p>0.836521739130435</text:p>
          </table:table-cell>
          <table:table-cell office:value-type="float" office:value="0.0619175519027456" calcext:value-type="float">
            <text:p>0.0619175519027456</text:p>
          </table:table-cell>
          <table:table-cell office:value-type="float" office:value="0.794396135265701" calcext:value-type="float">
            <text:p>0.794396135265701</text:p>
          </table:table-cell>
          <table:table-cell office:value-type="float" office:value="0.0553285755046198" calcext:value-type="float">
            <text:p>0.0553285755046198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498941549159388" calcext:value-type="float">
            <text:p>0.0498941549159388</text:p>
          </table:table-cell>
          <table:table-cell office:value-type="float" office:value="0.80768115942029" calcext:value-type="float">
            <text:p>0.80768115942029</text:p>
          </table:table-cell>
          <table:table-cell office:value-type="float" office:value="0.0394380005576992" calcext:value-type="float">
            <text:p>0.0394380005576992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580801441959357" calcext:value-type="float">
            <text:p>0.0580801441959357</text:p>
          </table:table-cell>
          <table:table-cell office:value-type="float" office:value="0.794347826086957" calcext:value-type="float">
            <text:p>0.794347826086957</text:p>
          </table:table-cell>
          <table:table-cell office:value-type="float" office:value="0.0585841834003678" calcext:value-type="float">
            <text:p>0.0585841834003678</text:p>
          </table:table-cell>
          <table:table-cell office:value-type="float" office:value="0.834299516908212" calcext:value-type="float">
            <text:p>0.834299516908212</text:p>
          </table:table-cell>
          <table:table-cell office:value-type="float" office:value="0.0513508366047449" calcext:value-type="float">
            <text:p>0.0513508366047449</text:p>
          </table:table-cell>
          <table:table-cell office:value-type="float" office:value="0.805652173913044" calcext:value-type="float">
            <text:p>0.805652173913044</text:p>
          </table:table-cell>
          <table:table-cell office:value-type="float" office:value="0.0654014420495766" calcext:value-type="float">
            <text:p>0.0654014420495766</text:p>
          </table:table-cell>
          <table:table-cell office:value-type="float" office:value="0.820821256038647" calcext:value-type="float">
            <text:p>0.820821256038647</text:p>
          </table:table-cell>
          <table:table-cell office:value-type="float" office:value="0.0434868781345308" calcext:value-type="float">
            <text:p>0.0434868781345308</text:p>
          </table:table-cell>
          <table:table-cell office:value-type="float" office:value="0.814347826086956" calcext:value-type="float">
            <text:p>0.814347826086956</text:p>
          </table:table-cell>
          <table:table-cell office:value-type="float" office:value="0.056426945205396" calcext:value-type="float">
            <text:p>0.0564269452053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798743961352657" calcext:value-type="float">
            <text:p>0.798743961352657</text:p>
          </table:table-cell>
          <table:table-cell office:value-type="float" office:value="0.0649223760186469" calcext:value-type="float">
            <text:p>0.0649223760186469</text:p>
          </table:table-cell>
          <table:table-cell office:value-type="float" office:value="0.805507246376811" calcext:value-type="float">
            <text:p>0.805507246376811</text:p>
          </table:table-cell>
          <table:table-cell office:value-type="float" office:value="0.059832000828399" calcext:value-type="float">
            <text:p>0.059832000828399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635604101153982" calcext:value-type="float">
            <text:p>0.0635604101153982</text:p>
          </table:table-cell>
          <table:table-cell office:value-type="float" office:value="0.796618357487923" calcext:value-type="float">
            <text:p>0.796618357487923</text:p>
          </table:table-cell>
          <table:table-cell office:value-type="float" office:value="0.0579464073736446" calcext:value-type="float">
            <text:p>0.0579464073736446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466880158405029" calcext:value-type="float">
            <text:p>0.0466880158405029</text:p>
          </table:table-cell>
          <table:table-cell office:value-type="float" office:value="0.818695652173913" calcext:value-type="float">
            <text:p>0.818695652173913</text:p>
          </table:table-cell>
          <table:table-cell office:value-type="float" office:value="0.0491668629606329" calcext:value-type="float">
            <text:p>0.0491668629606329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38983541705665" calcext:value-type="float">
            <text:p>0.038983541705665</text:p>
          </table:table-cell>
          <table:table-cell office:value-type="float" office:value="0.834347826086957" calcext:value-type="float">
            <text:p>0.834347826086957</text:p>
          </table:table-cell>
          <table:table-cell office:value-type="float" office:value="0.063198077562372" calcext:value-type="float">
            <text:p>0.063198077562372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456329001338409" calcext:value-type="float">
            <text:p>0.0456329001338409</text:p>
          </table:table-cell>
          <table:table-cell office:value-type="float" office:value="0.82304347826087" calcext:value-type="float">
            <text:p>0.82304347826087</text:p>
          </table:table-cell>
          <table:table-cell office:value-type="float" office:value="0.0442362799958988" calcext:value-type="float">
            <text:p>0.0442362799958988</text:p>
          </table:table-cell>
          <table:table-cell office:value-type="float" office:value="0.862946859903382" calcext:value-type="float">
            <text:p>0.862946859903382</text:p>
          </table:table-cell>
          <table:table-cell office:value-type="float" office:value="0.0472991844350295" calcext:value-type="float">
            <text:p>0.0472991844350295</text:p>
          </table:table-cell>
          <table:table-cell office:value-type="float" office:value="0.823140096618358" calcext:value-type="float">
            <text:p>0.823140096618358</text:p>
          </table:table-cell>
          <table:table-cell office:value-type="float" office:value="0.0433770217518627" calcext:value-type="float">
            <text:p>0.0433770217518627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58912576362237" calcext:value-type="float">
            <text:p>0.058912576362237</text:p>
          </table:table-cell>
          <table:table-cell office:value-type="float" office:value="0.820966183574879" calcext:value-type="float">
            <text:p>0.820966183574879</text:p>
          </table:table-cell>
          <table:table-cell office:value-type="float" office:value="0.0322706278263286" calcext:value-type="float">
            <text:p>0.0322706278263286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85551399691108" calcext:value-type="float">
            <text:p>0.0585551399691108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620384033263656" calcext:value-type="float">
            <text:p>0.0620384033263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796473429951691" calcext:value-type="float">
            <text:p>0.796473429951691</text:p>
          </table:table-cell>
          <table:table-cell office:value-type="float" office:value="0.0565912240175891" calcext:value-type="float">
            <text:p>0.0565912240175891</text:p>
          </table:table-cell>
          <table:table-cell office:value-type="float" office:value="0.805652173913044" calcext:value-type="float">
            <text:p>0.805652173913044</text:p>
          </table:table-cell>
          <table:table-cell office:value-type="float" office:value="0.0608593614976834" calcext:value-type="float">
            <text:p>0.0608593614976834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580801441959357" calcext:value-type="float">
            <text:p>0.0580801441959357</text:p>
          </table:table-cell>
          <table:table-cell office:value-type="float" office:value="0.801159420289855" calcext:value-type="float">
            <text:p>0.801159420289855</text:p>
          </table:table-cell>
          <table:table-cell office:value-type="float" office:value="0.0593537893373423" calcext:value-type="float">
            <text:p>0.0593537893373423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441834914235365" calcext:value-type="float">
            <text:p>0.0441834914235365</text:p>
          </table:table-cell>
          <table:table-cell office:value-type="float" office:value="0.81207729468599" calcext:value-type="float">
            <text:p>0.81207729468599</text:p>
          </table:table-cell>
          <table:table-cell office:value-type="float" office:value="0.0411942577084403" calcext:value-type="float">
            <text:p>0.0411942577084403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601144490309692" calcext:value-type="float">
            <text:p>0.0601144490309692</text:p>
          </table:table-cell>
          <table:table-cell office:value-type="float" office:value="0.834299516908212" calcext:value-type="float">
            <text:p>0.834299516908212</text:p>
          </table:table-cell>
          <table:table-cell office:value-type="float" office:value="0.0626911777840687" calcext:value-type="float">
            <text:p>0.06269117778406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56705311182113" calcext:value-type="float">
            <text:p>0.0456705311182113</text:p>
          </table:table-cell>
          <table:table-cell office:value-type="float" office:value="0.829613526570048" calcext:value-type="float">
            <text:p>0.829613526570048</text:p>
          </table:table-cell>
          <table:table-cell office:value-type="float" office:value="0.0407417272798772" calcext:value-type="float">
            <text:p>0.0407417272798772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54209339500524" calcext:value-type="float">
            <text:p>0.045420933950052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497022962181453" calcext:value-type="float">
            <text:p>0.0497022962181453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96744712922158" calcext:value-type="float">
            <text:p>0.0596744712922158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318499223570498" calcext:value-type="float">
            <text:p>0.0318499223570498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52102319619675" calcext:value-type="float">
            <text:p>0.052102319619675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634380640234794" calcext:value-type="float">
            <text:p>0.06343806402347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5410628019324" calcext:value-type="float">
            <text:p>0.805410628019324</text:p>
          </table:table-cell>
          <table:table-cell office:value-type="float" office:value="0.0573096103789002" calcext:value-type="float">
            <text:p>0.0573096103789002</text:p>
          </table:table-cell>
          <table:table-cell office:value-type="float" office:value="0.805458937198068" calcext:value-type="float">
            <text:p>0.805458937198068</text:p>
          </table:table-cell>
          <table:table-cell office:value-type="float" office:value="0.0533835490997142" calcext:value-type="float">
            <text:p>0.0533835490997142</text:p>
          </table:table-cell>
          <table:table-cell office:value-type="float" office:value="0.843091787439614" calcext:value-type="float">
            <text:p>0.843091787439614</text:p>
          </table:table-cell>
          <table:table-cell office:value-type="float" office:value="0.0557774280820855" calcext:value-type="float">
            <text:p>0.0557774280820855</text:p>
          </table:table-cell>
          <table:table-cell office:value-type="float" office:value="0.801014492753623" calcext:value-type="float">
            <text:p>0.801014492753623</text:p>
          </table:table-cell>
          <table:table-cell office:value-type="float" office:value="0.0532407430237831" calcext:value-type="float">
            <text:p>0.0532407430237831</text:p>
          </table:table-cell>
          <table:table-cell office:value-type="float" office:value="0.851932367149758" calcext:value-type="float">
            <text:p>0.851932367149758</text:p>
          </table:table-cell>
          <table:table-cell office:value-type="float" office:value="0.0516560701080967" calcext:value-type="float">
            <text:p>0.0516560701080967</text:p>
          </table:table-cell>
          <table:table-cell office:value-type="float" office:value="0.812125603864734" calcext:value-type="float">
            <text:p>0.812125603864734</text:p>
          </table:table-cell>
          <table:table-cell office:value-type="float" office:value="0.0420462264351888" calcext:value-type="float">
            <text:p>0.0420462264351888</text:p>
          </table:table-cell>
          <table:table-cell office:value-type="float" office:value="0.847584541062802" calcext:value-type="float">
            <text:p>0.847584541062802</text:p>
          </table:table-cell>
          <table:table-cell office:value-type="float" office:value="0.0600716430697869" calcext:value-type="float">
            <text:p>0.0600716430697869</text:p>
          </table:table-cell>
          <table:table-cell office:value-type="float" office:value="0.834299516908212" calcext:value-type="float">
            <text:p>0.834299516908212</text:p>
          </table:table-cell>
          <table:table-cell office:value-type="float" office:value="0.055247342198197" calcext:value-type="float">
            <text:p>0.05524734219819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1361717109333" calcext:value-type="float">
            <text:p>0.0421361717109333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533873134995554" calcext:value-type="float">
            <text:p>0.0533873134995554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08679314366139" calcext:value-type="float">
            <text:p>0.0508679314366139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484604181185999" calcext:value-type="float">
            <text:p>0.0484604181185999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627930337640481" calcext:value-type="float">
            <text:p>0.0627930337640481</text:p>
          </table:table-cell>
          <table:table-cell office:value-type="float" office:value="0.836473429951691" calcext:value-type="float">
            <text:p>0.836473429951691</text:p>
          </table:table-cell>
          <table:table-cell office:value-type="float" office:value="0.038160683907556" calcext:value-type="float">
            <text:p>0.038160683907556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522831652693332" calcext:value-type="float">
            <text:p>0.0522831652693332</text:p>
          </table:table-cell>
          <table:table-cell office:value-type="float" office:value="0.840917874396135" calcext:value-type="float">
            <text:p>0.840917874396135</text:p>
          </table:table-cell>
          <table:table-cell office:value-type="float" office:value="0.061403164319553" calcext:value-type="float">
            <text:p>0.061403164319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5410628019324" calcext:value-type="float">
            <text:p>0.805410628019324</text:p>
          </table:table-cell>
          <table:table-cell office:value-type="float" office:value="0.0573096103789002" calcext:value-type="float">
            <text:p>0.0573096103789002</text:p>
          </table:table-cell>
          <table:table-cell office:value-type="float" office:value="0.812173913043478" calcext:value-type="float">
            <text:p>0.812173913043478</text:p>
          </table:table-cell>
          <table:table-cell office:value-type="float" office:value="0.0501608625860819" calcext:value-type="float">
            <text:p>0.0501608625860819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510404503000344" calcext:value-type="float">
            <text:p>0.0510404503000344</text:p>
          </table:table-cell>
          <table:table-cell office:value-type="float" office:value="0.805458937198068" calcext:value-type="float">
            <text:p>0.805458937198068</text:p>
          </table:table-cell>
          <table:table-cell office:value-type="float" office:value="0.0569347577355172" calcext:value-type="float">
            <text:p>0.0569347577355172</text:p>
          </table:table-cell>
          <table:table-cell office:value-type="float" office:value="0.851932367149758" calcext:value-type="float">
            <text:p>0.851932367149758</text:p>
          </table:table-cell>
          <table:table-cell office:value-type="float" office:value="0.0516560701080967" calcext:value-type="float">
            <text:p>0.0516560701080967</text:p>
          </table:table-cell>
          <table:table-cell office:value-type="float" office:value="0.821014492753623" calcext:value-type="float">
            <text:p>0.821014492753623</text:p>
          </table:table-cell>
          <table:table-cell office:value-type="float" office:value="0.0460205327656023" calcext:value-type="float">
            <text:p>0.0460205327656023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79320856946644" calcext:value-type="float">
            <text:p>0.0579320856946644</text:p>
          </table:table-cell>
          <table:table-cell office:value-type="float" office:value="0.840917874396135" calcext:value-type="float">
            <text:p>0.840917874396135</text:p>
          </table:table-cell>
          <table:table-cell office:value-type="float" office:value="0.0579629847722144" calcext:value-type="float">
            <text:p>0.0579629847722144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65683388589621" calcext:value-type="float">
            <text:p>0.0465683388589621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74734200924507" calcext:value-type="float">
            <text:p>0.0474734200924507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541240098242484" calcext:value-type="float">
            <text:p>0.0541240098242484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494062232551873" calcext:value-type="float">
            <text:p>0.0494062232551873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2339535237918" calcext:value-type="float">
            <text:p>0.0512339535237918</text:p>
          </table:table-cell>
          <table:table-cell office:value-type="float" office:value="0.836473429951691" calcext:value-type="float">
            <text:p>0.836473429951691</text:p>
          </table:table-cell>
          <table:table-cell office:value-type="float" office:value="0.0335711139120602" calcext:value-type="float">
            <text:p>0.0335711139120602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572907166613715" calcext:value-type="float">
            <text:p>0.0572907166613715</text:p>
          </table:table-cell>
          <table:table-cell office:value-type="float" office:value="0.836521739130435" calcext:value-type="float">
            <text:p>0.836521739130435</text:p>
          </table:table-cell>
          <table:table-cell office:value-type="float" office:value="0.0634796415836559" calcext:value-type="float">
            <text:p>0.063479641583655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796985507246377" calcext:value-type="float">
            <text:p>0.796985507246377</text:p>
          </table:table-cell>
          <table:table-cell office:value-type="float" office:value="0.061655484235769" calcext:value-type="float">
            <text:p>0.061655484235769</text:p>
          </table:table-cell>
          <table:table-cell office:value-type="float" office:value="0.803768115942029" calcext:value-type="float">
            <text:p>0.803768115942029</text:p>
          </table:table-cell>
          <table:table-cell office:value-type="float" office:value="0.0596556110447598" calcext:value-type="float">
            <text:p>0.0596556110447598</text:p>
          </table:table-cell>
          <table:table-cell office:value-type="float" office:value="0.834231884057971" calcext:value-type="float">
            <text:p>0.834231884057971</text:p>
          </table:table-cell>
          <table:table-cell office:value-type="float" office:value="0.0559474823351647" calcext:value-type="float">
            <text:p>0.0559474823351647</text:p>
          </table:table-cell>
          <table:table-cell office:value-type="float" office:value="0.794415458937198" calcext:value-type="float">
            <text:p>0.794415458937198</text:p>
          </table:table-cell>
          <table:table-cell office:value-type="float" office:value="0.0577744335786873" calcext:value-type="float">
            <text:p>0.0577744335786873</text:p>
          </table:table-cell>
          <table:table-cell office:value-type="float" office:value="0.847033816425121" calcext:value-type="float">
            <text:p>0.847033816425121</text:p>
          </table:table-cell>
          <table:table-cell office:value-type="float" office:value="0.0473479482831579" calcext:value-type="float">
            <text:p>0.0473479482831579</text:p>
          </table:table-cell>
          <table:table-cell office:value-type="float" office:value="0.811642512077295" calcext:value-type="float">
            <text:p>0.811642512077295</text:p>
          </table:table-cell>
          <table:table-cell office:value-type="float" office:value="0.0467908324305286" calcext:value-type="float">
            <text:p>0.0467908324305286</text:p>
          </table:table-cell>
          <table:table-cell office:value-type="float" office:value="0.847971014492754" calcext:value-type="float">
            <text:p>0.847971014492754</text:p>
          </table:table-cell>
          <table:table-cell office:value-type="float" office:value="0.0558038542807662" calcext:value-type="float">
            <text:p>0.0558038542807662</text:p>
          </table:table-cell>
          <table:table-cell office:value-type="float" office:value="0.827652173913043" calcext:value-type="float">
            <text:p>0.827652173913043</text:p>
          </table:table-cell>
          <table:table-cell office:value-type="float" office:value="0.0588856315642944" calcext:value-type="float">
            <text:p>0.0588856315642944</text:p>
          </table:table-cell>
          <table:table-cell office:value-type="float" office:value="0.84295652173913" calcext:value-type="float">
            <text:p>0.84295652173913</text:p>
          </table:table-cell>
          <table:table-cell office:value-type="float" office:value="0.0459804193475773" calcext:value-type="float">
            <text:p>0.0459804193475773</text:p>
          </table:table-cell>
          <table:table-cell office:value-type="float" office:value="0.827053140096618" calcext:value-type="float">
            <text:p>0.827053140096618</text:p>
          </table:table-cell>
          <table:table-cell office:value-type="float" office:value="0.0450553482850963" calcext:value-type="float">
            <text:p>0.0450553482850963</text:p>
          </table:table-cell>
          <table:table-cell office:value-type="float" office:value="0.852328502415459" calcext:value-type="float">
            <text:p>0.852328502415459</text:p>
          </table:table-cell>
          <table:table-cell office:value-type="float" office:value="0.051158440768376" calcext:value-type="float">
            <text:p>0.051158440768376</text:p>
          </table:table-cell>
          <table:table-cell office:value-type="float" office:value="0.823574879227053" calcext:value-type="float">
            <text:p>0.823574879227053</text:p>
          </table:table-cell>
          <table:table-cell office:value-type="float" office:value="0.0499060285488326" calcext:value-type="float">
            <text:p>0.0499060285488326</text:p>
          </table:table-cell>
          <table:table-cell office:value-type="float" office:value="0.844811594202899" calcext:value-type="float">
            <text:p>0.844811594202899</text:p>
          </table:table-cell>
          <table:table-cell office:value-type="float" office:value="0.0567929743094075" calcext:value-type="float">
            <text:p>0.0567929743094075</text:p>
          </table:table-cell>
          <table:table-cell office:value-type="float" office:value="0.825874396135266" calcext:value-type="float">
            <text:p>0.825874396135266</text:p>
          </table:table-cell>
          <table:table-cell office:value-type="float" office:value="0.0402507580105142" calcext:value-type="float">
            <text:p>0.0402507580105142</text:p>
          </table:table-cell>
          <table:table-cell office:value-type="float" office:value="0.835855072463768" calcext:value-type="float">
            <text:p>0.835855072463768</text:p>
          </table:table-cell>
          <table:table-cell office:value-type="float" office:value="0.0527436439308043" calcext:value-type="float">
            <text:p>0.0527436439308043</text:p>
          </table:table-cell>
          <table:table-cell office:value-type="float" office:value="0.834260869565217" calcext:value-type="float">
            <text:p>0.834260869565217</text:p>
          </table:table-cell>
          <table:table-cell office:value-type="float" office:value="0.06135724369169" calcext:value-type="float">
            <text:p>0.061357243691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0.695945945945946" calcext:value-type="float">
            <text:p>0.695945945945946</text:p>
          </table:table-cell>
          <table:table-cell office:value-type="float" office:value="0.0535137793978925" calcext:value-type="float">
            <text:p>0.0535137793978925</text:p>
          </table:table-cell>
          <table:table-cell office:value-type="float" office:value="0.602627627627628" calcext:value-type="float">
            <text:p>0.602627627627628</text:p>
          </table:table-cell>
          <table:table-cell office:value-type="float" office:value="0.0679262805930873" calcext:value-type="float">
            <text:p>0.0679262805930873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428125448329827" calcext:value-type="float">
            <text:p>0.0428125448329827</text:p>
          </table:table-cell>
          <table:table-cell office:value-type="float" office:value="0.662612612612613" calcext:value-type="float">
            <text:p>0.662612612612613</text:p>
          </table:table-cell>
          <table:table-cell office:value-type="float" office:value="0.0877141942102419" calcext:value-type="float">
            <text:p>0.087714194210241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712857505733887" calcext:value-type="float">
            <text:p>0.0712857505733887</text:p>
          </table:table-cell>
          <table:table-cell office:value-type="float" office:value="0.682207207207207" calcext:value-type="float">
            <text:p>0.682207207207207</text:p>
          </table:table-cell>
          <table:table-cell office:value-type="float" office:value="0.05922112821377" calcext:value-type="float">
            <text:p>0.05922112821377</text:p>
          </table:table-cell>
          <table:table-cell office:value-type="float" office:value="0.695720720720721" calcext:value-type="float">
            <text:p>0.695720720720721</text:p>
          </table:table-cell>
          <table:table-cell office:value-type="float" office:value="0.0502162530708223" calcext:value-type="float">
            <text:p>0.0502162530708223</text:p>
          </table:table-cell>
          <table:table-cell office:value-type="float" office:value="0.690015015015015" calcext:value-type="float">
            <text:p>0.690015015015015</text:p>
          </table:table-cell>
          <table:table-cell office:value-type="float" office:value="0.0558965739516482" calcext:value-type="float">
            <text:p>0.0558965739516482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750445800594793" calcext:value-type="float">
            <text:p>0.0750445800594793</text:p>
          </table:table-cell>
          <table:table-cell office:value-type="float" office:value="0.709309309309309" calcext:value-type="float">
            <text:p>0.709309309309309</text:p>
          </table:table-cell>
          <table:table-cell office:value-type="float" office:value="0.0413992884996283" calcext:value-type="float">
            <text:p>0.0413992884996283</text:p>
          </table:table-cell>
          <table:table-cell office:value-type="float" office:value="0.695720720720721" calcext:value-type="float">
            <text:p>0.695720720720721</text:p>
          </table:table-cell>
          <table:table-cell office:value-type="float" office:value="0.062103470718709" calcext:value-type="float">
            <text:p>0.062103470718709</text:p>
          </table:table-cell>
          <table:table-cell office:value-type="float" office:value="0.701126126126126" calcext:value-type="float">
            <text:p>0.701126126126126</text:p>
          </table:table-cell>
          <table:table-cell office:value-type="float" office:value="0.0638010056038603" calcext:value-type="float">
            <text:p>0.0638010056038603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832358064221283" calcext:value-type="float">
            <text:p>0.0832358064221283</text:p>
          </table:table-cell>
          <table:table-cell office:value-type="float" office:value="0.679654654654655" calcext:value-type="float">
            <text:p>0.679654654654655</text:p>
          </table:table-cell>
          <table:table-cell office:value-type="float" office:value="0.0676861470138511" calcext:value-type="float">
            <text:p>0.0676861470138511</text:p>
          </table:table-cell>
          <table:table-cell office:value-type="float" office:value="0.687837837837838" calcext:value-type="float">
            <text:p>0.687837837837838</text:p>
          </table:table-cell>
          <table:table-cell office:value-type="float" office:value="0.0614727909660386" calcext:value-type="float">
            <text:p>0.0614727909660386</text:p>
          </table:table-cell>
          <table:table-cell office:value-type="float" office:value="0.71448948948949" calcext:value-type="float">
            <text:p>0.71448948948949</text:p>
          </table:table-cell>
          <table:table-cell office:value-type="float" office:value="0.0778990481658704" calcext:value-type="float">
            <text:p>0.0778990481658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0.674024024024024" calcext:value-type="float">
            <text:p>0.674024024024024</text:p>
          </table:table-cell>
          <table:table-cell office:value-type="float" office:value="0.0342884853084715" calcext:value-type="float">
            <text:p>0.0342884853084715</text:p>
          </table:table-cell>
          <table:table-cell office:value-type="float" office:value="0.621546546546546" calcext:value-type="float">
            <text:p>0.621546546546546</text:p>
          </table:table-cell>
          <table:table-cell office:value-type="float" office:value="0.0552043770816653" calcext:value-type="float">
            <text:p>0.0552043770816653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47588505891003" calcext:value-type="float">
            <text:p>0.0447588505891003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612382866790296" calcext:value-type="float">
            <text:p>0.0612382866790296</text:p>
          </table:table-cell>
          <table:table-cell office:value-type="float" office:value="0.72057057057057" calcext:value-type="float">
            <text:p>0.72057057057057</text:p>
          </table:table-cell>
          <table:table-cell office:value-type="float" office:value="0.0573960828484171" calcext:value-type="float">
            <text:p>0.0573960828484171</text:p>
          </table:table-cell>
          <table:table-cell office:value-type="float" office:value="0.700975975975976" calcext:value-type="float">
            <text:p>0.700975975975976</text:p>
          </table:table-cell>
          <table:table-cell office:value-type="float" office:value="0.0621740187023051" calcext:value-type="float">
            <text:p>0.0621740187023051</text:p>
          </table:table-cell>
          <table:table-cell office:value-type="float" office:value="0.717567567567568" calcext:value-type="float">
            <text:p>0.717567567567568</text:p>
          </table:table-cell>
          <table:table-cell office:value-type="float" office:value="0.0658627091381274" calcext:value-type="float">
            <text:p>0.0658627091381274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67848561156998" calcext:value-type="float">
            <text:p>0.067848561156998</text:p>
          </table:table-cell>
          <table:table-cell office:value-type="float" office:value="0.731156156156156" calcext:value-type="float">
            <text:p>0.731156156156156</text:p>
          </table:table-cell>
          <table:table-cell office:value-type="float" office:value="0.0687021943829638" calcext:value-type="float">
            <text:p>0.0687021943829638</text:p>
          </table:table-cell>
          <table:table-cell office:value-type="float" office:value="0.717867867867868" calcext:value-type="float">
            <text:p>0.717867867867868</text:p>
          </table:table-cell>
          <table:table-cell office:value-type="float" office:value="0.0427082681496278" calcext:value-type="float">
            <text:p>0.0427082681496278</text:p>
          </table:table-cell>
          <table:table-cell office:value-type="float" office:value="0.715015015015015" calcext:value-type="float">
            <text:p>0.715015015015015</text:p>
          </table:table-cell>
          <table:table-cell office:value-type="float" office:value="0.0614935698818542" calcext:value-type="float">
            <text:p>0.0614935698818542</text:p>
          </table:table-cell>
          <table:table-cell office:value-type="float" office:value="0.74496996996997" calcext:value-type="float">
            <text:p>0.74496996996997</text:p>
          </table:table-cell>
          <table:table-cell office:value-type="float" office:value="0.0497375756247893" calcext:value-type="float">
            <text:p>0.0497375756247893</text:p>
          </table:table-cell>
          <table:table-cell office:value-type="float" office:value="0.733933933933934" calcext:value-type="float">
            <text:p>0.733933933933934</text:p>
          </table:table-cell>
          <table:table-cell office:value-type="float" office:value="0.0569606072390675" calcext:value-type="float">
            <text:p>0.0569606072390675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586096557608476" calcext:value-type="float">
            <text:p>0.0586096557608476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3833307004985" calcext:value-type="float">
            <text:p>0.0563833307004985</text:p>
          </table:table-cell>
          <table:table-cell office:value-type="float" office:value="0.736711711711712" calcext:value-type="float">
            <text:p>0.736711711711712</text:p>
          </table:table-cell>
          <table:table-cell office:value-type="float" office:value="0.048814901991279" calcext:value-type="float">
            <text:p>0.0488149019912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0.668393393393393" calcext:value-type="float">
            <text:p>0.668393393393393</text:p>
          </table:table-cell>
          <table:table-cell office:value-type="float" office:value="0.0333256859206652" calcext:value-type="float">
            <text:p>0.0333256859206652</text:p>
          </table:table-cell>
          <table:table-cell office:value-type="float" office:value="0.629804804804805" calcext:value-type="float">
            <text:p>0.629804804804805</text:p>
          </table:table-cell>
          <table:table-cell office:value-type="float" office:value="0.042287775700448" calcext:value-type="float">
            <text:p>0.042287775700448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47854269064382" calcext:value-type="float">
            <text:p>0.0447854269064382</text:p>
          </table:table-cell>
          <table:table-cell office:value-type="float" office:value="0.72057057057057" calcext:value-type="float">
            <text:p>0.72057057057057</text:p>
          </table:table-cell>
          <table:table-cell office:value-type="float" office:value="0.0570765907942667" calcext:value-type="float">
            <text:p>0.0570765907942667</text:p>
          </table:table-cell>
          <table:table-cell office:value-type="float" office:value="0.717717717717718" calcext:value-type="float">
            <text:p>0.717717717717718</text:p>
          </table:table-cell>
          <table:table-cell office:value-type="float" office:value="0.0627923707209697" calcext:value-type="float">
            <text:p>0.0627923707209697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428962070476349" calcext:value-type="float">
            <text:p>0.04289620704763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414890462722415" calcext:value-type="float">
            <text:p>0.0414890462722415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88136538800265" calcext:value-type="float">
            <text:p>0.0588136538800265</text:p>
          </table:table-cell>
          <table:table-cell office:value-type="float" office:value="0.739489489489489" calcext:value-type="float">
            <text:p>0.739489489489489</text:p>
          </table:table-cell>
          <table:table-cell office:value-type="float" office:value="0.0552027321418988" calcext:value-type="float">
            <text:p>0.0552027321418988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5256932631835" calcext:value-type="float">
            <text:p>0.05525693263183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525828717535024" calcext:value-type="float">
            <text:p>0.0525828717535024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34995837377432" calcext:value-type="float">
            <text:p>0.0434995837377432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54327709767642" calcext:value-type="float">
            <text:p>0.054327709767642</text:p>
          </table:table-cell>
          <table:table-cell office:value-type="float" office:value="0.756081081081081" calcext:value-type="float">
            <text:p>0.756081081081081</text:p>
          </table:table-cell>
          <table:table-cell office:value-type="float" office:value="0.0440148147847648" calcext:value-type="float">
            <text:p>0.0440148147847648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543053998588649" calcext:value-type="float">
            <text:p>0.0543053998588649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28680943050327" calcext:value-type="float">
            <text:p>0.0428680943050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0.662837837837838" calcext:value-type="float">
            <text:p>0.662837837837838</text:p>
          </table:table-cell>
          <table:table-cell office:value-type="float" office:value="0.0331304301689694" calcext:value-type="float">
            <text:p>0.0331304301689694</text:p>
          </table:table-cell>
          <table:table-cell office:value-type="float" office:value="0.615990990990991" calcext:value-type="float">
            <text:p>0.615990990990991</text:p>
          </table:table-cell>
          <table:table-cell office:value-type="float" office:value="0.0485578997835898" calcext:value-type="float">
            <text:p>0.0485578997835898</text:p>
          </table:table-cell>
          <table:table-cell office:value-type="float" office:value="0.742492492492493" calcext:value-type="float">
            <text:p>0.742492492492493</text:p>
          </table:table-cell>
          <table:table-cell office:value-type="float" office:value="0.0484193817455439" calcext:value-type="float">
            <text:p>0.0484193817455439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405624701251208" calcext:value-type="float">
            <text:p>0.0405624701251208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466744558742518" calcext:value-type="float">
            <text:p>0.0466744558742518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420036677195657" calcext:value-type="float">
            <text:p>0.0420036677195657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98214415855" calcext:value-type="float">
            <text:p>0.048498214415855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82198480921501" calcext:value-type="float">
            <text:p>0.0582198480921501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544117939973374" calcext:value-type="float">
            <text:p>0.0544117939973374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627868352537032" calcext:value-type="float">
            <text:p>0.0627868352537032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54966379877933" calcext:value-type="float">
            <text:p>0.0454966379877933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479021077745704" calcext:value-type="float">
            <text:p>0.0479021077745704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24603221258519" calcext:value-type="float">
            <text:p>0.0424603221258519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544247406308296" calcext:value-type="float">
            <text:p>0.0544247406308296</text:p>
          </table:table-cell>
          <table:table-cell office:value-type="float" office:value="0.731306306306306" calcext:value-type="float">
            <text:p>0.731306306306306</text:p>
          </table:table-cell>
          <table:table-cell office:value-type="float" office:value="0.0507773112950002" calcext:value-type="float">
            <text:p>0.0507773112950002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549941081344818" calcext:value-type="float">
            <text:p>0.05499410813448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0.668393393393393" calcext:value-type="float">
            <text:p>0.668393393393393</text:p>
          </table:table-cell>
          <table:table-cell office:value-type="float" office:value="0.0333256859206652" calcext:value-type="float">
            <text:p>0.0333256859206652</text:p>
          </table:table-cell>
          <table:table-cell office:value-type="float" office:value="0.638063063063063" calcext:value-type="float">
            <text:p>0.638063063063063</text:p>
          </table:table-cell>
          <table:table-cell office:value-type="float" office:value="0.0409393653742073" calcext:value-type="float">
            <text:p>0.0409393653742073</text:p>
          </table:table-cell>
          <table:table-cell office:value-type="float" office:value="0.753378378378378" calcext:value-type="float">
            <text:p>0.753378378378378</text:p>
          </table:table-cell>
          <table:table-cell office:value-type="float" office:value="0.0451980634210038" calcext:value-type="float">
            <text:p>0.0451980634210038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4536389576424" calcext:value-type="float">
            <text:p>0.044536389576424</text:p>
          </table:table-cell>
          <table:table-cell office:value-type="float" office:value="0.74512012012012" calcext:value-type="float">
            <text:p>0.74512012012012</text:p>
          </table:table-cell>
          <table:table-cell office:value-type="float" office:value="0.0417734310784809" calcext:value-type="float">
            <text:p>0.0417734310784809</text:p>
          </table:table-cell>
          <table:table-cell office:value-type="float" office:value="0.72042042042042" calcext:value-type="float">
            <text:p>0.72042042042042</text:p>
          </table:table-cell>
          <table:table-cell office:value-type="float" office:value="0.0486235656654765" calcext:value-type="float">
            <text:p>0.0486235656654765</text:p>
          </table:table-cell>
          <table:table-cell office:value-type="float" office:value="0.742267267267267" calcext:value-type="float">
            <text:p>0.742267267267267</text:p>
          </table:table-cell>
          <table:table-cell office:value-type="float" office:value="0.0500350953634075" calcext:value-type="float">
            <text:p>0.0500350953634075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4566400657755" calcext:value-type="float">
            <text:p>0.0534566400657755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589495260217566" calcext:value-type="float">
            <text:p>0.0589495260217566</text:p>
          </table:table-cell>
          <table:table-cell office:value-type="float" office:value="0.72042042042042" calcext:value-type="float">
            <text:p>0.72042042042042</text:p>
          </table:table-cell>
          <table:table-cell office:value-type="float" office:value="0.0522060649826121" calcext:value-type="float">
            <text:p>0.0522060649826121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511787153272157" calcext:value-type="float">
            <text:p>0.0511787153272157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39974529485065" calcext:value-type="float">
            <text:p>0.0439974529485065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268321487856022" calcext:value-type="float">
            <text:p>0.0268321487856022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34995837377431" calcext:value-type="float">
            <text:p>0.0434995837377431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26310684664269" calcext:value-type="float">
            <text:p>0.0426310684664269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99930230673087" calcext:value-type="float">
            <text:p>0.04999302306730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0.673918918918919" calcext:value-type="float">
            <text:p>0.673918918918919</text:p>
          </table:table-cell>
          <table:table-cell office:value-type="float" office:value="0.0375168133433328" calcext:value-type="float">
            <text:p>0.0375168133433328</text:p>
          </table:table-cell>
          <table:table-cell office:value-type="float" office:value="0.621606606606607" calcext:value-type="float">
            <text:p>0.621606606606607</text:p>
          </table:table-cell>
          <table:table-cell office:value-type="float" office:value="0.0509831397065995" calcext:value-type="float">
            <text:p>0.0509831397065995</text:p>
          </table:table-cell>
          <table:table-cell office:value-type="float" office:value="0.736501501501501" calcext:value-type="float">
            <text:p>0.736501501501501</text:p>
          </table:table-cell>
          <table:table-cell office:value-type="float" office:value="0.0451948534990138" calcext:value-type="float">
            <text:p>0.0451948534990138</text:p>
          </table:table-cell>
          <table:table-cell office:value-type="float" office:value="0.711126126126126" calcext:value-type="float">
            <text:p>0.711126126126126</text:p>
          </table:table-cell>
          <table:table-cell office:value-type="float" office:value="0.0582255862770166" calcext:value-type="float">
            <text:p>0.0582255862770166</text:p>
          </table:table-cell>
          <table:table-cell office:value-type="float" office:value="0.729864864864865" calcext:value-type="float">
            <text:p>0.729864864864865</text:p>
          </table:table-cell>
          <table:table-cell office:value-type="float" office:value="0.0559844182191016" calcext:value-type="float">
            <text:p>0.0559844182191016</text:p>
          </table:table-cell>
          <table:table-cell office:value-type="float" office:value="0.710510510510511" calcext:value-type="float">
            <text:p>0.710510510510511</text:p>
          </table:table-cell>
          <table:table-cell office:value-type="float" office:value="0.0509837174697505" calcext:value-type="float">
            <text:p>0.0509837174697505</text:p>
          </table:table-cell>
          <table:table-cell office:value-type="float" office:value="0.725345345345345" calcext:value-type="float">
            <text:p>0.725345345345345</text:p>
          </table:table-cell>
          <table:table-cell office:value-type="float" office:value="0.0512202636520907" calcext:value-type="float">
            <text:p>0.0512202636520907</text:p>
          </table:table-cell>
          <table:table-cell office:value-type="float" office:value="0.722612612612613" calcext:value-type="float">
            <text:p>0.722612612612613</text:p>
          </table:table-cell>
          <table:table-cell office:value-type="float" office:value="0.0588470554293197" calcext:value-type="float">
            <text:p>0.0588470554293197</text:p>
          </table:table-cell>
          <table:table-cell office:value-type="float" office:value="0.72966966966967" calcext:value-type="float">
            <text:p>0.72966966966967</text:p>
          </table:table-cell>
          <table:table-cell office:value-type="float" office:value="0.0624621653206872" calcext:value-type="float">
            <text:p>0.0624621653206872</text:p>
          </table:table-cell>
          <table:table-cell office:value-type="float" office:value="0.718753753753754" calcext:value-type="float">
            <text:p>0.718753753753754</text:p>
          </table:table-cell>
          <table:table-cell office:value-type="float" office:value="0.0508714779034813" calcext:value-type="float">
            <text:p>0.0508714779034813</text:p>
          </table:table-cell>
          <table:table-cell office:value-type="float" office:value="0.721546546546546" calcext:value-type="float">
            <text:p>0.721546546546546</text:p>
          </table:table-cell>
          <table:table-cell office:value-type="float" office:value="0.0545710531338149" calcext:value-type="float">
            <text:p>0.0545710531338149</text:p>
          </table:table-cell>
          <table:table-cell office:value-type="float" office:value="0.730810810810811" calcext:value-type="float">
            <text:p>0.730810810810811</text:p>
          </table:table-cell>
          <table:table-cell office:value-type="float" office:value="0.0497875451378939" calcext:value-type="float">
            <text:p>0.0497875451378939</text:p>
          </table:table-cell>
          <table:table-cell office:value-type="float" office:value="0.728108108108108" calcext:value-type="float">
            <text:p>0.728108108108108</text:p>
          </table:table-cell>
          <table:table-cell office:value-type="float" office:value="0.0527633188680584" calcext:value-type="float">
            <text:p>0.0527633188680584</text:p>
          </table:table-cell>
          <table:table-cell office:value-type="float" office:value="0.727147147147147" calcext:value-type="float">
            <text:p>0.727147147147147</text:p>
          </table:table-cell>
          <table:table-cell office:value-type="float" office:value="0.0536469883856072" calcext:value-type="float">
            <text:p>0.0536469883856072</text:p>
          </table:table-cell>
          <table:table-cell office:value-type="float" office:value="0.724324324324324" calcext:value-type="float">
            <text:p>0.724324324324324</text:p>
          </table:table-cell>
          <table:table-cell office:value-type="float" office:value="0.0531139802573658" calcext:value-type="float">
            <text:p>0.0531139802573658</text:p>
          </table:table-cell>
          <table:table-cell office:value-type="float" office:value="0.729159159159159" calcext:value-type="float">
            <text:p>0.729159159159159</text:p>
          </table:table-cell>
          <table:table-cell office:value-type="float" office:value="0.0549138351327945" calcext:value-type="float">
            <text:p>0.0549138351327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6805247011531" calcext:value-type="float">
            <text:p>0.946805247011531</text:p>
          </table:table-cell>
          <table:table-cell office:value-type="float" office:value="0.0389144738457819" calcext:value-type="float">
            <text:p>0.0389144738457819</text:p>
          </table:table-cell>
          <table:table-cell office:value-type="float" office:value="0.991981381571988" calcext:value-type="float">
            <text:p>0.991981381571988</text:p>
          </table:table-cell>
          <table:table-cell office:value-type="float" office:value="0.007248036774926" calcext:value-type="float">
            <text:p>0.0072480367749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45066555668337" calcext:value-type="float">
            <text:p>0.0145066555668337</text:p>
          </table:table-cell>
          <table:table-cell office:value-type="float" office:value="0.974484290701365" calcext:value-type="float">
            <text:p>0.974484290701365</text:p>
          </table:table-cell>
          <table:table-cell office:value-type="float" office:value="0.0223679398065489" calcext:value-type="float">
            <text:p>0.022367939806548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26457209352" calcext:value-type="float">
            <text:p>0.988326457209352</text:p>
          </table:table-cell>
          <table:table-cell office:value-type="float" office:value="0.0185950396095272" calcext:value-type="float">
            <text:p>0.0185950396095272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60668731563913" calcext:value-type="float">
            <text:p>0.0160668731563913</text:p>
          </table:table-cell>
          <table:table-cell office:value-type="float" office:value="0.987612398180472" calcext:value-type="float">
            <text:p>0.987612398180472</text:p>
          </table:table-cell>
          <table:table-cell office:value-type="float" office:value="0.0165168905059562" calcext:value-type="float">
            <text:p>0.0165168905059562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14392485222002" calcext:value-type="float">
            <text:p>0.011439248522200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4145405481933" calcext:value-type="float">
            <text:p>0.01341454054819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4683065042119" calcext:value-type="float">
            <text:p>0.015468306504211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34387854108969" calcext:value-type="float">
            <text:p>0.0134387854108969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79437040396014" calcext:value-type="float">
            <text:p>0.0179437040396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6070030678091" calcext:value-type="float">
            <text:p>0.946070030678091</text:p>
          </table:table-cell>
          <table:table-cell office:value-type="float" office:value="0.0407327354715523" calcext:value-type="float">
            <text:p>0.0407327354715523</text:p>
          </table:table-cell>
          <table:table-cell office:value-type="float" office:value="0.994890510948905" calcext:value-type="float">
            <text:p>0.994890510948905</text:p>
          </table:table-cell>
          <table:table-cell office:value-type="float" office:value="0.0077324810618348" calcext:value-type="float">
            <text:p>0.0077324810618348</text:p>
          </table:table-cell>
          <table:table-cell office:value-type="float" office:value="0.980297260129059" calcext:value-type="float">
            <text:p>0.980297260129059</text:p>
          </table:table-cell>
          <table:table-cell office:value-type="float" office:value="0.0245880191665527" calcext:value-type="float">
            <text:p>0.0245880191665527</text:p>
          </table:table-cell>
          <table:table-cell office:value-type="float" office:value="0.975235375013223" calcext:value-type="float">
            <text:p>0.975235375013223</text:p>
          </table:table-cell>
          <table:table-cell office:value-type="float" office:value="0.0203772322114988" calcext:value-type="float">
            <text:p>0.0203772322114988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24107524051" calcext:value-type="float">
            <text:p>0.012962410752405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0179172788021" calcext:value-type="float">
            <text:p>0.0120179172788021</text:p>
          </table:table-cell>
          <table:table-cell office:value-type="float" office:value="0.990526816883529" calcext:value-type="float">
            <text:p>0.990526816883529</text:p>
          </table:table-cell>
          <table:table-cell office:value-type="float" office:value="0.0114340407130282" calcext:value-type="float">
            <text:p>0.0114340407130282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00027809532138" calcext:value-type="float">
            <text:p>0.0100027809532138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25028265901374" calcext:value-type="float">
            <text:p>0.0125028265901374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53110780754766" calcext:value-type="float">
            <text:p>0.0153110780754766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8141493209244" calcext:value-type="float">
            <text:p>0.0118141493209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5345392996932" calcext:value-type="float">
            <text:p>0.945345392996932</text:p>
          </table:table-cell>
          <table:table-cell office:value-type="float" office:value="0.0428564115817303" calcext:value-type="float">
            <text:p>0.0428564115817303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3952184491696" calcext:value-type="float">
            <text:p>0.983952184491696</text:p>
          </table:table-cell>
          <table:table-cell office:value-type="float" office:value="0.021708561260247" calcext:value-type="float">
            <text:p>0.021708561260247</text:p>
          </table:table-cell>
          <table:table-cell office:value-type="float" office:value="0.981778271448218" calcext:value-type="float">
            <text:p>0.981778271448218</text:p>
          </table:table-cell>
          <table:table-cell office:value-type="float" office:value="0.0150956138668794" calcext:value-type="float">
            <text:p>0.0150956138668794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24107524051" calcext:value-type="float">
            <text:p>0.0129624107524051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42926786008127" calcext:value-type="float">
            <text:p>0.0142926786008127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33443174916601" calcext:value-type="float">
            <text:p>0.013344317491660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8206479411225" calcext:value-type="float">
            <text:p>0.0118206479411225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25028265901374" calcext:value-type="float">
            <text:p>0.0125028265901374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05776472599922" calcext:value-type="float">
            <text:p>0.01057764725999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4615465989633" calcext:value-type="float">
            <text:p>0.944615465989633</text:p>
          </table:table-cell>
          <table:table-cell office:value-type="float" office:value="0.042294993293528" calcext:value-type="float">
            <text:p>0.042294993293528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3941605839416" calcext:value-type="float">
            <text:p>0.983941605839416</text:p>
          </table:table-cell>
          <table:table-cell office:value-type="float" office:value="0.0197065272324249" calcext:value-type="float">
            <text:p>0.0197065272324249</text:p>
          </table:table-cell>
          <table:table-cell office:value-type="float" office:value="0.981778271448218" calcext:value-type="float">
            <text:p>0.981778271448218</text:p>
          </table:table-cell>
          <table:table-cell office:value-type="float" office:value="0.0146982211129417" calcext:value-type="float">
            <text:p>0.0146982211129417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171674718" calcext:value-type="float">
            <text:p>0.0125217167471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0467633222384" calcext:value-type="float">
            <text:p>0.0120467633222384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42926786008127" calcext:value-type="float">
            <text:p>0.0142926786008127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33443174916601" calcext:value-type="float">
            <text:p>0.0133443174916601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1432908325804" calcext:value-type="float">
            <text:p>0.011432908325804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8141493209244" calcext:value-type="float">
            <text:p>0.0118141493209244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4615465989633" calcext:value-type="float">
            <text:p>0.944615465989633</text:p>
          </table:table-cell>
          <table:table-cell office:value-type="float" office:value="0.0425740081031323" calcext:value-type="float">
            <text:p>0.0425740081031323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75375341060062" calcext:value-type="float">
            <text:p>0.0075375341060062</text:p>
          </table:table-cell>
          <table:table-cell office:value-type="float" office:value="0.982502909129377" calcext:value-type="float">
            <text:p>0.982502909129377</text:p>
          </table:table-cell>
          <table:table-cell office:value-type="float" office:value="0.0192190463269042" calcext:value-type="float">
            <text:p>0.0192190463269042</text:p>
          </table:table-cell>
          <table:table-cell office:value-type="float" office:value="0.985427906484714" calcext:value-type="float">
            <text:p>0.985427906484714</text:p>
          </table:table-cell>
          <table:table-cell office:value-type="float" office:value="0.0114010644814242" calcext:value-type="float">
            <text:p>0.011401064481424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171674718" calcext:value-type="float">
            <text:p>0.0125217167471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0467633222384" calcext:value-type="float">
            <text:p>0.0120467633222384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69420124471556" calcext:value-type="float">
            <text:p>0.0169420124471556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8141493209244" calcext:value-type="float">
            <text:p>0.0118141493209244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5490320533164" calcext:value-type="float">
            <text:p>0.945490320533164</text:p>
          </table:table-cell>
          <table:table-cell office:value-type="float" office:value="0.041474524459145" calcext:value-type="float">
            <text:p>0.041474524459145</text:p>
          </table:table-cell>
          <table:table-cell office:value-type="float" office:value="0.993873902464826" calcext:value-type="float">
            <text:p>0.993873902464826</text:p>
          </table:table-cell>
          <table:table-cell office:value-type="float" office:value="0.00751862403095588" calcext:value-type="float">
            <text:p>0.00751862403095588</text:p>
          </table:table-cell>
          <table:table-cell office:value-type="float" office:value="0.983514228287316" calcext:value-type="float">
            <text:p>0.983514228287316</text:p>
          </table:table-cell>
          <table:table-cell office:value-type="float" office:value="0.0199457619105925" calcext:value-type="float">
            <text:p>0.0199457619105925</text:p>
          </table:table-cell>
          <table:table-cell office:value-type="float" office:value="0.979740823019147" calcext:value-type="float">
            <text:p>0.979740823019147</text:p>
          </table:table-cell>
          <table:table-cell office:value-type="float" office:value="0.0167880142958586" calcext:value-type="float">
            <text:p>0.0167880142958586</text:p>
          </table:table-cell>
          <table:table-cell office:value-type="float" office:value="0.98935364434571" calcext:value-type="float">
            <text:p>0.98935364434571</text:p>
          </table:table-cell>
          <table:table-cell office:value-type="float" office:value="0.0126993593681405" calcext:value-type="float">
            <text:p>0.0126993593681405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38973921457748" calcext:value-type="float">
            <text:p>0.0138973921457748</text:p>
          </table:table-cell>
          <table:table-cell office:value-type="float" office:value="0.988622659473183" calcext:value-type="float">
            <text:p>0.988622659473183</text:p>
          </table:table-cell>
          <table:table-cell office:value-type="float" office:value="0.014270149030436" calcext:value-type="float">
            <text:p>0.014270149030436</text:p>
          </table:table-cell>
          <table:table-cell office:value-type="float" office:value="0.989648788744314" calcext:value-type="float">
            <text:p>0.989648788744314</text:p>
          </table:table-cell>
          <table:table-cell office:value-type="float" office:value="0.014316315729892" calcext:value-type="float">
            <text:p>0.014316315729892</text:p>
          </table:table-cell>
          <table:table-cell office:value-type="float" office:value="0.990517296096477" calcext:value-type="float">
            <text:p>0.990517296096477</text:p>
          </table:table-cell>
          <table:table-cell office:value-type="float" office:value="0.0123520373818029" calcext:value-type="float">
            <text:p>0.0123520373818029</text:p>
          </table:table-cell>
          <table:table-cell office:value-type="float" office:value="0.990518353961705" calcext:value-type="float">
            <text:p>0.990518353961705</text:p>
          </table:table-cell>
          <table:table-cell office:value-type="float" office:value="0.0122070662514772" calcext:value-type="float">
            <text:p>0.0122070662514772</text:p>
          </table:table-cell>
          <table:table-cell office:value-type="float" office:value="0.991682005712472" calcext:value-type="float">
            <text:p>0.991682005712472</text:p>
          </table:table-cell>
          <table:table-cell office:value-type="float" office:value="0.0118711000830673" calcext:value-type="float">
            <text:p>0.0118711000830673</text:p>
          </table:table-cell>
          <table:table-cell office:value-type="float" office:value="0.991249338834233" calcext:value-type="float">
            <text:p>0.991249338834233</text:p>
          </table:table-cell>
          <table:table-cell office:value-type="float" office:value="0.0118839716293975" calcext:value-type="float">
            <text:p>0.0118839716293975</text:p>
          </table:table-cell>
          <table:table-cell office:value-type="float" office:value="0.989933354490638" calcext:value-type="float">
            <text:p>0.989933354490638</text:p>
          </table:table-cell>
          <table:table-cell office:value-type="float" office:value="0.0133221480317916" calcext:value-type="float">
            <text:p>0.0133221480317916</text:p>
          </table:table-cell>
          <table:table-cell office:value-type="float" office:value="0.99037025282979" calcext:value-type="float">
            <text:p>0.99037025282979</text:p>
          </table:table-cell>
          <table:table-cell office:value-type="float" office:value="0.0126887159542804" calcext:value-type="float">
            <text:p>0.0126887159542804</text:p>
          </table:table-cell>
          <table:table-cell office:value-type="float" office:value="0.991825875383476" calcext:value-type="float">
            <text:p>0.991825875383476</text:p>
          </table:table-cell>
          <table:table-cell office:value-type="float" office:value="0.0131501299876075" calcext:value-type="float">
            <text:p>0.0131501299876075</text:p>
          </table:table-cell>
          <table:table-cell office:value-type="float" office:value="0.991393208505237" calcext:value-type="float">
            <text:p>0.991393208505237</text:p>
          </table:table-cell>
          <table:table-cell office:value-type="float" office:value="0.0127245704966895" calcext:value-type="float">
            <text:p>0.0127245704966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7060041407867" calcext:value-type="float">
            <text:p>0.947060041407867</text:p>
          </table:table-cell>
          <table:table-cell office:value-type="float" office:value="0.0179048930994211" calcext:value-type="float">
            <text:p>0.0179048930994211</text:p>
          </table:table-cell>
          <table:table-cell office:value-type="float" office:value="0.945672877846791" calcext:value-type="float">
            <text:p>0.945672877846791</text:p>
          </table:table-cell>
          <table:table-cell office:value-type="float" office:value="0.0161458827882185" calcext:value-type="float">
            <text:p>0.0161458827882185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8" calcext:value-type="float">
            <text:p>0.009525834693313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42005442640079" calcext:value-type="float">
            <text:p>0.0142005442640079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75274421201737" calcext:value-type="float">
            <text:p>0.0175274421201737</text:p>
          </table:table-cell>
          <table:table-cell office:value-type="float" office:value="0.952774327122153" calcext:value-type="float">
            <text:p>0.952774327122153</text:p>
          </table:table-cell>
          <table:table-cell office:value-type="float" office:value="0.0151965087252537" calcext:value-type="float">
            <text:p>0.015196508725253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12529260683545" calcext:value-type="float">
            <text:p>0.0112529260683545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65772886489041" calcext:value-type="float">
            <text:p>0.0165772886489041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6" calcext:value-type="float">
            <text:p>0.017780970954905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42005442640078" calcext:value-type="float">
            <text:p>0.0142005442640078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21296791260365" calcext:value-type="float">
            <text:p>0.02129679126036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5728995262246" calcext:value-type="float">
            <text:p>0.015728995262246</text:p>
          </table:table-cell>
          <table:table-cell office:value-type="float" office:value="0.951387163561077" calcext:value-type="float">
            <text:p>0.951387163561077</text:p>
          </table:table-cell>
          <table:table-cell office:value-type="float" office:value="0.0119708609966767" calcext:value-type="float">
            <text:p>0.01197086099667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2795031055901" calcext:value-type="float">
            <text:p>0.942795031055901</text:p>
          </table:table-cell>
          <table:table-cell office:value-type="float" office:value="0.0232870020101198" calcext:value-type="float">
            <text:p>0.0232870020101198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34900600215056" calcext:value-type="float">
            <text:p>0.01349006002150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090153686101541" calcext:value-type="float">
            <text:p>0.0090153686101541</text:p>
          </table:table-cell>
          <table:table-cell office:value-type="float" office:value="0.964223602484472" calcext:value-type="float">
            <text:p>0.964223602484472</text:p>
          </table:table-cell>
          <table:table-cell office:value-type="float" office:value="0.0139200662547952" calcext:value-type="float">
            <text:p>0.01392006625479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3088205325449" calcext:value-type="float">
            <text:p>0.013088205325449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38312505045762" calcext:value-type="float">
            <text:p>0.0138312505045762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47421603893615" calcext:value-type="float">
            <text:p>0.014742160389361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5815375284409" calcext:value-type="float">
            <text:p>0.015815375284409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090590061520327" calcext:value-type="float">
            <text:p>0.0090590061520327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20810602431011" calcext:value-type="float">
            <text:p>0.0120810602431011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37633153209572" calcext:value-type="float">
            <text:p>0.01376331532095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4223602484472" calcext:value-type="float">
            <text:p>0.944223602484472</text:p>
          </table:table-cell>
          <table:table-cell office:value-type="float" office:value="0.0227494688351867" calcext:value-type="float">
            <text:p>0.0227494688351867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56759908768503" calcext:value-type="float">
            <text:p>0.015675990876850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16658904729661" calcext:value-type="float">
            <text:p>0.0116658904729661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17877951792351" calcext:value-type="float">
            <text:p>0.01178779517923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09015368610154" calcext:value-type="float">
            <text:p>0.00901536861015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202040056440463" calcext:value-type="float">
            <text:p>0.0202040056440463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2605448558083" calcext:value-type="float">
            <text:p>0.01260544855808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48276402725178" calcext:value-type="float">
            <text:p>0.0148276402725178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43099483389631" calcext:value-type="float">
            <text:p>0.0143099483389631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25179209181857" calcext:value-type="float">
            <text:p>0.0125179209181857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7" calcext:value-type="float">
            <text:p>0.0147688866957287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0135114914336597" calcext:value-type="float">
            <text:p>0.0135114914336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4202898550725" calcext:value-type="float">
            <text:p>0.944202898550725</text:p>
          </table:table-cell>
          <table:table-cell office:value-type="float" office:value="0.023768831311088" calcext:value-type="float">
            <text:p>0.023768831311088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32101264993295" calcext:value-type="float">
            <text:p>0.013210126499329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5728995262246" calcext:value-type="float">
            <text:p>0.01572899526224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09015368610154" calcext:value-type="float">
            <text:p>0.009015368610154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2605448558083" calcext:value-type="float">
            <text:p>0.012605448558083</text:p>
          </table:table-cell>
          <table:table-cell office:value-type="float" office:value="0.964223602484472" calcext:value-type="float">
            <text:p>0.964223602484472</text:p>
          </table:table-cell>
          <table:table-cell office:value-type="float" office:value="0.0121826421852974" calcext:value-type="float">
            <text:p>0.0121826421852974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32101264993295" calcext:value-type="float">
            <text:p>0.0132101264993295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3" calcext:value-type="float">
            <text:p>0.016231804833541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64265010351967" calcext:value-type="float">
            <text:p>0.964265010351967</text:p>
          </table:table-cell>
          <table:table-cell office:value-type="float" office:value="0.0138478210955385" calcext:value-type="float">
            <text:p>0.013847821095538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6" calcext:value-type="float">
            <text:p>0.0137733298553936</text:p>
          </table:table-cell>
          <table:table-cell office:value-type="float" office:value="0.964265010351967" calcext:value-type="float">
            <text:p>0.964265010351967</text:p>
          </table:table-cell>
          <table:table-cell office:value-type="float" office:value="0.0138478210955385" calcext:value-type="float">
            <text:p>0.01384782109553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5652173913044" calcext:value-type="float">
            <text:p>0.945652173913044</text:p>
          </table:table-cell>
          <table:table-cell office:value-type="float" office:value="0.0240615876949227" calcext:value-type="float">
            <text:p>0.0240615876949227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1199278125299" calcext:value-type="float">
            <text:p>0.011199278125299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35684763736862" calcext:value-type="float">
            <text:p>0.0135684763736862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5728995262246" calcext:value-type="float">
            <text:p>0.015728995262246</text:p>
          </table:table-cell>
          <table:table-cell office:value-type="float" office:value="0.952774327122153" calcext:value-type="float">
            <text:p>0.952774327122153</text:p>
          </table:table-cell>
          <table:table-cell office:value-type="float" office:value="0.0097406085881737" calcext:value-type="float">
            <text:p>0.0097406085881737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8" calcext:value-type="float">
            <text:p>0.0147688866957288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2605448558083" calcext:value-type="float">
            <text:p>0.01260544855808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32101264993295" calcext:value-type="float">
            <text:p>0.013210126499329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00299821871495" calcext:value-type="float">
            <text:p>0.0100299821871495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137680899972254" calcext:value-type="float">
            <text:p>0.01376808999722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7" calcext:value-type="float">
            <text:p>0.0137733298553937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7" calcext:value-type="float">
            <text:p>0.01377332985539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4786749482402" calcext:value-type="float">
            <text:p>0.944786749482402</text:p>
          </table:table-cell>
          <table:table-cell office:value-type="float" office:value="0.0223543565901477" calcext:value-type="float">
            <text:p>0.022354356590147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41333920655744" calcext:value-type="float">
            <text:p>0.0141333920655744</text:p>
          </table:table-cell>
          <table:table-cell office:value-type="float" office:value="0.955929606625259" calcext:value-type="float">
            <text:p>0.955929606625259</text:p>
          </table:table-cell>
          <table:table-cell office:value-type="float" office:value="0.0113971393298899" calcext:value-type="float">
            <text:p>0.0113971393298899</text:p>
          </table:table-cell>
          <table:table-cell office:value-type="float" office:value="0.960223602484472" calcext:value-type="float">
            <text:p>0.960223602484472</text:p>
          </table:table-cell>
          <table:table-cell office:value-type="float" office:value="0.014855174283477" calcext:value-type="float">
            <text:p>0.014855174283477</text:p>
          </table:table-cell>
          <table:table-cell office:value-type="float" office:value="0.955366459627329" calcext:value-type="float">
            <text:p>0.955366459627329</text:p>
          </table:table-cell>
          <table:table-cell office:value-type="float" office:value="0.0110120190795877" calcext:value-type="float">
            <text:p>0.0110120190795877</text:p>
          </table:table-cell>
          <table:table-cell office:value-type="float" office:value="0.959089026915114" calcext:value-type="float">
            <text:p>0.959089026915114</text:p>
          </table:table-cell>
          <table:table-cell office:value-type="float" office:value="0.0171807076381302" calcext:value-type="float">
            <text:p>0.0171807076381302</text:p>
          </table:table-cell>
          <table:table-cell office:value-type="float" office:value="0.954778467908903" calcext:value-type="float">
            <text:p>0.954778467908903</text:p>
          </table:table-cell>
          <table:table-cell office:value-type="float" office:value="0.0135510029577728" calcext:value-type="float">
            <text:p>0.0135510029577728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8775373149824" calcext:value-type="float">
            <text:p>0.013877537314982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4728111440898" calcext:value-type="float">
            <text:p>0.014728111440898</text:p>
          </table:table-cell>
          <table:table-cell office:value-type="float" office:value="0.957942028985507" calcext:value-type="float">
            <text:p>0.957942028985507</text:p>
          </table:table-cell>
          <table:table-cell office:value-type="float" office:value="0.0162140273721557" calcext:value-type="float">
            <text:p>0.0162140273721557</text:p>
          </table:table-cell>
          <table:table-cell office:value-type="float" office:value="0.959652173913043" calcext:value-type="float">
            <text:p>0.959652173913043</text:p>
          </table:table-cell>
          <table:table-cell office:value-type="float" office:value="0.0134823424933184" calcext:value-type="float">
            <text:p>0.0134823424933184</text:p>
          </table:table-cell>
          <table:table-cell office:value-type="float" office:value="0.961652173913044" calcext:value-type="float">
            <text:p>0.961652173913044</text:p>
          </table:table-cell>
          <table:table-cell office:value-type="float" office:value="0.0141521850483491" calcext:value-type="float">
            <text:p>0.0141521850483491</text:p>
          </table:table-cell>
          <table:table-cell office:value-type="float" office:value="0.96024430641822" calcext:value-type="float">
            <text:p>0.96024430641822</text:p>
          </table:table-cell>
          <table:table-cell office:value-type="float" office:value="0.0150202972682904" calcext:value-type="float">
            <text:p>0.0150202972682904</text:p>
          </table:table-cell>
          <table:table-cell office:value-type="float" office:value="0.95823602484472" calcext:value-type="float">
            <text:p>0.95823602484472</text:p>
          </table:table-cell>
          <table:table-cell office:value-type="float" office:value="0.0147911197399776" calcext:value-type="float">
            <text:p>0.0147911197399776</text:p>
          </table:table-cell>
          <table:table-cell office:value-type="float" office:value="0.960236024844721" calcext:value-type="float">
            <text:p>0.960236024844721</text:p>
          </table:table-cell>
          <table:table-cell office:value-type="float" office:value="0.0146119733031021" calcext:value-type="float">
            <text:p>0.0146119733031021</text:p>
          </table:table-cell>
          <table:table-cell office:value-type="float" office:value="0.960542443064182" calcext:value-type="float">
            <text:p>0.960542443064182</text:p>
          </table:table-cell>
          <table:table-cell office:value-type="float" office:value="0.0133733637404452" calcext:value-type="float">
            <text:p>0.0133733637404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695798319327731" calcext:value-type="float">
            <text:p>0.695798319327731</text:p>
          </table:table-cell>
          <table:table-cell office:value-type="float" office:value="0.0730281701647515" calcext:value-type="float">
            <text:p>0.0730281701647515</text:p>
          </table:table-cell>
          <table:table-cell office:value-type="float" office:value="0.620336134453782" calcext:value-type="float">
            <text:p>0.620336134453782</text:p>
          </table:table-cell>
          <table:table-cell office:value-type="float" office:value="0.0550130357556551" calcext:value-type="float">
            <text:p>0.0550130357556551</text:p>
          </table:table-cell>
          <table:table-cell office:value-type="float" office:value="0.695882352941177" calcext:value-type="float">
            <text:p>0.695882352941177</text:p>
          </table:table-cell>
          <table:table-cell office:value-type="float" office:value="0.0812918261048145" calcext:value-type="float">
            <text:p>0.0812918261048145</text:p>
          </table:table-cell>
          <table:table-cell office:value-type="float" office:value="0.683613445378151" calcext:value-type="float">
            <text:p>0.683613445378151</text:p>
          </table:table-cell>
          <table:table-cell office:value-type="float" office:value="0.0639505675167982" calcext:value-type="float">
            <text:p>0.0639505675167982</text:p>
          </table:table-cell>
          <table:table-cell office:value-type="float" office:value="0.73655462184874" calcext:value-type="float">
            <text:p>0.73655462184874</text:p>
          </table:table-cell>
          <table:table-cell office:value-type="float" office:value="0.0770366689904981" calcext:value-type="float">
            <text:p>0.0770366689904981</text:p>
          </table:table-cell>
          <table:table-cell office:value-type="float" office:value="0.731176470588235" calcext:value-type="float">
            <text:p>0.731176470588235</text:p>
          </table:table-cell>
          <table:table-cell office:value-type="float" office:value="0.0811662532981895" calcext:value-type="float">
            <text:p>0.0811662532981895</text:p>
          </table:table-cell>
          <table:table-cell office:value-type="float" office:value="0.707899159663866" calcext:value-type="float">
            <text:p>0.707899159663866</text:p>
          </table:table-cell>
          <table:table-cell office:value-type="float" office:value="0.106662900387808" calcext:value-type="float">
            <text:p>0.106662900387808</text:p>
          </table:table-cell>
          <table:table-cell office:value-type="float" office:value="0.704285714285714" calcext:value-type="float">
            <text:p>0.704285714285714</text:p>
          </table:table-cell>
          <table:table-cell office:value-type="float" office:value="0.0809416700773791" calcext:value-type="float">
            <text:p>0.0809416700773791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714416970419545" calcext:value-type="float">
            <text:p>0.0714416970419545</text:p>
          </table:table-cell>
          <table:table-cell office:value-type="float" office:value="0.745294117647059" calcext:value-type="float">
            <text:p>0.745294117647059</text:p>
          </table:table-cell>
          <table:table-cell office:value-type="float" office:value="0.0677193100246552" calcext:value-type="float">
            <text:p>0.0677193100246552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78784299993369" calcext:value-type="float">
            <text:p>0.0878784299993369</text:p>
          </table:table-cell>
          <table:table-cell office:value-type="float" office:value="0.69672268907563" calcext:value-type="float">
            <text:p>0.69672268907563</text:p>
          </table:table-cell>
          <table:table-cell office:value-type="float" office:value="0.101062197581753" calcext:value-type="float">
            <text:p>0.101062197581753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534775637279958" calcext:value-type="float">
            <text:p>0.0534775637279958</text:p>
          </table:table-cell>
          <table:table-cell office:value-type="float" office:value="0.715882352941177" calcext:value-type="float">
            <text:p>0.715882352941177</text:p>
          </table:table-cell>
          <table:table-cell office:value-type="float" office:value="0.0718589221848289" calcext:value-type="float">
            <text:p>0.0718589221848289</text:p>
          </table:table-cell>
          <table:table-cell office:value-type="float" office:value="0.715882352941177" calcext:value-type="float">
            <text:p>0.715882352941177</text:p>
          </table:table-cell>
          <table:table-cell office:value-type="float" office:value="0.0942829430830485" calcext:value-type="float">
            <text:p>0.0942829430830485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720751751543198" calcext:value-type="float">
            <text:p>0.07207517515431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893229833789295" calcext:value-type="float">
            <text:p>0.0893229833789295</text:p>
          </table:table-cell>
          <table:table-cell office:value-type="float" office:value="0.634873949579832" calcext:value-type="float">
            <text:p>0.634873949579832</text:p>
          </table:table-cell>
          <table:table-cell office:value-type="float" office:value="0.044842867710332" calcext:value-type="float">
            <text:p>0.044842867710332</text:p>
          </table:table-cell>
          <table:table-cell office:value-type="float" office:value="0.733445378151261" calcext:value-type="float">
            <text:p>0.733445378151261</text:p>
          </table:table-cell>
          <table:table-cell office:value-type="float" office:value="0.0654705205831608" calcext:value-type="float">
            <text:p>0.0654705205831608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827876349305324" calcext:value-type="float">
            <text:p>0.0827876349305324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59811860186489" calcext:value-type="float">
            <text:p>0.0759811860186489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6037334121177" calcext:value-type="float">
            <text:p>0.06037334121177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699010614005438" calcext:value-type="float">
            <text:p>0.0699010614005438</text:p>
          </table:table-cell>
          <table:table-cell office:value-type="float" office:value="0.724789915966386" calcext:value-type="float">
            <text:p>0.724789915966386</text:p>
          </table:table-cell>
          <table:table-cell office:value-type="float" office:value="0.0801945178897781" calcext:value-type="float">
            <text:p>0.0801945178897781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718789557573782" calcext:value-type="float">
            <text:p>0.0718789557573782</text:p>
          </table:table-cell>
          <table:table-cell office:value-type="float" office:value="0.739327731092437" calcext:value-type="float">
            <text:p>0.739327731092437</text:p>
          </table:table-cell>
          <table:table-cell office:value-type="float" office:value="0.059370274882798" calcext:value-type="float">
            <text:p>0.059370274882798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923471255036797" calcext:value-type="float">
            <text:p>0.092347125503679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809199047027164" calcext:value-type="float">
            <text:p>0.0809199047027164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805477271622917" calcext:value-type="float">
            <text:p>0.0805477271622917</text:p>
          </table:table-cell>
          <table:table-cell office:value-type="float" office:value="0.73327731092437" calcext:value-type="float">
            <text:p>0.73327731092437</text:p>
          </table:table-cell>
          <table:table-cell office:value-type="float" office:value="0.0797893640498379" calcext:value-type="float">
            <text:p>0.0797893640498379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909596314848689" calcext:value-type="float">
            <text:p>0.0909596314848689</text:p>
          </table:table-cell>
          <table:table-cell office:value-type="float" office:value="0.759747899159664" calcext:value-type="float">
            <text:p>0.759747899159664</text:p>
          </table:table-cell>
          <table:table-cell office:value-type="float" office:value="0.083467232303522" calcext:value-type="float">
            <text:p>0.083467232303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701932773109244" calcext:value-type="float">
            <text:p>0.701932773109244</text:p>
          </table:table-cell>
          <table:table-cell office:value-type="float" office:value="0.0817438267604486" calcext:value-type="float">
            <text:p>0.0817438267604486</text:p>
          </table:table-cell>
          <table:table-cell office:value-type="float" office:value="0.637899159663866" calcext:value-type="float">
            <text:p>0.637899159663866</text:p>
          </table:table-cell>
          <table:table-cell office:value-type="float" office:value="0.0596703748372506" calcext:value-type="float">
            <text:p>0.0596703748372506</text:p>
          </table:table-cell>
          <table:table-cell office:value-type="float" office:value="0.742436974789916" calcext:value-type="float">
            <text:p>0.742436974789916</text:p>
          </table:table-cell>
          <table:table-cell office:value-type="float" office:value="0.094561984668473" calcext:value-type="float">
            <text:p>0.094561984668473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826309167458698" calcext:value-type="float">
            <text:p>0.0826309167458698</text:p>
          </table:table-cell>
          <table:table-cell office:value-type="float" office:value="0.736638655462185" calcext:value-type="float">
            <text:p>0.736638655462185</text:p>
          </table:table-cell>
          <table:table-cell office:value-type="float" office:value="0.0796151166504749" calcext:value-type="float">
            <text:p>0.0796151166504749</text:p>
          </table:table-cell>
          <table:table-cell office:value-type="float" office:value="0.73327731092437" calcext:value-type="float">
            <text:p>0.73327731092437</text:p>
          </table:table-cell>
          <table:table-cell office:value-type="float" office:value="0.0618600038457404" calcext:value-type="float">
            <text:p>0.0618600038457404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79881433761679" calcext:value-type="float">
            <text:p>0.0779881433761679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90116588544576" calcext:value-type="float">
            <text:p>0.0790116588544576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654108708170416" calcext:value-type="float">
            <text:p>0.0654108708170416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679113730221667" calcext:value-type="float">
            <text:p>0.0679113730221667</text:p>
          </table:table-cell>
          <table:table-cell office:value-type="float" office:value="0.736638655462185" calcext:value-type="float">
            <text:p>0.736638655462185</text:p>
          </table:table-cell>
          <table:table-cell office:value-type="float" office:value="0.0749195783257105" calcext:value-type="float">
            <text:p>0.0749195783257105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868083451363868" calcext:value-type="float">
            <text:p>0.086808345136386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46148245783501" calcext:value-type="float">
            <text:p>0.0746148245783501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96608864058851" calcext:value-type="float">
            <text:p>0.069660886405885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2631749907181" calcext:value-type="float">
            <text:p>0.0782631749907181</text:p>
          </table:table-cell>
          <table:table-cell office:value-type="float" office:value="0.748151260504202" calcext:value-type="float">
            <text:p>0.748151260504202</text:p>
          </table:table-cell>
          <table:table-cell office:value-type="float" office:value="0.0850591484166994" calcext:value-type="float">
            <text:p>0.0850591484166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707731092436975" calcext:value-type="float">
            <text:p>0.707731092436975</text:p>
          </table:table-cell>
          <table:table-cell office:value-type="float" office:value="0.0855583429760385" calcext:value-type="float">
            <text:p>0.0855583429760385</text:p>
          </table:table-cell>
          <table:table-cell office:value-type="float" office:value="0.623445378151261" calcext:value-type="float">
            <text:p>0.623445378151261</text:p>
          </table:table-cell>
          <table:table-cell office:value-type="float" office:value="0.0696014459183237" calcext:value-type="float">
            <text:p>0.0696014459183237</text:p>
          </table:table-cell>
          <table:table-cell office:value-type="float" office:value="0.745378151260504" calcext:value-type="float">
            <text:p>0.745378151260504</text:p>
          </table:table-cell>
          <table:table-cell office:value-type="float" office:value="0.0809179654098279" calcext:value-type="float">
            <text:p>0.0809179654098279</text:p>
          </table:table-cell>
          <table:table-cell office:value-type="float" office:value="0.730588235294118" calcext:value-type="float">
            <text:p>0.730588235294118</text:p>
          </table:table-cell>
          <table:table-cell office:value-type="float" office:value="0.0795322893923164" calcext:value-type="float">
            <text:p>0.0795322893923164</text:p>
          </table:table-cell>
          <table:table-cell office:value-type="float" office:value="0.745294117647059" calcext:value-type="float">
            <text:p>0.745294117647059</text:p>
          </table:table-cell>
          <table:table-cell office:value-type="float" office:value="0.0824990129682692" calcext:value-type="float">
            <text:p>0.0824990129682692</text:p>
          </table:table-cell>
          <table:table-cell office:value-type="float" office:value="0.727647058823529" calcext:value-type="float">
            <text:p>0.727647058823529</text:p>
          </table:table-cell>
          <table:table-cell office:value-type="float" office:value="0.0645054312036724" calcext:value-type="float">
            <text:p>0.0645054312036724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795690299766703" calcext:value-type="float">
            <text:p>0.0795690299766703</text:p>
          </table:table-cell>
          <table:table-cell office:value-type="float" office:value="0.739411764705882" calcext:value-type="float">
            <text:p>0.739411764705882</text:p>
          </table:table-cell>
          <table:table-cell office:value-type="float" office:value="0.0793725541600037" calcext:value-type="float">
            <text:p>0.0793725541600037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664084163084231" calcext:value-type="float">
            <text:p>0.0664084163084231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695905664777823" calcext:value-type="float">
            <text:p>0.0695905664777823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854454692445598" calcext:value-type="float">
            <text:p>0.0854454692445598</text:p>
          </table:table-cell>
          <table:table-cell office:value-type="float" office:value="0.745126050420168" calcext:value-type="float">
            <text:p>0.745126050420168</text:p>
          </table:table-cell>
          <table:table-cell office:value-type="float" office:value="0.0745666997025669" calcext:value-type="float">
            <text:p>0.0745666997025669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62269746982592" calcext:value-type="float">
            <text:p>0.0762269746982592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68891619844935" calcext:value-type="float">
            <text:p>0.068891619844935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793620255357985" calcext:value-type="float">
            <text:p>0.0793620255357985</text:p>
          </table:table-cell>
          <table:table-cell office:value-type="float" office:value="0.730588235294118" calcext:value-type="float">
            <text:p>0.730588235294118</text:p>
          </table:table-cell>
          <table:table-cell office:value-type="float" office:value="0.0785904748806083" calcext:value-type="float">
            <text:p>0.07859047488060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710756302521008" calcext:value-type="float">
            <text:p>0.710756302521008</text:p>
          </table:table-cell>
          <table:table-cell office:value-type="float" office:value="0.0877370665262251" calcext:value-type="float">
            <text:p>0.0877370665262251</text:p>
          </table:table-cell>
          <table:table-cell office:value-type="float" office:value="0.632100840336134" calcext:value-type="float">
            <text:p>0.632100840336134</text:p>
          </table:table-cell>
          <table:table-cell office:value-type="float" office:value="0.0669201686388123" calcext:value-type="float">
            <text:p>0.0669201686388123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834944890897233" calcext:value-type="float">
            <text:p>0.0834944890897233</text:p>
          </table:table-cell>
          <table:table-cell office:value-type="float" office:value="0.742016806722689" calcext:value-type="float">
            <text:p>0.742016806722689</text:p>
          </table:table-cell>
          <table:table-cell office:value-type="float" office:value="0.0671357926188862" calcext:value-type="float">
            <text:p>0.0671357926188862</text:p>
          </table:table-cell>
          <table:table-cell office:value-type="float" office:value="0.754033613445378" calcext:value-type="float">
            <text:p>0.754033613445378</text:p>
          </table:table-cell>
          <table:table-cell office:value-type="float" office:value="0.0806596726082555" calcext:value-type="float">
            <text:p>0.0806596726082555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84517272350883" calcext:value-type="float">
            <text:p>0.0684517272350883</text:p>
          </table:table-cell>
          <table:table-cell office:value-type="float" office:value="0.745294117647059" calcext:value-type="float">
            <text:p>0.745294117647059</text:p>
          </table:table-cell>
          <table:table-cell office:value-type="float" office:value="0.0846693506064731" calcext:value-type="float">
            <text:p>0.0846693506064731</text:p>
          </table:table-cell>
          <table:table-cell office:value-type="float" office:value="0.742352941176471" calcext:value-type="float">
            <text:p>0.742352941176471</text:p>
          </table:table-cell>
          <table:table-cell office:value-type="float" office:value="0.0725281433900926" calcext:value-type="float">
            <text:p>0.0725281433900926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689774986135967" calcext:value-type="float">
            <text:p>0.0689774986135967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671678662454094" calcext:value-type="float">
            <text:p>0.0671678662454094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796344306149588" calcext:value-type="float">
            <text:p>0.0796344306149588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814830483439101" calcext:value-type="float">
            <text:p>0.081483048343910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57492579633199" calcext:value-type="float">
            <text:p>0.0757492579633199</text:p>
          </table:table-cell>
          <table:table-cell office:value-type="float" office:value="0.724789915966386" calcext:value-type="float">
            <text:p>0.724789915966386</text:p>
          </table:table-cell>
          <table:table-cell office:value-type="float" office:value="0.0552953521696453" calcext:value-type="float">
            <text:p>0.055295352169645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33688255758232" calcext:value-type="float">
            <text:p>0.0733688255758232</text:p>
          </table:table-cell>
          <table:table-cell office:value-type="float" office:value="0.733529411764706" calcext:value-type="float">
            <text:p>0.733529411764706</text:p>
          </table:table-cell>
          <table:table-cell office:value-type="float" office:value="0.0805354523766903" calcext:value-type="float">
            <text:p>0.08053545237669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703008403361345" calcext:value-type="float">
            <text:p>0.703008403361345</text:p>
          </table:table-cell>
          <table:table-cell office:value-type="float" office:value="0.0834780779612786" calcext:value-type="float">
            <text:p>0.0834780779612786</text:p>
          </table:table-cell>
          <table:table-cell office:value-type="float" office:value="0.629731092436975" calcext:value-type="float">
            <text:p>0.629731092436975</text:p>
          </table:table-cell>
          <table:table-cell office:value-type="float" office:value="0.0592095785720747" calcext:value-type="float">
            <text:p>0.0592095785720747</text:p>
          </table:table-cell>
          <table:table-cell office:value-type="float" office:value="0.731344537815126" calcext:value-type="float">
            <text:p>0.731344537815126</text:p>
          </table:table-cell>
          <table:table-cell office:value-type="float" office:value="0.0811473571711999" calcext:value-type="float">
            <text:p>0.0811473571711999</text:p>
          </table:table-cell>
          <table:table-cell office:value-type="float" office:value="0.722941176470588" calcext:value-type="float">
            <text:p>0.722941176470588</text:p>
          </table:table-cell>
          <table:table-cell office:value-type="float" office:value="0.0752074402408806" calcext:value-type="float">
            <text:p>0.0752074402408806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791583314472293" calcext:value-type="float">
            <text:p>0.0791583314472293</text:p>
          </table:table-cell>
          <table:table-cell office:value-type="float" office:value="0.726050420168067" calcext:value-type="float">
            <text:p>0.726050420168067</text:p>
          </table:table-cell>
          <table:table-cell office:value-type="float" office:value="0.0672713513588921" calcext:value-type="float">
            <text:p>0.0672713513588921</text:p>
          </table:table-cell>
          <table:table-cell office:value-type="float" office:value="0.729109243697479" calcext:value-type="float">
            <text:p>0.729109243697479</text:p>
          </table:table-cell>
          <table:table-cell office:value-type="float" office:value="0.0837580971495326" calcext:value-type="float">
            <text:p>0.0837580971495326</text:p>
          </table:table-cell>
          <table:table-cell office:value-type="float" office:value="0.72946218487395" calcext:value-type="float">
            <text:p>0.72946218487395</text:p>
          </table:table-cell>
          <table:table-cell office:value-type="float" office:value="0.0784097088743422" calcext:value-type="float">
            <text:p>0.0784097088743422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688234877076788" calcext:value-type="float">
            <text:p>0.0688234877076788</text:p>
          </table:table-cell>
          <table:table-cell office:value-type="float" office:value="0.735983193277311" calcext:value-type="float">
            <text:p>0.735983193277311</text:p>
          </table:table-cell>
          <table:table-cell office:value-type="float" office:value="0.0663518781305623" calcext:value-type="float">
            <text:p>0.0663518781305623</text:p>
          </table:table-cell>
          <table:table-cell office:value-type="float" office:value="0.727327731092437" calcext:value-type="float">
            <text:p>0.727327731092437</text:p>
          </table:table-cell>
          <table:table-cell office:value-type="float" office:value="0.0840450067376491" calcext:value-type="float">
            <text:p>0.0840450067376491</text:p>
          </table:table-cell>
          <table:table-cell office:value-type="float" office:value="0.728638655462185" calcext:value-type="float">
            <text:p>0.728638655462185</text:p>
          </table:table-cell>
          <table:table-cell office:value-type="float" office:value="0.0849680390934665" calcext:value-type="float">
            <text:p>0.0849680390934665</text:p>
          </table:table-cell>
          <table:table-cell office:value-type="float" office:value="0.715579831932773" calcext:value-type="float">
            <text:p>0.715579831932773</text:p>
          </table:table-cell>
          <table:table-cell office:value-type="float" office:value="0.0721232696260433" calcext:value-type="float">
            <text:p>0.0721232696260433</text:p>
          </table:table-cell>
          <table:table-cell office:value-type="float" office:value="0.726487394957983" calcext:value-type="float">
            <text:p>0.726487394957983</text:p>
          </table:table-cell>
          <table:table-cell office:value-type="float" office:value="0.0690992289310264" calcext:value-type="float">
            <text:p>0.0690992289310264</text:p>
          </table:table-cell>
          <table:table-cell office:value-type="float" office:value="0.726672268907563" calcext:value-type="float">
            <text:p>0.726672268907563</text:p>
          </table:table-cell>
          <table:table-cell office:value-type="float" office:value="0.0832473201340514" calcext:value-type="float">
            <text:p>0.0832473201340514</text:p>
          </table:table-cell>
          <table:table-cell office:value-type="float" office:value="0.741159663865546" calcext:value-type="float">
            <text:p>0.741159663865546</text:p>
          </table:table-cell>
          <table:table-cell office:value-type="float" office:value="0.079945496626368" calcext:value-type="float">
            <text:p>0.079945496626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630406162464986" calcext:value-type="float">
            <text:p>0.630406162464986</text:p>
          </table:table-cell>
          <table:table-cell office:value-type="float" office:value="0.0570702828620933" calcext:value-type="float">
            <text:p>0.0570702828620933</text:p>
          </table:table-cell>
          <table:table-cell office:value-type="float" office:value="0.526120448179272" calcext:value-type="float">
            <text:p>0.526120448179272</text:p>
          </table:table-cell>
          <table:table-cell office:value-type="float" office:value="0.0500955352161133" calcext:value-type="float">
            <text:p>0.0500955352161133</text:p>
          </table:table-cell>
          <table:table-cell office:value-type="float" office:value="0.606582633053221" calcext:value-type="float">
            <text:p>0.606582633053221</text:p>
          </table:table-cell>
          <table:table-cell office:value-type="float" office:value="0.0522142927081327" calcext:value-type="float">
            <text:p>0.052214292708132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650811417103007" calcext:value-type="float">
            <text:p>0.0650811417103007</text:p>
          </table:table-cell>
          <table:table-cell office:value-type="float" office:value="0.62436974789916" calcext:value-type="float">
            <text:p>0.62436974789916</text:p>
          </table:table-cell>
          <table:table-cell office:value-type="float" office:value="0.0473727174457665" calcext:value-type="float">
            <text:p>0.0473727174457665</text:p>
          </table:table-cell>
          <table:table-cell office:value-type="float" office:value="0.630210084033613" calcext:value-type="float">
            <text:p>0.630210084033613</text:p>
          </table:table-cell>
          <table:table-cell office:value-type="float" office:value="0.0386969971535256" calcext:value-type="float">
            <text:p>0.0386969971535256</text:p>
          </table:table-cell>
          <table:table-cell office:value-type="float" office:value="0.604257703081233" calcext:value-type="float">
            <text:p>0.604257703081233</text:p>
          </table:table-cell>
          <table:table-cell office:value-type="float" office:value="0.0555043428477903" calcext:value-type="float">
            <text:p>0.0555043428477903</text:p>
          </table:table-cell>
          <table:table-cell office:value-type="float" office:value="0.615994397759104" calcext:value-type="float">
            <text:p>0.615994397759104</text:p>
          </table:table-cell>
          <table:table-cell office:value-type="float" office:value="0.0485174492769692" calcext:value-type="float">
            <text:p>0.0485174492769692</text:p>
          </table:table-cell>
          <table:table-cell office:value-type="float" office:value="0.606540616246499" calcext:value-type="float">
            <text:p>0.606540616246499</text:p>
          </table:table-cell>
          <table:table-cell office:value-type="float" office:value="0.0734465927553788" calcext:value-type="float">
            <text:p>0.0734465927553788</text:p>
          </table:table-cell>
          <table:table-cell office:value-type="float" office:value="0.606596638655462" calcext:value-type="float">
            <text:p>0.606596638655462</text:p>
          </table:table-cell>
          <table:table-cell office:value-type="float" office:value="0.0650726817664975" calcext:value-type="float">
            <text:p>0.0650726817664975</text:p>
          </table:table-cell>
          <table:table-cell office:value-type="float" office:value="0.632647058823529" calcext:value-type="float">
            <text:p>0.632647058823529</text:p>
          </table:table-cell>
          <table:table-cell office:value-type="float" office:value="0.0584899859221025" calcext:value-type="float">
            <text:p>0.0584899859221025</text:p>
          </table:table-cell>
          <table:table-cell office:value-type="float" office:value="0.618515406162465" calcext:value-type="float">
            <text:p>0.618515406162465</text:p>
          </table:table-cell>
          <table:table-cell office:value-type="float" office:value="0.0399468759493046" calcext:value-type="float">
            <text:p>0.0399468759493046</text:p>
          </table:table-cell>
          <table:table-cell office:value-type="float" office:value="0.621988795518207" calcext:value-type="float">
            <text:p>0.621988795518207</text:p>
          </table:table-cell>
          <table:table-cell office:value-type="float" office:value="0.0529285773397498" calcext:value-type="float">
            <text:p>0.0529285773397498</text:p>
          </table:table-cell>
          <table:table-cell office:value-type="float" office:value="0.617268907563025" calcext:value-type="float">
            <text:p>0.617268907563025</text:p>
          </table:table-cell>
          <table:table-cell office:value-type="float" office:value="0.0495762732567172" calcext:value-type="float">
            <text:p>0.0495762732567172</text:p>
          </table:table-cell>
          <table:table-cell office:value-type="float" office:value="0.625616246498599" calcext:value-type="float">
            <text:p>0.625616246498599</text:p>
          </table:table-cell>
          <table:table-cell office:value-type="float" office:value="0.050166541002277" calcext:value-type="float">
            <text:p>0.050166541002277</text:p>
          </table:table-cell>
          <table:table-cell office:value-type="float" office:value="0.617296918767507" calcext:value-type="float">
            <text:p>0.617296918767507</text:p>
          </table:table-cell>
          <table:table-cell office:value-type="float" office:value="0.058081076574782" calcext:value-type="float">
            <text:p>0.058081076574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626750700280112" calcext:value-type="float">
            <text:p>0.626750700280112</text:p>
          </table:table-cell>
          <table:table-cell office:value-type="float" office:value="0.0537130214751811" calcext:value-type="float">
            <text:p>0.0537130214751811</text:p>
          </table:table-cell>
          <table:table-cell office:value-type="float" office:value="0.535560224089636" calcext:value-type="float">
            <text:p>0.535560224089636</text:p>
          </table:table-cell>
          <table:table-cell office:value-type="float" office:value="0.0666483381893344" calcext:value-type="float">
            <text:p>0.0666483381893344</text:p>
          </table:table-cell>
          <table:table-cell office:value-type="float" office:value="0.626694677871148" calcext:value-type="float">
            <text:p>0.626694677871148</text:p>
          </table:table-cell>
          <table:table-cell office:value-type="float" office:value="0.0621471216678673" calcext:value-type="float">
            <text:p>0.0621471216678673</text:p>
          </table:table-cell>
          <table:table-cell office:value-type="float" office:value="0.639649859943978" calcext:value-type="float">
            <text:p>0.639649859943978</text:p>
          </table:table-cell>
          <table:table-cell office:value-type="float" office:value="0.0611384581795032" calcext:value-type="float">
            <text:p>0.0611384581795032</text:p>
          </table:table-cell>
          <table:table-cell office:value-type="float" office:value="0.616120448179272" calcext:value-type="float">
            <text:p>0.616120448179272</text:p>
          </table:table-cell>
          <table:table-cell office:value-type="float" office:value="0.0523552920432492" calcext:value-type="float">
            <text:p>0.0523552920432492</text:p>
          </table:table-cell>
          <table:table-cell office:value-type="float" office:value="0.62546218487395" calcext:value-type="float">
            <text:p>0.62546218487395</text:p>
          </table:table-cell>
          <table:table-cell office:value-type="float" office:value="0.072495098129033" calcext:value-type="float">
            <text:p>0.072495098129033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690273178830526" calcext:value-type="float">
            <text:p>0.0690273178830526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65827895219261" calcext:value-type="float">
            <text:p>0.0665827895219261</text:p>
          </table:table-cell>
          <table:table-cell office:value-type="float" office:value="0.61718487394958" calcext:value-type="float">
            <text:p>0.61718487394958</text:p>
          </table:table-cell>
          <table:table-cell office:value-type="float" office:value="0.0573543443796626" calcext:value-type="float">
            <text:p>0.0573543443796626</text:p>
          </table:table-cell>
          <table:table-cell office:value-type="float" office:value="0.610112044817927" calcext:value-type="float">
            <text:p>0.610112044817927</text:p>
          </table:table-cell>
          <table:table-cell office:value-type="float" office:value="0.0630056268638302" calcext:value-type="float">
            <text:p>0.0630056268638302</text:p>
          </table:table-cell>
          <table:table-cell office:value-type="float" office:value="0.62672268907563" calcext:value-type="float">
            <text:p>0.62672268907563</text:p>
          </table:table-cell>
          <table:table-cell office:value-type="float" office:value="0.0612353233818451" calcext:value-type="float">
            <text:p>0.0612353233818451</text:p>
          </table:table-cell>
          <table:table-cell office:value-type="float" office:value="0.630182072829132" calcext:value-type="float">
            <text:p>0.630182072829132</text:p>
          </table:table-cell>
          <table:table-cell office:value-type="float" office:value="0.0609336613897611" calcext:value-type="float">
            <text:p>0.0609336613897611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50535390096535" calcext:value-type="float">
            <text:p>0.0650535390096535</text:p>
          </table:table-cell>
          <table:table-cell office:value-type="float" office:value="0.610210084033614" calcext:value-type="float">
            <text:p>0.610210084033614</text:p>
          </table:table-cell>
          <table:table-cell office:value-type="float" office:value="0.0512714069180372" calcext:value-type="float">
            <text:p>0.0512714069180372</text:p>
          </table:table-cell>
          <table:table-cell office:value-type="float" office:value="0.625504201680672" calcext:value-type="float">
            <text:p>0.625504201680672</text:p>
          </table:table-cell>
          <table:table-cell office:value-type="float" office:value="0.0526051385527885" calcext:value-type="float">
            <text:p>0.0526051385527885</text:p>
          </table:table-cell>
          <table:table-cell office:value-type="float" office:value="0.610098039215686" calcext:value-type="float">
            <text:p>0.610098039215686</text:p>
          </table:table-cell>
          <table:table-cell office:value-type="float" office:value="0.0414264706928012" calcext:value-type="float">
            <text:p>0.0414264706928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626764705882353" calcext:value-type="float">
            <text:p>0.626764705882353</text:p>
          </table:table-cell>
          <table:table-cell office:value-type="float" office:value="0.0591582465623782" calcext:value-type="float">
            <text:p>0.0591582465623782</text:p>
          </table:table-cell>
          <table:table-cell office:value-type="float" office:value="0.530840336134454" calcext:value-type="float">
            <text:p>0.530840336134454</text:p>
          </table:table-cell>
          <table:table-cell office:value-type="float" office:value="0.060665397194944" calcext:value-type="float">
            <text:p>0.060665397194944</text:p>
          </table:table-cell>
          <table:table-cell office:value-type="float" office:value="0.619649859943978" calcext:value-type="float">
            <text:p>0.619649859943978</text:p>
          </table:table-cell>
          <table:table-cell office:value-type="float" office:value="0.0676093375700259" calcext:value-type="float">
            <text:p>0.0676093375700259</text:p>
          </table:table-cell>
          <table:table-cell office:value-type="float" office:value="0.627843137254902" calcext:value-type="float">
            <text:p>0.627843137254902</text:p>
          </table:table-cell>
          <table:table-cell office:value-type="float" office:value="0.0668603778661822" calcext:value-type="float">
            <text:p>0.0668603778661822</text:p>
          </table:table-cell>
          <table:table-cell office:value-type="float" office:value="0.608991596638655" calcext:value-type="float">
            <text:p>0.608991596638655</text:p>
          </table:table-cell>
          <table:table-cell office:value-type="float" office:value="0.0595492265537604" calcext:value-type="float">
            <text:p>0.0595492265537604</text:p>
          </table:table-cell>
          <table:table-cell office:value-type="float" office:value="0.627801120448179" calcext:value-type="float">
            <text:p>0.627801120448179</text:p>
          </table:table-cell>
          <table:table-cell office:value-type="float" office:value="0.0600854755093507" calcext:value-type="float">
            <text:p>0.0600854755093507</text:p>
          </table:table-cell>
          <table:table-cell office:value-type="float" office:value="0.629019607843137" calcext:value-type="float">
            <text:p>0.629019607843137</text:p>
          </table:table-cell>
          <table:table-cell office:value-type="float" office:value="0.0676965709831875" calcext:value-type="float">
            <text:p>0.0676965709831875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28315974689391" calcext:value-type="float">
            <text:p>0.0528315974689391</text:p>
          </table:table-cell>
          <table:table-cell office:value-type="float" office:value="0.611288515406162" calcext:value-type="float">
            <text:p>0.611288515406162</text:p>
          </table:table-cell>
          <table:table-cell office:value-type="float" office:value="0.055023430606405" calcext:value-type="float">
            <text:p>0.055023430606405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537848133032426" calcext:value-type="float">
            <text:p>0.0537848133032426</text:p>
          </table:table-cell>
          <table:table-cell office:value-type="float" office:value="0.625504201680672" calcext:value-type="float">
            <text:p>0.625504201680672</text:p>
          </table:table-cell>
          <table:table-cell office:value-type="float" office:value="0.0672741576364846" calcext:value-type="float">
            <text:p>0.0672741576364846</text:p>
          </table:table-cell>
          <table:table-cell office:value-type="float" office:value="0.625490196078431" calcext:value-type="float">
            <text:p>0.625490196078431</text:p>
          </table:table-cell>
          <table:table-cell office:value-type="float" office:value="0.0605583554955177" calcext:value-type="float">
            <text:p>0.0605583554955177</text:p>
          </table:table-cell>
          <table:table-cell office:value-type="float" office:value="0.625532212885154" calcext:value-type="float">
            <text:p>0.625532212885154</text:p>
          </table:table-cell>
          <table:table-cell office:value-type="float" office:value="0.0594330627718154" calcext:value-type="float">
            <text:p>0.0594330627718154</text:p>
          </table:table-cell>
          <table:table-cell office:value-type="float" office:value="0.616064425770308" calcext:value-type="float">
            <text:p>0.616064425770308</text:p>
          </table:table-cell>
          <table:table-cell office:value-type="float" office:value="0.0459607186256664" calcext:value-type="float">
            <text:p>0.0459607186256664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562591267909994" calcext:value-type="float">
            <text:p>0.0562591267909994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33121838353569" calcext:value-type="float">
            <text:p>0.0533121838353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623179271708684" calcext:value-type="float">
            <text:p>0.623179271708684</text:p>
          </table:table-cell>
          <table:table-cell office:value-type="float" office:value="0.0605497261759291" calcext:value-type="float">
            <text:p>0.0605497261759291</text:p>
          </table:table-cell>
          <table:table-cell office:value-type="float" office:value="0.531988795518207" calcext:value-type="float">
            <text:p>0.531988795518207</text:p>
          </table:table-cell>
          <table:table-cell office:value-type="float" office:value="0.0530355005766405" calcext:value-type="float">
            <text:p>0.0530355005766405</text:p>
          </table:table-cell>
          <table:table-cell office:value-type="float" office:value="0.623179271708684" calcext:value-type="float">
            <text:p>0.623179271708684</text:p>
          </table:table-cell>
          <table:table-cell office:value-type="float" office:value="0.0683295186929154" calcext:value-type="float">
            <text:p>0.0683295186929154</text:p>
          </table:table-cell>
          <table:table-cell office:value-type="float" office:value="0.629089635854342" calcext:value-type="float">
            <text:p>0.629089635854342</text:p>
          </table:table-cell>
          <table:table-cell office:value-type="float" office:value="0.0695503801675836" calcext:value-type="float">
            <text:p>0.0695503801675836</text:p>
          </table:table-cell>
          <table:table-cell office:value-type="float" office:value="0.614957983193277" calcext:value-type="float">
            <text:p>0.614957983193277</text:p>
          </table:table-cell>
          <table:table-cell office:value-type="float" office:value="0.0574781983347242" calcext:value-type="float">
            <text:p>0.0574781983347242</text:p>
          </table:table-cell>
          <table:table-cell office:value-type="float" office:value="0.631372549019608" calcext:value-type="float">
            <text:p>0.631372549019608</text:p>
          </table:table-cell>
          <table:table-cell office:value-type="float" office:value="0.0613298625089566" calcext:value-type="float">
            <text:p>0.0613298625089566</text:p>
          </table:table-cell>
          <table:table-cell office:value-type="float" office:value="0.627871148459384" calcext:value-type="float">
            <text:p>0.627871148459384</text:p>
          </table:table-cell>
          <table:table-cell office:value-type="float" office:value="0.0629293457739895" calcext:value-type="float">
            <text:p>0.0629293457739895</text:p>
          </table:table-cell>
          <table:table-cell office:value-type="float" office:value="0.620742296918767" calcext:value-type="float">
            <text:p>0.620742296918767</text:p>
          </table:table-cell>
          <table:table-cell office:value-type="float" office:value="0.0593176690853478" calcext:value-type="float">
            <text:p>0.0593176690853478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305139292237" calcext:value-type="float">
            <text:p>0.06130513929223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484248319294422" calcext:value-type="float">
            <text:p>0.0484248319294422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653974879467067" calcext:value-type="float">
            <text:p>0.0653974879467067</text:p>
          </table:table-cell>
          <table:table-cell office:value-type="float" office:value="0.630168067226891" calcext:value-type="float">
            <text:p>0.630168067226891</text:p>
          </table:table-cell>
          <table:table-cell office:value-type="float" office:value="0.0701315512176009" calcext:value-type="float">
            <text:p>0.0701315512176009</text:p>
          </table:table-cell>
          <table:table-cell office:value-type="float" office:value="0.623179271708684" calcext:value-type="float">
            <text:p>0.623179271708684</text:p>
          </table:table-cell>
          <table:table-cell office:value-type="float" office:value="0.0559673418279255" calcext:value-type="float">
            <text:p>0.0559673418279255</text:p>
          </table:table-cell>
          <table:table-cell office:value-type="float" office:value="0.607801120448179" calcext:value-type="float">
            <text:p>0.607801120448179</text:p>
          </table:table-cell>
          <table:table-cell office:value-type="float" office:value="0.0487040239430758" calcext:value-type="float">
            <text:p>0.0487040239430758</text:p>
          </table:table-cell>
          <table:table-cell office:value-type="float" office:value="0.619565826330532" calcext:value-type="float">
            <text:p>0.619565826330532</text:p>
          </table:table-cell>
          <table:table-cell office:value-type="float" office:value="0.059416301367576" calcext:value-type="float">
            <text:p>0.059416301367576</text:p>
          </table:table-cell>
          <table:table-cell office:value-type="float" office:value="0.620798319327731" calcext:value-type="float">
            <text:p>0.620798319327731</text:p>
          </table:table-cell>
          <table:table-cell office:value-type="float" office:value="0.0531286254935238" calcext:value-type="float">
            <text:p>0.05312862549352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62672268907563" calcext:value-type="float">
            <text:p>0.62672268907563</text:p>
          </table:table-cell>
          <table:table-cell office:value-type="float" office:value="0.058657629200778" calcext:value-type="float">
            <text:p>0.058657629200778</text:p>
          </table:table-cell>
          <table:table-cell office:value-type="float" office:value="0.530798319327731" calcext:value-type="float">
            <text:p>0.530798319327731</text:p>
          </table:table-cell>
          <table:table-cell office:value-type="float" office:value="0.0528484017248224" calcext:value-type="float">
            <text:p>0.0528484017248224</text:p>
          </table:table-cell>
          <table:table-cell office:value-type="float" office:value="0.625574229691877" calcext:value-type="float">
            <text:p>0.625574229691877</text:p>
          </table:table-cell>
          <table:table-cell office:value-type="float" office:value="0.0644046637235084" calcext:value-type="float">
            <text:p>0.0644046637235084</text:p>
          </table:table-cell>
          <table:table-cell office:value-type="float" office:value="0.630280112044818" calcext:value-type="float">
            <text:p>0.630280112044818</text:p>
          </table:table-cell>
          <table:table-cell office:value-type="float" office:value="0.0688152311954494" calcext:value-type="float">
            <text:p>0.0688152311954494</text:p>
          </table:table-cell>
          <table:table-cell office:value-type="float" office:value="0.612577030812325" calcext:value-type="float">
            <text:p>0.612577030812325</text:p>
          </table:table-cell>
          <table:table-cell office:value-type="float" office:value="0.0526488453551417" calcext:value-type="float">
            <text:p>0.0526488453551417</text:p>
          </table:table-cell>
          <table:table-cell office:value-type="float" office:value="0.632577030812325" calcext:value-type="float">
            <text:p>0.632577030812325</text:p>
          </table:table-cell>
          <table:table-cell office:value-type="float" office:value="0.057098259816321" calcext:value-type="float">
            <text:p>0.057098259816321</text:p>
          </table:table-cell>
          <table:table-cell office:value-type="float" office:value="0.629089635854342" calcext:value-type="float">
            <text:p>0.629089635854342</text:p>
          </table:table-cell>
          <table:table-cell office:value-type="float" office:value="0.0577121852888964" calcext:value-type="float">
            <text:p>0.0577121852888964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526334018901438" calcext:value-type="float">
            <text:p>0.0526334018901438</text:p>
          </table:table-cell>
          <table:table-cell office:value-type="float" office:value="0.616036414565826" calcext:value-type="float">
            <text:p>0.616036414565826</text:p>
          </table:table-cell>
          <table:table-cell office:value-type="float" office:value="0.0542194411124151" calcext:value-type="float">
            <text:p>0.0542194411124151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493390860852347" calcext:value-type="float">
            <text:p>0.0493390860852347</text:p>
          </table:table-cell>
          <table:table-cell office:value-type="float" office:value="0.622016806722689" calcext:value-type="float">
            <text:p>0.622016806722689</text:p>
          </table:table-cell>
          <table:table-cell office:value-type="float" office:value="0.0698767678927202" calcext:value-type="float">
            <text:p>0.0698767678927202</text:p>
          </table:table-cell>
          <table:table-cell office:value-type="float" office:value="0.631386554621849" calcext:value-type="float">
            <text:p>0.631386554621849</text:p>
          </table:table-cell>
          <table:table-cell office:value-type="float" office:value="0.0612762286895984" calcext:value-type="float">
            <text:p>0.0612762286895984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88524246164968" calcext:value-type="float">
            <text:p>0.0588524246164968</text:p>
          </table:table-cell>
          <table:table-cell office:value-type="float" office:value="0.608963585434174" calcext:value-type="float">
            <text:p>0.608963585434174</text:p>
          </table:table-cell>
          <table:table-cell office:value-type="float" office:value="0.0494514348497624" calcext:value-type="float">
            <text:p>0.0494514348497624</text:p>
          </table:table-cell>
          <table:table-cell office:value-type="float" office:value="0.615980392156863" calcext:value-type="float">
            <text:p>0.615980392156863</text:p>
          </table:table-cell>
          <table:table-cell office:value-type="float" office:value="0.0667709226334956" calcext:value-type="float">
            <text:p>0.0667709226334956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502312572640089" calcext:value-type="float">
            <text:p>0.050231257264008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626764705882353" calcext:value-type="float">
            <text:p>0.626764705882353</text:p>
          </table:table-cell>
          <table:table-cell office:value-type="float" office:value="0.0578297812552719" calcext:value-type="float">
            <text:p>0.0578297812552719</text:p>
          </table:table-cell>
          <table:table-cell office:value-type="float" office:value="0.53106162464986" calcext:value-type="float">
            <text:p>0.53106162464986</text:p>
          </table:table-cell>
          <table:table-cell office:value-type="float" office:value="0.0566586345803709" calcext:value-type="float">
            <text:p>0.0566586345803709</text:p>
          </table:table-cell>
          <table:table-cell office:value-type="float" office:value="0.620336134453781" calcext:value-type="float">
            <text:p>0.620336134453781</text:p>
          </table:table-cell>
          <table:table-cell office:value-type="float" office:value="0.0629409868724899" calcext:value-type="float">
            <text:p>0.0629409868724899</text:p>
          </table:table-cell>
          <table:table-cell office:value-type="float" office:value="0.628098039215686" calcext:value-type="float">
            <text:p>0.628098039215686</text:p>
          </table:table-cell>
          <table:table-cell office:value-type="float" office:value="0.0662891178238038" calcext:value-type="float">
            <text:p>0.0662891178238038</text:p>
          </table:table-cell>
          <table:table-cell office:value-type="float" office:value="0.615403361344538" calcext:value-type="float">
            <text:p>0.615403361344538</text:p>
          </table:table-cell>
          <table:table-cell office:value-type="float" office:value="0.0538808559465284" calcext:value-type="float">
            <text:p>0.0538808559465284</text:p>
          </table:table-cell>
          <table:table-cell office:value-type="float" office:value="0.629484593837535" calcext:value-type="float">
            <text:p>0.629484593837535</text:p>
          </table:table-cell>
          <table:table-cell office:value-type="float" office:value="0.0579411386234374" calcext:value-type="float">
            <text:p>0.0579411386234374</text:p>
          </table:table-cell>
          <table:table-cell office:value-type="float" office:value="0.622442577030812" calcext:value-type="float">
            <text:p>0.622442577030812</text:p>
          </table:table-cell>
          <table:table-cell office:value-type="float" office:value="0.0625739525553833" calcext:value-type="float">
            <text:p>0.0625739525553833</text:p>
          </table:table-cell>
          <table:table-cell office:value-type="float" office:value="0.618145658263305" calcext:value-type="float">
            <text:p>0.618145658263305</text:p>
          </table:table-cell>
          <table:table-cell office:value-type="float" office:value="0.0559765814486652" calcext:value-type="float">
            <text:p>0.0559765814486652</text:p>
          </table:table-cell>
          <table:table-cell office:value-type="float" office:value="0.613652661064426" calcext:value-type="float">
            <text:p>0.613652661064426</text:p>
          </table:table-cell>
          <table:table-cell office:value-type="float" office:value="0.0602697896292197" calcext:value-type="float">
            <text:p>0.0602697896292197</text:p>
          </table:table-cell>
          <table:table-cell office:value-type="float" office:value="0.612971988795518" calcext:value-type="float">
            <text:p>0.612971988795518</text:p>
          </table:table-cell>
          <table:table-cell office:value-type="float" office:value="0.0559254079896494" calcext:value-type="float">
            <text:p>0.0559254079896494</text:p>
          </table:table-cell>
          <table:table-cell office:value-type="float" office:value="0.625058823529412" calcext:value-type="float">
            <text:p>0.625058823529412</text:p>
          </table:table-cell>
          <table:table-cell office:value-type="float" office:value="0.0644547445559718" calcext:value-type="float">
            <text:p>0.0644547445559718</text:p>
          </table:table-cell>
          <table:table-cell office:value-type="float" office:value="0.627148459383754" calcext:value-type="float">
            <text:p>0.627148459383754</text:p>
          </table:table-cell>
          <table:table-cell office:value-type="float" office:value="0.0585693345483565" calcext:value-type="float">
            <text:p>0.0585693345483565</text:p>
          </table:table-cell>
          <table:table-cell office:value-type="float" office:value="0.62221568627451" calcext:value-type="float">
            <text:p>0.62221568627451</text:p>
          </table:table-cell>
          <table:table-cell office:value-type="float" office:value="0.0584469891131282" calcext:value-type="float">
            <text:p>0.0584469891131282</text:p>
          </table:table-cell>
          <table:table-cell office:value-type="float" office:value="0.61206162464986" calcext:value-type="float">
            <text:p>0.61206162464986</text:p>
          </table:table-cell>
          <table:table-cell office:value-type="float" office:value="0.0489927715186518" calcext:value-type="float">
            <text:p>0.0489927715186518</text:p>
          </table:table-cell>
          <table:table-cell office:value-type="float" office:value="0.620775910364146" calcext:value-type="float">
            <text:p>0.620775910364146</text:p>
          </table:table-cell>
          <table:table-cell office:value-type="float" office:value="0.0570436060694273" calcext:value-type="float">
            <text:p>0.0570436060694273</text:p>
          </table:table-cell>
          <table:table-cell office:value-type="float" office:value="0.615574229691877" calcext:value-type="float">
            <text:p>0.615574229691877</text:p>
          </table:table-cell>
          <table:table-cell office:value-type="float" office:value="0.0512359227720946" calcext:value-type="float">
            <text:p>0.0512359227720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74108676975945" calcext:value-type="float">
            <text:p>0.74108676975945</text:p>
          </table:table-cell>
          <table:table-cell office:value-type="float" office:value="0.0452371573413701" calcext:value-type="float">
            <text:p>0.0452371573413701</text:p>
          </table:table-cell>
          <table:table-cell office:value-type="float" office:value="0.665356529209622" calcext:value-type="float">
            <text:p>0.665356529209622</text:p>
          </table:table-cell>
          <table:table-cell office:value-type="float" office:value="0.0465601471495655" calcext:value-type="float">
            <text:p>0.0465601471495655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394635721934608" calcext:value-type="float">
            <text:p>0.0394635721934608</text:p>
          </table:table-cell>
          <table:table-cell office:value-type="float" office:value="0.728640463917526" calcext:value-type="float">
            <text:p>0.728640463917526</text:p>
          </table:table-cell>
          <table:table-cell office:value-type="float" office:value="0.036594701856854" calcext:value-type="float">
            <text:p>0.036594701856854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328276263866694" calcext:value-type="float">
            <text:p>0.0328276263866694</text:p>
          </table:table-cell>
          <table:table-cell office:value-type="float" office:value="0.72451675257732" calcext:value-type="float">
            <text:p>0.72451675257732</text:p>
          </table:table-cell>
          <table:table-cell office:value-type="float" office:value="0.0388377037426147" calcext:value-type="float">
            <text:p>0.038837703742614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506853841516118" calcext:value-type="float">
            <text:p>0.0506853841516118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392906245009585" calcext:value-type="float">
            <text:p>0.0392906245009585</text:p>
          </table:table-cell>
          <table:table-cell office:value-type="float" office:value="0.740152491408935" calcext:value-type="float">
            <text:p>0.740152491408935</text:p>
          </table:table-cell>
          <table:table-cell office:value-type="float" office:value="0.0337338383445893" calcext:value-type="float">
            <text:p>0.0337338383445893</text:p>
          </table:table-cell>
          <table:table-cell office:value-type="float" office:value="0.729649914089347" calcext:value-type="float">
            <text:p>0.729649914089347</text:p>
          </table:table-cell>
          <table:table-cell office:value-type="float" office:value="0.0334987768948057" calcext:value-type="float">
            <text:p>0.0334987768948057</text:p>
          </table:table-cell>
          <table:table-cell office:value-type="float" office:value="0.734868986254295" calcext:value-type="float">
            <text:p>0.734868986254295</text:p>
          </table:table-cell>
          <table:table-cell office:value-type="float" office:value="0.0368770584670586" calcext:value-type="float">
            <text:p>0.0368770584670586</text:p>
          </table:table-cell>
          <table:table-cell office:value-type="float" office:value="0.731829896907217" calcext:value-type="float">
            <text:p>0.731829896907217</text:p>
          </table:table-cell>
          <table:table-cell office:value-type="float" office:value="0.0260355978430975" calcext:value-type="float">
            <text:p>0.0260355978430975</text:p>
          </table:table-cell>
          <table:table-cell office:value-type="float" office:value="0.729671391752577" calcext:value-type="float">
            <text:p>0.729671391752577</text:p>
          </table:table-cell>
          <table:table-cell office:value-type="float" office:value="0.0371554279884072" calcext:value-type="float">
            <text:p>0.0371554279884072</text:p>
          </table:table-cell>
          <table:table-cell office:value-type="float" office:value="0.736984536082474" calcext:value-type="float">
            <text:p>0.736984536082474</text:p>
          </table:table-cell>
          <table:table-cell office:value-type="float" office:value="0.0266149664444233" calcext:value-type="float">
            <text:p>0.0266149664444233</text:p>
          </table:table-cell>
          <table:table-cell office:value-type="float" office:value="0.72141323024055" calcext:value-type="float">
            <text:p>0.72141323024055</text:p>
          </table:table-cell>
          <table:table-cell office:value-type="float" office:value="0.0335676553927766" calcext:value-type="float">
            <text:p>0.0335676553927766</text:p>
          </table:table-cell>
          <table:table-cell office:value-type="float" office:value="0.742160652920962" calcext:value-type="float">
            <text:p>0.742160652920962</text:p>
          </table:table-cell>
          <table:table-cell office:value-type="float" office:value="0.0271979741532239" calcext:value-type="float">
            <text:p>0.0271979741532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738004725085911" calcext:value-type="float">
            <text:p>0.738004725085911</text:p>
          </table:table-cell>
          <table:table-cell office:value-type="float" office:value="0.0320591666450873" calcext:value-type="float">
            <text:p>0.0320591666450873</text:p>
          </table:table-cell>
          <table:table-cell office:value-type="float" office:value="0.67988616838488" calcext:value-type="float">
            <text:p>0.67988616838488</text:p>
          </table:table-cell>
          <table:table-cell office:value-type="float" office:value="0.0424981472862469" calcext:value-type="float">
            <text:p>0.0424981472862469</text:p>
          </table:table-cell>
          <table:table-cell office:value-type="float" office:value="0.738015463917526" calcext:value-type="float">
            <text:p>0.738015463917526</text:p>
          </table:table-cell>
          <table:table-cell office:value-type="float" office:value="0.0326147193354513" calcext:value-type="float">
            <text:p>0.0326147193354513</text:p>
          </table:table-cell>
          <table:table-cell office:value-type="float" office:value="0.749441580756014" calcext:value-type="float">
            <text:p>0.749441580756014</text:p>
          </table:table-cell>
          <table:table-cell office:value-type="float" office:value="0.023088116134001" calcext:value-type="float">
            <text:p>0.023088116134001</text:p>
          </table:table-cell>
          <table:table-cell office:value-type="float" office:value="0.747368986254296" calcext:value-type="float">
            <text:p>0.747368986254296</text:p>
          </table:table-cell>
          <table:table-cell office:value-type="float" office:value="0.0335535839703703" calcext:value-type="float">
            <text:p>0.0335535839703703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45261085285766" calcext:value-type="float">
            <text:p>0.0245261085285766</text:p>
          </table:table-cell>
          <table:table-cell office:value-type="float" office:value="0.728651202749141" calcext:value-type="float">
            <text:p>0.728651202749141</text:p>
          </table:table-cell>
          <table:table-cell office:value-type="float" office:value="0.0323137452880585" calcext:value-type="float">
            <text:p>0.0323137452880585</text:p>
          </table:table-cell>
          <table:table-cell office:value-type="float" office:value="0.741129725085911" calcext:value-type="float">
            <text:p>0.741129725085911</text:p>
          </table:table-cell>
          <table:table-cell office:value-type="float" office:value="0.0337253344544908" calcext:value-type="float">
            <text:p>0.0337253344544908</text:p>
          </table:table-cell>
          <table:table-cell office:value-type="float" office:value="0.74951675257732" calcext:value-type="float">
            <text:p>0.74951675257732</text:p>
          </table:table-cell>
          <table:table-cell office:value-type="float" office:value="0.0308494420771106" calcext:value-type="float">
            <text:p>0.0308494420771106</text:p>
          </table:table-cell>
          <table:table-cell office:value-type="float" office:value="0.735910652920962" calcext:value-type="float">
            <text:p>0.735910652920962</text:p>
          </table:table-cell>
          <table:table-cell office:value-type="float" office:value="0.0390876031273086" calcext:value-type="float">
            <text:p>0.0390876031273086</text:p>
          </table:table-cell>
          <table:table-cell office:value-type="float" office:value="0.730734536082474" calcext:value-type="float">
            <text:p>0.730734536082474</text:p>
          </table:table-cell>
          <table:table-cell office:value-type="float" office:value="0.0265174591428566" calcext:value-type="float">
            <text:p>0.0265174591428566</text:p>
          </table:table-cell>
          <table:table-cell office:value-type="float" office:value="0.741183419243986" calcext:value-type="float">
            <text:p>0.741183419243986</text:p>
          </table:table-cell>
          <table:table-cell office:value-type="float" office:value="0.0234971072713872" calcext:value-type="float">
            <text:p>0.0234971072713872</text:p>
          </table:table-cell>
          <table:table-cell office:value-type="float" office:value="0.73393470790378" calcext:value-type="float">
            <text:p>0.73393470790378</text:p>
          </table:table-cell>
          <table:table-cell office:value-type="float" office:value="0.0302227346622451" calcext:value-type="float">
            <text:p>0.0302227346622451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223469096877642" calcext:value-type="float">
            <text:p>0.0223469096877642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406598316254131" calcext:value-type="float">
            <text:p>0.0406598316254131</text:p>
          </table:table-cell>
          <table:table-cell office:value-type="float" office:value="0.742192869415808" calcext:value-type="float">
            <text:p>0.742192869415808</text:p>
          </table:table-cell>
          <table:table-cell office:value-type="float" office:value="0.0245510688326413" calcext:value-type="float">
            <text:p>0.02455106883264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74733676975945" calcext:value-type="float">
            <text:p>0.74733676975945</text:p>
          </table:table-cell>
          <table:table-cell office:value-type="float" office:value="0.0428884490368019" calcext:value-type="float">
            <text:p>0.0428884490368019</text:p>
          </table:table-cell>
          <table:table-cell office:value-type="float" office:value="0.675719501718213" calcext:value-type="float">
            <text:p>0.675719501718213</text:p>
          </table:table-cell>
          <table:table-cell office:value-type="float" office:value="0.0279083871328232" calcext:value-type="float">
            <text:p>0.0279083871328232</text:p>
          </table:table-cell>
          <table:table-cell office:value-type="float" office:value="0.744265463917526" calcext:value-type="float">
            <text:p>0.744265463917526</text:p>
          </table:table-cell>
          <table:table-cell office:value-type="float" office:value="0.0296519778144749" calcext:value-type="float">
            <text:p>0.0296519778144749</text:p>
          </table:table-cell>
          <table:table-cell office:value-type="float" office:value="0.743213058419244" calcext:value-type="float">
            <text:p>0.743213058419244</text:p>
          </table:table-cell>
          <table:table-cell office:value-type="float" office:value="0.0309134055235489" calcext:value-type="float">
            <text:p>0.0309134055235489</text:p>
          </table:table-cell>
          <table:table-cell office:value-type="float" office:value="0.740098797250859" calcext:value-type="float">
            <text:p>0.740098797250859</text:p>
          </table:table-cell>
          <table:table-cell office:value-type="float" office:value="0.0355875871176581" calcext:value-type="float">
            <text:p>0.0355875871176581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308510951639872" calcext:value-type="float">
            <text:p>0.0308510951639872</text:p>
          </table:table-cell>
          <table:table-cell office:value-type="float" office:value="0.740109536082474" calcext:value-type="float">
            <text:p>0.740109536082474</text:p>
          </table:table-cell>
          <table:table-cell office:value-type="float" office:value="0.0334122638602751" calcext:value-type="float">
            <text:p>0.0334122638602751</text:p>
          </table:table-cell>
          <table:table-cell office:value-type="float" office:value="0.744286941580756" calcext:value-type="float">
            <text:p>0.744286941580756</text:p>
          </table:table-cell>
          <table:table-cell office:value-type="float" office:value="0.0286438100159024" calcext:value-type="float">
            <text:p>0.0286438100159024</text:p>
          </table:table-cell>
          <table:table-cell office:value-type="float" office:value="0.739110824742268" calcext:value-type="float">
            <text:p>0.739110824742268</text:p>
          </table:table-cell>
          <table:table-cell office:value-type="float" office:value="0.0324758161249377" calcext:value-type="float">
            <text:p>0.0324758161249377</text:p>
          </table:table-cell>
          <table:table-cell office:value-type="float" office:value="0.739057130584192" calcext:value-type="float">
            <text:p>0.739057130584192</text:p>
          </table:table-cell>
          <table:table-cell office:value-type="float" office:value="0.0329487332115552" calcext:value-type="float">
            <text:p>0.0329487332115552</text:p>
          </table:table-cell>
          <table:table-cell office:value-type="float" office:value="0.738026202749141" calcext:value-type="float">
            <text:p>0.738026202749141</text:p>
          </table:table-cell>
          <table:table-cell office:value-type="float" office:value="0.0269666699703772" calcext:value-type="float">
            <text:p>0.0269666699703772</text:p>
          </table:table-cell>
          <table:table-cell office:value-type="float" office:value="0.746348797250859" calcext:value-type="float">
            <text:p>0.746348797250859</text:p>
          </table:table-cell>
          <table:table-cell office:value-type="float" office:value="0.02752769379922" calcext:value-type="float">
            <text:p>0.02752769379922</text:p>
          </table:table-cell>
          <table:table-cell office:value-type="float" office:value="0.731797680412371" calcext:value-type="float">
            <text:p>0.731797680412371</text:p>
          </table:table-cell>
          <table:table-cell office:value-type="float" office:value="0.0329432804465007" calcext:value-type="float">
            <text:p>0.0329432804465007</text:p>
          </table:table-cell>
          <table:table-cell office:value-type="float" office:value="0.740055841924399" calcext:value-type="float">
            <text:p>0.740055841924399</text:p>
          </table:table-cell>
          <table:table-cell office:value-type="float" office:value="0.0279517023924335" calcext:value-type="float">
            <text:p>0.0279517023924335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361729944328137" calcext:value-type="float">
            <text:p>0.0361729944328137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69838535811876" calcext:value-type="float">
            <text:p>0.0269838535811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74733676975945" calcext:value-type="float">
            <text:p>0.74733676975945</text:p>
          </table:table-cell>
          <table:table-cell office:value-type="float" office:value="0.037808781219785" calcext:value-type="float">
            <text:p>0.037808781219785</text:p>
          </table:table-cell>
          <table:table-cell office:value-type="float" office:value="0.677781357388316" calcext:value-type="float">
            <text:p>0.677781357388316</text:p>
          </table:table-cell>
          <table:table-cell office:value-type="float" office:value="0.0306487102999028" calcext:value-type="float">
            <text:p>0.0306487102999028</text:p>
          </table:table-cell>
          <table:table-cell office:value-type="float" office:value="0.746338058419244" calcext:value-type="float">
            <text:p>0.746338058419244</text:p>
          </table:table-cell>
          <table:table-cell office:value-type="float" office:value="0.0316543423704024" calcext:value-type="float">
            <text:p>0.0316543423704024</text:p>
          </table:table-cell>
          <table:table-cell office:value-type="float" office:value="0.744254725085911" calcext:value-type="float">
            <text:p>0.744254725085911</text:p>
          </table:table-cell>
          <table:table-cell office:value-type="float" office:value="0.0309210085940486" calcext:value-type="float">
            <text:p>0.0309210085940486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30348469296801" calcext:value-type="float">
            <text:p>0.030348469296801</text:p>
          </table:table-cell>
          <table:table-cell office:value-type="float" office:value="0.73701675257732" calcext:value-type="float">
            <text:p>0.73701675257732</text:p>
          </table:table-cell>
          <table:table-cell office:value-type="float" office:value="0.030944380110238" calcext:value-type="float">
            <text:p>0.030944380110238</text:p>
          </table:table-cell>
          <table:table-cell office:value-type="float" office:value="0.738026202749141" calcext:value-type="float">
            <text:p>0.738026202749141</text:p>
          </table:table-cell>
          <table:table-cell office:value-type="float" office:value="0.0351362525157138" calcext:value-type="float">
            <text:p>0.0351362525157138</text:p>
          </table:table-cell>
          <table:table-cell office:value-type="float" office:value="0.746370274914089" calcext:value-type="float">
            <text:p>0.746370274914089</text:p>
          </table:table-cell>
          <table:table-cell office:value-type="float" office:value="0.0277534017435971" calcext:value-type="float">
            <text:p>0.0277534017435971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338969291578116" calcext:value-type="float">
            <text:p>0.0338969291578116</text:p>
          </table:table-cell>
          <table:table-cell office:value-type="float" office:value="0.751546391752577" calcext:value-type="float">
            <text:p>0.751546391752577</text:p>
          </table:table-cell>
          <table:table-cell office:value-type="float" office:value="0.0258374592579407" calcext:value-type="float">
            <text:p>0.0258374592579407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56581654266772" calcext:value-type="float">
            <text:p>0.0256581654266772</text:p>
          </table:table-cell>
          <table:table-cell office:value-type="float" office:value="0.747433419243986" calcext:value-type="float">
            <text:p>0.747433419243986</text:p>
          </table:table-cell>
          <table:table-cell office:value-type="float" office:value="0.028715146226711" calcext:value-type="float">
            <text:p>0.028715146226711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67575790205758" calcext:value-type="float">
            <text:p>0.0367575790205758</text:p>
          </table:table-cell>
          <table:table-cell office:value-type="float" office:value="0.736973797250859" calcext:value-type="float">
            <text:p>0.736973797250859</text:p>
          </table:table-cell>
          <table:table-cell office:value-type="float" office:value="0.0276299121089186" calcext:value-type="float">
            <text:p>0.027629912108918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1064207113142" calcext:value-type="float">
            <text:p>0.0321064207113142</text:p>
          </table:table-cell>
          <table:table-cell office:value-type="float" office:value="0.737027491408935" calcext:value-type="float">
            <text:p>0.737027491408935</text:p>
          </table:table-cell>
          <table:table-cell office:value-type="float" office:value="0.0261911959927053" calcext:value-type="float">
            <text:p>0.02619119599270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749420103092784" calcext:value-type="float">
            <text:p>0.749420103092784</text:p>
          </table:table-cell>
          <table:table-cell office:value-type="float" office:value="0.0366136662847302" calcext:value-type="float">
            <text:p>0.0366136662847302</text:p>
          </table:table-cell>
          <table:table-cell office:value-type="float" office:value="0.672562285223368" calcext:value-type="float">
            <text:p>0.672562285223368</text:p>
          </table:table-cell>
          <table:table-cell office:value-type="float" office:value="0.0272619458384597" calcext:value-type="float">
            <text:p>0.0272619458384597</text:p>
          </table:table-cell>
          <table:table-cell office:value-type="float" office:value="0.743202319587629" calcext:value-type="float">
            <text:p>0.743202319587629</text:p>
          </table:table-cell>
          <table:table-cell office:value-type="float" office:value="0.0305946383090861" calcext:value-type="float">
            <text:p>0.0305946383090861</text:p>
          </table:table-cell>
          <table:table-cell office:value-type="float" office:value="0.745274914089347" calcext:value-type="float">
            <text:p>0.745274914089347</text:p>
          </table:table-cell>
          <table:table-cell office:value-type="float" office:value="0.0287061554794398" calcext:value-type="float">
            <text:p>0.0287061554794398</text:p>
          </table:table-cell>
          <table:table-cell office:value-type="float" office:value="0.745296391752577" calcext:value-type="float">
            <text:p>0.745296391752577</text:p>
          </table:table-cell>
          <table:table-cell office:value-type="float" office:value="0.0356732140226233" calcext:value-type="float">
            <text:p>0.0356732140226233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341232540025423" calcext:value-type="float">
            <text:p>0.0341232540025423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328667434345179" calcext:value-type="float">
            <text:p>0.0328667434345179</text:p>
          </table:table-cell>
          <table:table-cell office:value-type="float" office:value="0.740131013745704" calcext:value-type="float">
            <text:p>0.740131013745704</text:p>
          </table:table-cell>
          <table:table-cell office:value-type="float" office:value="0.0289622769196828" calcext:value-type="float">
            <text:p>0.028962276919682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400352210668613" calcext:value-type="float">
            <text:p>0.0400352210668613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187205109710373" calcext:value-type="float">
            <text:p>0.0187205109710373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85273265835237" calcext:value-type="float">
            <text:p>0.0285273265835237</text:p>
          </table:table-cell>
          <table:table-cell office:value-type="float" office:value="0.74326675257732" calcext:value-type="float">
            <text:p>0.74326675257732</text:p>
          </table:table-cell>
          <table:table-cell office:value-type="float" office:value="0.0266301877532226" calcext:value-type="float">
            <text:p>0.0266301877532226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61433969149778" calcext:value-type="float">
            <text:p>0.0361433969149778</text:p>
          </table:table-cell>
          <table:table-cell office:value-type="float" office:value="0.735910652920962" calcext:value-type="float">
            <text:p>0.735910652920962</text:p>
          </table:table-cell>
          <table:table-cell office:value-type="float" office:value="0.0232317992520059" calcext:value-type="float">
            <text:p>0.0232317992520059</text:p>
          </table:table-cell>
          <table:table-cell office:value-type="float" office:value="0.734944158075601" calcext:value-type="float">
            <text:p>0.734944158075601</text:p>
          </table:table-cell>
          <table:table-cell office:value-type="float" office:value="0.0332167336283994" calcext:value-type="float">
            <text:p>0.0332167336283994</text:p>
          </table:table-cell>
          <table:table-cell office:value-type="float" office:value="0.741183419243986" calcext:value-type="float">
            <text:p>0.741183419243986</text:p>
          </table:table-cell>
          <table:table-cell office:value-type="float" office:value="0.0234971072713871" calcext:value-type="float">
            <text:p>0.02349710727138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744637027491409" calcext:value-type="float">
            <text:p>0.744637027491409</text:p>
          </table:table-cell>
          <table:table-cell office:value-type="float" office:value="0.0389214441055549" calcext:value-type="float">
            <text:p>0.0389214441055549</text:p>
          </table:table-cell>
          <table:table-cell office:value-type="float" office:value="0.67426116838488" calcext:value-type="float">
            <text:p>0.67426116838488</text:p>
          </table:table-cell>
          <table:table-cell office:value-type="float" office:value="0.0349754675413996" calcext:value-type="float">
            <text:p>0.0349754675413996</text:p>
          </table:table-cell>
          <table:table-cell office:value-type="float" office:value="0.740515463917526" calcext:value-type="float">
            <text:p>0.740515463917526</text:p>
          </table:table-cell>
          <table:table-cell office:value-type="float" office:value="0.0327958500045751" calcext:value-type="float">
            <text:p>0.0327958500045751</text:p>
          </table:table-cell>
          <table:table-cell office:value-type="float" office:value="0.742164948453608" calcext:value-type="float">
            <text:p>0.742164948453608</text:p>
          </table:table-cell>
          <table:table-cell office:value-type="float" office:value="0.0300446775175785" calcext:value-type="float">
            <text:p>0.0300446775175785</text:p>
          </table:table-cell>
          <table:table-cell office:value-type="float" office:value="0.742809278350515" calcext:value-type="float">
            <text:p>0.742809278350515</text:p>
          </table:table-cell>
          <table:table-cell office:value-type="float" office:value="0.0335980961588244" calcext:value-type="float">
            <text:p>0.0335980961588244</text:p>
          </table:table-cell>
          <table:table-cell office:value-type="float" office:value="0.73451030927835" calcext:value-type="float">
            <text:p>0.73451030927835</text:p>
          </table:table-cell>
          <table:table-cell office:value-type="float" office:value="0.0318565083095918" calcext:value-type="float">
            <text:p>0.0318565083095918</text:p>
          </table:table-cell>
          <table:table-cell office:value-type="float" office:value="0.735945017182131" calcext:value-type="float">
            <text:p>0.735945017182131</text:p>
          </table:table-cell>
          <table:table-cell office:value-type="float" office:value="0.0368828778500354" calcext:value-type="float">
            <text:p>0.0368828778500354</text:p>
          </table:table-cell>
          <table:table-cell office:value-type="float" office:value="0.741161941580756" calcext:value-type="float">
            <text:p>0.741161941580756</text:p>
          </table:table-cell>
          <table:table-cell office:value-type="float" office:value="0.0316750895269263" calcext:value-type="float">
            <text:p>0.0316750895269263</text:p>
          </table:table-cell>
          <table:table-cell office:value-type="float" office:value="0.739729381443299" calcext:value-type="float">
            <text:p>0.739729381443299</text:p>
          </table:table-cell>
          <table:table-cell office:value-type="float" office:value="0.0341982493542621" calcext:value-type="float">
            <text:p>0.0341982493542621</text:p>
          </table:table-cell>
          <table:table-cell office:value-type="float" office:value="0.7390485395189" calcext:value-type="float">
            <text:p>0.7390485395189</text:p>
          </table:table-cell>
          <table:table-cell office:value-type="float" office:value="0.0300186166925295" calcext:value-type="float">
            <text:p>0.0300186166925295</text:p>
          </table:table-cell>
          <table:table-cell office:value-type="float" office:value="0.73386383161512" calcext:value-type="float">
            <text:p>0.73386383161512</text:p>
          </table:table-cell>
          <table:table-cell office:value-type="float" office:value="0.0289093359180987" calcext:value-type="float">
            <text:p>0.0289093359180987</text:p>
          </table:table-cell>
          <table:table-cell office:value-type="float" office:value="0.742012457044674" calcext:value-type="float">
            <text:p>0.742012457044674</text:p>
          </table:table-cell>
          <table:table-cell office:value-type="float" office:value="0.0264811465787277" calcext:value-type="float">
            <text:p>0.0264811465787277</text:p>
          </table:table-cell>
          <table:table-cell office:value-type="float" office:value="0.730143900343643" calcext:value-type="float">
            <text:p>0.730143900343643</text:p>
          </table:table-cell>
          <table:table-cell office:value-type="float" office:value="0.0346444838065413" calcext:value-type="float">
            <text:p>0.0346444838065413</text:p>
          </table:table-cell>
          <table:table-cell office:value-type="float" office:value="0.73613616838488" calcext:value-type="float">
            <text:p>0.73613616838488</text:p>
          </table:table-cell>
          <table:table-cell office:value-type="float" office:value="0.0255550579771091" calcext:value-type="float">
            <text:p>0.0255550579771091</text:p>
          </table:table-cell>
          <table:table-cell office:value-type="float" office:value="0.730764604810997" calcext:value-type="float">
            <text:p>0.730764604810997</text:p>
          </table:table-cell>
          <table:table-cell office:value-type="float" office:value="0.0351447271581434" calcext:value-type="float">
            <text:p>0.0351447271581434</text:p>
          </table:table-cell>
          <table:table-cell office:value-type="float" office:value="0.741159793814433" calcext:value-type="float">
            <text:p>0.741159793814433</text:p>
          </table:table-cell>
          <table:table-cell office:value-type="float" office:value="0.025684239966229" calcext:value-type="float">
            <text:p>0.025684239966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2973745817139" calcext:value-type="float">
            <text:p>0.0362973745817139</text:p>
          </table:table-cell>
          <table:table-cell office:value-type="float" office:value="0.592105263157895" calcext:value-type="float">
            <text:p>0.592105263157895</text:p>
          </table:table-cell>
          <table:table-cell office:value-type="float" office:value="0.0405685290219637" calcext:value-type="float">
            <text:p>0.0405685290219637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69394425669093" calcext:value-type="float">
            <text:p>0.0369394425669093</text:p>
          </table:table-cell>
          <table:table-cell office:value-type="float" office:value="0.624561403508772" calcext:value-type="float">
            <text:p>0.624561403508772</text:p>
          </table:table-cell>
          <table:table-cell office:value-type="float" office:value="0.0481879861390705" calcext:value-type="float">
            <text:p>0.0481879861390705</text:p>
          </table:table-cell>
          <table:table-cell office:value-type="float" office:value="0.65" calcext:value-type="float">
            <text:p>0.65</text:p>
          </table:table-cell>
          <table:table-cell office:value-type="float" office:value="0.0380004481784438" calcext:value-type="float">
            <text:p>0.03800044817844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14029305804277" calcext:value-type="float">
            <text:p>0.041402930580427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70115064058875" calcext:value-type="float">
            <text:p>0.047011506405887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560915967638914" calcext:value-type="float">
            <text:p>0.056091596763891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1092118792343" calcext:value-type="float">
            <text:p>0.0391092118792343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4089907833815" calcext:value-type="float">
            <text:p>0.0434089907833815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17086355829847" calcext:value-type="float">
            <text:p>0.0317086355829847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74908080112856" calcext:value-type="float">
            <text:p>0.037490808011285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47760024301566" calcext:value-type="float">
            <text:p>0.044776002430156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5415344314552" calcext:value-type="float">
            <text:p>0.048541534431455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64035087719298" calcext:value-type="float">
            <text:p>0.664035087719298</text:p>
          </table:table-cell>
          <table:table-cell office:value-type="float" office:value="0.0523138558088838" calcext:value-type="float">
            <text:p>0.0523138558088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32871332649303" calcext:value-type="float">
            <text:p>0.0332871332649303</text:p>
          </table:table-cell>
          <table:table-cell office:value-type="float" office:value="0.58859649122807" calcext:value-type="float">
            <text:p>0.58859649122807</text:p>
          </table:table-cell>
          <table:table-cell office:value-type="float" office:value="0.0498707333493313" calcext:value-type="float">
            <text:p>0.0498707333493313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729472099626324" calcext:value-type="float">
            <text:p>0.072947209962632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7831824670593" calcext:value-type="float">
            <text:p>0.047831824670593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381800142023409" calcext:value-type="float">
            <text:p>0.0381800142023409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73648110674071" calcext:value-type="float">
            <text:p>0.047364811067407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04841306459537" calcext:value-type="float">
            <text:p>0.0504841306459537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82157794841862" calcext:value-type="float">
            <text:p>0.058215779484186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447377976429696" calcext:value-type="float">
            <text:p>0.04473779764296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508132958976104" calcext:value-type="float">
            <text:p>0.0508132958976104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51562725481885" calcext:value-type="float">
            <text:p>0.0451562725481885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47728801243247" calcext:value-type="float">
            <text:p>0.0547728801243247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90324736060579" calcext:value-type="float">
            <text:p>0.0590324736060579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467927622657421" calcext:value-type="float">
            <text:p>0.046792762265742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53305437824402" calcext:value-type="float">
            <text:p>0.0353305437824402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589164961392101" calcext:value-type="float">
            <text:p>0.0589164961392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225734024159283" calcext:value-type="float">
            <text:p>0.0225734024159283</text:p>
          </table:table-cell>
          <table:table-cell office:value-type="float" office:value="0.586842105263158" calcext:value-type="float">
            <text:p>0.586842105263158</text:p>
          </table:table-cell>
          <table:table-cell office:value-type="float" office:value="0.0518871986690891" calcext:value-type="float">
            <text:p>0.0518871986690891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26372846735712" calcext:value-type="float">
            <text:p>0.0626372846735712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69857036277003" calcext:value-type="float">
            <text:p>0.0369857036277003</text:p>
          </table:table-cell>
          <table:table-cell office:value-type="float" office:value="0.65" calcext:value-type="float">
            <text:p>0.65</text:p>
          </table:table-cell>
          <table:table-cell office:value-type="float" office:value="0.0483031731784367" calcext:value-type="float">
            <text:p>0.0483031731784367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93790468788023" calcext:value-type="float">
            <text:p>0.059379046878802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529231688736784" calcext:value-type="float">
            <text:p>0.0529231688736784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26640151274175" calcext:value-type="float">
            <text:p>0.0426640151274175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11855365185006" calcext:value-type="float">
            <text:p>0.041185536518500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84092564098264" calcext:value-type="float">
            <text:p>0.0484092564098264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60839492511007" calcext:value-type="float">
            <text:p>0.046083949251100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37884551465119" calcext:value-type="float">
            <text:p>0.0537884551465119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29877487254937" calcext:value-type="float">
            <text:p>0.0529877487254937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9662748439329" calcext:value-type="float">
            <text:p>0.039662748439329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63652901053636" calcext:value-type="float">
            <text:p>0.0563652901053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253054930098465" calcext:value-type="float">
            <text:p>0.0253054930098465</text:p>
          </table:table-cell>
          <table:table-cell office:value-type="float" office:value="0.597368421052632" calcext:value-type="float">
            <text:p>0.597368421052632</text:p>
          </table:table-cell>
          <table:table-cell office:value-type="float" office:value="0.051223864283005" calcext:value-type="float">
            <text:p>0.051223864283005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658771345807669" calcext:value-type="float">
            <text:p>0.065877134580766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561220730480003" calcext:value-type="float">
            <text:p>0.0561220730480003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540817119931281" calcext:value-type="float">
            <text:p>0.054081711993128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51223864283005" calcext:value-type="float">
            <text:p>0.051223864283005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0449570317983218" calcext:value-type="float">
            <text:p>0.044957031798321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39" calcext:value-type="float">
            <text:p>0.0429735042593539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422208452578761" calcext:value-type="float">
            <text:p>0.0422208452578761</text:p>
          </table:table-cell>
          <table:table-cell office:value-type="float" office:value="0.65" calcext:value-type="float">
            <text:p>0.65</text:p>
          </table:table-cell>
          <table:table-cell office:value-type="float" office:value="0.0428639413167171" calcext:value-type="float">
            <text:p>0.0428639413167171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32854124508331" calcext:value-type="float">
            <text:p>0.053285412450833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37620746991104" calcext:value-type="float">
            <text:p>0.0437620746991104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54477254555956" calcext:value-type="float">
            <text:p>0.055447725455595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620613604584535" calcext:value-type="float">
            <text:p>0.06206136045845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66578947368421" calcext:value-type="float">
            <text:p>0.66578947368421</text:p>
          </table:table-cell>
          <table:table-cell office:value-type="float" office:value="0.0246205081111355" calcext:value-type="float">
            <text:p>0.0246205081111355</text:p>
          </table:table-cell>
          <table:table-cell office:value-type="float" office:value="0.597368421052632" calcext:value-type="float">
            <text:p>0.597368421052632</text:p>
          </table:table-cell>
          <table:table-cell office:value-type="float" office:value="0.0474099161257831" calcext:value-type="float">
            <text:p>0.0474099161257831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96089762845474" calcext:value-type="float">
            <text:p>0.0596089762845474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538281778128419" calcext:value-type="float">
            <text:p>0.0538281778128419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538281778128419" calcext:value-type="float">
            <text:p>0.0538281778128419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79032688099938" calcext:value-type="float">
            <text:p>0.0479032688099938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3849901450918" calcext:value-type="float">
            <text:p>0.043849901450918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97935273857497" calcext:value-type="float">
            <text:p>0.0497935273857497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6229870234728" calcext:value-type="float">
            <text:p>0.0446229870234728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535095708245733" calcext:value-type="float">
            <text:p>0.0535095708245733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53829052016156" calcext:value-type="float">
            <text:p>0.0453829052016156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14486957846146" calcext:value-type="float">
            <text:p>0.051448695784614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13926043723658" calcext:value-type="float">
            <text:p>0.0413926043723658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58548417416681" calcext:value-type="float">
            <text:p>0.05585484174166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284167822767109" calcext:value-type="float">
            <text:p>0.0284167822767109</text:p>
          </table:table-cell>
          <table:table-cell office:value-type="float" office:value="0.592456140350877" calcext:value-type="float">
            <text:p>0.592456140350877</text:p>
          </table:table-cell>
          <table:table-cell office:value-type="float" office:value="0.0481920482898344" calcext:value-type="float">
            <text:p>0.0481920482898344</text:p>
          </table:table-cell>
          <table:table-cell office:value-type="float" office:value="0.653859649122807" calcext:value-type="float">
            <text:p>0.653859649122807</text:p>
          </table:table-cell>
          <table:table-cell office:value-type="float" office:value="0.0596020096136854" calcext:value-type="float">
            <text:p>0.0596020096136854</text:p>
          </table:table-cell>
          <table:table-cell office:value-type="float" office:value="0.643157894736842" calcext:value-type="float">
            <text:p>0.643157894736842</text:p>
          </table:table-cell>
          <table:table-cell office:value-type="float" office:value="0.0435810427236406" calcext:value-type="float">
            <text:p>0.043581042723640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68867772840127" calcext:value-type="float">
            <text:p>0.0468867772840127</text:p>
          </table:table-cell>
          <table:table-cell office:value-type="float" office:value="0.657719298245614" calcext:value-type="float">
            <text:p>0.657719298245614</text:p>
          </table:table-cell>
          <table:table-cell office:value-type="float" office:value="0.0507238002211812" calcext:value-type="float">
            <text:p>0.0507238002211812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510941696042733" calcext:value-type="float">
            <text:p>0.0510941696042733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99663383967621" calcext:value-type="float">
            <text:p>0.049966338396762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23711903501953" calcext:value-type="float">
            <text:p>0.0423711903501953</text:p>
          </table:table-cell>
          <table:table-cell office:value-type="float" office:value="0.659122807017544" calcext:value-type="float">
            <text:p>0.659122807017544</text:p>
          </table:table-cell>
          <table:table-cell office:value-type="float" office:value="0.0464492678942901" calcext:value-type="float">
            <text:p>0.0464492678942901</text:p>
          </table:table-cell>
          <table:table-cell office:value-type="float" office:value="0.650175438596491" calcext:value-type="float">
            <text:p>0.650175438596491</text:p>
          </table:table-cell>
          <table:table-cell office:value-type="float" office:value="0.0425522185762379" calcext:value-type="float">
            <text:p>0.0425522185762379</text:p>
          </table:table-cell>
          <table:table-cell office:value-type="float" office:value="0.655614035087719" calcext:value-type="float">
            <text:p>0.655614035087719</text:p>
          </table:table-cell>
          <table:table-cell office:value-type="float" office:value="0.0490285241324235" calcext:value-type="float">
            <text:p>0.0490285241324235</text:p>
          </table:table-cell>
          <table:table-cell office:value-type="float" office:value="0.655789473684211" calcext:value-type="float">
            <text:p>0.655789473684211</text:p>
          </table:table-cell>
          <table:table-cell office:value-type="float" office:value="0.0493483822166905" calcext:value-type="float">
            <text:p>0.0493483822166905</text:p>
          </table:table-cell>
          <table:table-cell office:value-type="float" office:value="0.656315789473684" calcext:value-type="float">
            <text:p>0.656315789473684</text:p>
          </table:table-cell>
          <table:table-cell office:value-type="float" office:value="0.0510436933325802" calcext:value-type="float">
            <text:p>0.0510436933325802</text:p>
          </table:table-cell>
          <table:table-cell office:value-type="float" office:value="0.65140350877193" calcext:value-type="float">
            <text:p>0.65140350877193</text:p>
          </table:table-cell>
          <table:table-cell office:value-type="float" office:value="0.0395965308308562" calcext:value-type="float">
            <text:p>0.0395965308308562</text:p>
          </table:table-cell>
          <table:table-cell office:value-type="float" office:value="0.653157894736842" calcext:value-type="float">
            <text:p>0.653157894736842</text:p>
          </table:table-cell>
          <table:table-cell office:value-type="float" office:value="0.0571023688507158" calcext:value-type="float">
            <text:p>0.05710236885071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69534241384415" calcext:value-type="float">
            <text:p>0.0369534241384415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52278183815619" calcext:value-type="float">
            <text:p>0.045227818381561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32563418600222" calcext:value-type="float">
            <text:p>0.043256341860022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28044649799786" calcext:value-type="float">
            <text:p>0.042804464979978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71931893407023" calcext:value-type="float">
            <text:p>0.037193189340702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6475800154489" calcext:value-type="float">
            <text:p>0.046475800154489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40098025084925" calcext:value-type="float">
            <text:p>0.0340098025084925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16466618643612" calcext:value-type="float">
            <text:p>0.0416466618643612</text:p>
          </table:table-cell>
          <table:table-cell office:value-type="float" office:value="0.75" calcext:value-type="float">
            <text:p>0.75</text:p>
          </table:table-cell>
          <table:table-cell office:value-type="float" office:value="0.0270801280154532" calcext:value-type="float">
            <text:p>0.02708012801545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66785699104941" calcext:value-type="float">
            <text:p>0.0466785699104941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7480990348185" calcext:value-type="float">
            <text:p>0.047480990348185</text:p>
          </table:table-cell>
          <table:table-cell office:value-type="float" office:value="0.752" calcext:value-type="float">
            <text:p>0.752</text:p>
          </table:table-cell>
          <table:table-cell office:value-type="float" office:value="0.0131656117720876" calcext:value-type="float">
            <text:p>0.013165611772087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02906109823781" calcext:value-type="float">
            <text:p>0.040290610982378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16466618643612" calcext:value-type="float">
            <text:p>0.041646661864361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1620650499511" calcext:value-type="float">
            <text:p>0.02716206504995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0548634668973808" calcext:value-type="float">
            <text:p>0.054863466897380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91709037722287" calcext:value-type="float">
            <text:p>0.049170903772228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28044649799787" calcext:value-type="float">
            <text:p>0.0428044649799787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8848262031225" calcext:value-type="float">
            <text:p>0.0288482620312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68178700572908" calcext:value-type="float">
            <text:p>0.036817870057290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6999866773226" calcext:value-type="float">
            <text:p>0.041699986677322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438304815295373" calcext:value-type="float">
            <text:p>0.043830481529537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01109061083632" calcext:value-type="float">
            <text:p>0.0301109061083632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19523539268061" calcext:value-type="float">
            <text:p>0.041952353926806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" calcext:value-type="float">
            <text:p>0.76</text:p>
          </table:table-cell>
          <table:table-cell office:value-type="float" office:value="0.0397212509593766" calcext:value-type="float">
            <text:p>0.039721250959376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84274207652122" calcext:value-type="float">
            <text:p>0.038427420765212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10733898304571" calcext:value-type="float">
            <text:p>0.0310733898304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05686840482943" calcext:value-type="float">
            <text:p>0.0305686840482943</text:p>
          </table:table-cell>
          <table:table-cell office:value-type="float" office:value="0.743" calcext:value-type="float">
            <text:p>0.743</text:p>
          </table:table-cell>
          <table:table-cell office:value-type="float" office:value="0.059451193801676" calcext:value-type="float">
            <text:p>0.05945119380167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51663591625448" calcext:value-type="float">
            <text:p>0.0451663591625448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3115880351856" calcext:value-type="float">
            <text:p>0.038311588035185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55094617756693" calcext:value-type="float">
            <text:p>0.0455094617756693</text:p>
          </table:table-cell>
          <table:table-cell office:value-type="float" office:value="0.775" calcext:value-type="float">
            <text:p>0.775</text:p>
          </table:table-cell>
          <table:table-cell office:value-type="float" office:value="0.0343996124009171" calcext:value-type="float">
            <text:p>0.034399612400917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30632609592497" calcext:value-type="float">
            <text:p>0.0430632609592497</text:p>
          </table:table-cell>
          <table:table-cell office:value-type="float" office:value="0.775" calcext:value-type="float">
            <text:p>0.775</text:p>
          </table:table-cell>
          <table:table-cell office:value-type="float" office:value="0.0406201920231798" calcext:value-type="float">
            <text:p>0.0406201920231798</text:p>
          </table:table-cell>
          <table:table-cell office:value-type="float" office:value="0.774" calcext:value-type="float">
            <text:p>0.774</text:p>
          </table:table-cell>
          <table:table-cell office:value-type="float" office:value="0.042478752858864" calcext:value-type="float">
            <text:p>0.042478752858864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19026296373477" calcext:value-type="float">
            <text:p>0.03190262963734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29599296502631" calcext:value-type="float">
            <text:p>0.042959929650263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35989417822777" calcext:value-type="float">
            <text:p>0.033598941782277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37670601657862" calcext:value-type="float">
            <text:p>0.0437670601657862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77270901784557" calcext:value-type="float">
            <text:p>0.0377270901784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53396220818628" calcext:value-type="float">
            <text:p>0.0353396220818628</text:p>
          </table:table-cell>
          <table:table-cell office:value-type="float" office:value="0.741" calcext:value-type="float">
            <text:p>0.741</text:p>
          </table:table-cell>
          <table:table-cell office:value-type="float" office:value="0.0591514064827615" calcext:value-type="float">
            <text:p>0.0591514064827615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52278183815619" calcext:value-type="float">
            <text:p>0.0452278183815619</text:p>
          </table:table-cell>
          <table:table-cell office:value-type="float" office:value="0.768" calcext:value-type="float">
            <text:p>0.768</text:p>
          </table:table-cell>
          <table:table-cell office:value-type="float" office:value="0.0431534728871526" calcext:value-type="float">
            <text:p>0.0431534728871526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73" calcext:value-type="float">
            <text:p>0.773</text:p>
          </table:table-cell>
          <table:table-cell office:value-type="float" office:value="0.0226323269290239" calcext:value-type="float">
            <text:p>0.0226323269290239</text:p>
          </table:table-cell>
          <table:table-cell office:value-type="float" office:value="0.775" calcext:value-type="float">
            <text:p>0.775</text:p>
          </table:table-cell>
          <table:table-cell office:value-type="float" office:value="0.044783429475148" calcext:value-type="float">
            <text:p>0.044783429475148</text:p>
          </table:table-cell>
          <table:table-cell office:value-type="float" office:value="0.773" calcext:value-type="float">
            <text:p>0.77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75" calcext:value-type="float">
            <text:p>0.775</text:p>
          </table:table-cell>
          <table:table-cell office:value-type="float" office:value="0.0464877522699378" calcext:value-type="float">
            <text:p>0.04648775226993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95145914949048" calcext:value-type="float">
            <text:p>0.029514591494904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8" calcext:value-type="float">
            <text:p>0.768</text:p>
          </table:table-cell>
          <table:table-cell office:value-type="float" office:value="0.0421109645262767" calcext:value-type="float">
            <text:p>0.0421109645262767</text:p>
          </table:table-cell>
          <table:table-cell office:value-type="float" office:value="0.77" calcext:value-type="float">
            <text:p>0.77</text:p>
          </table:table-cell>
          <table:table-cell office:value-type="float" office:value="0.0343187671366233" calcext:value-type="float">
            <text:p>0.034318767136623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24722103412201" calcext:value-type="float">
            <text:p>0.032472210341220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9665266081716" calcext:value-type="float">
            <text:p>0.0396652660817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68329562574967" calcext:value-type="float">
            <text:p>0.036832956257496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534997403939703" calcext:value-type="float">
            <text:p>0.053499740393970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16466618643613" calcext:value-type="float">
            <text:p>0.041646661864361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0840089349921" calcext:value-type="float">
            <text:p>0.03084008934992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6999866773227" calcext:value-type="float">
            <text:p>0.0416999866773227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04776785350998" calcext:value-type="float">
            <text:p>0.0304776785350998</text:p>
          </table:table-cell>
          <table:table-cell office:value-type="float" office:value="0.773" calcext:value-type="float">
            <text:p>0.773</text:p>
          </table:table-cell>
          <table:table-cell office:value-type="float" office:value="0.0469160005873381" calcext:value-type="float">
            <text:p>0.046916000587338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381371792932362" calcext:value-type="float">
            <text:p>0.038137179293236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537070241629942" calcext:value-type="float">
            <text:p>0.0537070241629942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15524255098646" calcext:value-type="float">
            <text:p>0.0315524255098646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06065128875761" calcext:value-type="float">
            <text:p>0.0406065128875761</text:p>
          </table:table-cell>
          <table:table-cell office:value-type="float" office:value="0.77" calcext:value-type="float">
            <text:p>0.77</text:p>
          </table:table-cell>
          <table:table-cell office:value-type="float" office:value="0.046427960923947" calcext:value-type="float">
            <text:p>0.046427960923947</text:p>
          </table:table-cell>
          <table:table-cell office:value-type="float" office:value="0.77" calcext:value-type="float">
            <text:p>0.77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9510898637099" calcext:value-type="float">
            <text:p>0.039510898637099</text:p>
          </table:table-cell>
          <table:table-cell office:value-type="float" office:value="0.773" calcext:value-type="float">
            <text:p>0.773</text:p>
          </table:table-cell>
          <table:table-cell office:value-type="float" office:value="0.0326768691550732" calcext:value-type="float">
            <text:p>0.03267686915507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3895152097249" calcext:value-type="float">
            <text:p>0.0353895152097249</text:p>
          </table:table-cell>
          <table:table-cell office:value-type="float" office:value="0.74" calcext:value-type="float">
            <text:p>0.74</text:p>
          </table:table-cell>
          <table:table-cell office:value-type="float" office:value="0.0544387251914701" calcext:value-type="float">
            <text:p>0.054438725191470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48936170081438" calcext:value-type="float">
            <text:p>0.0448936170081438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0386697259302875" calcext:value-type="float">
            <text:p>0.0386697259302875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0427842728434572" calcext:value-type="float">
            <text:p>0.042784272843457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0295573624146255" calcext:value-type="float">
            <text:p>0.0295573624146255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0436112722467031" calcext:value-type="float">
            <text:p>0.0436112722467031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0378248420900836" calcext:value-type="float">
            <text:p>0.037824842090083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456301345371389" calcext:value-type="float">
            <text:p>0.0456301345371389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0300321361531867" calcext:value-type="float">
            <text:p>0.0300321361531867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0423865202457935" calcext:value-type="float">
            <text:p>0.042386520245793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0417831960291591" calcext:value-type="float">
            <text:p>0.041783196029159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0297205449267465" calcext:value-type="float">
            <text:p>0.029720544926746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446171725971" calcext:value-type="float">
            <text:p>0.036446171725971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402832629124225" calcext:value-type="float">
            <text:p>0.0402832629124225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0336609360591306" calcext:value-type="float">
            <text:p>0.0336609360591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503402798473054" calcext:value-type="float">
            <text:p>0.0503402798473054</text:p>
          </table:table-cell>
          <table:table-cell office:value-type="float" office:value="0.701862611073137" calcext:value-type="float">
            <text:p>0.701862611073137</text:p>
          </table:table-cell>
          <table:table-cell office:value-type="float" office:value="0.0620849480523826" calcext:value-type="float">
            <text:p>0.0620849480523826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579389210357819" calcext:value-type="float">
            <text:p>0.0579389210357819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59269278789066" calcext:value-type="float">
            <text:p>0.0559269278789066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35466596785279" calcext:value-type="float">
            <text:p>0.0535466596785279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32787096482826" calcext:value-type="float">
            <text:p>0.0432787096482826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56911259688256" calcext:value-type="float">
            <text:p>0.056911259688256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4472358559256" calcext:value-type="float">
            <text:p>0.0514472358559256</text:p>
          </table:table-cell>
          <table:table-cell office:value-type="float" office:value="0.764268626110731" calcext:value-type="float">
            <text:p>0.764268626110731</text:p>
          </table:table-cell>
          <table:table-cell office:value-type="float" office:value="0.0605310258701378" calcext:value-type="float">
            <text:p>0.0605310258701378</text:p>
          </table:table-cell>
          <table:table-cell office:value-type="float" office:value="0.743386876281613" calcext:value-type="float">
            <text:p>0.743386876281613</text:p>
          </table:table-cell>
          <table:table-cell office:value-type="float" office:value="0.0713148345192585" calcext:value-type="float">
            <text:p>0.0713148345192585</text:p>
          </table:table-cell>
          <table:table-cell office:value-type="float" office:value="0.753861927546138" calcext:value-type="float">
            <text:p>0.753861927546138</text:p>
          </table:table-cell>
          <table:table-cell office:value-type="float" office:value="0.0564559096465496" calcext:value-type="float">
            <text:p>0.0564559096465496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591393101567242" calcext:value-type="float">
            <text:p>0.0591393101567242</text:p>
          </table:table-cell>
          <table:table-cell office:value-type="float" office:value="0.769531784005468" calcext:value-type="float">
            <text:p>0.769531784005468</text:p>
          </table:table-cell>
          <table:table-cell office:value-type="float" office:value="0.05134016659419" calcext:value-type="float">
            <text:p>0.05134016659419</text:p>
          </table:table-cell>
          <table:table-cell office:value-type="float" office:value="0.743523581681476" calcext:value-type="float">
            <text:p>0.743523581681476</text:p>
          </table:table-cell>
          <table:table-cell office:value-type="float" office:value="0.0588217494954344" calcext:value-type="float">
            <text:p>0.058821749495434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7810008629561" calcext:value-type="float">
            <text:p>0.047781000862956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628409254777847" calcext:value-type="float">
            <text:p>0.0628409254777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73359535201641" calcext:value-type="float">
            <text:p>0.773359535201641</text:p>
          </table:table-cell>
          <table:table-cell office:value-type="float" office:value="0.0509027544146365" calcext:value-type="float">
            <text:p>0.0509027544146365</text:p>
          </table:table-cell>
          <table:table-cell office:value-type="float" office:value="0.718762816131237" calcext:value-type="float">
            <text:p>0.718762816131237</text:p>
          </table:table-cell>
          <table:table-cell office:value-type="float" office:value="0.0422346343227679" calcext:value-type="float">
            <text:p>0.0422346343227679</text:p>
          </table:table-cell>
          <table:table-cell office:value-type="float" office:value="0.772026657552973" calcext:value-type="float">
            <text:p>0.772026657552973</text:p>
          </table:table-cell>
          <table:table-cell office:value-type="float" office:value="0.054430506338185" calcext:value-type="float">
            <text:p>0.054430506338185</text:p>
          </table:table-cell>
          <table:table-cell office:value-type="float" office:value="0.769446343130554" calcext:value-type="float">
            <text:p>0.769446343130554</text:p>
          </table:table-cell>
          <table:table-cell office:value-type="float" office:value="0.0509535134271424" calcext:value-type="float">
            <text:p>0.0509535134271424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483435178361792" calcext:value-type="float">
            <text:p>0.0483435178361792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22214055883486" calcext:value-type="float">
            <text:p>0.0522214055883486</text:p>
          </table:table-cell>
          <table:table-cell office:value-type="float" office:value="0.768164730006835" calcext:value-type="float">
            <text:p>0.768164730006835</text:p>
          </table:table-cell>
          <table:table-cell office:value-type="float" office:value="0.0526091382279307" calcext:value-type="float">
            <text:p>0.0526091382279307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539079486139723" calcext:value-type="float">
            <text:p>0.0539079486139723</text:p>
          </table:table-cell>
          <table:table-cell office:value-type="float" office:value="0.772060833902939" calcext:value-type="float">
            <text:p>0.772060833902939</text:p>
          </table:table-cell>
          <table:table-cell office:value-type="float" office:value="0.0445131888823175" calcext:value-type="float">
            <text:p>0.0445131888823175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57871977837394" calcext:value-type="float">
            <text:p>0.057871977837394</text:p>
          </table:table-cell>
          <table:table-cell office:value-type="float" office:value="0.766797676008202" calcext:value-type="float">
            <text:p>0.766797676008202</text:p>
          </table:table-cell>
          <table:table-cell office:value-type="float" office:value="0.0595674841761611" calcext:value-type="float">
            <text:p>0.05956748417616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524366674393982" calcext:value-type="float">
            <text:p>0.0524366674393982</text:p>
          </table:table-cell>
          <table:table-cell office:value-type="float" office:value="0.781151742993848" calcext:value-type="float">
            <text:p>0.781151742993848</text:p>
          </table:table-cell>
          <table:table-cell office:value-type="float" office:value="0.0473327058508228" calcext:value-type="float">
            <text:p>0.0473327058508228</text:p>
          </table:table-cell>
          <table:table-cell office:value-type="float" office:value="0.75" calcext:value-type="float">
            <text:p>0.75</text:p>
          </table:table-cell>
          <table:table-cell office:value-type="float" office:value="0.0575650880299458" calcext:value-type="float">
            <text:p>0.057565088029945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50567690852379" calcext:value-type="float">
            <text:p>0.0650567690852379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53314524775173" calcext:value-type="float">
            <text:p>0.053314524775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72026657552973" calcext:value-type="float">
            <text:p>0.772026657552973</text:p>
          </table:table-cell>
          <table:table-cell office:value-type="float" office:value="0.0536265332905249" calcext:value-type="float">
            <text:p>0.0536265332905249</text:p>
          </table:table-cell>
          <table:table-cell office:value-type="float" office:value="0.72916951469583" calcext:value-type="float">
            <text:p>0.72916951469583</text:p>
          </table:table-cell>
          <table:table-cell office:value-type="float" office:value="0.0605489901739586" calcext:value-type="float">
            <text:p>0.0605489901739586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526528300781868" calcext:value-type="float">
            <text:p>0.0526528300781868</text:p>
          </table:table-cell>
          <table:table-cell office:value-type="float" office:value="0.772077922077922" calcext:value-type="float">
            <text:p>0.772077922077922</text:p>
          </table:table-cell>
          <table:table-cell office:value-type="float" office:value="0.0431652847262908" calcext:value-type="float">
            <text:p>0.0431652847262908</text:p>
          </table:table-cell>
          <table:table-cell office:value-type="float" office:value="0.770745044429255" calcext:value-type="float">
            <text:p>0.770745044429255</text:p>
          </table:table-cell>
          <table:table-cell office:value-type="float" office:value="0.0509208627275698" calcext:value-type="float">
            <text:p>0.050920862727569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660811728906353" calcext:value-type="float">
            <text:p>0.0660811728906353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546682770075118" calcext:value-type="float">
            <text:p>0.0546682770075118</text:p>
          </table:table-cell>
          <table:table-cell office:value-type="float" office:value="0.768164730006835" calcext:value-type="float">
            <text:p>0.768164730006835</text:p>
          </table:table-cell>
          <table:table-cell office:value-type="float" office:value="0.0570523326918323" calcext:value-type="float">
            <text:p>0.0570523326918323</text:p>
          </table:table-cell>
          <table:table-cell office:value-type="float" office:value="0.768164730006835" calcext:value-type="float">
            <text:p>0.768164730006835</text:p>
          </table:table-cell>
          <table:table-cell office:value-type="float" office:value="0.0502095215586189" calcext:value-type="float">
            <text:p>0.0502095215586189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57650917576574" calcext:value-type="float">
            <text:p>0.0557650917576574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2529049897471" calcext:value-type="float">
            <text:p>0.752529049897471</text:p>
          </table:table-cell>
          <table:table-cell office:value-type="float" office:value="0.060333320939383" calcext:value-type="float">
            <text:p>0.060333320939383</text:p>
          </table:table-cell>
          <table:table-cell office:value-type="float" office:value="0.775956937799043" calcext:value-type="float">
            <text:p>0.775956937799043</text:p>
          </table:table-cell>
          <table:table-cell office:value-type="float" office:value="0.0560549126069184" calcext:value-type="float">
            <text:p>0.0560549126069184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546251815432951" calcext:value-type="float">
            <text:p>0.0546251815432951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602145329576535" calcext:value-type="float">
            <text:p>0.0602145329576535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60530680144349" calcext:value-type="float">
            <text:p>0.060530680144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39693786461642" calcext:value-type="float">
            <text:p>0.0539693786461642</text:p>
          </table:table-cell>
          <table:table-cell office:value-type="float" office:value="0.734398496240601" calcext:value-type="float">
            <text:p>0.734398496240601</text:p>
          </table:table-cell>
          <table:table-cell office:value-type="float" office:value="0.0543837295154237" calcext:value-type="float">
            <text:p>0.0543837295154237</text:p>
          </table:table-cell>
          <table:table-cell office:value-type="float" office:value="0.773325358851675" calcext:value-type="float">
            <text:p>0.773325358851675</text:p>
          </table:table-cell>
          <table:table-cell office:value-type="float" office:value="0.0580957321700139" calcext:value-type="float">
            <text:p>0.0580957321700139</text:p>
          </table:table-cell>
          <table:table-cell office:value-type="float" office:value="0.772077922077922" calcext:value-type="float">
            <text:p>0.772077922077922</text:p>
          </table:table-cell>
          <table:table-cell office:value-type="float" office:value="0.0461042916031609" calcext:value-type="float">
            <text:p>0.0461042916031609</text:p>
          </table:table-cell>
          <table:table-cell office:value-type="float" office:value="0.768164730006835" calcext:value-type="float">
            <text:p>0.768164730006835</text:p>
          </table:table-cell>
          <table:table-cell office:value-type="float" office:value="0.0514136744519689" calcext:value-type="float">
            <text:p>0.0514136744519689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660822923343992" calcext:value-type="float">
            <text:p>0.0660822923343992</text:p>
          </table:table-cell>
          <table:table-cell office:value-type="float" office:value="0.768130553656869" calcext:value-type="float">
            <text:p>0.768130553656869</text:p>
          </table:table-cell>
          <table:table-cell office:value-type="float" office:value="0.0535237024450994" calcext:value-type="float">
            <text:p>0.0535237024450994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84212356355764" calcext:value-type="float">
            <text:p>0.058421235635576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77790479837243" calcext:value-type="float">
            <text:p>0.0577790479837243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91586047606298" calcext:value-type="float">
            <text:p>0.0591586047606298</text:p>
          </table:table-cell>
          <table:table-cell office:value-type="float" office:value="0.772060833902939" calcext:value-type="float">
            <text:p>0.772060833902939</text:p>
          </table:table-cell>
          <table:table-cell office:value-type="float" office:value="0.0551435197825401" calcext:value-type="float">
            <text:p>0.0551435197825401</text:p>
          </table:table-cell>
          <table:table-cell office:value-type="float" office:value="0.764251537935748" calcext:value-type="float">
            <text:p>0.764251537935748</text:p>
          </table:table-cell>
          <table:table-cell office:value-type="float" office:value="0.0631675764719803" calcext:value-type="float">
            <text:p>0.0631675764719803</text:p>
          </table:table-cell>
          <table:table-cell office:value-type="float" office:value="0.777238550922761" calcext:value-type="float">
            <text:p>0.777238550922761</text:p>
          </table:table-cell>
          <table:table-cell office:value-type="float" office:value="0.0590350872686346" calcext:value-type="float">
            <text:p>0.0590350872686346</text:p>
          </table:table-cell>
          <table:table-cell office:value-type="float" office:value="0.750017088174983" calcext:value-type="float">
            <text:p>0.750017088174983</text:p>
          </table:table-cell>
          <table:table-cell office:value-type="float" office:value="0.0552038540730647" calcext:value-type="float">
            <text:p>0.0552038540730647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615472110052617" calcext:value-type="float">
            <text:p>0.0615472110052617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84212356355764" calcext:value-type="float">
            <text:p>0.05842123563557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39693786461642" calcext:value-type="float">
            <text:p>0.0539693786461642</text:p>
          </table:table-cell>
          <table:table-cell office:value-type="float" office:value="0.731766917293233" calcext:value-type="float">
            <text:p>0.731766917293233</text:p>
          </table:table-cell>
          <table:table-cell office:value-type="float" office:value="0.0513396610213822" calcext:value-type="float">
            <text:p>0.0513396610213822</text:p>
          </table:table-cell>
          <table:table-cell office:value-type="float" office:value="0.772043745727956" calcext:value-type="float">
            <text:p>0.772043745727956</text:p>
          </table:table-cell>
          <table:table-cell office:value-type="float" office:value="0.053921669293858" calcext:value-type="float">
            <text:p>0.053921669293858</text:p>
          </table:table-cell>
          <table:table-cell office:value-type="float" office:value="0.777272727272727" calcext:value-type="float">
            <text:p>0.777272727272727</text:p>
          </table:table-cell>
          <table:table-cell office:value-type="float" office:value="0.0446169889074713" calcext:value-type="float">
            <text:p>0.0446169889074713</text:p>
          </table:table-cell>
          <table:table-cell office:value-type="float" office:value="0.774641148325359" calcext:value-type="float">
            <text:p>0.774641148325359</text:p>
          </table:table-cell>
          <table:table-cell office:value-type="float" office:value="0.0531886690556099" calcext:value-type="float">
            <text:p>0.0531886690556099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611467444158693" calcext:value-type="float">
            <text:p>0.0611467444158693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556871814859872" calcext:value-type="float">
            <text:p>0.0556871814859872</text:p>
          </table:table-cell>
          <table:table-cell office:value-type="float" office:value="0.773325358851675" calcext:value-type="float">
            <text:p>0.773325358851675</text:p>
          </table:table-cell>
          <table:table-cell office:value-type="float" office:value="0.0596868233463246" calcext:value-type="float">
            <text:p>0.0596868233463246</text:p>
          </table:table-cell>
          <table:table-cell office:value-type="float" office:value="0.774606971975393" calcext:value-type="float">
            <text:p>0.774606971975393</text:p>
          </table:table-cell>
          <table:table-cell office:value-type="float" office:value="0.0576970503025988" calcext:value-type="float">
            <text:p>0.0576970503025988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561264973897075" calcext:value-type="float">
            <text:p>0.0561264973897075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495944811294475" calcext:value-type="float">
            <text:p>0.0495944811294475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93867255146038" calcext:value-type="float">
            <text:p>0.0593867255146038</text:p>
          </table:table-cell>
          <table:table-cell office:value-type="float" office:value="0.773359535201641" calcext:value-type="float">
            <text:p>0.773359535201641</text:p>
          </table:table-cell>
          <table:table-cell office:value-type="float" office:value="0.0561542408141446" calcext:value-type="float">
            <text:p>0.0561542408141446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611625359865018" calcext:value-type="float">
            <text:p>0.0611625359865018</text:p>
          </table:table-cell>
          <table:table-cell office:value-type="float" office:value="0.770727956254272" calcext:value-type="float">
            <text:p>0.770727956254272</text:p>
          </table:table-cell>
          <table:table-cell office:value-type="float" office:value="0.0569799494305452" calcext:value-type="float">
            <text:p>0.056979949430545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601137098740238" calcext:value-type="float">
            <text:p>0.06011370987402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8667122351333" calcext:value-type="float">
            <text:p>0.768667122351333</text:p>
          </table:table-cell>
          <table:table-cell office:value-type="float" office:value="0.052561664968959" calcext:value-type="float">
            <text:p>0.052561664968959</text:p>
          </table:table-cell>
          <table:table-cell office:value-type="float" office:value="0.723192071086808" calcext:value-type="float">
            <text:p>0.723192071086808</text:p>
          </table:table-cell>
          <table:table-cell office:value-type="float" office:value="0.054118392617183" calcext:value-type="float">
            <text:p>0.054118392617183</text:p>
          </table:table-cell>
          <table:table-cell office:value-type="float" office:value="0.770478468899522" calcext:value-type="float">
            <text:p>0.770478468899522</text:p>
          </table:table-cell>
          <table:table-cell office:value-type="float" office:value="0.0554079317832051" calcext:value-type="float">
            <text:p>0.0554079317832051</text:p>
          </table:table-cell>
          <table:table-cell office:value-type="float" office:value="0.769466848940533" calcext:value-type="float">
            <text:p>0.769466848940533</text:p>
          </table:table-cell>
          <table:table-cell office:value-type="float" office:value="0.0481534013085944" calcext:value-type="float">
            <text:p>0.0481534013085944</text:p>
          </table:table-cell>
          <table:table-cell office:value-type="float" office:value="0.765796308954204" calcext:value-type="float">
            <text:p>0.765796308954204</text:p>
          </table:table-cell>
          <table:table-cell office:value-type="float" office:value="0.0514826767499711" calcext:value-type="float">
            <text:p>0.0514826767499711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7762064975507" calcext:value-type="float">
            <text:p>0.057762064975507</text:p>
          </table:table-cell>
          <table:table-cell office:value-type="float" office:value="0.767112098427888" calcext:value-type="float">
            <text:p>0.767112098427888</text:p>
          </table:table-cell>
          <table:table-cell office:value-type="float" office:value="0.054679911770957" calcext:value-type="float">
            <text:p>0.054679911770957</text:p>
          </table:table-cell>
          <table:table-cell office:value-type="float" office:value="0.763995215311005" calcext:value-type="float">
            <text:p>0.763995215311005</text:p>
          </table:table-cell>
          <table:table-cell office:value-type="float" office:value="0.0561031152287262" calcext:value-type="float">
            <text:p>0.0561031152287262</text:p>
          </table:table-cell>
          <table:table-cell office:value-type="float" office:value="0.768403964456596" calcext:value-type="float">
            <text:p>0.768403964456596</text:p>
          </table:table-cell>
          <table:table-cell office:value-type="float" office:value="0.0541459669194795" calcext:value-type="float">
            <text:p>0.0541459669194795</text:p>
          </table:table-cell>
          <table:table-cell office:value-type="float" office:value="0.752788790157211" calcext:value-type="float">
            <text:p>0.752788790157211</text:p>
          </table:table-cell>
          <table:table-cell office:value-type="float" office:value="0.0600474012529294" calcext:value-type="float">
            <text:p>0.0600474012529294</text:p>
          </table:table-cell>
          <table:table-cell office:value-type="float" office:value="0.764504442925496" calcext:value-type="float">
            <text:p>0.764504442925496</text:p>
          </table:table-cell>
          <table:table-cell office:value-type="float" office:value="0.0545853937106479" calcext:value-type="float">
            <text:p>0.0545853937106479</text:p>
          </table:table-cell>
          <table:table-cell office:value-type="float" office:value="0.758014354066986" calcext:value-type="float">
            <text:p>0.758014354066986</text:p>
          </table:table-cell>
          <table:table-cell office:value-type="float" office:value="0.0588927201044179" calcext:value-type="float">
            <text:p>0.0588927201044179</text:p>
          </table:table-cell>
          <table:table-cell office:value-type="float" office:value="0.775447710184552" calcext:value-type="float">
            <text:p>0.775447710184552</text:p>
          </table:table-cell>
          <table:table-cell office:value-type="float" office:value="0.0539834226269421" calcext:value-type="float">
            <text:p>0.0539834226269421</text:p>
          </table:table-cell>
          <table:table-cell office:value-type="float" office:value="0.747665755297334" calcext:value-type="float">
            <text:p>0.747665755297334</text:p>
          </table:table-cell>
          <table:table-cell office:value-type="float" office:value="0.0574756818256484" calcext:value-type="float">
            <text:p>0.0574756818256484</text:p>
          </table:table-cell>
          <table:table-cell office:value-type="float" office:value="0.76502050580998" calcext:value-type="float">
            <text:p>0.76502050580998</text:p>
          </table:table-cell>
          <table:table-cell office:value-type="float" office:value="0.0583158926683309" calcext:value-type="float">
            <text:p>0.0583158926683309</text:p>
          </table:table-cell>
          <table:table-cell office:value-type="float" office:value="0.759313055365687" calcext:value-type="float">
            <text:p>0.759313055365687</text:p>
          </table:table-cell>
          <table:table-cell office:value-type="float" office:value="0.0590442151813814" calcext:value-type="float">
            <text:p>0.05904421518138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74205397301349" calcext:value-type="float">
            <text:p>0.674205397301349</text:p>
          </table:table-cell>
          <table:table-cell office:value-type="float" office:value="0.0470595676344707" calcext:value-type="float">
            <text:p>0.0470595676344707</text:p>
          </table:table-cell>
          <table:table-cell office:value-type="float" office:value="0.636004497751124" calcext:value-type="float">
            <text:p>0.636004497751124</text:p>
          </table:table-cell>
          <table:table-cell office:value-type="float" office:value="0.039415493058082" calcext:value-type="float">
            <text:p>0.039415493058082</text:p>
          </table:table-cell>
          <table:table-cell office:value-type="float" office:value="0.687241379310345" calcext:value-type="float">
            <text:p>0.687241379310345</text:p>
          </table:table-cell>
          <table:table-cell office:value-type="float" office:value="0.0455345839260347" calcext:value-type="float">
            <text:p>0.0455345839260347</text:p>
          </table:table-cell>
          <table:table-cell office:value-type="float" office:value="0.676799100449775" calcext:value-type="float">
            <text:p>0.676799100449775</text:p>
          </table:table-cell>
          <table:table-cell office:value-type="float" office:value="0.0506889440717266" calcext:value-type="float">
            <text:p>0.0506889440717266</text:p>
          </table:table-cell>
          <table:table-cell office:value-type="float" office:value="0.680292353823088" calcext:value-type="float">
            <text:p>0.680292353823088</text:p>
          </table:table-cell>
          <table:table-cell office:value-type="float" office:value="0.040809125957222" calcext:value-type="float">
            <text:p>0.040809125957222</text:p>
          </table:table-cell>
          <table:table-cell office:value-type="float" office:value="0.661131934032984" calcext:value-type="float">
            <text:p>0.661131934032984</text:p>
          </table:table-cell>
          <table:table-cell office:value-type="float" office:value="0.0525346408005597" calcext:value-type="float">
            <text:p>0.0525346408005597</text:p>
          </table:table-cell>
          <table:table-cell office:value-type="float" office:value="0.684647676161919" calcext:value-type="float">
            <text:p>0.684647676161919</text:p>
          </table:table-cell>
          <table:table-cell office:value-type="float" office:value="0.0405440103131588" calcext:value-type="float">
            <text:p>0.0405440103131588</text:p>
          </table:table-cell>
          <table:table-cell office:value-type="float" office:value="0.675074962518741" calcext:value-type="float">
            <text:p>0.675074962518741</text:p>
          </table:table-cell>
          <table:table-cell office:value-type="float" office:value="0.031409628318522" calcext:value-type="float">
            <text:p>0.031409628318522</text:p>
          </table:table-cell>
          <table:table-cell office:value-type="float" office:value="0.669865067466267" calcext:value-type="float">
            <text:p>0.669865067466267</text:p>
          </table:table-cell>
          <table:table-cell office:value-type="float" office:value="0.0542832625285281" calcext:value-type="float">
            <text:p>0.0542832625285281</text:p>
          </table:table-cell>
          <table:table-cell office:value-type="float" office:value="0.672503748125937" calcext:value-type="float">
            <text:p>0.672503748125937</text:p>
          </table:table-cell>
          <table:table-cell office:value-type="float" office:value="0.0401059485708473" calcext:value-type="float">
            <text:p>0.0401059485708473</text:p>
          </table:table-cell>
          <table:table-cell office:value-type="float" office:value="0.67856071964018" calcext:value-type="float">
            <text:p>0.67856071964018</text:p>
          </table:table-cell>
          <table:table-cell office:value-type="float" office:value="0.042007795751888" calcext:value-type="float">
            <text:p>0.042007795751888</text:p>
          </table:table-cell>
          <table:table-cell office:value-type="float" office:value="0.673268365817092" calcext:value-type="float">
            <text:p>0.673268365817092</text:p>
          </table:table-cell>
          <table:table-cell office:value-type="float" office:value="0.0408264991184521" calcext:value-type="float">
            <text:p>0.0408264991184521</text:p>
          </table:table-cell>
          <table:table-cell office:value-type="float" office:value="0.695899550224888" calcext:value-type="float">
            <text:p>0.695899550224888</text:p>
          </table:table-cell>
          <table:table-cell office:value-type="float" office:value="0.0558458863282646" calcext:value-type="float">
            <text:p>0.0558458863282646</text:p>
          </table:table-cell>
          <table:table-cell office:value-type="float" office:value="0.676799100449775" calcext:value-type="float">
            <text:p>0.676799100449775</text:p>
          </table:table-cell>
          <table:table-cell office:value-type="float" office:value="0.0300973916320617" calcext:value-type="float">
            <text:p>0.0300973916320617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435141483660395" calcext:value-type="float">
            <text:p>0.0435141483660395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09819510249343" calcext:value-type="float">
            <text:p>0.040981951024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91589205397301" calcext:value-type="float">
            <text:p>0.691589205397301</text:p>
          </table:table-cell>
          <table:table-cell office:value-type="float" office:value="0.0504513258238923" calcext:value-type="float">
            <text:p>0.0504513258238923</text:p>
          </table:table-cell>
          <table:table-cell office:value-type="float" office:value="0.635119940029985" calcext:value-type="float">
            <text:p>0.635119940029985</text:p>
          </table:table-cell>
          <table:table-cell office:value-type="float" office:value="0.0411765483071672" calcext:value-type="float">
            <text:p>0.0411765483071672</text:p>
          </table:table-cell>
          <table:table-cell office:value-type="float" office:value="0.675052473763118" calcext:value-type="float">
            <text:p>0.675052473763118</text:p>
          </table:table-cell>
          <table:table-cell office:value-type="float" office:value="0.0509811854409126" calcext:value-type="float">
            <text:p>0.0509811854409126</text:p>
          </table:table-cell>
          <table:table-cell office:value-type="float" office:value="0.687226386806597" calcext:value-type="float">
            <text:p>0.687226386806597</text:p>
          </table:table-cell>
          <table:table-cell office:value-type="float" office:value="0.0242660258958326" calcext:value-type="float">
            <text:p>0.0242660258958326</text:p>
          </table:table-cell>
          <table:table-cell office:value-type="float" office:value="0.686364317841079" calcext:value-type="float">
            <text:p>0.686364317841079</text:p>
          </table:table-cell>
          <table:table-cell office:value-type="float" office:value="0.0432280167703856" calcext:value-type="float">
            <text:p>0.0432280167703856</text:p>
          </table:table-cell>
          <table:table-cell office:value-type="float" office:value="0.682008995502249" calcext:value-type="float">
            <text:p>0.682008995502249</text:p>
          </table:table-cell>
          <table:table-cell office:value-type="float" office:value="0.0348862099989379" calcext:value-type="float">
            <text:p>0.0348862099989379</text:p>
          </table:table-cell>
          <table:table-cell office:value-type="float" office:value="0.683725637181409" calcext:value-type="float">
            <text:p>0.683725637181409</text:p>
          </table:table-cell>
          <table:table-cell office:value-type="float" office:value="0.0416431384262074" calcext:value-type="float">
            <text:p>0.0416431384262074</text:p>
          </table:table-cell>
          <table:table-cell office:value-type="float" office:value="0.682016491754123" calcext:value-type="float">
            <text:p>0.682016491754123</text:p>
          </table:table-cell>
          <table:table-cell office:value-type="float" office:value="0.0422270587683614" calcext:value-type="float">
            <text:p>0.0422270587683614</text:p>
          </table:table-cell>
          <table:table-cell office:value-type="float" office:value="0.695937031484258" calcext:value-type="float">
            <text:p>0.695937031484258</text:p>
          </table:table-cell>
          <table:table-cell office:value-type="float" office:value="0.0545460011361373" calcext:value-type="float">
            <text:p>0.0545460011361373</text:p>
          </table:table-cell>
          <table:table-cell office:value-type="float" office:value="0.68376311844078" calcext:value-type="float">
            <text:p>0.68376311844078</text:p>
          </table:table-cell>
          <table:table-cell office:value-type="float" office:value="0.0368296549998329" calcext:value-type="float">
            <text:p>0.0368296549998329</text:p>
          </table:table-cell>
          <table:table-cell office:value-type="float" office:value="0.698538230884558" calcext:value-type="float">
            <text:p>0.698538230884558</text:p>
          </table:table-cell>
          <table:table-cell office:value-type="float" office:value="0.0376504137355372" calcext:value-type="float">
            <text:p>0.0376504137355372</text:p>
          </table:table-cell>
          <table:table-cell office:value-type="float" office:value="0.694152923538231" calcext:value-type="float">
            <text:p>0.694152923538231</text:p>
          </table:table-cell>
          <table:table-cell office:value-type="float" office:value="0.0506570155579802" calcext:value-type="float">
            <text:p>0.0506570155579802</text:p>
          </table:table-cell>
          <table:table-cell office:value-type="float" office:value="0.685487256371814" calcext:value-type="float">
            <text:p>0.685487256371814</text:p>
          </table:table-cell>
          <table:table-cell office:value-type="float" office:value="0.0437489948108457" calcext:value-type="float">
            <text:p>0.0437489948108457</text:p>
          </table:table-cell>
          <table:table-cell office:value-type="float" office:value="0.671611694152924" calcext:value-type="float">
            <text:p>0.671611694152924</text:p>
          </table:table-cell>
          <table:table-cell office:value-type="float" office:value="0.0498222308537973" calcext:value-type="float">
            <text:p>0.0498222308537973</text:p>
          </table:table-cell>
          <table:table-cell office:value-type="float" office:value="0.688103448275862" calcext:value-type="float">
            <text:p>0.688103448275862</text:p>
          </table:table-cell>
          <table:table-cell office:value-type="float" office:value="0.0515493895076023" calcext:value-type="float">
            <text:p>0.0515493895076023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530290130094855" calcext:value-type="float">
            <text:p>0.0530290130094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91574212893553" calcext:value-type="float">
            <text:p>0.691574212893553</text:p>
          </table:table-cell>
          <table:table-cell office:value-type="float" office:value="0.045116604295313" calcext:value-type="float">
            <text:p>0.045116604295313</text:p>
          </table:table-cell>
          <table:table-cell office:value-type="float" office:value="0.632503748125937" calcext:value-type="float">
            <text:p>0.632503748125937</text:p>
          </table:table-cell>
          <table:table-cell office:value-type="float" office:value="0.0412918703280702" calcext:value-type="float">
            <text:p>0.0412918703280702</text:p>
          </table:table-cell>
          <table:table-cell office:value-type="float" office:value="0.685487256371814" calcext:value-type="float">
            <text:p>0.685487256371814</text:p>
          </table:table-cell>
          <table:table-cell office:value-type="float" office:value="0.0465405461512682" calcext:value-type="float">
            <text:p>0.0465405461512682</text:p>
          </table:table-cell>
          <table:table-cell office:value-type="float" office:value="0.688950524737631" calcext:value-type="float">
            <text:p>0.688950524737631</text:p>
          </table:table-cell>
          <table:table-cell office:value-type="float" office:value="0.0367479183477748" calcext:value-type="float">
            <text:p>0.0367479183477748</text:p>
          </table:table-cell>
          <table:table-cell office:value-type="float" office:value="0.691589205397301" calcext:value-type="float">
            <text:p>0.691589205397301</text:p>
          </table:table-cell>
          <table:table-cell office:value-type="float" office:value="0.0422988488033865" calcext:value-type="float">
            <text:p>0.0422988488033865</text:p>
          </table:table-cell>
          <table:table-cell office:value-type="float" office:value="0.682893553223388" calcext:value-type="float">
            <text:p>0.682893553223388</text:p>
          </table:table-cell>
          <table:table-cell office:value-type="float" office:value="0.0289294854023636" calcext:value-type="float">
            <text:p>0.0289294854023636</text:p>
          </table:table-cell>
          <table:table-cell office:value-type="float" office:value="0.693313343328336" calcext:value-type="float">
            <text:p>0.693313343328336</text:p>
          </table:table-cell>
          <table:table-cell office:value-type="float" office:value="0.0506833952221742" calcext:value-type="float">
            <text:p>0.0506833952221742</text:p>
          </table:table-cell>
          <table:table-cell office:value-type="float" office:value="0.692421289355322" calcext:value-type="float">
            <text:p>0.692421289355322</text:p>
          </table:table-cell>
          <table:table-cell office:value-type="float" office:value="0.0445131289452543" calcext:value-type="float">
            <text:p>0.0445131289452543</text:p>
          </table:table-cell>
          <table:table-cell office:value-type="float" office:value="0.69332083958021" calcext:value-type="float">
            <text:p>0.69332083958021</text:p>
          </table:table-cell>
          <table:table-cell office:value-type="float" office:value="0.048250822154922" calcext:value-type="float">
            <text:p>0.048250822154922</text:p>
          </table:table-cell>
          <table:table-cell office:value-type="float" office:value="0.678538230884558" calcext:value-type="float">
            <text:p>0.678538230884558</text:p>
          </table:table-cell>
          <table:table-cell office:value-type="float" office:value="0.0375797481626562" calcext:value-type="float">
            <text:p>0.0375797481626562</text:p>
          </table:table-cell>
          <table:table-cell office:value-type="float" office:value="0.693298350824588" calcext:value-type="float">
            <text:p>0.693298350824588</text:p>
          </table:table-cell>
          <table:table-cell office:value-type="float" office:value="0.0468220823386639" calcext:value-type="float">
            <text:p>0.0468220823386639</text:p>
          </table:table-cell>
          <table:table-cell office:value-type="float" office:value="0.688973013493253" calcext:value-type="float">
            <text:p>0.688973013493253</text:p>
          </table:table-cell>
          <table:table-cell office:value-type="float" office:value="0.0418964474789994" calcext:value-type="float">
            <text:p>0.0418964474789994</text:p>
          </table:table-cell>
          <table:table-cell office:value-type="float" office:value="0.689835082458771" calcext:value-type="float">
            <text:p>0.689835082458771</text:p>
          </table:table-cell>
          <table:table-cell office:value-type="float" office:value="0.0488472859649287" calcext:value-type="float">
            <text:p>0.0488472859649287</text:p>
          </table:table-cell>
          <table:table-cell office:value-type="float" office:value="0.675074962518741" calcext:value-type="float">
            <text:p>0.675074962518741</text:p>
          </table:table-cell>
          <table:table-cell office:value-type="float" office:value="0.0411375599736385" calcext:value-type="float">
            <text:p>0.0411375599736385</text:p>
          </table:table-cell>
          <table:table-cell office:value-type="float" office:value="0.688950524737631" calcext:value-type="float">
            <text:p>0.688950524737631</text:p>
          </table:table-cell>
          <table:table-cell office:value-type="float" office:value="0.0440286411796408" calcext:value-type="float">
            <text:p>0.0440286411796408</text:p>
          </table:table-cell>
          <table:table-cell office:value-type="float" office:value="0.687226386806597" calcext:value-type="float">
            <text:p>0.687226386806597</text:p>
          </table:table-cell>
          <table:table-cell office:value-type="float" office:value="0.0627110464072293" calcext:value-type="float">
            <text:p>0.0627110464072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9835082458771" calcext:value-type="float">
            <text:p>0.689835082458771</text:p>
          </table:table-cell>
          <table:table-cell office:value-type="float" office:value="0.0521739513384929" calcext:value-type="float">
            <text:p>0.0521739513384929</text:p>
          </table:table-cell>
          <table:table-cell office:value-type="float" office:value="0.622953523238381" calcext:value-type="float">
            <text:p>0.622953523238381</text:p>
          </table:table-cell>
          <table:table-cell office:value-type="float" office:value="0.0336131243030762" calcext:value-type="float">
            <text:p>0.0336131243030762</text:p>
          </table:table-cell>
          <table:table-cell office:value-type="float" office:value="0.69503748125937" calcext:value-type="float">
            <text:p>0.69503748125937</text:p>
          </table:table-cell>
          <table:table-cell office:value-type="float" office:value="0.0537305737332355" calcext:value-type="float">
            <text:p>0.0537305737332355</text:p>
          </table:table-cell>
          <table:table-cell office:value-type="float" office:value="0.690674662668666" calcext:value-type="float">
            <text:p>0.690674662668666</text:p>
          </table:table-cell>
          <table:table-cell office:value-type="float" office:value="0.0404194243119051" calcext:value-type="float">
            <text:p>0.0404194243119051</text:p>
          </table:table-cell>
          <table:table-cell office:value-type="float" office:value="0.698530734632684" calcext:value-type="float">
            <text:p>0.698530734632684</text:p>
          </table:table-cell>
          <table:table-cell office:value-type="float" office:value="0.0383858067711359" calcext:value-type="float">
            <text:p>0.0383858067711359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341802133323478" calcext:value-type="float">
            <text:p>0.0341802133323478</text:p>
          </table:table-cell>
          <table:table-cell office:value-type="float" office:value="0.697653673163418" calcext:value-type="float">
            <text:p>0.697653673163418</text:p>
          </table:table-cell>
          <table:table-cell office:value-type="float" office:value="0.0607701910736081" calcext:value-type="float">
            <text:p>0.0607701910736081</text:p>
          </table:table-cell>
          <table:table-cell office:value-type="float" office:value="0.698530734632684" calcext:value-type="float">
            <text:p>0.698530734632684</text:p>
          </table:table-cell>
          <table:table-cell office:value-type="float" office:value="0.0473963819439244" calcext:value-type="float">
            <text:p>0.0473963819439244</text:p>
          </table:table-cell>
          <table:table-cell office:value-type="float" office:value="0.688980509745127" calcext:value-type="float">
            <text:p>0.688980509745127</text:p>
          </table:table-cell>
          <table:table-cell office:value-type="float" office:value="0.0485241287431515" calcext:value-type="float">
            <text:p>0.0485241287431515</text:p>
          </table:table-cell>
          <table:table-cell office:value-type="float" office:value="0.679407796101949" calcext:value-type="float">
            <text:p>0.679407796101949</text:p>
          </table:table-cell>
          <table:table-cell office:value-type="float" office:value="0.0418966203514249" calcext:value-type="float">
            <text:p>0.0418966203514249</text:p>
          </table:table-cell>
          <table:table-cell office:value-type="float" office:value="0.695899550224888" calcext:value-type="float">
            <text:p>0.695899550224888</text:p>
          </table:table-cell>
          <table:table-cell office:value-type="float" office:value="0.0508041421183195" calcext:value-type="float">
            <text:p>0.0508041421183195</text:p>
          </table:table-cell>
          <table:table-cell office:value-type="float" office:value="0.698545727136432" calcext:value-type="float">
            <text:p>0.698545727136432</text:p>
          </table:table-cell>
          <table:table-cell office:value-type="float" office:value="0.0431907899823517" calcext:value-type="float">
            <text:p>0.0431907899823517</text:p>
          </table:table-cell>
          <table:table-cell office:value-type="float" office:value="0.695907046476762" calcext:value-type="float">
            <text:p>0.695907046476762</text:p>
          </table:table-cell>
          <table:table-cell office:value-type="float" office:value="0.0528668577336237" calcext:value-type="float">
            <text:p>0.052866857733623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417084587592139" calcext:value-type="float">
            <text:p>0.0417084587592139</text:p>
          </table:table-cell>
          <table:table-cell office:value-type="float" office:value="0.688980509745127" calcext:value-type="float">
            <text:p>0.688980509745127</text:p>
          </table:table-cell>
          <table:table-cell office:value-type="float" office:value="0.045669902436686" calcext:value-type="float">
            <text:p>0.045669902436686</text:p>
          </table:table-cell>
          <table:table-cell office:value-type="float" office:value="0.686356821589205" calcext:value-type="float">
            <text:p>0.686356821589205</text:p>
          </table:table-cell>
          <table:table-cell office:value-type="float" office:value="0.0556830191909896" calcext:value-type="float">
            <text:p>0.05568301919098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547976011994" calcext:value-type="float">
            <text:p>0.68547976011994</text:p>
          </table:table-cell>
          <table:table-cell office:value-type="float" office:value="0.0545671764100402" calcext:value-type="float">
            <text:p>0.0545671764100402</text:p>
          </table:table-cell>
          <table:table-cell office:value-type="float" office:value="0.627301349325337" calcext:value-type="float">
            <text:p>0.627301349325337</text:p>
          </table:table-cell>
          <table:table-cell office:value-type="float" office:value="0.0412555427147717" calcext:value-type="float">
            <text:p>0.0412555427147717</text:p>
          </table:table-cell>
          <table:table-cell office:value-type="float" office:value="0.691559220389805" calcext:value-type="float">
            <text:p>0.691559220389805</text:p>
          </table:table-cell>
          <table:table-cell office:value-type="float" office:value="0.0477563504763704" calcext:value-type="float">
            <text:p>0.0477563504763704</text:p>
          </table:table-cell>
          <table:table-cell office:value-type="float" office:value="0.697623688155922" calcext:value-type="float">
            <text:p>0.697623688155922</text:p>
          </table:table-cell>
          <table:table-cell office:value-type="float" office:value="0.0405481565359423" calcext:value-type="float">
            <text:p>0.0405481565359423</text:p>
          </table:table-cell>
          <table:table-cell office:value-type="float" office:value="0.703740629685157" calcext:value-type="float">
            <text:p>0.703740629685157</text:p>
          </table:table-cell>
          <table:table-cell office:value-type="float" office:value="0.0412408696315887" calcext:value-type="float">
            <text:p>0.0412408696315887</text:p>
          </table:table-cell>
          <table:table-cell office:value-type="float" office:value="0.689827586206897" calcext:value-type="float">
            <text:p>0.689827586206897</text:p>
          </table:table-cell>
          <table:table-cell office:value-type="float" office:value="0.0323554543370323" calcext:value-type="float">
            <text:p>0.0323554543370323</text:p>
          </table:table-cell>
          <table:table-cell office:value-type="float" office:value="0.689835082458771" calcext:value-type="float">
            <text:p>0.689835082458771</text:p>
          </table:table-cell>
          <table:table-cell office:value-type="float" office:value="0.0589768163397127" calcext:value-type="float">
            <text:p>0.0589768163397127</text:p>
          </table:table-cell>
          <table:table-cell office:value-type="float" office:value="0.692443778110945" calcext:value-type="float">
            <text:p>0.692443778110945</text:p>
          </table:table-cell>
          <table:table-cell office:value-type="float" office:value="0.041207796507292" calcext:value-type="float">
            <text:p>0.041207796507292</text:p>
          </table:table-cell>
          <table:table-cell office:value-type="float" office:value="0.688095952023988" calcext:value-type="float">
            <text:p>0.688095952023988</text:p>
          </table:table-cell>
          <table:table-cell office:value-type="float" office:value="0.0482349334978111" calcext:value-type="float">
            <text:p>0.0482349334978111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375999793964009" calcext:value-type="float">
            <text:p>0.0375999793964009</text:p>
          </table:table-cell>
          <table:table-cell office:value-type="float" office:value="0.693290854572714" calcext:value-type="float">
            <text:p>0.693290854572714</text:p>
          </table:table-cell>
          <table:table-cell office:value-type="float" office:value="0.0439091171617857" calcext:value-type="float">
            <text:p>0.0439091171617857</text:p>
          </table:table-cell>
          <table:table-cell office:value-type="float" office:value="0.69592203898051" calcext:value-type="float">
            <text:p>0.69592203898051</text:p>
          </table:table-cell>
          <table:table-cell office:value-type="float" office:value="0.0489731562223338" calcext:value-type="float">
            <text:p>0.0489731562223338</text:p>
          </table:table-cell>
          <table:table-cell office:value-type="float" office:value="0.691581709145427" calcext:value-type="float">
            <text:p>0.691581709145427</text:p>
          </table:table-cell>
          <table:table-cell office:value-type="float" office:value="0.0506736529317137" calcext:value-type="float">
            <text:p>0.0506736529317137</text:p>
          </table:table-cell>
          <table:table-cell office:value-type="float" office:value="0.675074962518741" calcext:value-type="float">
            <text:p>0.675074962518741</text:p>
          </table:table-cell>
          <table:table-cell office:value-type="float" office:value="0.0425431685330426" calcext:value-type="float">
            <text:p>0.0425431685330426</text:p>
          </table:table-cell>
          <table:table-cell office:value-type="float" office:value="0.693305847076462" calcext:value-type="float">
            <text:p>0.693305847076462</text:p>
          </table:table-cell>
          <table:table-cell office:value-type="float" office:value="0.0480113205330674" calcext:value-type="float">
            <text:p>0.0480113205330674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538885503668951" calcext:value-type="float">
            <text:p>0.053888550366895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6536731634183" calcext:value-type="float">
            <text:p>0.686536731634183</text:p>
          </table:table-cell>
          <table:table-cell office:value-type="float" office:value="0.0498737251004418" calcext:value-type="float">
            <text:p>0.0498737251004418</text:p>
          </table:table-cell>
          <table:table-cell office:value-type="float" office:value="0.630776611694153" calcext:value-type="float">
            <text:p>0.630776611694153</text:p>
          </table:table-cell>
          <table:table-cell office:value-type="float" office:value="0.0393505157422335" calcext:value-type="float">
            <text:p>0.0393505157422335</text:p>
          </table:table-cell>
          <table:table-cell office:value-type="float" office:value="0.68687556221889" calcext:value-type="float">
            <text:p>0.68687556221889</text:p>
          </table:table-cell>
          <table:table-cell office:value-type="float" office:value="0.0489086479455643" calcext:value-type="float">
            <text:p>0.0489086479455643</text:p>
          </table:table-cell>
          <table:table-cell office:value-type="float" office:value="0.688254872563718" calcext:value-type="float">
            <text:p>0.688254872563718</text:p>
          </table:table-cell>
          <table:table-cell office:value-type="float" office:value="0.0385340938326363" calcext:value-type="float">
            <text:p>0.0385340938326363</text:p>
          </table:table-cell>
          <table:table-cell office:value-type="float" office:value="0.692103448275862" calcext:value-type="float">
            <text:p>0.692103448275862</text:p>
          </table:table-cell>
          <table:table-cell office:value-type="float" office:value="0.0411925335867437" calcext:value-type="float">
            <text:p>0.0411925335867437</text:p>
          </table:table-cell>
          <table:table-cell office:value-type="float" office:value="0.678706146926537" calcext:value-type="float">
            <text:p>0.678706146926537</text:p>
          </table:table-cell>
          <table:table-cell office:value-type="float" office:value="0.0365772007742483" calcext:value-type="float">
            <text:p>0.0365772007742483</text:p>
          </table:table-cell>
          <table:table-cell office:value-type="float" office:value="0.689835082458771" calcext:value-type="float">
            <text:p>0.689835082458771</text:p>
          </table:table-cell>
          <table:table-cell office:value-type="float" office:value="0.0505235102749722" calcext:value-type="float">
            <text:p>0.0505235102749722</text:p>
          </table:table-cell>
          <table:table-cell office:value-type="float" office:value="0.688097451274363" calcext:value-type="float">
            <text:p>0.688097451274363</text:p>
          </table:table-cell>
          <table:table-cell office:value-type="float" office:value="0.0413507988966708" calcext:value-type="float">
            <text:p>0.0413507988966708</text:p>
          </table:table-cell>
          <table:table-cell office:value-type="float" office:value="0.68723988005997" calcext:value-type="float">
            <text:p>0.68723988005997</text:p>
          </table:table-cell>
          <table:table-cell office:value-type="float" office:value="0.05076782961211" calcext:value-type="float">
            <text:p>0.05076782961211</text:p>
          </table:table-cell>
          <table:table-cell office:value-type="float" office:value="0.679419790104948" calcext:value-type="float">
            <text:p>0.679419790104948</text:p>
          </table:table-cell>
          <table:table-cell office:value-type="float" office:value="0.0388023902962324" calcext:value-type="float">
            <text:p>0.0388023902962324</text:p>
          </table:table-cell>
          <table:table-cell office:value-type="float" office:value="0.691917541229385" calcext:value-type="float">
            <text:p>0.691917541229385</text:p>
          </table:table-cell>
          <table:table-cell office:value-type="float" office:value="0.0442387102212389" calcext:value-type="float">
            <text:p>0.0442387102212389</text:p>
          </table:table-cell>
          <table:table-cell office:value-type="float" office:value="0.690172413793103" calcext:value-type="float">
            <text:p>0.690172413793103</text:p>
          </table:table-cell>
          <table:table-cell office:value-type="float" office:value="0.0451087816720234" calcext:value-type="float">
            <text:p>0.0451087816720234</text:p>
          </table:table-cell>
          <table:table-cell office:value-type="float" office:value="0.691742128935532" calcext:value-type="float">
            <text:p>0.691742128935532</text:p>
          </table:table-cell>
          <table:table-cell office:value-type="float" office:value="0.0503965355538753" calcext:value-type="float">
            <text:p>0.0503965355538753</text:p>
          </table:table-cell>
          <table:table-cell office:value-type="float" office:value="0.675245877061469" calcext:value-type="float">
            <text:p>0.675245877061469</text:p>
          </table:table-cell>
          <table:table-cell office:value-type="float" office:value="0.0410617619503508" calcext:value-type="float">
            <text:p>0.0410617619503508</text:p>
          </table:table-cell>
          <table:table-cell office:value-type="float" office:value="0.686181409295352" calcext:value-type="float">
            <text:p>0.686181409295352</text:p>
          </table:table-cell>
          <table:table-cell office:value-type="float" office:value="0.0465546804046072" calcext:value-type="float">
            <text:p>0.0465546804046072</text:p>
          </table:table-cell>
          <table:table-cell office:value-type="float" office:value="0.682004497751124" calcext:value-type="float">
            <text:p>0.682004497751124</text:p>
          </table:table-cell>
          <table:table-cell office:value-type="float" office:value="0.0532587159999068" calcext:value-type="float">
            <text:p>0.0532587159999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6676602086438" calcext:value-type="float">
            <text:p>0.576676602086438</text:p>
          </table:table-cell>
          <table:table-cell office:value-type="float" office:value="0.037183665088622" calcext:value-type="float">
            <text:p>0.037183665088622</text:p>
          </table:table-cell>
          <table:table-cell office:value-type="float" office:value="0.585733640428126" calcext:value-type="float">
            <text:p>0.585733640428126</text:p>
          </table:table-cell>
          <table:table-cell office:value-type="float" office:value="0.0341152296046096" calcext:value-type="float">
            <text:p>0.0341152296046096</text:p>
          </table:table-cell>
          <table:table-cell office:value-type="float" office:value="0.607959626066929" calcext:value-type="float">
            <text:p>0.607959626066929</text:p>
          </table:table-cell>
          <table:table-cell office:value-type="float" office:value="0.0641353927146361" calcext:value-type="float">
            <text:p>0.0641353927146361</text:p>
          </table:table-cell>
          <table:table-cell office:value-type="float" office:value="0.581567538273947" calcext:value-type="float">
            <text:p>0.581567538273947</text:p>
          </table:table-cell>
          <table:table-cell office:value-type="float" office:value="0.0590238746164203" calcext:value-type="float">
            <text:p>0.0590238746164203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530914824308031" calcext:value-type="float">
            <text:p>0.0530914824308031</text:p>
          </table:table-cell>
          <table:table-cell office:value-type="float" office:value="0.614625389513616" calcext:value-type="float">
            <text:p>0.614625389513616</text:p>
          </table:table-cell>
          <table:table-cell office:value-type="float" office:value="0.045245083286046" calcext:value-type="float">
            <text:p>0.045245083286046</text:p>
          </table:table-cell>
          <table:table-cell office:value-type="float" office:value="0.603048367429888" calcext:value-type="float">
            <text:p>0.603048367429888</text:p>
          </table:table-cell>
          <table:table-cell office:value-type="float" office:value="0.0666116222924606" calcext:value-type="float">
            <text:p>0.0666116222924606</text:p>
          </table:table-cell>
          <table:table-cell office:value-type="float" office:value="0.61955697060019" calcext:value-type="float">
            <text:p>0.61955697060019</text:p>
          </table:table-cell>
          <table:table-cell office:value-type="float" office:value="0.0541589827291808" calcext:value-type="float">
            <text:p>0.0541589827291808</text:p>
          </table:table-cell>
          <table:table-cell office:value-type="float" office:value="0.623682427855304" calcext:value-type="float">
            <text:p>0.623682427855304</text:p>
          </table:table-cell>
          <table:table-cell office:value-type="float" office:value="0.0501666724306988" calcext:value-type="float">
            <text:p>0.0501666724306988</text:p>
          </table:table-cell>
          <table:table-cell office:value-type="float" office:value="0.619543422300501" calcext:value-type="float">
            <text:p>0.619543422300501</text:p>
          </table:table-cell>
          <table:table-cell office:value-type="float" office:value="0.0556178563338268" calcext:value-type="float">
            <text:p>0.0556178563338268</text:p>
          </table:table-cell>
          <table:table-cell office:value-type="float" office:value="0.615417965045387" calcext:value-type="float">
            <text:p>0.615417965045387</text:p>
          </table:table-cell>
          <table:table-cell office:value-type="float" office:value="0.0450333380578026" calcext:value-type="float">
            <text:p>0.0450333380578026</text:p>
          </table:table-cell>
          <table:table-cell office:value-type="float" office:value="0.61122476629183" calcext:value-type="float">
            <text:p>0.61122476629183</text:p>
          </table:table-cell>
          <table:table-cell office:value-type="float" office:value="0.0786193098134953" calcext:value-type="float">
            <text:p>0.0786193098134953</text:p>
          </table:table-cell>
          <table:table-cell office:value-type="float" office:value="0.614571196314863" calcext:value-type="float">
            <text:p>0.614571196314863</text:p>
          </table:table-cell>
          <table:table-cell office:value-type="float" office:value="0.0655741130084714" calcext:value-type="float">
            <text:p>0.0655741130084714</text:p>
          </table:table-cell>
          <table:table-cell office:value-type="float" office:value="0.602181276249831" calcext:value-type="float">
            <text:p>0.602181276249831</text:p>
          </table:table-cell>
          <table:table-cell office:value-type="float" office:value="0.0693226791601401" calcext:value-type="float">
            <text:p>0.0693226791601401</text:p>
          </table:table-cell>
          <table:table-cell office:value-type="float" office:value="0.628614008941878" calcext:value-type="float">
            <text:p>0.628614008941878</text:p>
          </table:table-cell>
          <table:table-cell office:value-type="float" office:value="0.0529071867731859" calcext:value-type="float">
            <text:p>0.0529071867731859</text:p>
          </table:table-cell>
          <table:table-cell office:value-type="float" office:value="0.619597615499255" calcext:value-type="float">
            <text:p>0.619597615499255</text:p>
          </table:table-cell>
          <table:table-cell office:value-type="float" office:value="0.0596345583396506" calcext:value-type="float">
            <text:p>0.05963455833965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2524048231947" calcext:value-type="float">
            <text:p>0.572524048231947</text:p>
          </table:table-cell>
          <table:table-cell office:value-type="float" office:value="0.0454707706802175" calcext:value-type="float">
            <text:p>0.0454707706802175</text:p>
          </table:table-cell>
          <table:table-cell office:value-type="float" office:value="0.570092128437881" calcext:value-type="float">
            <text:p>0.570092128437881</text:p>
          </table:table-cell>
          <table:table-cell office:value-type="float" office:value="0.0318148908819208" calcext:value-type="float">
            <text:p>0.0318148908819208</text:p>
          </table:table-cell>
          <table:table-cell office:value-type="float" office:value="0.638443300365804" calcext:value-type="float">
            <text:p>0.638443300365804</text:p>
          </table:table-cell>
          <table:table-cell office:value-type="float" office:value="0.0629408734781374" calcext:value-type="float">
            <text:p>0.0629408734781374</text:p>
          </table:table-cell>
          <table:table-cell office:value-type="float" office:value="0.617802465790543" calcext:value-type="float">
            <text:p>0.617802465790543</text:p>
          </table:table-cell>
          <table:table-cell office:value-type="float" office:value="0.065441544366523" calcext:value-type="float">
            <text:p>0.065441544366523</text:p>
          </table:table-cell>
          <table:table-cell office:value-type="float" office:value="0.62611434764937" calcext:value-type="float">
            <text:p>0.62611434764937</text:p>
          </table:table-cell>
          <table:table-cell office:value-type="float" office:value="0.0550068758307303" calcext:value-type="float">
            <text:p>0.0550068758307303</text:p>
          </table:table-cell>
          <table:table-cell office:value-type="float" office:value="0.622002438693944" calcext:value-type="float">
            <text:p>0.622002438693944</text:p>
          </table:table-cell>
          <table:table-cell office:value-type="float" office:value="0.0762116444730249" calcext:value-type="float">
            <text:p>0.0762116444730249</text:p>
          </table:table-cell>
          <table:table-cell office:value-type="float" office:value="0.629420132773337" calcext:value-type="float">
            <text:p>0.629420132773337</text:p>
          </table:table-cell>
          <table:table-cell office:value-type="float" office:value="0.0592571960119514" calcext:value-type="float">
            <text:p>0.0592571960119514</text:p>
          </table:table-cell>
          <table:table-cell office:value-type="float" office:value="0.646789052973852" calcext:value-type="float">
            <text:p>0.646789052973852</text:p>
          </table:table-cell>
          <table:table-cell office:value-type="float" office:value="0.0672573316956719" calcext:value-type="float">
            <text:p>0.0672573316956719</text:p>
          </table:table-cell>
          <table:table-cell office:value-type="float" office:value="0.631953664815066" calcext:value-type="float">
            <text:p>0.631953664815066</text:p>
          </table:table-cell>
          <table:table-cell office:value-type="float" office:value="0.0545389926961218" calcext:value-type="float">
            <text:p>0.0545389926961218</text:p>
          </table:table-cell>
          <table:table-cell office:value-type="float" office:value="0.633572686627828" calcext:value-type="float">
            <text:p>0.633572686627828</text:p>
          </table:table-cell>
          <table:table-cell office:value-type="float" office:value="0.0533040686741991" calcext:value-type="float">
            <text:p>0.0533040686741991</text:p>
          </table:table-cell>
          <table:table-cell office:value-type="float" office:value="0.627760466061509" calcext:value-type="float">
            <text:p>0.627760466061509</text:p>
          </table:table-cell>
          <table:table-cell office:value-type="float" office:value="0.0663304391855391" calcext:value-type="float">
            <text:p>0.0663304391855391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24256378184096" calcext:value-type="float">
            <text:p>0.0524256378184096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648471232864002" calcext:value-type="float">
            <text:p>0.0648471232864002</text:p>
          </table:table-cell>
          <table:table-cell office:value-type="float" office:value="0.626161766698279" calcext:value-type="float">
            <text:p>0.626161766698279</text:p>
          </table:table-cell>
          <table:table-cell office:value-type="float" office:value="0.0532203183299469" calcext:value-type="float">
            <text:p>0.0532203183299469</text:p>
          </table:table-cell>
          <table:table-cell office:value-type="float" office:value="0.637704918032787" calcext:value-type="float">
            <text:p>0.637704918032787</text:p>
          </table:table-cell>
          <table:table-cell office:value-type="float" office:value="0.0551153849387751" calcext:value-type="float">
            <text:p>0.0551153849387751</text:p>
          </table:table-cell>
          <table:table-cell office:value-type="float" office:value="0.629460777672402" calcext:value-type="float">
            <text:p>0.629460777672402</text:p>
          </table:table-cell>
          <table:table-cell office:value-type="float" office:value="0.0590751478815399" calcext:value-type="float">
            <text:p>0.0590751478815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3370816962471" calcext:value-type="float">
            <text:p>0.573370816962471</text:p>
          </table:table-cell>
          <table:table-cell office:value-type="float" office:value="0.0364230729066982" calcext:value-type="float">
            <text:p>0.0364230729066982</text:p>
          </table:table-cell>
          <table:table-cell office:value-type="float" office:value="0.56761956374475" calcext:value-type="float">
            <text:p>0.56761956374475</text:p>
          </table:table-cell>
          <table:table-cell office:value-type="float" office:value="0.0241059454494811" calcext:value-type="float">
            <text:p>0.0241059454494811</text:p>
          </table:table-cell>
          <table:table-cell office:value-type="float" office:value="0.641782956238992" calcext:value-type="float">
            <text:p>0.641782956238992</text:p>
          </table:table-cell>
          <table:table-cell office:value-type="float" office:value="0.0582351388049226" calcext:value-type="float">
            <text:p>0.0582351388049226</text:p>
          </table:table-cell>
          <table:table-cell office:value-type="float" office:value="0.62367565370546" calcext:value-type="float">
            <text:p>0.62367565370546</text:p>
          </table:table-cell>
          <table:table-cell office:value-type="float" office:value="0.0467881467919024" calcext:value-type="float">
            <text:p>0.0467881467919024</text:p>
          </table:table-cell>
          <table:table-cell office:value-type="float" office:value="0.627774014361198" calcext:value-type="float">
            <text:p>0.627774014361198</text:p>
          </table:table-cell>
          <table:table-cell office:value-type="float" office:value="0.0548716340325405" calcext:value-type="float">
            <text:p>0.0548716340325405</text:p>
          </table:table-cell>
          <table:table-cell office:value-type="float" office:value="0.631113670234386" calcext:value-type="float">
            <text:p>0.631113670234386</text:p>
          </table:table-cell>
          <table:table-cell office:value-type="float" office:value="0.0599130163294793" calcext:value-type="float">
            <text:p>0.0599130163294793</text:p>
          </table:table-cell>
          <table:table-cell office:value-type="float" office:value="0.638490719414713" calcext:value-type="float">
            <text:p>0.638490719414713</text:p>
          </table:table-cell>
          <table:table-cell office:value-type="float" office:value="0.0656149312170312" calcext:value-type="float">
            <text:p>0.065614931217031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72383264358805" calcext:value-type="float">
            <text:p>0.0572383264358805</text:p>
          </table:table-cell>
          <table:table-cell office:value-type="float" office:value="0.636871697601951" calcext:value-type="float">
            <text:p>0.636871697601951</text:p>
          </table:table-cell>
          <table:table-cell office:value-type="float" office:value="0.0567342520064871" calcext:value-type="float">
            <text:p>0.0567342520064871</text:p>
          </table:table-cell>
          <table:table-cell office:value-type="float" office:value="0.632732692047148" calcext:value-type="float">
            <text:p>0.632732692047148</text:p>
          </table:table-cell>
          <table:table-cell office:value-type="float" office:value="0.050777375238039" calcext:value-type="float">
            <text:p>0.050777375238039</text:p>
          </table:table-cell>
          <table:table-cell office:value-type="float" office:value="0.63935781059477" calcext:value-type="float">
            <text:p>0.63935781059477</text:p>
          </table:table-cell>
          <table:table-cell office:value-type="float" office:value="0.0532089220251497" calcext:value-type="float">
            <text:p>0.0532089220251497</text:p>
          </table:table-cell>
          <table:table-cell office:value-type="float" office:value="0.641857471887278" calcext:value-type="float">
            <text:p>0.641857471887278</text:p>
          </table:table-cell>
          <table:table-cell office:value-type="float" office:value="0.050762393680726" calcext:value-type="float">
            <text:p>0.050762393680726</text:p>
          </table:table-cell>
          <table:table-cell office:value-type="float" office:value="0.634378810459287" calcext:value-type="float">
            <text:p>0.634378810459287</text:p>
          </table:table-cell>
          <table:table-cell office:value-type="float" office:value="0.0606797477872815" calcext:value-type="float">
            <text:p>0.0606797477872815</text:p>
          </table:table-cell>
          <table:table-cell office:value-type="float" office:value="0.637718466332475" calcext:value-type="float">
            <text:p>0.637718466332475</text:p>
          </table:table-cell>
          <table:table-cell office:value-type="float" office:value="0.0572112325799468" calcext:value-type="float">
            <text:p>0.0572112325799468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592950742824329" calcext:value-type="float">
            <text:p>0.0592950742824329</text:p>
          </table:table-cell>
          <table:table-cell office:value-type="float" office:value="0.641017477306598" calcext:value-type="float">
            <text:p>0.641017477306598</text:p>
          </table:table-cell>
          <table:table-cell office:value-type="float" office:value="0.0647570936308185" calcext:value-type="float">
            <text:p>0.0647570936308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4204037393307" calcext:value-type="float">
            <text:p>0.574204037393307</text:p>
          </table:table-cell>
          <table:table-cell office:value-type="float" office:value="0.0404892497086239" calcext:value-type="float">
            <text:p>0.0404892497086239</text:p>
          </table:table-cell>
          <table:table-cell office:value-type="float" office:value="0.570119225037258" calcext:value-type="float">
            <text:p>0.570119225037258</text:p>
          </table:table-cell>
          <table:table-cell office:value-type="float" office:value="0.0217132948811892" calcext:value-type="float">
            <text:p>0.0217132948811892</text:p>
          </table:table-cell>
          <table:table-cell office:value-type="float" office:value="0.639283294946484" calcext:value-type="float">
            <text:p>0.639283294946484</text:p>
          </table:table-cell>
          <table:table-cell office:value-type="float" office:value="0.0678234345432757" calcext:value-type="float">
            <text:p>0.0678234345432757</text:p>
          </table:table-cell>
          <table:table-cell office:value-type="float" office:value="0.62944045522287" calcext:value-type="float">
            <text:p>0.62944045522287</text:p>
          </table:table-cell>
          <table:table-cell office:value-type="float" office:value="0.0573586094749379" calcext:value-type="float">
            <text:p>0.0573586094749379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79160826043186" calcext:value-type="float">
            <text:p>0.0579160826043186</text:p>
          </table:table-cell>
          <table:table-cell office:value-type="float" office:value="0.629433681073025" calcext:value-type="float">
            <text:p>0.629433681073025</text:p>
          </table:table-cell>
          <table:table-cell office:value-type="float" office:value="0.0699136464434784" calcext:value-type="float">
            <text:p>0.0699136464434784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65544898863928" calcext:value-type="float">
            <text:p>0.0565544898863928</text:p>
          </table:table-cell>
          <table:table-cell office:value-type="float" office:value="0.63028044980355" calcext:value-type="float">
            <text:p>0.63028044980355</text:p>
          </table:table-cell>
          <table:table-cell office:value-type="float" office:value="0.0572035033826959" calcext:value-type="float">
            <text:p>0.0572035033826959</text:p>
          </table:table-cell>
          <table:table-cell office:value-type="float" office:value="0.637718466332475" calcext:value-type="float">
            <text:p>0.637718466332475</text:p>
          </table:table-cell>
          <table:table-cell office:value-type="float" office:value="0.0498383902273184" calcext:value-type="float">
            <text:p>0.0498383902273184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483693990525542" calcext:value-type="float">
            <text:p>0.0483693990525542</text:p>
          </table:table-cell>
          <table:table-cell office:value-type="float" office:value="0.634392358758976" calcext:value-type="float">
            <text:p>0.634392358758976</text:p>
          </table:table-cell>
          <table:table-cell office:value-type="float" office:value="0.0479163354584047" calcext:value-type="float">
            <text:p>0.0479163354584047</text:p>
          </table:table-cell>
          <table:table-cell office:value-type="float" office:value="0.640177482725918" calcext:value-type="float">
            <text:p>0.640177482725918</text:p>
          </table:table-cell>
          <table:table-cell office:value-type="float" office:value="0.0498902331529957" calcext:value-type="float">
            <text:p>0.0498902331529957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88466185579951" calcext:value-type="float">
            <text:p>0.0588466185579951</text:p>
          </table:table-cell>
          <table:table-cell office:value-type="float" office:value="0.637725240482319" calcext:value-type="float">
            <text:p>0.637725240482319</text:p>
          </table:table-cell>
          <table:table-cell office:value-type="float" office:value="0.049944578124795" calcext:value-type="float">
            <text:p>0.049944578124795</text:p>
          </table:table-cell>
          <table:table-cell office:value-type="float" office:value="0.650060967348598" calcext:value-type="float">
            <text:p>0.650060967348598</text:p>
          </table:table-cell>
          <table:table-cell office:value-type="float" office:value="0.058632455555899" calcext:value-type="float">
            <text:p>0.058632455555899</text:p>
          </table:table-cell>
          <table:table-cell office:value-type="float" office:value="0.640177482725918" calcext:value-type="float">
            <text:p>0.640177482725918</text:p>
          </table:table-cell>
          <table:table-cell office:value-type="float" office:value="0.0604711176668815" calcext:value-type="float">
            <text:p>0.06047111766688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68418913426365" calcext:value-type="float">
            <text:p>0.568418913426365</text:p>
          </table:table-cell>
          <table:table-cell office:value-type="float" office:value="0.0418327018374192" calcext:value-type="float">
            <text:p>0.0418327018374192</text:p>
          </table:table-cell>
          <table:table-cell office:value-type="float" office:value="0.571765343449397" calcext:value-type="float">
            <text:p>0.571765343449397</text:p>
          </table:table-cell>
          <table:table-cell office:value-type="float" office:value="0.0210976604480505" calcext:value-type="float">
            <text:p>0.0210976604480505</text:p>
          </table:table-cell>
          <table:table-cell office:value-type="float" office:value="0.64179650453868" calcext:value-type="float">
            <text:p>0.64179650453868</text:p>
          </table:table-cell>
          <table:table-cell office:value-type="float" office:value="0.0620989665800937" calcext:value-type="float">
            <text:p>0.0620989665800937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53936039452583" calcext:value-type="float">
            <text:p>0.0553936039452583</text:p>
          </table:table-cell>
          <table:table-cell office:value-type="float" office:value="0.634392358758976" calcext:value-type="float">
            <text:p>0.634392358758976</text:p>
          </table:table-cell>
          <table:table-cell office:value-type="float" office:value="0.0547189796680578" calcext:value-type="float">
            <text:p>0.0547189796680578</text:p>
          </table:table-cell>
          <table:table-cell office:value-type="float" office:value="0.62944045522287" calcext:value-type="float">
            <text:p>0.62944045522287</text:p>
          </table:table-cell>
          <table:table-cell office:value-type="float" office:value="0.0641121644530546" calcext:value-type="float">
            <text:p>0.0641121644530546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621691370394886" calcext:value-type="float">
            <text:p>0.0621691370394886</text:p>
          </table:table-cell>
          <table:table-cell office:value-type="float" office:value="0.638490719414713" calcext:value-type="float">
            <text:p>0.638490719414713</text:p>
          </table:table-cell>
          <table:table-cell office:value-type="float" office:value="0.0649401597778787" calcext:value-type="float">
            <text:p>0.0649401597778787</text:p>
          </table:table-cell>
          <table:table-cell office:value-type="float" office:value="0.643476493700041" calcext:value-type="float">
            <text:p>0.643476493700041</text:p>
          </table:table-cell>
          <table:table-cell office:value-type="float" office:value="0.0564056447687853" calcext:value-type="float">
            <text:p>0.0564056447687853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43058130084757" calcext:value-type="float">
            <text:p>0.0543058130084757</text:p>
          </table:table-cell>
          <table:table-cell office:value-type="float" office:value="0.639344262295082" calcext:value-type="float">
            <text:p>0.639344262295082</text:p>
          </table:table-cell>
          <table:table-cell office:value-type="float" office:value="0.0503646082372188" calcext:value-type="float">
            <text:p>0.0503646082372188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533246515244624" calcext:value-type="float">
            <text:p>0.0533246515244624</text:p>
          </table:table-cell>
          <table:table-cell office:value-type="float" office:value="0.639330713995394" calcext:value-type="float">
            <text:p>0.639330713995394</text:p>
          </table:table-cell>
          <table:table-cell office:value-type="float" office:value="0.0599258872318855" calcext:value-type="float">
            <text:p>0.0599258872318855</text:p>
          </table:table-cell>
          <table:table-cell office:value-type="float" office:value="0.639371358894459" calcext:value-type="float">
            <text:p>0.639371358894459</text:p>
          </table:table-cell>
          <table:table-cell office:value-type="float" office:value="0.0515484880902111" calcext:value-type="float">
            <text:p>0.0515484880902111</text:p>
          </table:table-cell>
          <table:table-cell office:value-type="float" office:value="0.645109063812492" calcext:value-type="float">
            <text:p>0.645109063812492</text:p>
          </table:table-cell>
          <table:table-cell office:value-type="float" office:value="0.0535927731490485" calcext:value-type="float">
            <text:p>0.0535927731490485</text:p>
          </table:table-cell>
          <table:table-cell office:value-type="float" office:value="0.641803278688525" calcext:value-type="float">
            <text:p>0.641803278688525</text:p>
          </table:table-cell>
          <table:table-cell office:value-type="float" office:value="0.0709684375036399" calcext:value-type="float">
            <text:p>0.07096843750363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3038883620106" calcext:value-type="float">
            <text:p>0.573038883620106</text:p>
          </table:table-cell>
          <table:table-cell office:value-type="float" office:value="0.0402798920443162" calcext:value-type="float">
            <text:p>0.0402798920443162</text:p>
          </table:table-cell>
          <table:table-cell office:value-type="float" office:value="0.573065980219482" calcext:value-type="float">
            <text:p>0.573065980219482</text:p>
          </table:table-cell>
          <table:table-cell office:value-type="float" office:value="0.0265694042530502" calcext:value-type="float">
            <text:p>0.0265694042530502</text:p>
          </table:table-cell>
          <table:table-cell office:value-type="float" office:value="0.633853136431378" calcext:value-type="float">
            <text:p>0.633853136431378</text:p>
          </table:table-cell>
          <table:table-cell office:value-type="float" office:value="0.0630467612242131" calcext:value-type="float">
            <text:p>0.0630467612242131</text:p>
          </table:table-cell>
          <table:table-cell office:value-type="float" office:value="0.619352391274895" calcext:value-type="float">
            <text:p>0.619352391274895</text:p>
          </table:table-cell>
          <table:table-cell office:value-type="float" office:value="0.0568011558390084" calcext:value-type="float">
            <text:p>0.0568011558390084</text:p>
          </table:table-cell>
          <table:table-cell office:value-type="float" office:value="0.631406313507655" calcext:value-type="float">
            <text:p>0.631406313507655</text:p>
          </table:table-cell>
          <table:table-cell office:value-type="float" office:value="0.0551210109132901" calcext:value-type="float">
            <text:p>0.0551210109132901</text:p>
          </table:table-cell>
          <table:table-cell office:value-type="float" office:value="0.625323126947568" calcext:value-type="float">
            <text:p>0.625323126947568</text:p>
          </table:table-cell>
          <table:table-cell office:value-type="float" office:value="0.0630791109970166" calcext:value-type="float">
            <text:p>0.0630791109970166</text:p>
          </table:table-cell>
          <table:table-cell office:value-type="float" office:value="0.628601815472158" calcext:value-type="float">
            <text:p>0.628601815472158</text:p>
          </table:table-cell>
          <table:table-cell office:value-type="float" office:value="0.0620414752894649" calcext:value-type="float">
            <text:p>0.0620414752894649</text:p>
          </table:table-cell>
          <table:table-cell office:value-type="float" office:value="0.632748950006774" calcext:value-type="float">
            <text:p>0.632748950006774</text:p>
          </table:table-cell>
          <table:table-cell office:value-type="float" office:value="0.0601596608042616" calcext:value-type="float">
            <text:p>0.0601596608042616</text:p>
          </table:table-cell>
          <table:table-cell office:value-type="float" office:value="0.634740550060967" calcext:value-type="float">
            <text:p>0.634740550060967</text:p>
          </table:table-cell>
          <table:table-cell office:value-type="float" office:value="0.0535367904258823" calcext:value-type="float">
            <text:p>0.0535367904258823</text:p>
          </table:table-cell>
          <table:table-cell office:value-type="float" office:value="0.628618073431784" calcext:value-type="float">
            <text:p>0.628618073431784</text:p>
          </table:table-cell>
          <table:table-cell office:value-type="float" office:value="0.052474902461419" calcext:value-type="float">
            <text:p>0.052474902461419</text:p>
          </table:table-cell>
          <table:table-cell office:value-type="float" office:value="0.631254572551145" calcext:value-type="float">
            <text:p>0.631254572551145</text:p>
          </table:table-cell>
          <table:table-cell office:value-type="float" office:value="0.052570728592823" calcext:value-type="float">
            <text:p>0.052570728592823</text:p>
          </table:table-cell>
          <table:table-cell office:value-type="float" office:value="0.632082373662105" calcext:value-type="float">
            <text:p>0.632082373662105</text:p>
          </table:table-cell>
          <table:table-cell office:value-type="float" office:value="0.0570044451980178" calcext:value-type="float">
            <text:p>0.0570044451980178</text:p>
          </table:table-cell>
          <table:table-cell office:value-type="float" office:value="0.63074651131283" calcext:value-type="float">
            <text:p>0.63074651131283</text:p>
          </table:table-cell>
          <table:table-cell office:value-type="float" office:value="0.0619746979744067" calcext:value-type="float">
            <text:p>0.0619746979744067</text:p>
          </table:table-cell>
          <table:table-cell office:value-type="float" office:value="0.628631621731473" calcext:value-type="float">
            <text:p>0.628631621731473</text:p>
          </table:table-cell>
          <table:table-cell office:value-type="float" office:value="0.056249459257008" calcext:value-type="float">
            <text:p>0.056249459257008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9085749398683" calcext:value-type="float">
            <text:p>0.0559085749398683</text:p>
          </table:table-cell>
          <table:table-cell office:value-type="float" office:value="0.63441132637854" calcext:value-type="float">
            <text:p>0.63441132637854</text:p>
          </table:table-cell>
          <table:table-cell office:value-type="float" office:value="0.0629812710045061" calcext:value-type="float">
            <text:p>0.06298127100450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20398331540214" calcext:value-type="float">
            <text:p>0.020398331540214</text:p>
          </table:table-cell>
          <table:table-cell office:value-type="float" office:value="0.726950998185118" calcext:value-type="float">
            <text:p>0.726950998185118</text:p>
          </table:table-cell>
          <table:table-cell office:value-type="float" office:value="0.0693365830733333" calcext:value-type="float">
            <text:p>0.0693365830733333</text:p>
          </table:table-cell>
          <table:table-cell office:value-type="float" office:value="0.708257713248639" calcext:value-type="float">
            <text:p>0.708257713248639</text:p>
          </table:table-cell>
          <table:table-cell office:value-type="float" office:value="0.0621319208457977" calcext:value-type="float">
            <text:p>0.0621319208457977</text:p>
          </table:table-cell>
          <table:table-cell office:value-type="float" office:value="0.730520266182698" calcext:value-type="float">
            <text:p>0.730520266182698</text:p>
          </table:table-cell>
          <table:table-cell office:value-type="float" office:value="0.0478481128694863" calcext:value-type="float">
            <text:p>0.0478481128694863</text:p>
          </table:table-cell>
          <table:table-cell office:value-type="float" office:value="0.715063520871143" calcext:value-type="float">
            <text:p>0.715063520871143</text:p>
          </table:table-cell>
          <table:table-cell office:value-type="float" office:value="0.0436830204441275" calcext:value-type="float">
            <text:p>0.0436830204441275</text:p>
          </table:table-cell>
          <table:table-cell office:value-type="float" office:value="0.697761645493043" calcext:value-type="float">
            <text:p>0.697761645493043</text:p>
          </table:table-cell>
          <table:table-cell office:value-type="float" office:value="0.0390981238763056" calcext:value-type="float">
            <text:p>0.0390981238763056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52043330400854" calcext:value-type="float">
            <text:p>0.0552043330400854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540301351048765" calcext:value-type="float">
            <text:p>0.0540301351048765</text:p>
          </table:table-cell>
          <table:table-cell office:value-type="float" office:value="0.727162734422263" calcext:value-type="float">
            <text:p>0.727162734422263</text:p>
          </table:table-cell>
          <table:table-cell office:value-type="float" office:value="0.040950073807067" calcext:value-type="float">
            <text:p>0.040950073807067</text:p>
          </table:table-cell>
          <table:table-cell office:value-type="float" office:value="0.675287356321839" calcext:value-type="float">
            <text:p>0.675287356321839</text:p>
          </table:table-cell>
          <table:table-cell office:value-type="float" office:value="0.0757734882818624" calcext:value-type="float">
            <text:p>0.0757734882818624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388450004224769" calcext:value-type="float">
            <text:p>0.0388450004224769</text:p>
          </table:table-cell>
          <table:table-cell office:value-type="float" office:value="0.694222625529341" calcext:value-type="float">
            <text:p>0.694222625529341</text:p>
          </table:table-cell>
          <table:table-cell office:value-type="float" office:value="0.0466278781142095" calcext:value-type="float">
            <text:p>0.0466278781142095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480075781740527" calcext:value-type="float">
            <text:p>0.0480075781740527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386242244322911" calcext:value-type="float">
            <text:p>0.0386242244322911</text:p>
          </table:table-cell>
          <table:table-cell office:value-type="float" office:value="0.72540834845735" calcext:value-type="float">
            <text:p>0.72540834845735</text:p>
          </table:table-cell>
          <table:table-cell office:value-type="float" office:value="0.0337511677103962" calcext:value-type="float">
            <text:p>0.0337511677103962</text:p>
          </table:table-cell>
          <table:table-cell office:value-type="float" office:value="0.692589231699939" calcext:value-type="float">
            <text:p>0.692589231699939</text:p>
          </table:table-cell>
          <table:table-cell office:value-type="float" office:value="0.0276835342590393" calcext:value-type="float">
            <text:p>0.02768353425903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185191101725649" calcext:value-type="float">
            <text:p>0.0185191101725649</text:p>
          </table:table-cell>
          <table:table-cell office:value-type="float" office:value="0.709739866908651" calcext:value-type="float">
            <text:p>0.709739866908651</text:p>
          </table:table-cell>
          <table:table-cell office:value-type="float" office:value="0.062418242829248" calcext:value-type="float">
            <text:p>0.062418242829248</text:p>
          </table:table-cell>
          <table:table-cell office:value-type="float" office:value="0.696067755595886" calcext:value-type="float">
            <text:p>0.696067755595886</text:p>
          </table:table-cell>
          <table:table-cell office:value-type="float" office:value="0.0379365498051331" calcext:value-type="float">
            <text:p>0.0379365498051331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57610997068375" calcext:value-type="float">
            <text:p>0.0357610997068375</text:p>
          </table:table-cell>
          <table:table-cell office:value-type="float" office:value="0.716696914700545" calcext:value-type="float">
            <text:p>0.716696914700545</text:p>
          </table:table-cell>
          <table:table-cell office:value-type="float" office:value="0.0485964577153608" calcext:value-type="float">
            <text:p>0.0485964577153608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613084941816497" calcext:value-type="float">
            <text:p>0.0613084941816497</text:p>
          </table:table-cell>
          <table:table-cell office:value-type="float" office:value="0.720205686630369" calcext:value-type="float">
            <text:p>0.720205686630369</text:p>
          </table:table-cell>
          <table:table-cell office:value-type="float" office:value="0.0531597183541428" calcext:value-type="float">
            <text:p>0.0531597183541428</text:p>
          </table:table-cell>
          <table:table-cell office:value-type="float" office:value="0.715003024803388" calcext:value-type="float">
            <text:p>0.715003024803388</text:p>
          </table:table-cell>
          <table:table-cell office:value-type="float" office:value="0.0376330602800733" calcext:value-type="float">
            <text:p>0.0376330602800733</text:p>
          </table:table-cell>
          <table:table-cell office:value-type="float" office:value="0.728796128251664" calcext:value-type="float">
            <text:p>0.728796128251664</text:p>
          </table:table-cell>
          <table:table-cell office:value-type="float" office:value="0.0616191378788398" calcext:value-type="float">
            <text:p>0.0616191378788398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628737963428997" calcext:value-type="float">
            <text:p>0.0628737963428997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414441115660382" calcext:value-type="float">
            <text:p>0.0414441115660382</text:p>
          </table:table-cell>
          <table:table-cell office:value-type="float" office:value="0.694283121597096" calcext:value-type="float">
            <text:p>0.694283121597096</text:p>
          </table:table-cell>
          <table:table-cell office:value-type="float" office:value="0.055237995139574" calcext:value-type="float">
            <text:p>0.055237995139574</text:p>
          </table:table-cell>
          <table:table-cell office:value-type="float" office:value="0.723684210526316" calcext:value-type="float">
            <text:p>0.723684210526316</text:p>
          </table:table-cell>
          <table:table-cell office:value-type="float" office:value="0.042050750987568" calcext:value-type="float">
            <text:p>0.042050750987568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549033895192795" calcext:value-type="float">
            <text:p>0.0549033895192795</text:p>
          </table:table-cell>
          <table:table-cell office:value-type="float" office:value="0.718511796733212" calcext:value-type="float">
            <text:p>0.718511796733212</text:p>
          </table:table-cell>
          <table:table-cell office:value-type="float" office:value="0.0561568414564652" calcext:value-type="float">
            <text:p>0.0561568414564652</text:p>
          </table:table-cell>
          <table:table-cell office:value-type="float" office:value="0.727041742286751" calcext:value-type="float">
            <text:p>0.727041742286751</text:p>
          </table:table-cell>
          <table:table-cell office:value-type="float" office:value="0.0449156313287983" calcext:value-type="float">
            <text:p>0.0449156313287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271902737931755" calcext:value-type="float">
            <text:p>0.0271902737931755</text:p>
          </table:table-cell>
          <table:table-cell office:value-type="float" office:value="0.690804597701149" calcext:value-type="float">
            <text:p>0.690804597701149</text:p>
          </table:table-cell>
          <table:table-cell office:value-type="float" office:value="0.0556413658867679" calcext:value-type="float">
            <text:p>0.0556413658867679</text:p>
          </table:table-cell>
          <table:table-cell office:value-type="float" office:value="0.720205686630369" calcext:value-type="float">
            <text:p>0.720205686630369</text:p>
          </table:table-cell>
          <table:table-cell office:value-type="float" office:value="0.0290549121263607" calcext:value-type="float">
            <text:p>0.0290549121263607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332686206057883" calcext:value-type="float">
            <text:p>0.0332686206057883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483909302686209" calcext:value-type="float">
            <text:p>0.0483909302686209</text:p>
          </table:table-cell>
          <table:table-cell office:value-type="float" office:value="0.723714458560194" calcext:value-type="float">
            <text:p>0.723714458560194</text:p>
          </table:table-cell>
          <table:table-cell office:value-type="float" office:value="0.0548457274646581" calcext:value-type="float">
            <text:p>0.0548457274646581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463044282103792" calcext:value-type="float">
            <text:p>0.0463044282103792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280371156431882" calcext:value-type="float">
            <text:p>0.0280371156431882</text:p>
          </table:table-cell>
          <table:table-cell office:value-type="float" office:value="0.735722928009679" calcext:value-type="float">
            <text:p>0.735722928009679</text:p>
          </table:table-cell>
          <table:table-cell office:value-type="float" office:value="0.0509403892682856" calcext:value-type="float">
            <text:p>0.0509403892682856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603194386612709" calcext:value-type="float">
            <text:p>0.0603194386612709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454991498027116" calcext:value-type="float">
            <text:p>0.0454991498027116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476427178611432" calcext:value-type="float">
            <text:p>0.0476427178611432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453018210249958" calcext:value-type="float">
            <text:p>0.0453018210249958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4306331844659" calcext:value-type="float">
            <text:p>0.044306331844659</text:p>
          </table:table-cell>
          <table:table-cell office:value-type="float" office:value="0.73227465214761" calcext:value-type="float">
            <text:p>0.73227465214761</text:p>
          </table:table-cell>
          <table:table-cell office:value-type="float" office:value="0.0469901364665921" calcext:value-type="float">
            <text:p>0.0469901364665921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541196697334601" calcext:value-type="float">
            <text:p>0.0541196697334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3339382940109" calcext:value-type="float">
            <text:p>0.713339382940109</text:p>
          </table:table-cell>
          <table:table-cell office:value-type="float" office:value="0.0312784269472189" calcext:value-type="float">
            <text:p>0.0312784269472189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58185220492289" calcext:value-type="float">
            <text:p>0.058185220492289</text:p>
          </table:table-cell>
          <table:table-cell office:value-type="float" office:value="0.720205686630369" calcext:value-type="float">
            <text:p>0.720205686630369</text:p>
          </table:table-cell>
          <table:table-cell office:value-type="float" office:value="0.0240821971677775" calcext:value-type="float">
            <text:p>0.0240821971677775</text:p>
          </table:table-cell>
          <table:table-cell office:value-type="float" office:value="0.721990320629159" calcext:value-type="float">
            <text:p>0.721990320629159</text:p>
          </table:table-cell>
          <table:table-cell office:value-type="float" office:value="0.0324713735535954" calcext:value-type="float">
            <text:p>0.0324713735535954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497373097521764" calcext:value-type="float">
            <text:p>0.0497373097521764</text:p>
          </table:table-cell>
          <table:table-cell office:value-type="float" office:value="0.732335148215366" calcext:value-type="float">
            <text:p>0.732335148215366</text:p>
          </table:table-cell>
          <table:table-cell office:value-type="float" office:value="0.0451862499369506" calcext:value-type="float">
            <text:p>0.0451862499369506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407938222381497" calcext:value-type="float">
            <text:p>0.0407938222381497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453926148196158" calcext:value-type="float">
            <text:p>0.0453926148196158</text:p>
          </table:table-cell>
          <table:table-cell office:value-type="float" office:value="0.737447065940714" calcext:value-type="float">
            <text:p>0.737447065940714</text:p>
          </table:table-cell>
          <table:table-cell office:value-type="float" office:value="0.0390297325163095" calcext:value-type="float">
            <text:p>0.0390297325163095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708995460490058" calcext:value-type="float">
            <text:p>0.0708995460490058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410083845081125" calcext:value-type="float">
            <text:p>0.041008384508112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60726973656932" calcext:value-type="float">
            <text:p>0.0460726973656932</text:p>
          </table:table-cell>
          <table:table-cell office:value-type="float" office:value="0.723684210526316" calcext:value-type="float">
            <text:p>0.723684210526316</text:p>
          </table:table-cell>
          <table:table-cell office:value-type="float" office:value="0.0479242846071187" calcext:value-type="float">
            <text:p>0.0479242846071187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371054741069403" calcext:value-type="float">
            <text:p>0.0371054741069403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379641947322294" calcext:value-type="float">
            <text:p>0.0379641947322294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90698257612334" calcext:value-type="float">
            <text:p>0.04906982576123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3339382940109" calcext:value-type="float">
            <text:p>0.713339382940109</text:p>
          </table:table-cell>
          <table:table-cell office:value-type="float" office:value="0.0290898976136235" calcext:value-type="float">
            <text:p>0.0290898976136235</text:p>
          </table:table-cell>
          <table:table-cell office:value-type="float" office:value="0.690834845735027" calcext:value-type="float">
            <text:p>0.690834845735027</text:p>
          </table:table-cell>
          <table:table-cell office:value-type="float" office:value="0.0605641631272688" calcext:value-type="float">
            <text:p>0.0605641631272688</text:p>
          </table:table-cell>
          <table:table-cell office:value-type="float" office:value="0.715033272837266" calcext:value-type="float">
            <text:p>0.715033272837266</text:p>
          </table:table-cell>
          <table:table-cell office:value-type="float" office:value="0.0271336272694296" calcext:value-type="float">
            <text:p>0.0271336272694296</text:p>
          </table:table-cell>
          <table:table-cell office:value-type="float" office:value="0.71854204476709" calcext:value-type="float">
            <text:p>0.71854204476709</text:p>
          </table:table-cell>
          <table:table-cell office:value-type="float" office:value="0.0349699628897715" calcext:value-type="float">
            <text:p>0.034969962889771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415359953908714" calcext:value-type="float">
            <text:p>0.0415359953908714</text:p>
          </table:table-cell>
          <table:table-cell office:value-type="float" office:value="0.720205686630369" calcext:value-type="float">
            <text:p>0.720205686630369</text:p>
          </table:table-cell>
          <table:table-cell office:value-type="float" office:value="0.0499565914838897" calcext:value-type="float">
            <text:p>0.0499565914838897</text:p>
          </table:table-cell>
          <table:table-cell office:value-type="float" office:value="0.728856624319419" calcext:value-type="float">
            <text:p>0.728856624319419</text:p>
          </table:table-cell>
          <table:table-cell office:value-type="float" office:value="0.035331464541052" calcext:value-type="float">
            <text:p>0.035331464541052</text:p>
          </table:table-cell>
          <table:table-cell office:value-type="float" office:value="0.713339382940109" calcext:value-type="float">
            <text:p>0.713339382940109</text:p>
          </table:table-cell>
          <table:table-cell office:value-type="float" office:value="0.0479532948138777" calcext:value-type="float">
            <text:p>0.0479532948138777</text:p>
          </table:table-cell>
          <table:table-cell office:value-type="float" office:value="0.739140955837871" calcext:value-type="float">
            <text:p>0.739140955837871</text:p>
          </table:table-cell>
          <table:table-cell office:value-type="float" office:value="0.0445590945348623" calcext:value-type="float">
            <text:p>0.0445590945348623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626195914604263" calcext:value-type="float">
            <text:p>0.0626195914604263</text:p>
          </table:table-cell>
          <table:table-cell office:value-type="float" office:value="0.727071990320629" calcext:value-type="float">
            <text:p>0.727071990320629</text:p>
          </table:table-cell>
          <table:table-cell office:value-type="float" office:value="0.0382932224253157" calcext:value-type="float">
            <text:p>0.0382932224253157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557500887943806" calcext:value-type="float">
            <text:p>0.0557500887943806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475254274451491" calcext:value-type="float">
            <text:p>0.0475254274451491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445179748162588" calcext:value-type="float">
            <text:p>0.0445179748162588</text:p>
          </table:table-cell>
          <table:table-cell office:value-type="float" office:value="0.727071990320629" calcext:value-type="float">
            <text:p>0.727071990320629</text:p>
          </table:table-cell>
          <table:table-cell office:value-type="float" office:value="0.0327111194603677" calcext:value-type="float">
            <text:p>0.0327111194603677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43090444966569" calcext:value-type="float">
            <text:p>0.0430904449665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7810042347247" calcext:value-type="float">
            <text:p>0.717810042347247</text:p>
          </table:table-cell>
          <table:table-cell office:value-type="float" office:value="0.0252952080133594" calcext:value-type="float">
            <text:p>0.0252952080133594</text:p>
          </table:table-cell>
          <table:table-cell office:value-type="float" office:value="0.702171808832426" calcext:value-type="float">
            <text:p>0.702171808832426</text:p>
          </table:table-cell>
          <table:table-cell office:value-type="float" office:value="0.0612291150817814" calcext:value-type="float">
            <text:p>0.0612291150817814</text:p>
          </table:table-cell>
          <table:table-cell office:value-type="float" office:value="0.711954022988506" calcext:value-type="float">
            <text:p>0.711954022988506</text:p>
          </table:table-cell>
          <table:table-cell office:value-type="float" office:value="0.0360678414428997" calcext:value-type="float">
            <text:p>0.0360678414428997</text:p>
          </table:table-cell>
          <table:table-cell office:value-type="float" office:value="0.718148820326679" calcext:value-type="float">
            <text:p>0.718148820326679</text:p>
          </table:table-cell>
          <table:table-cell office:value-type="float" office:value="0.0368638339250958" calcext:value-type="float">
            <text:p>0.0368638339250958</text:p>
          </table:table-cell>
          <table:table-cell office:value-type="float" office:value="0.714960677555959" calcext:value-type="float">
            <text:p>0.714960677555959</text:p>
          </table:table-cell>
          <table:table-cell office:value-type="float" office:value="0.0463887427142314" calcext:value-type="float">
            <text:p>0.0463887427142314</text:p>
          </table:table-cell>
          <table:table-cell office:value-type="float" office:value="0.716769509981851" calcext:value-type="float">
            <text:p>0.716769509981851</text:p>
          </table:table-cell>
          <table:table-cell office:value-type="float" office:value="0.0500790373886907" calcext:value-type="float">
            <text:p>0.0500790373886907</text:p>
          </table:table-cell>
          <table:table-cell office:value-type="float" office:value="0.721578947368421" calcext:value-type="float">
            <text:p>0.721578947368421</text:p>
          </table:table-cell>
          <table:table-cell office:value-type="float" office:value="0.0461587532767618" calcext:value-type="float">
            <text:p>0.0461587532767618</text:p>
          </table:table-cell>
          <table:table-cell office:value-type="float" office:value="0.716418632788869" calcext:value-type="float">
            <text:p>0.716418632788869</text:p>
          </table:table-cell>
          <table:table-cell office:value-type="float" office:value="0.0426092441323263" calcext:value-type="float">
            <text:p>0.0426092441323263</text:p>
          </table:table-cell>
          <table:table-cell office:value-type="float" office:value="0.733653962492438" calcext:value-type="float">
            <text:p>0.733653962492438</text:p>
          </table:table-cell>
          <table:table-cell office:value-type="float" office:value="0.0474196856010728" calcext:value-type="float">
            <text:p>0.0474196856010728</text:p>
          </table:table-cell>
          <table:table-cell office:value-type="float" office:value="0.707737447065941" calcext:value-type="float">
            <text:p>0.707737447065941</text:p>
          </table:table-cell>
          <table:table-cell office:value-type="float" office:value="0.066497172159093" calcext:value-type="float">
            <text:p>0.066497172159093</text:p>
          </table:table-cell>
          <table:table-cell office:value-type="float" office:value="0.71983666061706" calcext:value-type="float">
            <text:p>0.71983666061706</text:p>
          </table:table-cell>
          <table:table-cell office:value-type="float" office:value="0.041017973744931" calcext:value-type="float">
            <text:p>0.041017973744931</text:p>
          </table:table-cell>
          <table:table-cell office:value-type="float" office:value="0.704603750756201" calcext:value-type="float">
            <text:p>0.704603750756201</text:p>
          </table:table-cell>
          <table:table-cell office:value-type="float" office:value="0.0502662754550001" calcext:value-type="float">
            <text:p>0.0502662754550001</text:p>
          </table:table-cell>
          <table:table-cell office:value-type="float" office:value="0.718844525105868" calcext:value-type="float">
            <text:p>0.718844525105868</text:p>
          </table:table-cell>
          <table:table-cell office:value-type="float" office:value="0.0461619724477769" calcext:value-type="float">
            <text:p>0.0461619724477769</text:p>
          </table:table-cell>
          <table:table-cell office:value-type="float" office:value="0.712214156079855" calcext:value-type="float">
            <text:p>0.712214156079855</text:p>
          </table:table-cell>
          <table:table-cell office:value-type="float" office:value="0.0438914789438857" calcext:value-type="float">
            <text:p>0.0438914789438857</text:p>
          </table:table-cell>
          <table:table-cell office:value-type="float" office:value="0.725722928009679" calcext:value-type="float">
            <text:p>0.725722928009679</text:p>
          </table:table-cell>
          <table:table-cell office:value-type="float" office:value="0.0415146919652101" calcext:value-type="float">
            <text:p>0.0415146919652101</text:p>
          </table:table-cell>
          <table:table-cell office:value-type="float" office:value="0.710483968542045" calcext:value-type="float">
            <text:p>0.710483968542045</text:p>
          </table:table-cell>
          <table:table-cell office:value-type="float" office:value="0.04377582120982" calcext:value-type="float">
            <text:p>0.043775821209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52339179357881" calcext:value-type="float">
            <text:p>0.04523391793578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5" calcext:value-type="float">
            <text:p>0.036227355200210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897380952380952" calcext:value-type="float">
            <text:p>0.897380952380952</text:p>
          </table:table-cell>
          <table:table-cell office:value-type="float" office:value="0.0277766439677902" calcext:value-type="float">
            <text:p>0.0277766439677902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362386549261856" calcext:value-type="float">
            <text:p>0.0362386549261856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383268422648469" calcext:value-type="float">
            <text:p>0.0383268422648469</text:p>
          </table:table-cell>
          <table:table-cell office:value-type="float" office:value="0.917222222222222" calcext:value-type="float">
            <text:p>0.917222222222222</text:p>
          </table:table-cell>
          <table:table-cell office:value-type="float" office:value="0.0494928932803566" calcext:value-type="float">
            <text:p>0.0494928932803566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05337281677074" calcext:value-type="float">
            <text:p>0.04053372816770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9" calcext:value-type="float">
            <text:p>0.035706348324319</text:p>
          </table:table-cell>
          <table:table-cell office:value-type="float" office:value="0.897301587301587" calcext:value-type="float">
            <text:p>0.897301587301587</text:p>
          </table:table-cell>
          <table:table-cell office:value-type="float" office:value="0.0526663700633648" calcext:value-type="float">
            <text:p>0.052666370063364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444019070815852" calcext:value-type="float">
            <text:p>0.0444019070815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518952954815915" calcext:value-type="float">
            <text:p>0.0518952954815915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361690621692221" calcext:value-type="float">
            <text:p>0.0361690621692221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386239762250158" calcext:value-type="float">
            <text:p>0.0386239762250158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47861017566478" calcext:value-type="float">
            <text:p>0.0447861017566478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386736837795727" calcext:value-type="float">
            <text:p>0.0386736837795727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  <table:table-cell office:value-type="float" office:value="0.934444444444444" calcext:value-type="float">
            <text:p>0.934444444444444</text:p>
          </table:table-cell>
          <table:table-cell office:value-type="float" office:value="0.0405585840511824" calcext:value-type="float">
            <text:p>0.0405585840511824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48683020078684" calcext:value-type="float">
            <text:p>0.0448683020078684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3" calcext:value-type="float">
            <text:p>0.0352402401749593</text:p>
          </table:table-cell>
          <table:table-cell office:value-type="float" office:value="0.908650793650794" calcext:value-type="float">
            <text:p>0.908650793650794</text:p>
          </table:table-cell>
          <table:table-cell office:value-type="float" office:value="0.0443884284186254" calcext:value-type="float">
            <text:p>0.0443884284186254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361995254628976" calcext:value-type="float">
            <text:p>0.0361995254628976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463997332769633" calcext:value-type="float">
            <text:p>0.0463997332769633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81615918204723" calcext:value-type="float">
            <text:p>0.0481615918204723</text:p>
          </table:table-cell>
          <table:table-cell office:value-type="float" office:value="0.917222222222222" calcext:value-type="float">
            <text:p>0.917222222222222</text:p>
          </table:table-cell>
          <table:table-cell office:value-type="float" office:value="0.0494928932803566" calcext:value-type="float">
            <text:p>0.0494928932803566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09396128736261" calcext:value-type="float">
            <text:p>0.0409396128736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34365079365079" calcext:value-type="float">
            <text:p>0.934365079365079</text:p>
          </table:table-cell>
          <table:table-cell office:value-type="float" office:value="0.0405997181347706" calcext:value-type="float">
            <text:p>0.0405997181347706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27128670878601" calcext:value-type="float">
            <text:p>0.0427128670878601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2" calcext:value-type="float">
            <text:p>0.0352402401749592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3" calcext:value-type="float">
            <text:p>0.0352402401749593</text:p>
          </table:table-cell>
          <table:table-cell office:value-type="float" office:value="0.911507936507937" calcext:value-type="float">
            <text:p>0.911507936507937</text:p>
          </table:table-cell>
          <table:table-cell office:value-type="float" office:value="0.0415322851890664" calcext:value-type="float">
            <text:p>0.0415322851890664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17222222222222" calcext:value-type="float">
            <text:p>0.917222222222222</text:p>
          </table:table-cell>
          <table:table-cell office:value-type="float" office:value="0.0456807913009128" calcext:value-type="float">
            <text:p>0.045680791300912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11587301587302" calcext:value-type="float">
            <text:p>0.911587301587302</text:p>
          </table:table-cell>
          <table:table-cell office:value-type="float" office:value="0.0392965353062433" calcext:value-type="float">
            <text:p>0.039296535306243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09396128736261" calcext:value-type="float">
            <text:p>0.0409396128736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446769710928543" calcext:value-type="float">
            <text:p>0.0446769710928543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6" calcext:value-type="float">
            <text:p>0.0407854664138726</text:p>
          </table:table-cell>
          <table:table-cell office:value-type="float" office:value="0.937222222222222" calcext:value-type="float">
            <text:p>0.937222222222222</text:p>
          </table:table-cell>
          <table:table-cell office:value-type="float" office:value="0.040031009647948" calcext:value-type="float">
            <text:p>0.04003100964794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77263889509773" calcext:value-type="float">
            <text:p>0.037726388950977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2" calcext:value-type="float">
            <text:p>0.0352402401749592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3646464431782" calcext:value-type="float">
            <text:p>0.043646464431782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49" calcext:value-type="float">
            <text:p>0.0383095821782449</text:p>
          </table:table-cell>
          <table:table-cell office:value-type="float" office:value="0.911507936507937" calcext:value-type="float">
            <text:p>0.911507936507937</text:p>
          </table:table-cell>
          <table:table-cell office:value-type="float" office:value="0.0495030735994482" calcext:value-type="float">
            <text:p>0.049503073599448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68462423334134" calcext:value-type="float">
            <text:p>0.046846242333413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730158730159" calcext:value-type="float">
            <text:p>0.908730158730159</text:p>
          </table:table-cell>
          <table:table-cell office:value-type="float" office:value="0.0423098505881328" calcext:value-type="float">
            <text:p>0.042309850588132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8" calcext:value-type="float">
            <text:p>0.0375833666430208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90171734756344" calcext:value-type="float">
            <text:p>0.04901717347563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381026778449614" calcext:value-type="float">
            <text:p>0.038102677844961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34365079365079" calcext:value-type="float">
            <text:p>0.934365079365079</text:p>
          </table:table-cell>
          <table:table-cell office:value-type="float" office:value="0.0405997181347706" calcext:value-type="float">
            <text:p>0.0405997181347706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31821888760864" calcext:value-type="float">
            <text:p>0.043182188876086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43564889317815" calcext:value-type="float">
            <text:p>0.044356488931781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68462423334134" calcext:value-type="float">
            <text:p>0.046846242333413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14365079365079" calcext:value-type="float">
            <text:p>0.914365079365079</text:p>
          </table:table-cell>
          <table:table-cell office:value-type="float" office:value="0.0504957783696515" calcext:value-type="float">
            <text:p>0.050495778369651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90171734756344" calcext:value-type="float">
            <text:p>0.049017173475634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03095238095238" calcext:value-type="float">
            <text:p>0.903095238095238</text:p>
          </table:table-cell>
          <table:table-cell office:value-type="float" office:value="0.0386541343362512" calcext:value-type="float">
            <text:p>0.038654134336251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48683020078683" calcext:value-type="float">
            <text:p>0.04486830200786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19619047619048" calcext:value-type="float">
            <text:p>0.919619047619048</text:p>
          </table:table-cell>
          <table:table-cell office:value-type="float" office:value="0.0456364291749068" calcext:value-type="float">
            <text:p>0.0456364291749068</text:p>
          </table:table-cell>
          <table:table-cell office:value-type="float" office:value="0.924793650793651" calcext:value-type="float">
            <text:p>0.924793650793651</text:p>
          </table:table-cell>
          <table:table-cell office:value-type="float" office:value="0.0382273324884379" calcext:value-type="float">
            <text:p>0.0382273324884379</text:p>
          </table:table-cell>
          <table:table-cell office:value-type="float" office:value="0.93268253968254" calcext:value-type="float">
            <text:p>0.93268253968254</text:p>
          </table:table-cell>
          <table:table-cell office:value-type="float" office:value="0.0392163554685431" calcext:value-type="float">
            <text:p>0.0392163554685431</text:p>
          </table:table-cell>
          <table:table-cell office:value-type="float" office:value="0.921301587301587" calcext:value-type="float">
            <text:p>0.921301587301587</text:p>
          </table:table-cell>
          <table:table-cell office:value-type="float" office:value="0.0418871063033066" calcext:value-type="float">
            <text:p>0.0418871063033066</text:p>
          </table:table-cell>
          <table:table-cell office:value-type="float" office:value="0.922444444444444" calcext:value-type="float">
            <text:p>0.922444444444444</text:p>
          </table:table-cell>
          <table:table-cell office:value-type="float" office:value="0.0370610777360392" calcext:value-type="float">
            <text:p>0.0370610777360392</text:p>
          </table:table-cell>
          <table:table-cell office:value-type="float" office:value="0.913888888888889" calcext:value-type="float">
            <text:p>0.913888888888889</text:p>
          </table:table-cell>
          <table:table-cell office:value-type="float" office:value="0.0388642717211017" calcext:value-type="float">
            <text:p>0.0388642717211017</text:p>
          </table:table-cell>
          <table:table-cell office:value-type="float" office:value="0.929301587301587" calcext:value-type="float">
            <text:p>0.929301587301587</text:p>
          </table:table-cell>
          <table:table-cell office:value-type="float" office:value="0.0389676090872825" calcext:value-type="float">
            <text:p>0.0389676090872825</text:p>
          </table:table-cell>
          <table:table-cell office:value-type="float" office:value="0.921825396825397" calcext:value-type="float">
            <text:p>0.921825396825397</text:p>
          </table:table-cell>
          <table:table-cell office:value-type="float" office:value="0.0432288778879631" calcext:value-type="float">
            <text:p>0.0432288778879631</text:p>
          </table:table-cell>
          <table:table-cell office:value-type="float" office:value="0.921285714285714" calcext:value-type="float">
            <text:p>0.921285714285714</text:p>
          </table:table-cell>
          <table:table-cell office:value-type="float" office:value="0.0402743378553056" calcext:value-type="float">
            <text:p>0.0402743378553056</text:p>
          </table:table-cell>
          <table:table-cell office:value-type="float" office:value="0.912095238095238" calcext:value-type="float">
            <text:p>0.912095238095238</text:p>
          </table:table-cell>
          <table:table-cell office:value-type="float" office:value="0.0452906587488998" calcext:value-type="float">
            <text:p>0.0452906587488998</text:p>
          </table:table-cell>
          <table:table-cell office:value-type="float" office:value="0.927587301587301" calcext:value-type="float">
            <text:p>0.927587301587301</text:p>
          </table:table-cell>
          <table:table-cell office:value-type="float" office:value="0.0381223663406154" calcext:value-type="float">
            <text:p>0.0381223663406154</text:p>
          </table:table-cell>
          <table:table-cell office:value-type="float" office:value="0.918968253968254" calcext:value-type="float">
            <text:p>0.918968253968254</text:p>
          </table:table-cell>
          <table:table-cell office:value-type="float" office:value="0.0456004953086109" calcext:value-type="float">
            <text:p>0.0456004953086109</text:p>
          </table:table-cell>
          <table:table-cell office:value-type="float" office:value="0.923047619047619" calcext:value-type="float">
            <text:p>0.923047619047619</text:p>
          </table:table-cell>
          <table:table-cell office:value-type="float" office:value="0.0420239630000786" calcext:value-type="float">
            <text:p>0.0420239630000786</text:p>
          </table:table-cell>
          <table:table-cell office:value-type="float" office:value="0.907587301587302" calcext:value-type="float">
            <text:p>0.907587301587302</text:p>
          </table:table-cell>
          <table:table-cell office:value-type="float" office:value="0.0444839567148697" calcext:value-type="float">
            <text:p>0.0444839567148697</text:p>
          </table:table-cell>
          <table:table-cell office:value-type="float" office:value="0.923047619047619" calcext:value-type="float">
            <text:p>0.923047619047619</text:p>
          </table:table-cell>
          <table:table-cell office:value-type="float" office:value="0.041297373024452" calcext:value-type="float">
            <text:p>0.041297373024452</text:p>
          </table:table-cell>
          <table:table-cell office:value-type="float" office:value="0.924095238095238" calcext:value-type="float">
            <text:p>0.924095238095238</text:p>
          </table:table-cell>
          <table:table-cell office:value-type="float" office:value="0.044033321662468" calcext:value-type="float">
            <text:p>0.044033321662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828915662650602" calcext:value-type="float">
            <text:p>0.828915662650602</text:p>
          </table:table-cell>
          <table:table-cell office:value-type="float" office:value="0.0611181120634435" calcext:value-type="float">
            <text:p>0.0611181120634435</text:p>
          </table:table-cell>
          <table:table-cell office:value-type="float" office:value="0.718072289156626" calcext:value-type="float">
            <text:p>0.718072289156626</text:p>
          </table:table-cell>
          <table:table-cell office:value-type="float" office:value="0.0398380619040554" calcext:value-type="float">
            <text:p>0.0398380619040554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43588795870974" calcext:value-type="float">
            <text:p>0.0443588795870974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06247161900624" calcext:value-type="float">
            <text:p>0.0506247161900624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52409237482375" calcext:value-type="float">
            <text:p>0.0452409237482375</text:p>
          </table:table-cell>
          <table:table-cell office:value-type="float" office:value="0.8" calcext:value-type="float">
            <text:p>0.8</text:p>
          </table:table-cell>
          <table:table-cell office:value-type="float" office:value="0.0559949399451674" calcext:value-type="float">
            <text:p>0.0559949399451674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607608092234203" calcext:value-type="float">
            <text:p>0.0607608092234203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359207707228881" calcext:value-type="float">
            <text:p>0.0359207707228881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78647828251498" calcext:value-type="float">
            <text:p>0.0578647828251498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590921243757516" calcext:value-type="float">
            <text:p>0.059092124375751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96219873410301" calcext:value-type="float">
            <text:p>0.0596219873410301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47718140441199" calcext:value-type="float">
            <text:p>0.0547718140441199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69233723370346" calcext:value-type="float">
            <text:p>0.05692337233703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828915662650602" calcext:value-type="float">
            <text:p>0.828915662650602</text:p>
          </table:table-cell>
          <table:table-cell office:value-type="float" office:value="0.0616436429055418" calcext:value-type="float">
            <text:p>0.0616436429055418</text:p>
          </table:table-cell>
          <table:table-cell office:value-type="float" office:value="0.726506024096386" calcext:value-type="float">
            <text:p>0.726506024096386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508155135353787" calcext:value-type="float">
            <text:p>0.0508155135353787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521160745301472" calcext:value-type="float">
            <text:p>0.0521160745301472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604414335071984" calcext:value-type="float">
            <text:p>0.0604414335071984</text:p>
          </table:table-cell>
          <table:table-cell office:value-type="float" office:value="0.769879518072289" calcext:value-type="float">
            <text:p>0.769879518072289</text:p>
          </table:table-cell>
          <table:table-cell office:value-type="float" office:value="0.0361222599546487" calcext:value-type="float">
            <text:p>0.0361222599546487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476034923338542" calcext:value-type="float">
            <text:p>0.0476034923338542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72463973328602" calcext:value-type="float">
            <text:p>0.0472463973328602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41200980816803" calcext:value-type="float">
            <text:p>0.0541200980816803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523784701669497" calcext:value-type="float">
            <text:p>0.0523784701669497</text:p>
          </table:table-cell>
          <table:table-cell office:value-type="float" office:value="0.8" calcext:value-type="float">
            <text:p>0.8</text:p>
          </table:table-cell>
          <table:table-cell office:value-type="float" office:value="0.0562822427031481" calcext:value-type="float">
            <text:p>0.0562822427031481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23784701669497" calcext:value-type="float">
            <text:p>0.05237847016694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60240963855422" calcext:value-type="float">
            <text:p>0.760240963855422</text:p>
          </table:table-cell>
          <table:table-cell office:value-type="float" office:value="0.0455960384883051" calcext:value-type="float">
            <text:p>0.0455960384883051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60711016857831" calcext:value-type="float">
            <text:p>0.046071101685783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81257901331574" calcext:value-type="float">
            <text:p>0.0481257901331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826506024096386" calcext:value-type="float">
            <text:p>0.826506024096386</text:p>
          </table:table-cell>
          <table:table-cell office:value-type="float" office:value="0.0601605889512417" calcext:value-type="float">
            <text:p>0.0601605889512417</text:p>
          </table:table-cell>
          <table:table-cell office:value-type="float" office:value="0.724096385542169" calcext:value-type="float">
            <text:p>0.724096385542169</text:p>
          </table:table-cell>
          <table:table-cell office:value-type="float" office:value="0.0374378190728399" calcext:value-type="float">
            <text:p>0.0374378190728399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26701889502168" calcext:value-type="float">
            <text:p>0.0526701889502168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81983001854997" calcext:value-type="float">
            <text:p>0.0581983001854997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15716445541911" calcext:value-type="float">
            <text:p>0.0515716445541911</text:p>
          </table:table-cell>
          <table:table-cell office:value-type="float" office:value="0.767469879518072" calcext:value-type="float">
            <text:p>0.767469879518072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491209151852872" calcext:value-type="float">
            <text:p>0.0491209151852872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21973511214898" calcext:value-type="float">
            <text:p>0.0421973511214898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18212365484495" calcext:value-type="float">
            <text:p>0.0518212365484495</text:p>
          </table:table-cell>
          <table:table-cell office:value-type="float" office:value="0.767469879518072" calcext:value-type="float">
            <text:p>0.767469879518072</text:p>
          </table:table-cell>
          <table:table-cell office:value-type="float" office:value="0.0478737769323232" calcext:value-type="float">
            <text:p>0.0478737769323232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54491347447665" calcext:value-type="float">
            <text:p>0.05449134744766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370044963848656" calcext:value-type="float">
            <text:p>0.037004496384865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54365803172078" calcext:value-type="float">
            <text:p>0.0454365803172078</text:p>
          </table:table-cell>
          <table:table-cell office:value-type="float" office:value="0.756626506024096" calcext:value-type="float">
            <text:p>0.756626506024096</text:p>
          </table:table-cell>
          <table:table-cell office:value-type="float" office:value="0.0380149704938127" calcext:value-type="float">
            <text:p>0.0380149704938127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86093109916072" calcext:value-type="float">
            <text:p>0.0486093109916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826506024096386" calcext:value-type="float">
            <text:p>0.826506024096386</text:p>
          </table:table-cell>
          <table:table-cell office:value-type="float" office:value="0.0585299171156198" calcext:value-type="float">
            <text:p>0.0585299171156198</text:p>
          </table:table-cell>
          <table:table-cell office:value-type="float" office:value="0.727710843373494" calcext:value-type="float">
            <text:p>0.727710843373494</text:p>
          </table:table-cell>
          <table:table-cell office:value-type="float" office:value="0.0364556007001131" calcext:value-type="float">
            <text:p>0.0364556007001131</text:p>
          </table:table-cell>
          <table:table-cell office:value-type="float" office:value="0.814457831325301" calcext:value-type="float">
            <text:p>0.814457831325301</text:p>
          </table:table-cell>
          <table:table-cell office:value-type="float" office:value="0.0545357275398167" calcext:value-type="float">
            <text:p>0.0545357275398167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47128879226551" calcext:value-type="float">
            <text:p>0.0547128879226551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564539225407408" calcext:value-type="float">
            <text:p>0.0564539225407408</text:p>
          </table:table-cell>
          <table:table-cell office:value-type="float" office:value="0.760240963855422" calcext:value-type="float">
            <text:p>0.760240963855422</text:p>
          </table:table-cell>
          <table:table-cell office:value-type="float" office:value="0.0399391482424154" calcext:value-type="float">
            <text:p>0.0399391482424154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487914620031724" calcext:value-type="float">
            <text:p>0.0487914620031724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68674698795181" calcext:value-type="float">
            <text:p>0.768674698795181</text:p>
          </table:table-cell>
          <table:table-cell office:value-type="float" office:value="0.0457196770144825" calcext:value-type="float">
            <text:p>0.0457196770144825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3641149741571" calcext:value-type="float">
            <text:p>0.05364114974157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3638917683558" calcext:value-type="float">
            <text:p>0.03638917683558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91865410197425" calcext:value-type="float">
            <text:p>0.0491865410197425</text:p>
          </table:table-cell>
          <table:table-cell office:value-type="float" office:value="0.757831325301205" calcext:value-type="float">
            <text:p>0.757831325301205</text:p>
          </table:table-cell>
          <table:table-cell office:value-type="float" office:value="0.0395332520556617" calcext:value-type="float">
            <text:p>0.0395332520556617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45878151240144" calcext:value-type="float">
            <text:p>0.045878151240144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36561815899092" calcext:value-type="float">
            <text:p>0.05365618158990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828915662650602" calcext:value-type="float">
            <text:p>0.828915662650602</text:p>
          </table:table-cell>
          <table:table-cell office:value-type="float" office:value="0.0629382747764168" calcext:value-type="float">
            <text:p>0.0629382747764168</text:p>
          </table:table-cell>
          <table:table-cell office:value-type="float" office:value="0.726506024096386" calcext:value-type="float">
            <text:p>0.726506024096386</text:p>
          </table:table-cell>
          <table:table-cell office:value-type="float" office:value="0.0354916483458404" calcext:value-type="float">
            <text:p>0.0354916483458404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556627085542446" calcext:value-type="float">
            <text:p>0.0556627085542446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501767010413991" calcext:value-type="float">
            <text:p>0.0501767010413991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15716445541912" calcext:value-type="float">
            <text:p>0.0515716445541912</text:p>
          </table:table-cell>
          <table:table-cell office:value-type="float" office:value="0.768674698795181" calcext:value-type="float">
            <text:p>0.768674698795181</text:p>
          </table:table-cell>
          <table:table-cell office:value-type="float" office:value="0.0435516199573525" calcext:value-type="float">
            <text:p>0.0435516199573525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02409478040032" calcext:value-type="float">
            <text:p>0.0502409478040032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69896680426627" calcext:value-type="float">
            <text:p>0.0469896680426627</text:p>
          </table:table-cell>
          <table:table-cell office:value-type="float" office:value="0.8" calcext:value-type="float">
            <text:p>0.8</text:p>
          </table:table-cell>
          <table:table-cell office:value-type="float" office:value="0.0458605700357275" calcext:value-type="float">
            <text:p>0.0458605700357275</text:p>
          </table:table-cell>
          <table:table-cell office:value-type="float" office:value="0.772289156626506" calcext:value-type="float">
            <text:p>0.772289156626506</text:p>
          </table:table-cell>
          <table:table-cell office:value-type="float" office:value="0.0434218085808048" calcext:value-type="float">
            <text:p>0.0434218085808048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60093400842624" calcext:value-type="float">
            <text:p>0.056009340084262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18133817986196" calcext:value-type="float">
            <text:p>0.0418133817986196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04172042617677" calcext:value-type="float">
            <text:p>0.0504172042617677</text:p>
          </table:table-cell>
          <table:table-cell office:value-type="float" office:value="0.756626506024096" calcext:value-type="float">
            <text:p>0.756626506024096</text:p>
          </table:table-cell>
          <table:table-cell office:value-type="float" office:value="0.0416588031482407" calcext:value-type="float">
            <text:p>0.0416588031482407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50085967104318" calcext:value-type="float">
            <text:p>0.0450085967104318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85927179510174" calcext:value-type="float">
            <text:p>0.04859271795101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827951807228916" calcext:value-type="float">
            <text:p>0.827951807228916</text:p>
          </table:table-cell>
          <table:table-cell office:value-type="float" office:value="0.0608781071624527" calcext:value-type="float">
            <text:p>0.0608781071624527</text:p>
          </table:table-cell>
          <table:table-cell office:value-type="float" office:value="0.724578313253012" calcext:value-type="float">
            <text:p>0.724578313253012</text:p>
          </table:table-cell>
          <table:table-cell office:value-type="float" office:value="0.0381181082740111" calcext:value-type="float">
            <text:p>0.0381181082740111</text:p>
          </table:table-cell>
          <table:table-cell office:value-type="float" office:value="0.811084337349398" calcext:value-type="float">
            <text:p>0.811084337349398</text:p>
          </table:table-cell>
          <table:table-cell office:value-type="float" office:value="0.0530979621715761" calcext:value-type="float">
            <text:p>0.0530979621715761</text:p>
          </table:table-cell>
          <table:table-cell office:value-type="float" office:value="0.802168674698795" calcext:value-type="float">
            <text:p>0.802168674698795</text:p>
          </table:table-cell>
          <table:table-cell office:value-type="float" office:value="0.0519125686533597" calcext:value-type="float">
            <text:p>0.0519125686533597</text:p>
          </table:table-cell>
          <table:table-cell office:value-type="float" office:value="0.806746987951807" calcext:value-type="float">
            <text:p>0.806746987951807</text:p>
          </table:table-cell>
          <table:table-cell office:value-type="float" office:value="0.0541326722692768" calcext:value-type="float">
            <text:p>0.0541326722692768</text:p>
          </table:table-cell>
          <table:table-cell office:value-type="float" office:value="0.770602409638554" calcext:value-type="float">
            <text:p>0.770602409638554</text:p>
          </table:table-cell>
          <table:table-cell office:value-type="float" office:value="0.0423854924882796" calcext:value-type="float">
            <text:p>0.0423854924882796</text:p>
          </table:table-cell>
          <table:table-cell office:value-type="float" office:value="0.801686746987952" calcext:value-type="float">
            <text:p>0.801686746987952</text:p>
          </table:table-cell>
          <table:table-cell office:value-type="float" office:value="0.0481995482149109" calcext:value-type="float">
            <text:p>0.0481995482149109</text:p>
          </table:table-cell>
          <table:table-cell office:value-type="float" office:value="0.79421686746988" calcext:value-type="float">
            <text:p>0.79421686746988</text:p>
          </table:table-cell>
          <table:table-cell office:value-type="float" office:value="0.0472440067573735" calcext:value-type="float">
            <text:p>0.0472440067573735</text:p>
          </table:table-cell>
          <table:table-cell office:value-type="float" office:value="0.803373493975904" calcext:value-type="float">
            <text:p>0.803373493975904</text:p>
          </table:table-cell>
          <table:table-cell office:value-type="float" office:value="0.0511035416258047" calcext:value-type="float">
            <text:p>0.0511035416258047</text:p>
          </table:table-cell>
          <table:table-cell office:value-type="float" office:value="0.770843373493976" calcext:value-type="float">
            <text:p>0.770843373493976</text:p>
          </table:table-cell>
          <table:table-cell office:value-type="float" office:value="0.0450629006834897" calcext:value-type="float">
            <text:p>0.0450629006834897</text:p>
          </table:table-cell>
          <table:table-cell office:value-type="float" office:value="0.8" calcext:value-type="float">
            <text:p>0.8</text:p>
          </table:table-cell>
          <table:table-cell office:value-type="float" office:value="0.0556577725603593" calcext:value-type="float">
            <text:p>0.0556577725603593</text:p>
          </table:table-cell>
          <table:table-cell office:value-type="float" office:value="0.786024096385542" calcext:value-type="float">
            <text:p>0.786024096385542</text:p>
          </table:table-cell>
          <table:table-cell office:value-type="float" office:value="0.0453355299123533" calcext:value-type="float">
            <text:p>0.0453355299123533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09934850908391" calcext:value-type="float">
            <text:p>0.0509934850908391</text:p>
          </table:table-cell>
          <table:table-cell office:value-type="float" office:value="0.760481927710843" calcext:value-type="float">
            <text:p>0.760481927710843</text:p>
          </table:table-cell>
          <table:table-cell office:value-type="float" office:value="0.041384780292386" calcext:value-type="float">
            <text:p>0.041384780292386</text:p>
          </table:table-cell>
          <table:table-cell office:value-type="float" office:value="0.79710843373494" calcext:value-type="float">
            <text:p>0.79710843373494</text:p>
          </table:table-cell>
          <table:table-cell office:value-type="float" office:value="0.0481865194964439" calcext:value-type="float">
            <text:p>0.0481865194964439</text:p>
          </table:table-cell>
          <table:table-cell office:value-type="float" office:value="0.786265060240964" calcext:value-type="float">
            <text:p>0.786265060240964</text:p>
          </table:table-cell>
          <table:table-cell office:value-type="float" office:value="0.0511814746005452" calcext:value-type="float">
            <text:p>0.0511814746005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.84752070924899" calcext:value-type="float">
            <text:p>0.84752070924899</text:p>
          </table:table-cell>
          <table:table-cell office:value-type="float" office:value="0.0180943404247777" calcext:value-type="float">
            <text:p>0.0180943404247777</text:p>
          </table:table-cell>
          <table:table-cell office:value-type="float" office:value="0.90229992469364" calcext:value-type="float">
            <text:p>0.90229992469364</text:p>
          </table:table-cell>
          <table:table-cell office:value-type="float" office:value="0.0124669229469807" calcext:value-type="float">
            <text:p>0.0124669229469807</text:p>
          </table:table-cell>
          <table:table-cell office:value-type="float" office:value="0.885090709933593" calcext:value-type="float">
            <text:p>0.885090709933593</text:p>
          </table:table-cell>
          <table:table-cell office:value-type="float" office:value="0.0155884673074183" calcext:value-type="float">
            <text:p>0.0155884673074183</text:p>
          </table:table-cell>
          <table:table-cell office:value-type="float" office:value="0.88564078866297" calcext:value-type="float">
            <text:p>0.88564078866297</text:p>
          </table:table-cell>
          <table:table-cell office:value-type="float" office:value="0.0134696826582154" calcext:value-type="float">
            <text:p>0.0134696826582154</text:p>
          </table:table-cell>
          <table:table-cell office:value-type="float" office:value="0.893782775381666" calcext:value-type="float">
            <text:p>0.893782775381666</text:p>
          </table:table-cell>
          <table:table-cell office:value-type="float" office:value="0.0147291433759079" calcext:value-type="float">
            <text:p>0.0147291433759079</text:p>
          </table:table-cell>
          <table:table-cell office:value-type="float" office:value="0.900447388238516" calcext:value-type="float">
            <text:p>0.900447388238516</text:p>
          </table:table-cell>
          <table:table-cell office:value-type="float" office:value="0.0134584364333101" calcext:value-type="float">
            <text:p>0.0134584364333101</text:p>
          </table:table-cell>
          <table:table-cell office:value-type="float" office:value="0.898037927021291" calcext:value-type="float">
            <text:p>0.898037927021291</text:p>
          </table:table-cell>
          <table:table-cell office:value-type="float" office:value="0.0121039395380574" calcext:value-type="float">
            <text:p>0.0121039395380574</text:p>
          </table:table-cell>
          <table:table-cell office:value-type="float" office:value="0.893597590196481" calcext:value-type="float">
            <text:p>0.893597590196481</text:p>
          </table:table-cell>
          <table:table-cell office:value-type="float" office:value="0.0125274864869836" calcext:value-type="float">
            <text:p>0.0125274864869836</text:p>
          </table:table-cell>
          <table:table-cell office:value-type="float" office:value="0.896746080646266" calcext:value-type="float">
            <text:p>0.896746080646266</text:p>
          </table:table-cell>
          <table:table-cell office:value-type="float" office:value="0.014193294922375" calcext:value-type="float">
            <text:p>0.014193294922375</text:p>
          </table:table-cell>
          <table:table-cell office:value-type="float" office:value="0.902849318819744" calcext:value-type="float">
            <text:p>0.902849318819744</text:p>
          </table:table-cell>
          <table:table-cell office:value-type="float" office:value="0.0089069407434235" calcext:value-type="float">
            <text:p>0.0089069407434235</text:p>
          </table:table-cell>
          <table:table-cell office:value-type="float" office:value="0.906551995618539" calcext:value-type="float">
            <text:p>0.906551995618539</text:p>
          </table:table-cell>
          <table:table-cell office:value-type="float" office:value="0.0110598580297681" calcext:value-type="float">
            <text:p>0.0110598580297681</text:p>
          </table:table-cell>
          <table:table-cell office:value-type="float" office:value="0.902114739508455" calcext:value-type="float">
            <text:p>0.902114739508455</text:p>
          </table:table-cell>
          <table:table-cell office:value-type="float" office:value="0.0137352157742734" calcext:value-type="float">
            <text:p>0.0137352157742734</text:p>
          </table:table-cell>
          <table:table-cell office:value-type="float" office:value="0.900263229958239" calcext:value-type="float">
            <text:p>0.900263229958239</text:p>
          </table:table-cell>
          <table:table-cell office:value-type="float" office:value="0.0152313324878297" calcext:value-type="float">
            <text:p>0.0152313324878297</text:p>
          </table:table-cell>
          <table:table-cell office:value-type="float" office:value="0.903414116519477" calcext:value-type="float">
            <text:p>0.903414116519477</text:p>
          </table:table-cell>
          <table:table-cell office:value-type="float" office:value="0.0150127769261751" calcext:value-type="float">
            <text:p>0.0150127769261751</text:p>
          </table:table-cell>
          <table:table-cell office:value-type="float" office:value="0.898041007736017" calcext:value-type="float">
            <text:p>0.898041007736017</text:p>
          </table:table-cell>
          <table:table-cell office:value-type="float" office:value="0.0115927385025037" calcext:value-type="float">
            <text:p>0.0115927385025037</text:p>
          </table:table-cell>
          <table:table-cell office:value-type="float" office:value="0.905446019031971" calcext:value-type="float">
            <text:p>0.905446019031971</text:p>
          </table:table-cell>
          <table:table-cell office:value-type="float" office:value="0.0181667010704141" calcext:value-type="float">
            <text:p>0.0181667010704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.851220647634696" calcext:value-type="float">
            <text:p>0.851220647634696</text:p>
          </table:table-cell>
          <table:table-cell office:value-type="float" office:value="0.0142164205575706" calcext:value-type="float">
            <text:p>0.0142164205575706</text:p>
          </table:table-cell>
          <table:table-cell office:value-type="float" office:value="0.910072567946875" calcext:value-type="float">
            <text:p>0.910072567946875</text:p>
          </table:table-cell>
          <table:table-cell office:value-type="float" office:value="0.0102306601111487" calcext:value-type="float">
            <text:p>0.0102306601111487</text:p>
          </table:table-cell>
          <table:table-cell office:value-type="float" office:value="0.892857191757377" calcext:value-type="float">
            <text:p>0.892857191757377</text:p>
          </table:table-cell>
          <table:table-cell office:value-type="float" office:value="0.0165379747309351" calcext:value-type="float">
            <text:p>0.0165379747309351</text:p>
          </table:table-cell>
          <table:table-cell office:value-type="float" office:value="0.886752584377353" calcext:value-type="float">
            <text:p>0.886752584377353</text:p>
          </table:table-cell>
          <table:table-cell office:value-type="float" office:value="0.0151909863675025" calcext:value-type="float">
            <text:p>0.0151909863675025</text:p>
          </table:table-cell>
          <table:table-cell office:value-type="float" office:value="0.903961114534127" calcext:value-type="float">
            <text:p>0.903961114534127</text:p>
          </table:table-cell>
          <table:table-cell office:value-type="float" office:value="0.0153372522662268" calcext:value-type="float">
            <text:p>0.0153372522662268</text:p>
          </table:table-cell>
          <table:table-cell office:value-type="float" office:value="0.906923050592182" calcext:value-type="float">
            <text:p>0.906923050592182</text:p>
          </table:table-cell>
          <table:table-cell office:value-type="float" office:value="0.0094526577727407" calcext:value-type="float">
            <text:p>0.0094526577727407</text:p>
          </table:table-cell>
          <table:table-cell office:value-type="float" office:value="0.904888067364962" calcext:value-type="float">
            <text:p>0.904888067364962</text:p>
          </table:table-cell>
          <table:table-cell office:value-type="float" office:value="0.0141493276824042" calcext:value-type="float">
            <text:p>0.0141493276824042</text:p>
          </table:table-cell>
          <table:table-cell office:value-type="float" office:value="0.904331827206134" calcext:value-type="float">
            <text:p>0.904331827206134</text:p>
          </table:table-cell>
          <table:table-cell office:value-type="float" office:value="0.01358475192518" calcext:value-type="float">
            <text:p>0.01358475192518</text:p>
          </table:table-cell>
          <table:table-cell office:value-type="float" office:value="0.908034504004929" calcext:value-type="float">
            <text:p>0.908034504004929</text:p>
          </table:table-cell>
          <table:table-cell office:value-type="float" office:value="0.0142213356022688" calcext:value-type="float">
            <text:p>0.0142213356022688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00931348068359" calcext:value-type="float">
            <text:p>0.0100931348068359</text:p>
          </table:table-cell>
          <table:table-cell office:value-type="float" office:value="0.906737865406997" calcext:value-type="float">
            <text:p>0.906737865406997</text:p>
          </table:table-cell>
          <table:table-cell office:value-type="float" office:value="0.0145256848412051" calcext:value-type="float">
            <text:p>0.0145256848412051</text:p>
          </table:table-cell>
          <table:table-cell office:value-type="float" office:value="0.90914561511604" calcext:value-type="float">
            <text:p>0.90914561511604</text:p>
          </table:table-cell>
          <table:table-cell office:value-type="float" office:value="0.0162742426518041" calcext:value-type="float">
            <text:p>0.0162742426518041</text:p>
          </table:table-cell>
          <table:table-cell office:value-type="float" office:value="0.903778325460396" calcext:value-type="float">
            <text:p>0.903778325460396</text:p>
          </table:table-cell>
          <table:table-cell office:value-type="float" office:value="0.0096747108363889" calcext:value-type="float">
            <text:p>0.0096747108363889</text:p>
          </table:table-cell>
          <table:table-cell office:value-type="float" office:value="0.910813650989252" calcext:value-type="float">
            <text:p>0.910813650989252</text:p>
          </table:table-cell>
          <table:table-cell office:value-type="float" office:value="0.012051959046623" calcext:value-type="float">
            <text:p>0.012051959046623</text:p>
          </table:table-cell>
          <table:table-cell office:value-type="float" office:value="0.904887040460053" calcext:value-type="float">
            <text:p>0.904887040460053</text:p>
          </table:table-cell>
          <table:table-cell office:value-type="float" office:value="0.0121079975341294" calcext:value-type="float">
            <text:p>0.0121079975341294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56560178983037" calcext:value-type="float">
            <text:p>0.0156560178983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.851220305333059" calcext:value-type="float">
            <text:p>0.851220305333059</text:p>
          </table:table-cell>
          <table:table-cell office:value-type="float" office:value="0.0163403792423416" calcext:value-type="float">
            <text:p>0.0163403792423416</text:p>
          </table:table-cell>
          <table:table-cell office:value-type="float" office:value="0.912108578079003" calcext:value-type="float">
            <text:p>0.912108578079003</text:p>
          </table:table-cell>
          <table:table-cell office:value-type="float" office:value="0.0121015974619247" calcext:value-type="float">
            <text:p>0.0121015974619247</text:p>
          </table:table-cell>
          <table:table-cell office:value-type="float" office:value="0.89359861710139" calcext:value-type="float">
            <text:p>0.89359861710139</text:p>
          </table:table-cell>
          <table:table-cell office:value-type="float" office:value="0.0154766070168437" calcext:value-type="float">
            <text:p>0.0154766070168437</text:p>
          </table:table-cell>
          <table:table-cell office:value-type="float" office:value="0.888602040117752" calcext:value-type="float">
            <text:p>0.888602040117752</text:p>
          </table:table-cell>
          <table:table-cell office:value-type="float" office:value="0.015172483357547" calcext:value-type="float">
            <text:p>0.015172483357547</text:p>
          </table:table-cell>
          <table:table-cell office:value-type="float" office:value="0.903775587047306" calcext:value-type="float">
            <text:p>0.903775587047306</text:p>
          </table:table-cell>
          <table:table-cell office:value-type="float" office:value="0.0151031722837044" calcext:value-type="float">
            <text:p>0.0151031722837044</text:p>
          </table:table-cell>
          <table:table-cell office:value-type="float" office:value="0.908406243581844" calcext:value-type="float">
            <text:p>0.908406243581844</text:p>
          </table:table-cell>
          <table:table-cell office:value-type="float" office:value="0.0114360547652542" calcext:value-type="float">
            <text:p>0.0114360547652542</text:p>
          </table:table-cell>
          <table:table-cell office:value-type="float" office:value="0.905254672417334" calcext:value-type="float">
            <text:p>0.905254672417334</text:p>
          </table:table-cell>
          <table:table-cell office:value-type="float" office:value="0.0148734349989193" calcext:value-type="float">
            <text:p>0.0148734349989193</text:p>
          </table:table-cell>
          <table:table-cell office:value-type="float" office:value="0.90414835352913" calcext:value-type="float">
            <text:p>0.90414835352913</text:p>
          </table:table-cell>
          <table:table-cell office:value-type="float" office:value="0.0156234995278822" calcext:value-type="float">
            <text:p>0.0156234995278822</text:p>
          </table:table-cell>
          <table:table-cell office:value-type="float" office:value="0.908773875539125" calcext:value-type="float">
            <text:p>0.908773875539125</text:p>
          </table:table-cell>
          <table:table-cell office:value-type="float" office:value="0.0146015111964489" calcext:value-type="float">
            <text:p>0.0146015111964489</text:p>
          </table:table-cell>
          <table:table-cell office:value-type="float" office:value="0.912846922708291" calcext:value-type="float">
            <text:p>0.912846922708291</text:p>
          </table:table-cell>
          <table:table-cell office:value-type="float" office:value="0.0123101127159383" calcext:value-type="float">
            <text:p>0.0123101127159383</text:p>
          </table:table-cell>
          <table:table-cell office:value-type="float" office:value="0.907106866570822" calcext:value-type="float">
            <text:p>0.907106866570822</text:p>
          </table:table-cell>
          <table:table-cell office:value-type="float" office:value="0.0140488246923672" calcext:value-type="float">
            <text:p>0.0140488246923672</text:p>
          </table:table-cell>
          <table:table-cell office:value-type="float" office:value="0.913585609639214" calcext:value-type="float">
            <text:p>0.913585609639214</text:p>
          </table:table-cell>
          <table:table-cell office:value-type="float" office:value="0.0133183931340162" calcext:value-type="float">
            <text:p>0.0133183931340162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29205411362773" calcext:value-type="float">
            <text:p>0.0129205411362773</text:p>
          </table:table-cell>
          <table:table-cell office:value-type="float" office:value="0.911738207708633" calcext:value-type="float">
            <text:p>0.911738207708633</text:p>
          </table:table-cell>
          <table:table-cell office:value-type="float" office:value="0.0103736660277646" calcext:value-type="float">
            <text:p>0.0103736660277646</text:p>
          </table:table-cell>
          <table:table-cell office:value-type="float" office:value="0.908958033819402" calcext:value-type="float">
            <text:p>0.908958033819402</text:p>
          </table:table-cell>
          <table:table-cell office:value-type="float" office:value="0.0136886804271301" calcext:value-type="float">
            <text:p>0.0136886804271301</text:p>
          </table:table-cell>
          <table:table-cell office:value-type="float" office:value="0.914697063051962" calcext:value-type="float">
            <text:p>0.914697063051962</text:p>
          </table:table-cell>
          <table:table-cell office:value-type="float" office:value="0.0137693635723875" calcext:value-type="float">
            <text:p>0.0137693635723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.851221332237968" calcext:value-type="float">
            <text:p>0.851221332237968</text:p>
          </table:table-cell>
          <table:table-cell office:value-type="float" office:value="0.0170817272180481" calcext:value-type="float">
            <text:p>0.0170817272180481</text:p>
          </table:table-cell>
          <table:table-cell office:value-type="float" office:value="0.911182652153077" calcext:value-type="float">
            <text:p>0.911182652153077</text:p>
          </table:table-cell>
          <table:table-cell office:value-type="float" office:value="0.011937776577607" calcext:value-type="float">
            <text:p>0.011937776577607</text:p>
          </table:table-cell>
          <table:table-cell office:value-type="float" office:value="0.895080440884507" calcext:value-type="float">
            <text:p>0.895080440884507</text:p>
          </table:table-cell>
          <table:table-cell office:value-type="float" office:value="0.0178568804263406" calcext:value-type="float">
            <text:p>0.0178568804263406</text:p>
          </table:table-cell>
          <table:table-cell office:value-type="float" office:value="0.889342780858492" calcext:value-type="float">
            <text:p>0.889342780858492</text:p>
          </table:table-cell>
          <table:table-cell office:value-type="float" office:value="0.0160016701689541" calcext:value-type="float">
            <text:p>0.0160016701689541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72952849646893" calcext:value-type="float">
            <text:p>0.0172952849646893</text:p>
          </table:table-cell>
          <table:table-cell office:value-type="float" office:value="0.908590401862121" calcext:value-type="float">
            <text:p>0.908590401862121</text:p>
          </table:table-cell>
          <table:table-cell office:value-type="float" office:value="0.012461486059042" calcext:value-type="float">
            <text:p>0.012461486059042</text:p>
          </table:table-cell>
          <table:table-cell office:value-type="float" office:value="0.907662422126378" calcext:value-type="float">
            <text:p>0.907662422126378</text:p>
          </table:table-cell>
          <table:table-cell office:value-type="float" office:value="0.0129942517572892" calcext:value-type="float">
            <text:p>0.0129942517572892</text:p>
          </table:table-cell>
          <table:table-cell office:value-type="float" office:value="0.90655370712672" calcext:value-type="float">
            <text:p>0.90655370712672</text:p>
          </table:table-cell>
          <table:table-cell office:value-type="float" office:value="0.0145566516583012" calcext:value-type="float">
            <text:p>0.0145566516583012</text:p>
          </table:table-cell>
          <table:table-cell office:value-type="float" office:value="0.908216608475388" calcext:value-type="float">
            <text:p>0.908216608475388</text:p>
          </table:table-cell>
          <table:table-cell office:value-type="float" office:value="0.0150314966522827" calcext:value-type="float">
            <text:p>0.0150314966522827</text:p>
          </table:table-cell>
          <table:table-cell office:value-type="float" office:value="0.91266310672965" calcext:value-type="float">
            <text:p>0.91266310672965</text:p>
          </table:table-cell>
          <table:table-cell office:value-type="float" office:value="0.0117095539152226" calcext:value-type="float">
            <text:p>0.0117095539152226</text:p>
          </table:table-cell>
          <table:table-cell office:value-type="float" office:value="0.909513589374957" calcext:value-type="float">
            <text:p>0.909513589374957</text:p>
          </table:table-cell>
          <table:table-cell office:value-type="float" office:value="0.0135893809975462" calcext:value-type="float">
            <text:p>0.0135893809975462</text:p>
          </table:table-cell>
          <table:table-cell office:value-type="float" office:value="0.914696720750325" calcext:value-type="float">
            <text:p>0.914696720750325</text:p>
          </table:table-cell>
          <table:table-cell office:value-type="float" office:value="0.0136327170492331" calcext:value-type="float">
            <text:p>0.0136327170492331</text:p>
          </table:table-cell>
          <table:table-cell office:value-type="float" office:value="0.91006846032724" calcext:value-type="float">
            <text:p>0.91006846032724</text:p>
          </table:table-cell>
          <table:table-cell office:value-type="float" office:value="0.013645486749277" calcext:value-type="float">
            <text:p>0.013645486749277</text:p>
          </table:table-cell>
          <table:table-cell office:value-type="float" office:value="0.91284966112138" calcext:value-type="float">
            <text:p>0.91284966112138</text:p>
          </table:table-cell>
          <table:table-cell office:value-type="float" office:value="0.010807227147284" calcext:value-type="float">
            <text:p>0.010807227147284</text:p>
          </table:table-cell>
          <table:table-cell office:value-type="float" office:value="0.910068802628876" calcext:value-type="float">
            <text:p>0.910068802628876</text:p>
          </table:table-cell>
          <table:table-cell office:value-type="float" office:value="0.0129563359602359" calcext:value-type="float">
            <text:p>0.0129563359602359</text:p>
          </table:table-cell>
          <table:table-cell office:value-type="float" office:value="0.913216266173752" calcext:value-type="float">
            <text:p>0.913216266173752</text:p>
          </table:table-cell>
          <table:table-cell office:value-type="float" office:value="0.0133227014765882" calcext:value-type="float">
            <text:p>0.01332270147658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.851221332237968" calcext:value-type="float">
            <text:p>0.851221332237968</text:p>
          </table:table-cell>
          <table:table-cell office:value-type="float" office:value="0.0180539151507261" calcext:value-type="float">
            <text:p>0.0180539151507261</text:p>
          </table:table-cell>
          <table:table-cell office:value-type="float" office:value="0.911922708290546" calcext:value-type="float">
            <text:p>0.911922708290546</text:p>
          </table:table-cell>
          <table:table-cell office:value-type="float" office:value="0.0113583364358947" calcext:value-type="float">
            <text:p>0.0113583364358947</text:p>
          </table:table-cell>
          <table:table-cell office:value-type="float" office:value="0.894893201889505" calcext:value-type="float">
            <text:p>0.894893201889505</text:p>
          </table:table-cell>
          <table:table-cell office:value-type="float" office:value="0.0176938327787552" calcext:value-type="float">
            <text:p>0.0176938327787552</text:p>
          </table:table-cell>
          <table:table-cell office:value-type="float" office:value="0.892118504826453" calcext:value-type="float">
            <text:p>0.892118504826453</text:p>
          </table:table-cell>
          <table:table-cell office:value-type="float" office:value="0.015593913386624" calcext:value-type="float">
            <text:p>0.015593913386624</text:p>
          </table:table-cell>
          <table:table-cell office:value-type="float" office:value="0.902848976518108" calcext:value-type="float">
            <text:p>0.902848976518108</text:p>
          </table:table-cell>
          <table:table-cell office:value-type="float" office:value="0.0156865012396433" calcext:value-type="float">
            <text:p>0.0156865012396433</text:p>
          </table:table-cell>
          <table:table-cell office:value-type="float" office:value="0.908590744163757" calcext:value-type="float">
            <text:p>0.908590744163757</text:p>
          </table:table-cell>
          <table:table-cell office:value-type="float" office:value="0.0113734781551777" calcext:value-type="float">
            <text:p>0.0113734781551777</text:p>
          </table:table-cell>
          <table:table-cell office:value-type="float" office:value="0.90692407749709" calcext:value-type="float">
            <text:p>0.90692407749709</text:p>
          </table:table-cell>
          <table:table-cell office:value-type="float" office:value="0.0138450144174671" calcext:value-type="float">
            <text:p>0.0138450144174671</text:p>
          </table:table-cell>
          <table:table-cell office:value-type="float" office:value="0.908032792496748" calcext:value-type="float">
            <text:p>0.908032792496748</text:p>
          </table:table-cell>
          <table:table-cell office:value-type="float" office:value="0.0147704758047517" calcext:value-type="float">
            <text:p>0.0147704758047517</text:p>
          </table:table-cell>
          <table:table-cell office:value-type="float" office:value="0.909697747655234" calcext:value-type="float">
            <text:p>0.909697747655234</text:p>
          </table:table-cell>
          <table:table-cell office:value-type="float" office:value="0.0137461699493372" calcext:value-type="float">
            <text:p>0.0137461699493372</text:p>
          </table:table-cell>
          <table:table-cell office:value-type="float" office:value="0.913403505168755" calcext:value-type="float">
            <text:p>0.913403505168755</text:p>
          </table:table-cell>
          <table:table-cell office:value-type="float" office:value="0.0127654372595339" calcext:value-type="float">
            <text:p>0.0127654372595339</text:p>
          </table:table-cell>
          <table:table-cell office:value-type="float" office:value="0.909883275142055" calcext:value-type="float">
            <text:p>0.909883275142055</text:p>
          </table:table-cell>
          <table:table-cell office:value-type="float" office:value="0.0144540390349871" calcext:value-type="float">
            <text:p>0.0144540390349871</text:p>
          </table:table-cell>
          <table:table-cell office:value-type="float" office:value="0.914510850961868" calcext:value-type="float">
            <text:p>0.914510850961868</text:p>
          </table:table-cell>
          <table:table-cell office:value-type="float" office:value="0.0140868492502368" calcext:value-type="float">
            <text:p>0.0140868492502368</text:p>
          </table:table-cell>
          <table:table-cell office:value-type="float" office:value="0.910253987814062" calcext:value-type="float">
            <text:p>0.910253987814062</text:p>
          </table:table-cell>
          <table:table-cell office:value-type="float" office:value="0.0134168023865173" calcext:value-type="float">
            <text:p>0.0134168023865173</text:p>
          </table:table-cell>
          <table:table-cell office:value-type="float" office:value="0.911555076333265" calcext:value-type="float">
            <text:p>0.911555076333265</text:p>
          </table:table-cell>
          <table:table-cell office:value-type="float" office:value="0.0112587940658382" calcext:value-type="float">
            <text:p>0.0112587940658382</text:p>
          </table:table-cell>
          <table:table-cell office:value-type="float" office:value="0.909513589374957" calcext:value-type="float">
            <text:p>0.909513589374957</text:p>
          </table:table-cell>
          <table:table-cell office:value-type="float" office:value="0.0131966415932074" calcext:value-type="float">
            <text:p>0.0131966415932074</text:p>
          </table:table-cell>
          <table:table-cell office:value-type="float" office:value="0.913772164030944" calcext:value-type="float">
            <text:p>0.913772164030944</text:p>
          </table:table-cell>
          <table:table-cell office:value-type="float" office:value="0.0129352472750023" calcext:value-type="float">
            <text:p>0.01293524727500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.850480865338536" calcext:value-type="float">
            <text:p>0.850480865338536</text:p>
          </table:table-cell>
          <table:table-cell office:value-type="float" office:value="0.0167573565186928" calcext:value-type="float">
            <text:p>0.0167573565186928</text:p>
          </table:table-cell>
          <table:table-cell office:value-type="float" office:value="0.909517286232628" calcext:value-type="float">
            <text:p>0.909517286232628</text:p>
          </table:table-cell>
          <table:table-cell office:value-type="float" office:value="0.0116190587067112" calcext:value-type="float">
            <text:p>0.0116190587067112</text:p>
          </table:table-cell>
          <table:table-cell office:value-type="float" office:value="0.892304032313274" calcext:value-type="float">
            <text:p>0.892304032313274</text:p>
          </table:table-cell>
          <table:table-cell office:value-type="float" office:value="0.0166307524520586" calcext:value-type="float">
            <text:p>0.0166307524520586</text:p>
          </table:table-cell>
          <table:table-cell office:value-type="float" office:value="0.888491339768604" calcext:value-type="float">
            <text:p>0.888491339768604</text:p>
          </table:table-cell>
          <table:table-cell office:value-type="float" office:value="0.0150857471877686" calcext:value-type="float">
            <text:p>0.0150857471877686</text:p>
          </table:table-cell>
          <table:table-cell office:value-type="float" office:value="0.901480591497227" calcext:value-type="float">
            <text:p>0.901480591497227</text:p>
          </table:table-cell>
          <table:table-cell office:value-type="float" office:value="0.0156302708260343" calcext:value-type="float">
            <text:p>0.0156302708260343</text:p>
          </table:table-cell>
          <table:table-cell office:value-type="float" office:value="0.906591565687684" calcext:value-type="float">
            <text:p>0.906591565687684</text:p>
          </table:table-cell>
          <table:table-cell office:value-type="float" office:value="0.0116364226371049" calcext:value-type="float">
            <text:p>0.0116364226371049</text:p>
          </table:table-cell>
          <table:table-cell office:value-type="float" office:value="0.904553433285411" calcext:value-type="float">
            <text:p>0.904553433285411</text:p>
          </table:table-cell>
          <table:table-cell office:value-type="float" office:value="0.0135931936788274" calcext:value-type="float">
            <text:p>0.0135931936788274</text:p>
          </table:table-cell>
          <table:table-cell office:value-type="float" office:value="0.903332854111043" calcext:value-type="float">
            <text:p>0.903332854111043</text:p>
          </table:table-cell>
          <table:table-cell office:value-type="float" office:value="0.0142125730806197" calcext:value-type="float">
            <text:p>0.0142125730806197</text:p>
          </table:table-cell>
          <table:table-cell office:value-type="float" office:value="0.906293763264189" calcext:value-type="float">
            <text:p>0.906293763264189</text:p>
          </table:table-cell>
          <table:table-cell office:value-type="float" office:value="0.0143587616645425" calcext:value-type="float">
            <text:p>0.0143587616645425</text:p>
          </table:table-cell>
          <table:table-cell office:value-type="float" office:value="0.910662559047032" calcext:value-type="float">
            <text:p>0.910662559047032</text:p>
          </table:table-cell>
          <table:table-cell office:value-type="float" office:value="0.0111570358881908" calcext:value-type="float">
            <text:p>0.0111570358881908</text:p>
          </table:table-cell>
          <table:table-cell office:value-type="float" office:value="0.907958718422674" calcext:value-type="float">
            <text:p>0.907958718422674</text:p>
          </table:table-cell>
          <table:table-cell office:value-type="float" office:value="0.0135355575191747" calcext:value-type="float">
            <text:p>0.0135355575191747</text:p>
          </table:table-cell>
          <table:table-cell office:value-type="float" office:value="0.91081070719518" calcext:value-type="float">
            <text:p>0.91081070719518</text:p>
          </table:table-cell>
          <table:table-cell office:value-type="float" office:value="0.0142094835719127" calcext:value-type="float">
            <text:p>0.0142094835719127</text:p>
          </table:table-cell>
          <table:table-cell office:value-type="float" office:value="0.906294310946806" calcext:value-type="float">
            <text:p>0.906294310946806</text:p>
          </table:table-cell>
          <table:table-cell office:value-type="float" office:value="0.012977774719258" calcext:value-type="float">
            <text:p>0.012977774719258</text:p>
          </table:table-cell>
          <table:table-cell office:value-type="float" office:value="0.910074142534401" calcext:value-type="float">
            <text:p>0.910074142534401</text:p>
          </table:table-cell>
          <table:table-cell office:value-type="float" office:value="0.011900884642737" calcext:value-type="float">
            <text:p>0.011900884642737</text:p>
          </table:table-cell>
          <table:table-cell office:value-type="float" office:value="0.906293694803861" calcext:value-type="float">
            <text:p>0.906293694803861</text:p>
          </table:table-cell>
          <table:table-cell office:value-type="float" office:value="0.0127084788034413" calcext:value-type="float">
            <text:p>0.0127084788034413</text:p>
          </table:table-cell>
          <table:table-cell office:value-type="float" office:value="0.911514410898884" calcext:value-type="float">
            <text:p>0.911514410898884</text:p>
          </table:table-cell>
          <table:table-cell office:value-type="float" office:value="0.0147700062585392" calcext:value-type="float">
            <text:p>0.0147700062585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09194300660047" calcext:value-type="float">
            <text:p>0.0409194300660047</text:p>
          </table:table-cell>
          <table:table-cell office:value-type="float" office:value="0.7134996582365" calcext:value-type="float">
            <text:p>0.7134996582365</text:p>
          </table:table-cell>
          <table:table-cell office:value-type="float" office:value="0.0654641518316678" calcext:value-type="float">
            <text:p>0.0654641518316678</text:p>
          </table:table-cell>
          <table:table-cell office:value-type="float" office:value="0.736927546138072" calcext:value-type="float">
            <text:p>0.736927546138072</text:p>
          </table:table-cell>
          <table:table-cell office:value-type="float" office:value="0.0472869767190586" calcext:value-type="float">
            <text:p>0.0472869767190586</text:p>
          </table:table-cell>
          <table:table-cell office:value-type="float" office:value="0.748684210526316" calcext:value-type="float">
            <text:p>0.748684210526316</text:p>
          </table:table-cell>
          <table:table-cell office:value-type="float" office:value="0.0438794735832124" calcext:value-type="float">
            <text:p>0.0438794735832124</text:p>
          </table:table-cell>
          <table:table-cell office:value-type="float" office:value="0.773393711551606" calcext:value-type="float">
            <text:p>0.773393711551606</text:p>
          </table:table-cell>
          <table:table-cell office:value-type="float" office:value="0.0518912132890421" calcext:value-type="float">
            <text:p>0.0518912132890421</text:p>
          </table:table-cell>
          <table:table-cell office:value-type="float" office:value="0.722607655502392" calcext:value-type="float">
            <text:p>0.722607655502392</text:p>
          </table:table-cell>
          <table:table-cell office:value-type="float" office:value="0.0334709276399574" calcext:value-type="float">
            <text:p>0.0334709276399574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309588184850428" calcext:value-type="float">
            <text:p>0.0309588184850428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95766409537899" calcext:value-type="float">
            <text:p>0.049576640953789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309106775015125" calcext:value-type="float">
            <text:p>0.0309106775015125</text:p>
          </table:table-cell>
          <table:table-cell office:value-type="float" office:value="0.743506493506494" calcext:value-type="float">
            <text:p>0.743506493506494</text:p>
          </table:table-cell>
          <table:table-cell office:value-type="float" office:value="0.0440523738542901" calcext:value-type="float">
            <text:p>0.0440523738542901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384155281758945" calcext:value-type="float">
            <text:p>0.0384155281758945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  <table:table-cell office:value-type="float" office:value="0.755143540669856" calcext:value-type="float">
            <text:p>0.755143540669856</text:p>
          </table:table-cell>
          <table:table-cell office:value-type="float" office:value="0.0586518371425598" calcext:value-type="float">
            <text:p>0.0586518371425598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351988015380811" calcext:value-type="float">
            <text:p>0.0351988015380811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14245660754866" calcext:value-type="float">
            <text:p>0.0414245660754866</text:p>
          </table:table-cell>
          <table:table-cell office:value-type="float" office:value="0.750102529049897" calcext:value-type="float">
            <text:p>0.750102529049897</text:p>
          </table:table-cell>
          <table:table-cell office:value-type="float" office:value="0.038955309171104" calcext:value-type="float">
            <text:p>0.038955309171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382236030196138" calcext:value-type="float">
            <text:p>0.0382236030196138</text:p>
          </table:table-cell>
          <table:table-cell office:value-type="float" office:value="0.74865003417635" calcext:value-type="float">
            <text:p>0.74865003417635</text:p>
          </table:table-cell>
          <table:table-cell office:value-type="float" office:value="0.0725135944202399" calcext:value-type="float">
            <text:p>0.0725135944202399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485897513908652" calcext:value-type="float">
            <text:p>0.0485897513908652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26592407431514" calcext:value-type="float">
            <text:p>0.0426592407431514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06474330173505" calcext:value-type="float">
            <text:p>0.0406474330173505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434237279704956" calcext:value-type="float">
            <text:p>0.0434237279704956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61332938463557" calcext:value-type="float">
            <text:p>0.0461332938463557</text:p>
          </table:table-cell>
          <table:table-cell office:value-type="float" office:value="0.770779220779221" calcext:value-type="float">
            <text:p>0.770779220779221</text:p>
          </table:table-cell>
          <table:table-cell office:value-type="float" office:value="0.0377277080689417" calcext:value-type="float">
            <text:p>0.0377277080689417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66483215341409" calcext:value-type="float">
            <text:p>0.0366483215341409</text:p>
          </table:table-cell>
          <table:table-cell office:value-type="float" office:value="0.752529049897471" calcext:value-type="float">
            <text:p>0.752529049897471</text:p>
          </table:table-cell>
          <table:table-cell office:value-type="float" office:value="0.0486672636859082" calcext:value-type="float">
            <text:p>0.0486672636859082</text:p>
          </table:table-cell>
          <table:table-cell office:value-type="float" office:value="0.761688311688312" calcext:value-type="float">
            <text:p>0.761688311688312</text:p>
          </table:table-cell>
          <table:table-cell office:value-type="float" office:value="0.0435300514189457" calcext:value-type="float">
            <text:p>0.0435300514189457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524065226556894" calcext:value-type="float">
            <text:p>0.052406522655689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486771460883823" calcext:value-type="float">
            <text:p>0.0486771460883823</text:p>
          </table:table-cell>
          <table:table-cell office:value-type="float" office:value="0.742139439507861" calcext:value-type="float">
            <text:p>0.742139439507861</text:p>
          </table:table-cell>
          <table:table-cell office:value-type="float" office:value="0.0583252453264671" calcext:value-type="float">
            <text:p>0.0583252453264671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0446400785245836" calcext:value-type="float">
            <text:p>0.0446400785245836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609325546272744" calcext:value-type="float">
            <text:p>0.06093255462727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33021682004249" calcext:value-type="float">
            <text:p>0.0433021682004249</text:p>
          </table:table-cell>
          <table:table-cell office:value-type="float" office:value="0.740789473684211" calcext:value-type="float">
            <text:p>0.740789473684211</text:p>
          </table:table-cell>
          <table:table-cell office:value-type="float" office:value="0.0663296368315137" calcext:value-type="float">
            <text:p>0.066329636831513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458645682760349" calcext:value-type="float">
            <text:p>0.0458645682760349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01358513700429" calcext:value-type="float">
            <text:p>0.0401358513700429</text:p>
          </table:table-cell>
          <table:table-cell office:value-type="float" office:value="0.765601503759399" calcext:value-type="float">
            <text:p>0.765601503759399</text:p>
          </table:table-cell>
          <table:table-cell office:value-type="float" office:value="0.0425466236995675" calcext:value-type="float">
            <text:p>0.0425466236995675</text:p>
          </table:table-cell>
          <table:table-cell office:value-type="float" office:value="0.744822282980178" calcext:value-type="float">
            <text:p>0.744822282980178</text:p>
          </table:table-cell>
          <table:table-cell office:value-type="float" office:value="0.0431910022025428" calcext:value-type="float">
            <text:p>0.0431910022025428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524353061762394" calcext:value-type="float">
            <text:p>0.0524353061762394</text:p>
          </table:table-cell>
          <table:table-cell office:value-type="float" office:value="0.764268626110731" calcext:value-type="float">
            <text:p>0.764268626110731</text:p>
          </table:table-cell>
          <table:table-cell office:value-type="float" office:value="0.0459069261466981" calcext:value-type="float">
            <text:p>0.0459069261466981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52168594909765" calcext:value-type="float">
            <text:p>0.0452168594909765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519011913502717" calcext:value-type="float">
            <text:p>0.0519011913502717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397709911912814" calcext:value-type="float">
            <text:p>0.0397709911912814</text:p>
          </table:table-cell>
          <table:table-cell office:value-type="float" office:value="0.7669002050581" calcext:value-type="float">
            <text:p>0.7669002050581</text:p>
          </table:table-cell>
          <table:table-cell office:value-type="float" office:value="0.0492807778100959" calcext:value-type="float">
            <text:p>0.0492807778100959</text:p>
          </table:table-cell>
          <table:table-cell office:value-type="float" office:value="0.755194805194805" calcext:value-type="float">
            <text:p>0.755194805194805</text:p>
          </table:table-cell>
          <table:table-cell office:value-type="float" office:value="0.0437107217582744" calcext:value-type="float">
            <text:p>0.0437107217582744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570011361680362" calcext:value-type="float">
            <text:p>0.057001136168036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3745668622273" calcext:value-type="float">
            <text:p>0.043745668622273</text:p>
          </table:table-cell>
          <table:table-cell office:value-type="float" office:value="0.76825017088175" calcext:value-type="float">
            <text:p>0.76825017088175</text:p>
          </table:table-cell>
          <table:table-cell office:value-type="float" office:value="0.0588835687768759" calcext:value-type="float">
            <text:p>0.0588835687768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427867981586032" calcext:value-type="float">
            <text:p>0.0427867981586032</text:p>
          </table:table-cell>
          <table:table-cell office:value-type="float" office:value="0.743403964456596" calcext:value-type="float">
            <text:p>0.743403964456596</text:p>
          </table:table-cell>
          <table:table-cell office:value-type="float" office:value="0.0623397712592575" calcext:value-type="float">
            <text:p>0.0623397712592575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45976277383484" calcext:value-type="float">
            <text:p>0.04597627738348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22292757160876" calcext:value-type="float">
            <text:p>0.0422292757160876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73501957764464" calcext:value-type="float">
            <text:p>0.0473501957764464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399004067956723" calcext:value-type="float">
            <text:p>0.0399004067956723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01188530189342" calcext:value-type="float">
            <text:p>0.0501188530189342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66164661853977" calcext:value-type="float">
            <text:p>0.046616466185397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63330843510775" calcext:value-type="float">
            <text:p>0.0463330843510775</text:p>
          </table:table-cell>
          <table:table-cell office:value-type="float" office:value="0.751281613123718" calcext:value-type="float">
            <text:p>0.751281613123718</text:p>
          </table:table-cell>
          <table:table-cell office:value-type="float" office:value="0.0444496428967822" calcext:value-type="float">
            <text:p>0.0444496428967822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381709397031632" calcext:value-type="float">
            <text:p>0.0381709397031632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436249501598562" calcext:value-type="float">
            <text:p>0.0436249501598562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38087286114722" calcext:value-type="float">
            <text:p>0.0438087286114722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629937286001117" calcext:value-type="float">
            <text:p>0.0629937286001117</text:p>
          </table:table-cell>
          <table:table-cell office:value-type="float" office:value="0.761722488038278" calcext:value-type="float">
            <text:p>0.761722488038278</text:p>
          </table:table-cell>
          <table:table-cell office:value-type="float" office:value="0.0372157279113183" calcext:value-type="float">
            <text:p>0.0372157279113183</text:p>
          </table:table-cell>
          <table:table-cell office:value-type="float" office:value="0.764336978810663" calcext:value-type="float">
            <text:p>0.764336978810663</text:p>
          </table:table-cell>
          <table:table-cell office:value-type="float" office:value="0.0411941561016598" calcext:value-type="float">
            <text:p>0.04119415610165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1671223513329" calcext:value-type="float">
            <text:p>0.761671223513329</text:p>
          </table:table-cell>
          <table:table-cell office:value-type="float" office:value="0.0433086301849415" calcext:value-type="float">
            <text:p>0.0433086301849415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632967673903328" calcext:value-type="float">
            <text:p>0.063296767390332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495075261462922" calcext:value-type="float">
            <text:p>0.049507526146292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26880867864601" calcext:value-type="float">
            <text:p>0.0426880867864601</text:p>
          </table:table-cell>
          <table:table-cell office:value-type="float" office:value="0.765601503759399" calcext:value-type="float">
            <text:p>0.765601503759399</text:p>
          </table:table-cell>
          <table:table-cell office:value-type="float" office:value="0.0446947197444842" calcext:value-type="float">
            <text:p>0.0446947197444842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384996283193307" calcext:value-type="float">
            <text:p>0.0384996283193307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502936339993678" calcext:value-type="float">
            <text:p>0.0502936339993678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450923520692633" calcext:value-type="float">
            <text:p>0.0450923520692633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81215501196665" calcext:value-type="float">
            <text:p>0.0481215501196665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448115682020623" calcext:value-type="float">
            <text:p>0.044811568202062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748288324048" calcext:value-type="float">
            <text:p>0.0408748288324048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47907292901882" calcext:value-type="float">
            <text:p>0.0447907292901882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50737880972617" calcext:value-type="float">
            <text:p>0.0450737880972617</text:p>
          </table:table-cell>
          <table:table-cell office:value-type="float" office:value="0.75" calcext:value-type="float">
            <text:p>0.75</text:p>
          </table:table-cell>
          <table:table-cell office:value-type="float" office:value="0.051943867175242" calcext:value-type="float">
            <text:p>0.051943867175242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396791241717107" calcext:value-type="float">
            <text:p>0.0396791241717107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47843377253908" calcext:value-type="float">
            <text:p>0.0478433772539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59333561175666" calcext:value-type="float">
            <text:p>0.759333561175666</text:p>
          </table:table-cell>
          <table:table-cell office:value-type="float" office:value="0.0417081259259176" calcext:value-type="float">
            <text:p>0.0417081259259176</text:p>
          </table:table-cell>
          <table:table-cell office:value-type="float" office:value="0.738209159261791" calcext:value-type="float">
            <text:p>0.738209159261791</text:p>
          </table:table-cell>
          <table:table-cell office:value-type="float" office:value="0.0659887843466023" calcext:value-type="float">
            <text:p>0.0659887843466023</text:p>
          </table:table-cell>
          <table:table-cell office:value-type="float" office:value="0.754094326725906" calcext:value-type="float">
            <text:p>0.754094326725906</text:p>
          </table:table-cell>
          <table:table-cell office:value-type="float" office:value="0.047445019983147" calcext:value-type="float">
            <text:p>0.047445019983147</text:p>
          </table:table-cell>
          <table:table-cell office:value-type="float" office:value="0.760683526999317" calcext:value-type="float">
            <text:p>0.760683526999317</text:p>
          </table:table-cell>
          <table:table-cell office:value-type="float" office:value="0.0423183856397909" calcext:value-type="float">
            <text:p>0.0423183856397909</text:p>
          </table:table-cell>
          <table:table-cell office:value-type="float" office:value="0.766131237183869" calcext:value-type="float">
            <text:p>0.766131237183869</text:p>
          </table:table-cell>
          <table:table-cell office:value-type="float" office:value="0.0454260371053781" calcext:value-type="float">
            <text:p>0.0454260371053781</text:p>
          </table:table-cell>
          <table:table-cell office:value-type="float" office:value="0.745837320574163" calcext:value-type="float">
            <text:p>0.745837320574163</text:p>
          </table:table-cell>
          <table:table-cell office:value-type="float" office:value="0.0396971385855998" calcext:value-type="float">
            <text:p>0.0396971385855998</text:p>
          </table:table-cell>
          <table:table-cell office:value-type="float" office:value="0.757799043062201" calcext:value-type="float">
            <text:p>0.757799043062201</text:p>
          </table:table-cell>
          <table:table-cell office:value-type="float" office:value="0.045987981105188" calcext:value-type="float">
            <text:p>0.045987981105188</text:p>
          </table:table-cell>
          <table:table-cell office:value-type="float" office:value="0.76376965140123" calcext:value-type="float">
            <text:p>0.76376965140123</text:p>
          </table:table-cell>
          <table:table-cell office:value-type="float" office:value="0.0449840186848181" calcext:value-type="float">
            <text:p>0.0449840186848181</text:p>
          </table:table-cell>
          <table:table-cell office:value-type="float" office:value="0.758598769651401" calcext:value-type="float">
            <text:p>0.758598769651401</text:p>
          </table:table-cell>
          <table:table-cell office:value-type="float" office:value="0.0414460985994748" calcext:value-type="float">
            <text:p>0.0414460985994748</text:p>
          </table:table-cell>
          <table:table-cell office:value-type="float" office:value="0.751018455228982" calcext:value-type="float">
            <text:p>0.751018455228982</text:p>
          </table:table-cell>
          <table:table-cell office:value-type="float" office:value="0.0467764079978629" calcext:value-type="float">
            <text:p>0.0467764079978629</text:p>
          </table:table-cell>
          <table:table-cell office:value-type="float" office:value="0.759863294600137" calcext:value-type="float">
            <text:p>0.759863294600137</text:p>
          </table:table-cell>
          <table:table-cell office:value-type="float" office:value="0.0401524678643379" calcext:value-type="float">
            <text:p>0.0401524678643379</text:p>
          </table:table-cell>
          <table:table-cell office:value-type="float" office:value="0.760676691729323" calcext:value-type="float">
            <text:p>0.760676691729323</text:p>
          </table:table-cell>
          <table:table-cell office:value-type="float" office:value="0.0456286366719647" calcext:value-type="float">
            <text:p>0.0456286366719647</text:p>
          </table:table-cell>
          <table:table-cell office:value-type="float" office:value="0.756226930963773" calcext:value-type="float">
            <text:p>0.756226930963773</text:p>
          </table:table-cell>
          <table:table-cell office:value-type="float" office:value="0.0479844443395901" calcext:value-type="float">
            <text:p>0.0479844443395901</text:p>
          </table:table-cell>
          <table:table-cell office:value-type="float" office:value="0.747908407382092" calcext:value-type="float">
            <text:p>0.747908407382092</text:p>
          </table:table-cell>
          <table:table-cell office:value-type="float" office:value="0.0530925557615876" calcext:value-type="float">
            <text:p>0.0530925557615876</text:p>
          </table:table-cell>
          <table:table-cell office:value-type="float" office:value="0.759398496240602" calcext:value-type="float">
            <text:p>0.759398496240602</text:p>
          </table:table-cell>
          <table:table-cell office:value-type="float" office:value="0.0413410330610744" calcext:value-type="float">
            <text:p>0.0413410330610744</text:p>
          </table:table-cell>
          <table:table-cell office:value-type="float" office:value="0.762006151742994" calcext:value-type="float">
            <text:p>0.762006151742994</text:p>
          </table:table-cell>
          <table:table-cell office:value-type="float" office:value="0.0495617931861644" calcext:value-type="float">
            <text:p>0.04956179318616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5887445887446" calcext:value-type="float">
            <text:p>0.945887445887446</text:p>
          </table:table-cell>
          <table:table-cell office:value-type="float" office:value="0.0114079280669855" calcext:value-type="float">
            <text:p>0.011407928066985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6356459193783" calcext:value-type="float">
            <text:p>0.0076356459193783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96691864748923" calcext:value-type="float">
            <text:p>0.009669186474892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4884614093192" calcext:value-type="float">
            <text:p>0.01488461409319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89069548987076" calcext:value-type="float">
            <text:p>0.0089069548987076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91718606534318" calcext:value-type="float">
            <text:p>0.009171860653431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9220779220779" calcext:value-type="float">
            <text:p>0.979220779220779</text:p>
          </table:table-cell>
          <table:table-cell office:value-type="float" office:value="0.0103655324652629" calcext:value-type="float">
            <text:p>0.0103655324652629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455033550961" calcext:value-type="float">
            <text:p>0.012455033550961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934241343801" calcext:value-type="float">
            <text:p>0.01193424134380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6128562097617" calcext:value-type="float">
            <text:p>0.012612856209761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07984340166636" calcext:value-type="float">
            <text:p>0.010798434016663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35749550665416" calcext:value-type="float">
            <text:p>0.01357495506654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4588744588745" calcext:value-type="float">
            <text:p>0.944588744588745</text:p>
          </table:table-cell>
          <table:table-cell office:value-type="float" office:value="0.0103655324652628" calcext:value-type="float">
            <text:p>0.010365532465262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1384469149668" calcext:value-type="float">
            <text:p>0.0131384469149668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27115241244128" calcext:value-type="float">
            <text:p>0.012711524124412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5530267828271" calcext:value-type="float">
            <text:p>0.011553026782827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97869119525617" calcext:value-type="float">
            <text:p>0.009786911952561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1867517710327" calcext:value-type="float">
            <text:p>0.011186751771032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4466716610954" calcext:value-type="float">
            <text:p>0.012446671661095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3655324652629" calcext:value-type="float">
            <text:p>0.0103655324652629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112609598932909" calcext:value-type="float">
            <text:p>0.011260959893290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28742903452787" calcext:value-type="float">
            <text:p>0.0128742903452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6320346320346" calcext:value-type="float">
            <text:p>0.946320346320346</text:p>
          </table:table-cell>
          <table:table-cell office:value-type="float" office:value="0.0098293716397843" calcext:value-type="float">
            <text:p>0.009829371639784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23205623123443" calcext:value-type="float">
            <text:p>0.012320562312344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1074614507376" calcext:value-type="float">
            <text:p>0.0121074614507376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33896227528565" calcext:value-type="float">
            <text:p>0.013389622752856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4952938216266" calcext:value-type="float">
            <text:p>0.010495293821626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3655324652628" calcext:value-type="float">
            <text:p>0.0103655324652628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24215522174068" calcext:value-type="float">
            <text:p>0.01242155221740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15530267828271" calcext:value-type="float">
            <text:p>0.0115530267828271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808071175223" calcext:value-type="float">
            <text:p>0.010808071175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5887445887446" calcext:value-type="float">
            <text:p>0.945887445887446</text:p>
          </table:table-cell>
          <table:table-cell office:value-type="float" office:value="0.0115890176076544" calcext:value-type="float">
            <text:p>0.011589017607654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1160574485906" calcext:value-type="float">
            <text:p>0.012116057448590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34206892047173" calcext:value-type="float">
            <text:p>0.013420689204717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9429620182156" calcext:value-type="float">
            <text:p>0.011942962018215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4952938216266" calcext:value-type="float">
            <text:p>0.010495293821626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7318768393523" calcext:value-type="float">
            <text:p>0.011731876839352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17229991408888" calcext:value-type="float">
            <text:p>0.011722999140888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2558026380704" calcext:value-type="float">
            <text:p>0.014255802638070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27850253583472" calcext:value-type="float">
            <text:p>0.012785025358347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27768794350237" calcext:value-type="float">
            <text:p>0.012776879435023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2527732844755" calcext:value-type="float">
            <text:p>0.0122527732844755</text:p>
          </table:table-cell>
          <table:table-cell office:value-type="float" office:value="0.97965367965368" calcext:value-type="float">
            <text:p>0.97965367965368</text:p>
          </table:table-cell>
          <table:table-cell office:value-type="float" office:value="0.0091377432605988" calcext:value-type="float">
            <text:p>0.00913774326059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0104952938216266" calcext:value-type="float">
            <text:p>0.010495293821626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2146373608805" calcext:value-type="float">
            <text:p>0.011214637360880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02442939967092" calcext:value-type="float">
            <text:p>0.01024429399670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30748990361607" calcext:value-type="float">
            <text:p>0.0130748990361607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107597990662667" calcext:value-type="float">
            <text:p>0.010759799066266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7318768393523" calcext:value-type="float">
            <text:p>0.0117318768393523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29468675648819" calcext:value-type="float">
            <text:p>0.0129468675648819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15530267828271" calcext:value-type="float">
            <text:p>0.011553026782827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38407836170641" calcext:value-type="float">
            <text:p>0.0138407836170641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0368387740103" calcext:value-type="float">
            <text:p>0.0110368387740103</text:p>
          </table:table-cell>
          <table:table-cell office:value-type="float" office:value="0.97965367965368" calcext:value-type="float">
            <text:p>0.97965367965368</text:p>
          </table:table-cell>
          <table:table-cell office:value-type="float" office:value="0.0091377432605988" calcext:value-type="float">
            <text:p>0.00913774326059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6060606060606" calcext:value-type="float">
            <text:p>0.946060606060606</text:p>
          </table:table-cell>
          <table:table-cell office:value-type="float" office:value="0.0107374287202627" calcext:value-type="float">
            <text:p>0.0107374287202627</text:p>
          </table:table-cell>
          <table:table-cell office:value-type="float" office:value="0.975238095238095" calcext:value-type="float">
            <text:p>0.975238095238095</text:p>
          </table:table-cell>
          <table:table-cell office:value-type="float" office:value="0.0103315289498013" calcext:value-type="float">
            <text:p>0.0103315289498013</text:p>
          </table:table-cell>
          <table:table-cell office:value-type="float" office:value="0.970649350649351" calcext:value-type="float">
            <text:p>0.970649350649351</text:p>
          </table:table-cell>
          <table:table-cell office:value-type="float" office:value="0.0119469464591277" calcext:value-type="float">
            <text:p>0.0119469464591277</text:p>
          </table:table-cell>
          <table:table-cell office:value-type="float" office:value="0.971168831168831" calcext:value-type="float">
            <text:p>0.971168831168831</text:p>
          </table:table-cell>
          <table:table-cell office:value-type="float" office:value="0.0110138980274985" calcext:value-type="float">
            <text:p>0.0110138980274985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6038545775278" calcext:value-type="float">
            <text:p>0.0126038545775278</text:p>
          </table:table-cell>
          <table:table-cell office:value-type="float" office:value="0.976277056277056" calcext:value-type="float">
            <text:p>0.976277056277056</text:p>
          </table:table-cell>
          <table:table-cell office:value-type="float" office:value="0.012300738003371" calcext:value-type="float">
            <text:p>0.012300738003371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21384319995034" calcext:value-type="float">
            <text:p>0.0121384319995034</text:p>
          </table:table-cell>
          <table:table-cell office:value-type="float" office:value="0.973246753246753" calcext:value-type="float">
            <text:p>0.973246753246753</text:p>
          </table:table-cell>
          <table:table-cell office:value-type="float" office:value="0.0100080115865936" calcext:value-type="float">
            <text:p>0.0100080115865936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117092276321748" calcext:value-type="float">
            <text:p>0.011709227632174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114804154185599" calcext:value-type="float">
            <text:p>0.0114804154185599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126532015484706" calcext:value-type="float">
            <text:p>0.0126532015484706</text:p>
          </table:table-cell>
          <table:table-cell office:value-type="float" office:value="0.976796536796537" calcext:value-type="float">
            <text:p>0.976796536796537</text:p>
          </table:table-cell>
          <table:table-cell office:value-type="float" office:value="0.0110266637302582" calcext:value-type="float">
            <text:p>0.0110266637302582</text:p>
          </table:table-cell>
          <table:table-cell office:value-type="float" office:value="0.975497835497836" calcext:value-type="float">
            <text:p>0.975497835497836</text:p>
          </table:table-cell>
          <table:table-cell office:value-type="float" office:value="0.0116381705466131" calcext:value-type="float">
            <text:p>0.0116381705466131</text:p>
          </table:table-cell>
          <table:table-cell office:value-type="float" office:value="0.976277056277056" calcext:value-type="float">
            <text:p>0.976277056277056</text:p>
          </table:table-cell>
          <table:table-cell office:value-type="float" office:value="0.012514623183286" calcext:value-type="float">
            <text:p>0.012514623183286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122220383516361" calcext:value-type="float">
            <text:p>0.0122220383516361</text:p>
          </table:table-cell>
          <table:table-cell office:value-type="float" office:value="0.978008658008658" calcext:value-type="float">
            <text:p>0.978008658008658</text:p>
          </table:table-cell>
          <table:table-cell office:value-type="float" office:value="0.0111065606216482" calcext:value-type="float">
            <text:p>0.0111065606216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45714285714286" calcext:value-type="float">
            <text:p>0.745714285714286</text:p>
          </table:table-cell>
          <table:table-cell office:value-type="float" office:value="0.0423663847503574" calcext:value-type="float">
            <text:p>0.0423663847503574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810181027956076" calcext:value-type="float">
            <text:p>0.0810181027956076</text:p>
          </table:table-cell>
          <table:table-cell office:value-type="float" office:value="0.758809523809524" calcext:value-type="float">
            <text:p>0.758809523809524</text:p>
          </table:table-cell>
          <table:table-cell office:value-type="float" office:value="0.0780369023313484" calcext:value-type="float">
            <text:p>0.0780369023313484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117417409580361" calcext:value-type="float">
            <text:p>0.117417409580361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660592128466184" calcext:value-type="float">
            <text:p>0.0660592128466184</text:p>
          </table:table-cell>
          <table:table-cell office:value-type="float" office:value="0.725952380952381" calcext:value-type="float">
            <text:p>0.725952380952381</text:p>
          </table:table-cell>
          <table:table-cell office:value-type="float" office:value="0.0846825768732903" calcext:value-type="float">
            <text:p>0.0846825768732903</text:p>
          </table:table-cell>
          <table:table-cell office:value-type="float" office:value="0.807857142857143" calcext:value-type="float">
            <text:p>0.807857142857143</text:p>
          </table:table-cell>
          <table:table-cell office:value-type="float" office:value="0.0900158856112823" calcext:value-type="float">
            <text:p>0.0900158856112823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861573645070794" calcext:value-type="float">
            <text:p>0.0861573645070794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104704469585215" calcext:value-type="float">
            <text:p>0.104704469585215</text:p>
          </table:table-cell>
          <table:table-cell office:value-type="float" office:value="0.77047619047619" calcext:value-type="float">
            <text:p>0.77047619047619</text:p>
          </table:table-cell>
          <table:table-cell office:value-type="float" office:value="0.115230880005002" calcext:value-type="float">
            <text:p>0.115230880005002</text:p>
          </table:table-cell>
          <table:table-cell office:value-type="float" office:value="0.817380952380952" calcext:value-type="float">
            <text:p>0.817380952380952</text:p>
          </table:table-cell>
          <table:table-cell office:value-type="float" office:value="0.0538051925025534" calcext:value-type="float">
            <text:p>0.053805192502553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726565520292841" calcext:value-type="float">
            <text:p>0.0726565520292841</text:p>
          </table:table-cell>
          <table:table-cell office:value-type="float" office:value="0.750476190476191" calcext:value-type="float">
            <text:p>0.750476190476191</text:p>
          </table:table-cell>
          <table:table-cell office:value-type="float" office:value="0.0565756683427186" calcext:value-type="float">
            <text:p>0.0565756683427186</text:p>
          </table:table-cell>
          <table:table-cell office:value-type="float" office:value="0.77952380952381" calcext:value-type="float">
            <text:p>0.77952380952381</text:p>
          </table:table-cell>
          <table:table-cell office:value-type="float" office:value="0.0974362723039722" calcext:value-type="float">
            <text:p>0.0974362723039722</text:p>
          </table:table-cell>
          <table:table-cell office:value-type="float" office:value="0.763571428571429" calcext:value-type="float">
            <text:p>0.763571428571429</text:p>
          </table:table-cell>
          <table:table-cell office:value-type="float" office:value="0.0764549806850708" calcext:value-type="float">
            <text:p>0.0764549806850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597382381098289" calcext:value-type="float">
            <text:p>0.0597382381098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31428571428571" calcext:value-type="float">
            <text:p>0.731428571428571</text:p>
          </table:table-cell>
          <table:table-cell office:value-type="float" office:value="0.0576345687258931" calcext:value-type="float">
            <text:p>0.0576345687258931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90409680371422" calcext:value-type="float">
            <text:p>0.090409680371422</text:p>
          </table:table-cell>
          <table:table-cell office:value-type="float" office:value="0.764047619047619" calcext:value-type="float">
            <text:p>0.764047619047619</text:p>
          </table:table-cell>
          <table:table-cell office:value-type="float" office:value="0.0676090796736724" calcext:value-type="float">
            <text:p>0.0676090796736724</text:p>
          </table:table-cell>
          <table:table-cell office:value-type="float" office:value="0.731428571428571" calcext:value-type="float">
            <text:p>0.731428571428571</text:p>
          </table:table-cell>
          <table:table-cell office:value-type="float" office:value="0.0796566074288873" calcext:value-type="float">
            <text:p>0.0796566074288873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480201362399661" calcext:value-type="float">
            <text:p>0.0480201362399661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540708641712871" calcext:value-type="float">
            <text:p>0.0540708641712871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434816347130512" calcext:value-type="float">
            <text:p>0.0434816347130512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608684110756" calcext:value-type="float">
            <text:p>0.0608684110756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841494429440588" calcext:value-type="float">
            <text:p>0.0841494429440588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651108131527935" calcext:value-type="float">
            <text:p>0.065110813152793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477353078129066" calcext:value-type="float">
            <text:p>0.0477353078129066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595190474285561" calcext:value-type="float">
            <text:p>0.0595190474285561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606138291248716" calcext:value-type="float">
            <text:p>0.0606138291248716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873452271879926" calcext:value-type="float">
            <text:p>0.0873452271879926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0.0616907166438373" calcext:value-type="float">
            <text:p>0.0616907166438373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616907166438373" calcext:value-type="float">
            <text:p>0.06169071664383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40714285714286" calcext:value-type="float">
            <text:p>0.740714285714286</text:p>
          </table:table-cell>
          <table:table-cell office:value-type="float" office:value="0.0668219091952697" calcext:value-type="float">
            <text:p>0.0668219091952697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10026420125304" calcext:value-type="float">
            <text:p>0.10026420125304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484192033100623" calcext:value-type="float">
            <text:p>0.0484192033100623</text:p>
          </table:table-cell>
          <table:table-cell office:value-type="float" office:value="0.740952380952381" calcext:value-type="float">
            <text:p>0.740952380952381</text:p>
          </table:table-cell>
          <table:table-cell office:value-type="float" office:value="0.0916575615625071" calcext:value-type="float">
            <text:p>0.0916575615625071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604426436973325" calcext:value-type="float">
            <text:p>0.0604426436973325</text:p>
          </table:table-cell>
          <table:table-cell office:value-type="float" office:value="0.750238095238095" calcext:value-type="float">
            <text:p>0.750238095238095</text:p>
          </table:table-cell>
          <table:table-cell office:value-type="float" office:value="0.0729161672588447" calcext:value-type="float">
            <text:p>0.0729161672588447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64047619047619" calcext:value-type="float">
            <text:p>0.764047619047619</text:p>
          </table:table-cell>
          <table:table-cell office:value-type="float" office:value="0.0676090796736724" calcext:value-type="float">
            <text:p>0.0676090796736724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01005289008534" calcext:value-type="float">
            <text:p>0.070100528900853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7" calcext:value-type="float">
            <text:p>0.0659236752993837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43149461813671" calcext:value-type="float">
            <text:p>0.0543149461813671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652224520695768" calcext:value-type="float">
            <text:p>0.0652224520695768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692657565030188" calcext:value-type="float">
            <text:p>0.0692657565030188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627742157799891" calcext:value-type="float">
            <text:p>0.0627742157799891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34126061264746" calcext:value-type="float">
            <text:p>0.034126061264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35952380952381" calcext:value-type="float">
            <text:p>0.735952380952381</text:p>
          </table:table-cell>
          <table:table-cell office:value-type="float" office:value="0.0543688447311495" calcext:value-type="float">
            <text:p>0.0543688447311495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101015254455221" calcext:value-type="float">
            <text:p>0.101015254455221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53369696598268" calcext:value-type="float">
            <text:p>0.053369696598268</text:p>
          </table:table-cell>
          <table:table-cell office:value-type="float" office:value="0.726428571428571" calcext:value-type="float">
            <text:p>0.726428571428571</text:p>
          </table:table-cell>
          <table:table-cell office:value-type="float" office:value="0.073002500500771" calcext:value-type="float">
            <text:p>0.073002500500771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669349288972146" calcext:value-type="float">
            <text:p>0.0669349288972146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700254605822454" calcext:value-type="float">
            <text:p>0.0700254605822454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704876295592841" calcext:value-type="float">
            <text:p>0.0704876295592841</text:p>
          </table:table-cell>
          <table:table-cell office:value-type="float" office:value="0.827142857142857" calcext:value-type="float">
            <text:p>0.827142857142857</text:p>
          </table:table-cell>
          <table:table-cell office:value-type="float" office:value="0.0711210310541196" calcext:value-type="float">
            <text:p>0.0711210310541196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9115531009632" calcext:value-type="float">
            <text:p>0.059115531009632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650062500629063" calcext:value-type="float">
            <text:p>0.0650062500629063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01005289008534" calcext:value-type="float">
            <text:p>0.0701005289008534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619052706531801" calcext:value-type="float">
            <text:p>0.0619052706531801</text:p>
          </table:table-cell>
          <table:table-cell office:value-type="float" office:value="0.807857142857143" calcext:value-type="float">
            <text:p>0.807857142857143</text:p>
          </table:table-cell>
          <table:table-cell office:value-type="float" office:value="0.0705416719962905" calcext:value-type="float">
            <text:p>0.070541671996290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460379032554177" calcext:value-type="float">
            <text:p>0.0460379032554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40714285714286" calcext:value-type="float">
            <text:p>0.740714285714286</text:p>
          </table:table-cell>
          <table:table-cell office:value-type="float" office:value="0.0494928932803566" calcext:value-type="float">
            <text:p>0.049492893280356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87631939140705" calcext:value-type="float">
            <text:p>0.0787631939140705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370975507154503" calcext:value-type="float">
            <text:p>0.0370975507154503</text:p>
          </table:table-cell>
          <table:table-cell office:value-type="float" office:value="0.726428571428571" calcext:value-type="float">
            <text:p>0.726428571428571</text:p>
          </table:table-cell>
          <table:table-cell office:value-type="float" office:value="0.0796063792103694" calcext:value-type="float">
            <text:p>0.0796063792103694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0.061270663700377" calcext:value-type="float">
            <text:p>0.06127066370037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565049267969666" calcext:value-type="float">
            <text:p>0.0565049267969666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478828670761852" calcext:value-type="float">
            <text:p>0.0478828670761852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574616328885649" calcext:value-type="float">
            <text:p>0.0574616328885649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81961536648176" calcext:value-type="float">
            <text:p>0.0781961536648176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585453979236609" calcext:value-type="float">
            <text:p>0.0585453979236609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687729439027525" calcext:value-type="float">
            <text:p>0.068772943902752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3298238875218" calcext:value-type="float">
            <text:p>0.0583298238875218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01005289008534" calcext:value-type="float">
            <text:p>0.0701005289008534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641807883666449" calcext:value-type="float">
            <text:p>0.0641807883666449</text:p>
          </table:table-cell>
          <table:table-cell office:value-type="float" office:value="0.812857142857143" calcext:value-type="float">
            <text:p>0.812857142857143</text:p>
          </table:table-cell>
          <table:table-cell office:value-type="float" office:value="0.0716856045571958" calcext:value-type="float">
            <text:p>0.071685604557195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608684110756" calcext:value-type="float">
            <text:p>0.06086841107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38904761904762" calcext:value-type="float">
            <text:p>0.738904761904762</text:p>
          </table:table-cell>
          <table:table-cell office:value-type="float" office:value="0.0541369201366053" calcext:value-type="float">
            <text:p>0.0541369201366053</text:p>
          </table:table-cell>
          <table:table-cell office:value-type="float" office:value="0.776809523809524" calcext:value-type="float">
            <text:p>0.776809523809524</text:p>
          </table:table-cell>
          <table:table-cell office:value-type="float" office:value="0.0902940865578722" calcext:value-type="float">
            <text:p>0.0902940865578722</text:p>
          </table:table-cell>
          <table:table-cell office:value-type="float" office:value="0.764142857142857" calcext:value-type="float">
            <text:p>0.764142857142857</text:p>
          </table:table-cell>
          <table:table-cell office:value-type="float" office:value="0.0569064865257603" calcext:value-type="float">
            <text:p>0.0569064865257603</text:p>
          </table:table-cell>
          <table:table-cell office:value-type="float" office:value="0.72647619047619" calcext:value-type="float">
            <text:p>0.72647619047619</text:p>
          </table:table-cell>
          <table:table-cell office:value-type="float" office:value="0.0882680916565792" calcext:value-type="float">
            <text:p>0.0882680916565792</text:p>
          </table:table-cell>
          <table:table-cell office:value-type="float" office:value="0.789904761904762" calcext:value-type="float">
            <text:p>0.789904761904762</text:p>
          </table:table-cell>
          <table:table-cell office:value-type="float" office:value="0.0605455170763017" calcext:value-type="float">
            <text:p>0.0605455170763017</text:p>
          </table:table-cell>
          <table:table-cell office:value-type="float" office:value="0.756857142857143" calcext:value-type="float">
            <text:p>0.756857142857143</text:p>
          </table:table-cell>
          <table:table-cell office:value-type="float" office:value="0.0676399991365268" calcext:value-type="float">
            <text:p>0.0676399991365268</text:p>
          </table:table-cell>
          <table:table-cell office:value-type="float" office:value="0.796047619047619" calcext:value-type="float">
            <text:p>0.796047619047619</text:p>
          </table:table-cell>
          <table:table-cell office:value-type="float" office:value="0.0619861659610719" calcext:value-type="float">
            <text:p>0.0619861659610719</text:p>
          </table:table-cell>
          <table:table-cell office:value-type="float" office:value="0.772857142857143" calcext:value-type="float">
            <text:p>0.772857142857143</text:p>
          </table:table-cell>
          <table:table-cell office:value-type="float" office:value="0.0685168235408402" calcext:value-type="float">
            <text:p>0.0685168235408402</text:p>
          </table:table-cell>
          <table:table-cell office:value-type="float" office:value="0.791285714285714" calcext:value-type="float">
            <text:p>0.791285714285714</text:p>
          </table:table-cell>
          <table:table-cell office:value-type="float" office:value="0.0816543252298128" calcext:value-type="float">
            <text:p>0.0816543252298128</text:p>
          </table:table-cell>
          <table:table-cell office:value-type="float" office:value="0.779380952380952" calcext:value-type="float">
            <text:p>0.779380952380952</text:p>
          </table:table-cell>
          <table:table-cell office:value-type="float" office:value="0.0725629582698531" calcext:value-type="float">
            <text:p>0.0725629582698531</text:p>
          </table:table-cell>
          <table:table-cell office:value-type="float" office:value="0.815190476190476" calcext:value-type="float">
            <text:p>0.815190476190476</text:p>
          </table:table-cell>
          <table:table-cell office:value-type="float" office:value="0.0602486739161005" calcext:value-type="float">
            <text:p>0.0602486739161005</text:p>
          </table:table-cell>
          <table:table-cell office:value-type="float" office:value="0.798047619047619" calcext:value-type="float">
            <text:p>0.798047619047619</text:p>
          </table:table-cell>
          <table:table-cell office:value-type="float" office:value="0.0610860083646858" calcext:value-type="float">
            <text:p>0.0610860083646858</text:p>
          </table:table-cell>
          <table:table-cell office:value-type="float" office:value="0.791380952380952" calcext:value-type="float">
            <text:p>0.791380952380952</text:p>
          </table:table-cell>
          <table:table-cell office:value-type="float" office:value="0.0645226014677747" calcext:value-type="float">
            <text:p>0.0645226014677747</text:p>
          </table:table-cell>
          <table:table-cell office:value-type="float" office:value="0.787761904761905" calcext:value-type="float">
            <text:p>0.787761904761905</text:p>
          </table:table-cell>
          <table:table-cell office:value-type="float" office:value="0.0760266630029617" calcext:value-type="float">
            <text:p>0.0760266630029617</text:p>
          </table:table-cell>
          <table:table-cell office:value-type="float" office:value="0.794142857142857" calcext:value-type="float">
            <text:p>0.794142857142857</text:p>
          </table:table-cell>
          <table:table-cell office:value-type="float" office:value="0.0686294379324767" calcext:value-type="float">
            <text:p>0.0686294379324767</text:p>
          </table:table-cell>
          <table:table-cell office:value-type="float" office:value="0.78352380952381" calcext:value-type="float">
            <text:p>0.78352380952381</text:p>
          </table:table-cell>
          <table:table-cell office:value-type="float" office:value="0.052492266069886" calcext:value-type="float">
            <text:p>0.052492266069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.932123709387136" calcext:value-type="float">
            <text:p>0.932123709387136</text:p>
          </table:table-cell>
          <table:table-cell office:value-type="float" office:value="0.017355475153491" calcext:value-type="float">
            <text:p>0.017355475153491</text:p>
          </table:table-cell>
          <table:table-cell office:value-type="float" office:value="0.941702661741025" calcext:value-type="float">
            <text:p>0.941702661741025</text:p>
          </table:table-cell>
          <table:table-cell office:value-type="float" office:value="0.0117233572870531" calcext:value-type="float">
            <text:p>0.0117233572870531</text:p>
          </table:table-cell>
          <table:table-cell office:value-type="float" office:value="0.940394051340343" calcext:value-type="float">
            <text:p>0.940394051340343</text:p>
          </table:table-cell>
          <table:table-cell office:value-type="float" office:value="0.0132666569566286" calcext:value-type="float">
            <text:p>0.0132666569566286</text:p>
          </table:table-cell>
          <table:table-cell office:value-type="float" office:value="0.944524959742351" calcext:value-type="float">
            <text:p>0.944524959742351</text:p>
          </table:table-cell>
          <table:table-cell office:value-type="float" office:value="0.0153012588802963" calcext:value-type="float">
            <text:p>0.0153012588802963</text:p>
          </table:table-cell>
          <table:table-cell office:value-type="float" office:value="0.941481955100881" calcext:value-type="float">
            <text:p>0.941481955100881</text:p>
          </table:table-cell>
          <table:table-cell office:value-type="float" office:value="0.0132302514469169" calcext:value-type="float">
            <text:p>0.0132302514469169</text:p>
          </table:table-cell>
          <table:table-cell office:value-type="float" office:value="0.942349152221275" calcext:value-type="float">
            <text:p>0.942349152221275</text:p>
          </table:table-cell>
          <table:table-cell office:value-type="float" office:value="0.0142753379725593" calcext:value-type="float">
            <text:p>0.0142753379725593</text:p>
          </table:table-cell>
          <table:table-cell office:value-type="float" office:value="0.940828360329639" calcext:value-type="float">
            <text:p>0.940828360329639</text:p>
          </table:table-cell>
          <table:table-cell office:value-type="float" office:value="0.0129701896864849" calcext:value-type="float">
            <text:p>0.0129701896864849</text:p>
          </table:table-cell>
          <table:table-cell office:value-type="float" office:value="0.943005588708914" calcext:value-type="float">
            <text:p>0.943005588708914</text:p>
          </table:table-cell>
          <table:table-cell office:value-type="float" office:value="0.0113620597020484" calcext:value-type="float">
            <text:p>0.0113620597020484</text:p>
          </table:table-cell>
          <table:table-cell office:value-type="float" office:value="0.942785829307568" calcext:value-type="float">
            <text:p>0.942785829307568</text:p>
          </table:table-cell>
          <table:table-cell office:value-type="float" office:value="0.0134960285018513" calcext:value-type="float">
            <text:p>0.0134960285018513</text:p>
          </table:table-cell>
          <table:table-cell office:value-type="float" office:value="0.944307568438003" calcext:value-type="float">
            <text:p>0.944307568438003</text:p>
          </table:table-cell>
          <table:table-cell office:value-type="float" office:value="0.0123711199259386" calcext:value-type="float">
            <text:p>0.0123711199259386</text:p>
          </table:table-cell>
          <table:table-cell office:value-type="float" office:value="0.944309462915601" calcext:value-type="float">
            <text:p>0.944309462915601</text:p>
          </table:table-cell>
          <table:table-cell office:value-type="float" office:value="0.0116620765379062" calcext:value-type="float">
            <text:p>0.0116620765379062</text:p>
          </table:table-cell>
          <table:table-cell office:value-type="float" office:value="0.943220138296864" calcext:value-type="float">
            <text:p>0.943220138296864</text:p>
          </table:table-cell>
          <table:table-cell office:value-type="float" office:value="0.0102484677414543" calcext:value-type="float">
            <text:p>0.0102484677414543</text:p>
          </table:table-cell>
          <table:table-cell office:value-type="float" office:value="0.939522118025954" calcext:value-type="float">
            <text:p>0.939522118025954</text:p>
          </table:table-cell>
          <table:table-cell office:value-type="float" office:value="0.013056585167925" calcext:value-type="float">
            <text:p>0.013056585167925</text:p>
          </table:table-cell>
          <table:table-cell office:value-type="float" office:value="0.940825992232642" calcext:value-type="float">
            <text:p>0.940825992232642</text:p>
          </table:table-cell>
          <table:table-cell office:value-type="float" office:value="0.01265601785496" calcext:value-type="float">
            <text:p>0.01265601785496</text:p>
          </table:table-cell>
          <table:table-cell office:value-type="float" office:value="0.943004167850715" calcext:value-type="float">
            <text:p>0.943004167850715</text:p>
          </table:table-cell>
          <table:table-cell office:value-type="float" office:value="0.0111853431139804" calcext:value-type="float">
            <text:p>0.0111853431139804</text:p>
          </table:table-cell>
          <table:table-cell office:value-type="float" office:value="0.943222506393862" calcext:value-type="float">
            <text:p>0.943222506393862</text:p>
          </table:table-cell>
          <table:table-cell office:value-type="float" office:value="0.0122398025039344" calcext:value-type="float">
            <text:p>0.0122398025039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.935602443876101" calcext:value-type="float">
            <text:p>0.935602443876101</text:p>
          </table:table-cell>
          <table:table-cell office:value-type="float" office:value="0.0161537955257225" calcext:value-type="float">
            <text:p>0.0161537955257225</text:p>
          </table:table-cell>
          <table:table-cell office:value-type="float" office:value="0.942787723785166" calcext:value-type="float">
            <text:p>0.942787723785166</text:p>
          </table:table-cell>
          <table:table-cell office:value-type="float" office:value="0.0129369535207499" calcext:value-type="float">
            <text:p>0.0129369535207499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37809170122556" calcext:value-type="float">
            <text:p>0.013780917012255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34521129835338" calcext:value-type="float">
            <text:p>0.0134521129835338</text:p>
          </table:table-cell>
          <table:table-cell office:value-type="float" office:value="0.944091124372454" calcext:value-type="float">
            <text:p>0.944091124372454</text:p>
          </table:table-cell>
          <table:table-cell office:value-type="float" office:value="0.0135741545658804" calcext:value-type="float">
            <text:p>0.0135741545658804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6049586825915" calcext:value-type="float">
            <text:p>0.0136049586825915</text:p>
          </table:table-cell>
          <table:table-cell office:value-type="float" office:value="0.946046698872786" calcext:value-type="float">
            <text:p>0.946046698872786</text:p>
          </table:table-cell>
          <table:table-cell office:value-type="float" office:value="0.0146178837280629" calcext:value-type="float">
            <text:p>0.0146178837280629</text:p>
          </table:table-cell>
          <table:table-cell office:value-type="float" office:value="0.944745666382495" calcext:value-type="float">
            <text:p>0.944745666382495</text:p>
          </table:table-cell>
          <table:table-cell office:value-type="float" office:value="0.0145790261427144" calcext:value-type="float">
            <text:p>0.0145790261427144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20404865661115" calcext:value-type="float">
            <text:p>0.0120404865661115</text:p>
          </table:table-cell>
          <table:table-cell office:value-type="float" office:value="0.947137444349721" calcext:value-type="float">
            <text:p>0.947137444349721</text:p>
          </table:table-cell>
          <table:table-cell office:value-type="float" office:value="0.0129340306633298" calcext:value-type="float">
            <text:p>0.0129340306633298</text:p>
          </table:table-cell>
          <table:table-cell office:value-type="float" office:value="0.943874680306905" calcext:value-type="float">
            <text:p>0.943874680306905</text:p>
          </table:table-cell>
          <table:table-cell office:value-type="float" office:value="0.0139046727830379" calcext:value-type="float">
            <text:p>0.013904672783037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32176027862327" calcext:value-type="float">
            <text:p>0.0132176027862327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35104172864004" calcext:value-type="float">
            <text:p>0.0135104172864004</text:p>
          </table:table-cell>
          <table:table-cell office:value-type="float" office:value="0.946483849578479" calcext:value-type="float">
            <text:p>0.946483849578479</text:p>
          </table:table-cell>
          <table:table-cell office:value-type="float" office:value="0.0148713947670686" calcext:value-type="float">
            <text:p>0.014871394767068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39416197390659" calcext:value-type="float">
            <text:p>0.0139416197390659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33583595831312" calcext:value-type="float">
            <text:p>0.0133583595831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.935385526191153" calcext:value-type="float">
            <text:p>0.935385526191153</text:p>
          </table:table-cell>
          <table:table-cell office:value-type="float" office:value="0.0164049054655564" calcext:value-type="float">
            <text:p>0.0164049054655564</text:p>
          </table:table-cell>
          <table:table-cell office:value-type="float" office:value="0.94518139622999" calcext:value-type="float">
            <text:p>0.94518139622999</text:p>
          </table:table-cell>
          <table:table-cell office:value-type="float" office:value="0.0116335541421768" calcext:value-type="float">
            <text:p>0.0116335541421768</text:p>
          </table:table-cell>
          <table:table-cell office:value-type="float" office:value="0.944091597991854" calcext:value-type="float">
            <text:p>0.944091597991854</text:p>
          </table:table-cell>
          <table:table-cell office:value-type="float" office:value="0.0135341200277526" calcext:value-type="float">
            <text:p>0.0135341200277526</text:p>
          </table:table-cell>
          <table:table-cell office:value-type="float" office:value="0.944527327839348" calcext:value-type="float">
            <text:p>0.944527327839348</text:p>
          </table:table-cell>
          <table:table-cell office:value-type="float" office:value="0.0128188001393392" calcext:value-type="float">
            <text:p>0.0128188001393392</text:p>
          </table:table-cell>
          <table:table-cell office:value-type="float" office:value="0.943874680306905" calcext:value-type="float">
            <text:p>0.943874680306905</text:p>
          </table:table-cell>
          <table:table-cell office:value-type="float" office:value="0.0148187352244097" calcext:value-type="float">
            <text:p>0.0148187352244097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45536754020581" calcext:value-type="float">
            <text:p>0.0145536754020581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9995920664224" calcext:value-type="float">
            <text:p>0.0129995920664224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29239122190175" calcext:value-type="float">
            <text:p>0.0129239122190175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3799355404581" calcext:value-type="float">
            <text:p>0.0123799355404581</text:p>
          </table:table-cell>
          <table:table-cell office:value-type="float" office:value="0.948877048403903" calcext:value-type="float">
            <text:p>0.948877048403903</text:p>
          </table:table-cell>
          <table:table-cell office:value-type="float" office:value="0.0134626690717286" calcext:value-type="float">
            <text:p>0.0134626690717286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36425395567185" calcext:value-type="float">
            <text:p>0.0136425395567185</text:p>
          </table:table-cell>
          <table:table-cell office:value-type="float" office:value="0.94822440087146" calcext:value-type="float">
            <text:p>0.94822440087146</text:p>
          </table:table-cell>
          <table:table-cell office:value-type="float" office:value="0.0131319512622705" calcext:value-type="float">
            <text:p>0.0131319512622705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6170627266732" calcext:value-type="float">
            <text:p>0.0136170627266732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23103883516726" calcext:value-type="float">
            <text:p>0.0123103883516726</text:p>
          </table:table-cell>
          <table:table-cell office:value-type="float" office:value="0.947136497110922" calcext:value-type="float">
            <text:p>0.947136497110922</text:p>
          </table:table-cell>
          <table:table-cell office:value-type="float" office:value="0.0135363663540645" calcext:value-type="float">
            <text:p>0.0135363663540645</text:p>
          </table:table-cell>
          <table:table-cell office:value-type="float" office:value="0.948007009567112" calcext:value-type="float">
            <text:p>0.948007009567112</text:p>
          </table:table-cell>
          <table:table-cell office:value-type="float" office:value="0.0124994666701888" calcext:value-type="float">
            <text:p>0.0124994666701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.934731931419911" calcext:value-type="float">
            <text:p>0.934731931419911</text:p>
          </table:table-cell>
          <table:table-cell office:value-type="float" office:value="0.0174345317468691" calcext:value-type="float">
            <text:p>0.0174345317468691</text:p>
          </table:table-cell>
          <table:table-cell office:value-type="float" office:value="0.945398313914938" calcext:value-type="float">
            <text:p>0.945398313914938</text:p>
          </table:table-cell>
          <table:table-cell office:value-type="float" office:value="0.011889453685178" calcext:value-type="float">
            <text:p>0.011889453685178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41101139387863" calcext:value-type="float">
            <text:p>0.0141101139387863</text:p>
          </table:table-cell>
          <table:table-cell office:value-type="float" office:value="0.944526380600549" calcext:value-type="float">
            <text:p>0.944526380600549</text:p>
          </table:table-cell>
          <table:table-cell office:value-type="float" office:value="0.0120211319428835" calcext:value-type="float">
            <text:p>0.0120211319428835</text:p>
          </table:table-cell>
          <table:table-cell office:value-type="float" office:value="0.944745192763096" calcext:value-type="float">
            <text:p>0.944745192763096</text:p>
          </table:table-cell>
          <table:table-cell office:value-type="float" office:value="0.0138796149520163" calcext:value-type="float">
            <text:p>0.0138796149520163</text:p>
          </table:table-cell>
          <table:table-cell office:value-type="float" office:value="0.948007956805911" calcext:value-type="float">
            <text:p>0.948007956805911</text:p>
          </table:table-cell>
          <table:table-cell office:value-type="float" office:value="0.0144805523920934" calcext:value-type="float">
            <text:p>0.0144805523920934</text:p>
          </table:table-cell>
          <table:table-cell office:value-type="float" office:value="0.947570806100218" calcext:value-type="float">
            <text:p>0.947570806100218</text:p>
          </table:table-cell>
          <table:table-cell office:value-type="float" office:value="0.0134767649860502" calcext:value-type="float">
            <text:p>0.0134767649860502</text:p>
          </table:table-cell>
          <table:table-cell office:value-type="float" office:value="0.947790565501563" calcext:value-type="float">
            <text:p>0.947790565501563</text:p>
          </table:table-cell>
          <table:table-cell office:value-type="float" office:value="0.0124765362716257" calcext:value-type="float">
            <text:p>0.0124765362716257</text:p>
          </table:table-cell>
          <table:table-cell office:value-type="float" office:value="0.946049540589182" calcext:value-type="float">
            <text:p>0.946049540589182</text:p>
          </table:table-cell>
          <table:table-cell office:value-type="float" office:value="0.0119990455645118" calcext:value-type="float">
            <text:p>0.0119990455645118</text:p>
          </table:table-cell>
          <table:table-cell office:value-type="float" office:value="0.94909491332765" calcext:value-type="float">
            <text:p>0.94909491332765</text:p>
          </table:table-cell>
          <table:table-cell office:value-type="float" office:value="0.0132638889170604" calcext:value-type="float">
            <text:p>0.0132638889170604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022719922623" calcext:value-type="float">
            <text:p>0.0143022719922623</text:p>
          </table:table-cell>
          <table:table-cell office:value-type="float" office:value="0.948877995642702" calcext:value-type="float">
            <text:p>0.948877995642702</text:p>
          </table:table-cell>
          <table:table-cell office:value-type="float" office:value="0.0147646039047678" calcext:value-type="float">
            <text:p>0.0147646039047678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35929684073518" calcext:value-type="float">
            <text:p>0.013592968407351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28966686735762" calcext:value-type="float">
            <text:p>0.0128966686735762</text:p>
          </table:table-cell>
          <table:table-cell office:value-type="float" office:value="0.946483375959079" calcext:value-type="float">
            <text:p>0.946483375959079</text:p>
          </table:table-cell>
          <table:table-cell office:value-type="float" office:value="0.0145536354995414" calcext:value-type="float">
            <text:p>0.0145536354995414</text:p>
          </table:table-cell>
          <table:table-cell office:value-type="float" office:value="0.948658709860756" calcext:value-type="float">
            <text:p>0.948658709860756</text:p>
          </table:table-cell>
          <table:table-cell office:value-type="float" office:value="0.013108880331006" calcext:value-type="float">
            <text:p>0.0131088803310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.935602917495501" calcext:value-type="float">
            <text:p>0.935602917495501</text:p>
          </table:table-cell>
          <table:table-cell office:value-type="float" office:value="0.0162496538715678" calcext:value-type="float">
            <text:p>0.0162496538715678</text:p>
          </table:table-cell>
          <table:table-cell office:value-type="float" office:value="0.945616652458085" calcext:value-type="float">
            <text:p>0.945616652458085</text:p>
          </table:table-cell>
          <table:table-cell office:value-type="float" office:value="0.0125942633215867" calcext:value-type="float">
            <text:p>0.0125942633215867</text:p>
          </table:table-cell>
          <table:table-cell office:value-type="float" office:value="0.94626693189353" calcext:value-type="float">
            <text:p>0.94626693189353</text:p>
          </table:table-cell>
          <table:table-cell office:value-type="float" office:value="0.0136870093445707" calcext:value-type="float">
            <text:p>0.0136870093445707</text:p>
          </table:table-cell>
          <table:table-cell office:value-type="float" office:value="0.945615705219286" calcext:value-type="float">
            <text:p>0.945615705219286</text:p>
          </table:table-cell>
          <table:table-cell office:value-type="float" office:value="0.0116454493702813" calcext:value-type="float">
            <text:p>0.0116454493702813</text:p>
          </table:table-cell>
          <table:table-cell office:value-type="float" office:value="0.944310883773799" calcext:value-type="float">
            <text:p>0.944310883773799</text:p>
          </table:table-cell>
          <table:table-cell office:value-type="float" office:value="0.0137613899463783" calcext:value-type="float">
            <text:p>0.0137613899463783</text:p>
          </table:table-cell>
          <table:table-cell office:value-type="float" office:value="0.946921000284172" calcext:value-type="float">
            <text:p>0.946921000284172</text:p>
          </table:table-cell>
          <table:table-cell office:value-type="float" office:value="0.0143234127922204" calcext:value-type="float">
            <text:p>0.0143234127922204</text:p>
          </table:table-cell>
          <table:table-cell office:value-type="float" office:value="0.947136970730321" calcext:value-type="float">
            <text:p>0.947136970730321</text:p>
          </table:table-cell>
          <table:table-cell office:value-type="float" office:value="0.0140281139824043" calcext:value-type="float">
            <text:p>0.0140281139824043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2098736863447" calcext:value-type="float">
            <text:p>0.012098736863447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866683995407" calcext:value-type="float">
            <text:p>0.0133866683995407</text:p>
          </table:table-cell>
          <table:table-cell office:value-type="float" office:value="0.949528748697547" calcext:value-type="float">
            <text:p>0.949528748697547</text:p>
          </table:table-cell>
          <table:table-cell office:value-type="float" office:value="0.0130931415058942" calcext:value-type="float">
            <text:p>0.0130931415058942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6311259388485" calcext:value-type="float">
            <text:p>0.0146311259388485</text:p>
          </table:table-cell>
          <table:table-cell office:value-type="float" office:value="0.94822440087146" calcext:value-type="float">
            <text:p>0.94822440087146</text:p>
          </table:table-cell>
          <table:table-cell office:value-type="float" office:value="0.0148582127032112" calcext:value-type="float">
            <text:p>0.0148582127032112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35824441125468" calcext:value-type="float">
            <text:p>0.0135824441125468</text:p>
          </table:table-cell>
          <table:table-cell office:value-type="float" office:value="0.94822440087146" calcext:value-type="float">
            <text:p>0.94822440087146</text:p>
          </table:table-cell>
          <table:table-cell office:value-type="float" office:value="0.0132089078560034" calcext:value-type="float">
            <text:p>0.0132089078560034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8784338270424" calcext:value-type="float">
            <text:p>0.0148784338270424</text:p>
          </table:table-cell>
          <table:table-cell office:value-type="float" office:value="0.949529222316946" calcext:value-type="float">
            <text:p>0.949529222316946</text:p>
          </table:table-cell>
          <table:table-cell office:value-type="float" office:value="0.0132101512193043" calcext:value-type="float">
            <text:p>0.01321015121930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.934689305673961" calcext:value-type="float">
            <text:p>0.934689305673961</text:p>
          </table:table-cell>
          <table:table-cell office:value-type="float" office:value="0.0167196723526414" calcext:value-type="float">
            <text:p>0.0167196723526414</text:p>
          </table:table-cell>
          <table:table-cell office:value-type="float" office:value="0.944137349625841" calcext:value-type="float">
            <text:p>0.944137349625841</text:p>
          </table:table-cell>
          <table:table-cell office:value-type="float" office:value="0.0121555163913489" calcext:value-type="float">
            <text:p>0.0121555163913489</text:p>
          </table:table-cell>
          <table:table-cell office:value-type="float" office:value="0.943873827791986" calcext:value-type="float">
            <text:p>0.943873827791986</text:p>
          </table:table-cell>
          <table:table-cell office:value-type="float" office:value="0.0136757634559988" calcext:value-type="float">
            <text:p>0.0136757634559988</text:p>
          </table:table-cell>
          <table:table-cell office:value-type="float" office:value="0.944613431846168" calcext:value-type="float">
            <text:p>0.944613431846168</text:p>
          </table:table-cell>
          <table:table-cell office:value-type="float" office:value="0.0130477506632668" calcext:value-type="float">
            <text:p>0.0130477506632668</text:p>
          </table:table-cell>
          <table:table-cell office:value-type="float" office:value="0.943700767263427" calcext:value-type="float">
            <text:p>0.943700767263427</text:p>
          </table:table-cell>
          <table:table-cell office:value-type="float" office:value="0.0138528292271203" calcext:value-type="float">
            <text:p>0.0138528292271203</text:p>
          </table:table-cell>
          <table:table-cell office:value-type="float" office:value="0.945831580941555" calcext:value-type="float">
            <text:p>0.945831580941555</text:p>
          </table:table-cell>
          <table:table-cell office:value-type="float" office:value="0.0142475874483045" calcext:value-type="float">
            <text:p>0.0142475874483045</text:p>
          </table:table-cell>
          <table:table-cell office:value-type="float" office:value="0.94548271289192" calcext:value-type="float">
            <text:p>0.94548271289192</text:p>
          </table:table-cell>
          <table:table-cell office:value-type="float" office:value="0.0136185088898849" calcext:value-type="float">
            <text:p>0.0136185088898849</text:p>
          </table:table-cell>
          <table:table-cell office:value-type="float" office:value="0.945702188121625" calcext:value-type="float">
            <text:p>0.945702188121625</text:p>
          </table:table-cell>
          <table:table-cell office:value-type="float" office:value="0.0126880542397706" calcext:value-type="float">
            <text:p>0.0126880542397706</text:p>
          </table:table-cell>
          <table:table-cell office:value-type="float" office:value="0.945222411669982" calcext:value-type="float">
            <text:p>0.945222411669982</text:p>
          </table:table-cell>
          <table:table-cell office:value-type="float" office:value="0.0126604329144947" calcext:value-type="float">
            <text:p>0.0126604329144947</text:p>
          </table:table-cell>
          <table:table-cell office:value-type="float" office:value="0.947789144643365" calcext:value-type="float">
            <text:p>0.947789144643365</text:p>
          </table:table-cell>
          <table:table-cell office:value-type="float" office:value="0.0130249700167903" calcext:value-type="float">
            <text:p>0.0130249700167903</text:p>
          </table:table-cell>
          <table:table-cell office:value-type="float" office:value="0.945309273467841" calcext:value-type="float">
            <text:p>0.945309273467841</text:p>
          </table:table-cell>
          <table:table-cell office:value-type="float" office:value="0.0136285373617547" calcext:value-type="float">
            <text:p>0.0136285373617547</text:p>
          </table:table-cell>
          <table:table-cell office:value-type="float" office:value="0.94726731078905" calcext:value-type="float">
            <text:p>0.94726731078905</text:p>
          </table:table-cell>
          <table:table-cell office:value-type="float" office:value="0.0132441676795873" calcext:value-type="float">
            <text:p>0.0132441676795873</text:p>
          </table:table-cell>
          <table:table-cell office:value-type="float" office:value="0.943960026522687" calcext:value-type="float">
            <text:p>0.943960026522687</text:p>
          </table:table-cell>
          <table:table-cell office:value-type="float" office:value="0.0134718955401794" calcext:value-type="float">
            <text:p>0.0134718955401794</text:p>
          </table:table-cell>
          <table:table-cell office:value-type="float" office:value="0.946222601117742" calcext:value-type="float">
            <text:p>0.946222601117742</text:p>
          </table:table-cell>
          <table:table-cell office:value-type="float" office:value="0.0131886755006562" calcext:value-type="float">
            <text:p>0.0131886755006562</text:p>
          </table:table-cell>
          <table:table-cell office:value-type="float" office:value="0.945830917874396" calcext:value-type="float">
            <text:p>0.945830917874396</text:p>
          </table:table-cell>
          <table:table-cell office:value-type="float" office:value="0.0136190797067389" calcext:value-type="float">
            <text:p>0.0136190797067389</text:p>
          </table:table-cell>
          <table:table-cell office:value-type="float" office:value="0.947049635313062" calcext:value-type="float">
            <text:p>0.947049635313062</text:p>
          </table:table-cell>
          <table:table-cell office:value-type="float" office:value="0.0128833320615129" calcext:value-type="float">
            <text:p>0.0128833320615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32119127033867" calcext:value-type="float">
            <text:p>0.132119127033867</text:p>
          </table:table-cell>
          <table:table-cell office:value-type="float" office:value="0.601818181818182" calcext:value-type="float">
            <text:p>0.601818181818182</text:p>
          </table:table-cell>
          <table:table-cell office:value-type="float" office:value="0.109326345271538" calcext:value-type="float">
            <text:p>0.109326345271538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44507650224374" calcext:value-type="float">
            <text:p>0.144507650224374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103101579623422" calcext:value-type="float">
            <text:p>0.103101579623422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890517332955315" calcext:value-type="float">
            <text:p>0.0890517332955315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0786945834575972" calcext:value-type="float">
            <text:p>0.0786945834575972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19230005899117" calcext:value-type="float">
            <text:p>0.11923000589911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114387417032601" calcext:value-type="float">
            <text:p>0.114387417032601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137219536152577" calcext:value-type="float">
            <text:p>0.137219536152577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997011144021945" calcext:value-type="float">
            <text:p>0.099701114402194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34393170712844" calcext:value-type="float">
            <text:p>0.134393170712844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113367358366803" calcext:value-type="float">
            <text:p>0.113367358366803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73330828907899" calcext:value-type="float">
            <text:p>0.073330828907899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106604665175976" calcext:value-type="float">
            <text:p>0.106604665175976</text:p>
          </table:table-cell>
          <table:table-cell office:value-type="float" office:value="0.543636363636364" calcext:value-type="float">
            <text:p>0.543636363636364</text:p>
          </table:table-cell>
          <table:table-cell office:value-type="float" office:value="0.0997517579952378" calcext:value-type="float">
            <text:p>0.0997517579952378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26185835234285" calcext:value-type="float">
            <text:p>0.126185835234285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868857159724009" calcext:value-type="float">
            <text:p>0.086885715972400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579414225586284" calcext:value-type="float">
            <text:p>0.0579414225586284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0824554308194757" calcext:value-type="float">
            <text:p>0.082455430819475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091030222329787" calcext:value-type="float">
            <text:p>0.09103022232978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871758721811361" calcext:value-type="float">
            <text:p>0.08717587218113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741341201377276" calcext:value-type="float">
            <text:p>0.074134120137727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120284327986769" calcext:value-type="float">
            <text:p>0.12028432798676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15474030010989" calcext:value-type="float">
            <text:p>0.115474030010989</text:p>
          </table:table-cell>
          <table:table-cell office:value-type="float" office:value="0.543636363636364" calcext:value-type="float">
            <text:p>0.543636363636364</text:p>
          </table:table-cell>
          <table:table-cell office:value-type="float" office:value="0.110329667113441" calcext:value-type="float">
            <text:p>0.110329667113441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73330828907899" calcext:value-type="float">
            <text:p>0.073330828907899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729856521366666" calcext:value-type="float">
            <text:p>0.0729856521366666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87852660692874" calcext:value-type="float">
            <text:p>0.087852660692874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115866995723062" calcext:value-type="float">
            <text:p>0.115866995723062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0916935848280706" calcext:value-type="float">
            <text:p>0.091693584828070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0.0752162477807235" calcext:value-type="float">
            <text:p>0.0752162477807235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929517978897978" calcext:value-type="float">
            <text:p>0.0929517978897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15474030010989" calcext:value-type="float">
            <text:p>0.115474030010989</text:p>
          </table:table-cell>
          <table:table-cell office:value-type="float" office:value="0.553636363636364" calcext:value-type="float">
            <text:p>0.553636363636364</text:p>
          </table:table-cell>
          <table:table-cell office:value-type="float" office:value="0.110466911225334" calcext:value-type="float">
            <text:p>0.11046691122533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532161246509458" calcext:value-type="float">
            <text:p>0.0532161246509458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572157805712097" calcext:value-type="float">
            <text:p>0.057215780571209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838688030490791" calcext:value-type="float">
            <text:p>0.083868803049079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582727272727273" calcext:value-type="float">
            <text:p>0.582727272727273</text:p>
          </table:table-cell>
          <table:table-cell office:value-type="float" office:value="0.096156629189081" calcext:value-type="float">
            <text:p>0.09615662918908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0.0752162477807235" calcext:value-type="float">
            <text:p>0.075216247780723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125733842229236" calcext:value-type="float">
            <text:p>0.125733842229236</text:p>
          </table:table-cell>
          <table:table-cell office:value-type="float" office:value="0.553636363636364" calcext:value-type="float">
            <text:p>0.553636363636364</text:p>
          </table:table-cell>
          <table:table-cell office:value-type="float" office:value="0.110466911225334" calcext:value-type="float">
            <text:p>0.11046691122533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532161246509458" calcext:value-type="float">
            <text:p>0.0532161246509458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572157805712097" calcext:value-type="float">
            <text:p>0.057215780571209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838688030490791" calcext:value-type="float">
            <text:p>0.083868803049079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0916935848280706" calcext:value-type="float">
            <text:p>0.091693584828070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0.0752162477807235" calcext:value-type="float">
            <text:p>0.075216247780723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645636363636364" calcext:value-type="float">
            <text:p>0.645636363636364</text:p>
          </table:table-cell>
          <table:table-cell office:value-type="float" office:value="0.119081138892211" calcext:value-type="float">
            <text:p>0.119081138892211</text:p>
          </table:table-cell>
          <table:table-cell office:value-type="float" office:value="0.559272727272727" calcext:value-type="float">
            <text:p>0.559272727272727</text:p>
          </table:table-cell>
          <table:table-cell office:value-type="float" office:value="0.108068318566177" calcext:value-type="float">
            <text:p>0.108068318566177</text:p>
          </table:table-cell>
          <table:table-cell office:value-type="float" office:value="0.658727272727273" calcext:value-type="float">
            <text:p>0.658727272727273</text:p>
          </table:table-cell>
          <table:table-cell office:value-type="float" office:value="0.0976650591210224" calcext:value-type="float">
            <text:p>0.0976650591210224</text:p>
          </table:table-cell>
          <table:table-cell office:value-type="float" office:value="0.628727272727273" calcext:value-type="float">
            <text:p>0.628727272727273</text:p>
          </table:table-cell>
          <table:table-cell office:value-type="float" office:value="0.0738810394068762" calcext:value-type="float">
            <text:p>0.0738810394068762</text:p>
          </table:table-cell>
          <table:table-cell office:value-type="float" office:value="0.686909090909091" calcext:value-type="float">
            <text:p>0.686909090909091</text:p>
          </table:table-cell>
          <table:table-cell office:value-type="float" office:value="0.0702471052317798" calcext:value-type="float">
            <text:p>0.0702471052317798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726868472224733" calcext:value-type="float">
            <text:p>0.0726868472224733</text:p>
          </table:table-cell>
          <table:table-cell office:value-type="float" office:value="0.674727272727273" calcext:value-type="float">
            <text:p>0.674727272727273</text:p>
          </table:table-cell>
          <table:table-cell office:value-type="float" office:value="0.0773164966502458" calcext:value-type="float">
            <text:p>0.0773164966502458</text:p>
          </table:table-cell>
          <table:table-cell office:value-type="float" office:value="0.663454545454546" calcext:value-type="float">
            <text:p>0.663454545454546</text:p>
          </table:table-cell>
          <table:table-cell office:value-type="float" office:value="0.091812304585606" calcext:value-type="float">
            <text:p>0.091812304585606</text:p>
          </table:table-cell>
          <table:table-cell office:value-type="float" office:value="0.688909090909091" calcext:value-type="float">
            <text:p>0.688909090909091</text:p>
          </table:table-cell>
          <table:table-cell office:value-type="float" office:value="0.0828050822468619" calcext:value-type="float">
            <text:p>0.0828050822468619</text:p>
          </table:table-cell>
          <table:table-cell office:value-type="float" office:value="0.598909090909091" calcext:value-type="float">
            <text:p>0.598909090909091</text:p>
          </table:table-cell>
          <table:table-cell office:value-type="float" office:value="0.101558711465517" calcext:value-type="float">
            <text:p>0.10155871146551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731208115199081" calcext:value-type="float">
            <text:p>0.0731208115199081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0.0702400220301078" calcext:value-type="float">
            <text:p>0.0702400220301078</text:p>
          </table:table-cell>
          <table:table-cell office:value-type="float" office:value="0.681272727272727" calcext:value-type="float">
            <text:p>0.681272727272727</text:p>
          </table:table-cell>
          <table:table-cell office:value-type="float" office:value="0.0869773624745912" calcext:value-type="float">
            <text:p>0.0869773624745912</text:p>
          </table:table-cell>
          <table:table-cell office:value-type="float" office:value="0.597454545454545" calcext:value-type="float">
            <text:p>0.597454545454545</text:p>
          </table:table-cell>
          <table:table-cell office:value-type="float" office:value="0.0826300443693401" calcext:value-type="float">
            <text:p>0.082630044369340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15559444151554" calcext:value-type="float">
            <text:p>0.0815559444151554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789209450376454" calcext:value-type="float">
            <text:p>0.0789209450376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33148019368402" calcext:value-type="float">
            <text:p>0.133148019368402</text:p>
          </table:table-cell>
          <table:table-cell office:value-type="float" office:value="0.584444444444444" calcext:value-type="float">
            <text:p>0.584444444444444</text:p>
          </table:table-cell>
          <table:table-cell office:value-type="float" office:value="0.142118017380618" calcext:value-type="float">
            <text:p>0.142118017380618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902670933848439" calcext:value-type="float">
            <text:p>0.090267093384843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42335024710221" calcext:value-type="float">
            <text:p>0.1423350247102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942809041582063" calcext:value-type="float">
            <text:p>0.094280904158206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71737669602489" calcext:value-type="float">
            <text:p>0.17173766960248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0948683298050513" calcext:value-type="float">
            <text:p>0.0948683298050513</text:p>
          </table:table-cell>
          <table:table-cell office:value-type="float" office:value="0.665555555555556" calcext:value-type="float">
            <text:p>0.665555555555556</text:p>
          </table:table-cell>
          <table:table-cell office:value-type="float" office:value="0.110050493461461" calcext:value-type="float">
            <text:p>0.110050493461461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35172500673294" calcext:value-type="float">
            <text:p>0.13517250067329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05174751699549" calcext:value-type="float">
            <text:p>0.105174751699549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43199765500877" calcext:value-type="float">
            <text:p>0.143199765500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34439852997815" calcext:value-type="float">
            <text:p>0.134439852997815</text:p>
          </table:table-cell>
          <table:table-cell office:value-type="float" office:value="0.594444444444444" calcext:value-type="float">
            <text:p>0.594444444444444</text:p>
          </table:table-cell>
          <table:table-cell office:value-type="float" office:value="0.112491426285092" calcext:value-type="float">
            <text:p>0.112491426285092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926962382871742" calcext:value-type="float">
            <text:p>0.0926962382871742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7167105440097" calcext:value-type="float">
            <text:p>0.137167105440097</text:p>
          </table:table-cell>
          <table:table-cell office:value-type="float" office:value="0.584444444444444" calcext:value-type="float">
            <text:p>0.584444444444444</text:p>
          </table:table-cell>
          <table:table-cell office:value-type="float" office:value="0.116322242918244" calcext:value-type="float">
            <text:p>0.11632224291824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25166555703457" calcext:value-type="float">
            <text:p>0.12516655570345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96289412064884" calcext:value-type="float">
            <text:p>0.09962894120648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35582875206948" calcext:value-type="float">
            <text:p>0.1355828752069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5470053837925" calcext:value-type="float">
            <text:p>0.115470053837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574444444444444" calcext:value-type="float">
            <text:p>0.574444444444444</text:p>
          </table:table-cell>
          <table:table-cell office:value-type="float" office:value="0.109375330687331" calcext:value-type="float">
            <text:p>0.10937533068733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03994301838201" calcext:value-type="float">
            <text:p>0.10399430183820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42335024710221" calcext:value-type="float">
            <text:p>0.14233502471022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  <table:table-cell office:value-type="float" office:value="0.574444444444444" calcext:value-type="float">
            <text:p>0.574444444444444</text:p>
          </table:table-cell>
          <table:table-cell office:value-type="float" office:value="0.109375330687331" calcext:value-type="float">
            <text:p>0.10937533068733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633777777777778" calcext:value-type="float">
            <text:p>0.633777777777778</text:p>
          </table:table-cell>
          <table:table-cell office:value-type="float" office:value="0.13214909172628" calcext:value-type="float">
            <text:p>0.13214909172628</text:p>
          </table:table-cell>
          <table:table-cell office:value-type="float" office:value="0.582444444444444" calcext:value-type="float">
            <text:p>0.582444444444444</text:p>
          </table:table-cell>
          <table:table-cell office:value-type="float" office:value="0.117936469591723" calcext:value-type="float">
            <text:p>0.117936469591723</text:p>
          </table:table-cell>
          <table:table-cell office:value-type="float" office:value="0.614666666666667" calcext:value-type="float">
            <text:p>0.614666666666667</text:p>
          </table:table-cell>
          <table:table-cell office:value-type="float" office:value="0.104763047811901" calcext:value-type="float">
            <text:p>0.104763047811901</text:p>
          </table:table-cell>
          <table:table-cell office:value-type="float" office:value="0.644" calcext:value-type="float">
            <text:p>0.644</text:p>
          </table:table-cell>
          <table:table-cell office:value-type="float" office:value="0.119823258675405" calcext:value-type="float">
            <text:p>0.119823258675405</text:p>
          </table:table-cell>
          <table:table-cell office:value-type="float" office:value="0.652666666666667" calcext:value-type="float">
            <text:p>0.652666666666667</text:p>
          </table:table-cell>
          <table:table-cell office:value-type="float" office:value="0.111885494852061" calcext:value-type="float">
            <text:p>0.111885494852061</text:p>
          </table:table-cell>
          <table:table-cell office:value-type="float" office:value="0.633555555555556" calcext:value-type="float">
            <text:p>0.633555555555556</text:p>
          </table:table-cell>
          <table:table-cell office:value-type="float" office:value="0.124078879874994" calcext:value-type="float">
            <text:p>0.12407887987499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1020121750162" calcext:value-type="float">
            <text:p>0.111020121750162</text:p>
          </table:table-cell>
          <table:table-cell office:value-type="float" office:value="0.641777777777778" calcext:value-type="float">
            <text:p>0.641777777777778</text:p>
          </table:table-cell>
          <table:table-cell office:value-type="float" office:value="0.115730296684444" calcext:value-type="float">
            <text:p>0.115730296684444</text:p>
          </table:table-cell>
          <table:table-cell office:value-type="float" office:value="0.652444444444445" calcext:value-type="float">
            <text:p>0.652444444444445</text:p>
          </table:table-cell>
          <table:table-cell office:value-type="float" office:value="0.120632693165043" calcext:value-type="float">
            <text:p>0.12063269316504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27596272910627" calcext:value-type="float">
            <text:p>0.127596272910627</text:p>
          </table:table-cell>
          <table:table-cell office:value-type="float" office:value="0.634" calcext:value-type="float">
            <text:p>0.634</text:p>
          </table:table-cell>
          <table:table-cell office:value-type="float" office:value="0.111855088522003" calcext:value-type="float">
            <text:p>0.111855088522003</text:p>
          </table:table-cell>
          <table:table-cell office:value-type="float" office:value="0.637777777777778" calcext:value-type="float">
            <text:p>0.637777777777778</text:p>
          </table:table-cell>
          <table:table-cell office:value-type="float" office:value="0.122503601478131" calcext:value-type="float">
            <text:p>0.122503601478131</text:p>
          </table:table-cell>
          <table:table-cell office:value-type="float" office:value="0.646444444444444" calcext:value-type="float">
            <text:p>0.646444444444444</text:p>
          </table:table-cell>
          <table:table-cell office:value-type="float" office:value="0.12575820635919" calcext:value-type="float">
            <text:p>0.1257582063591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1116216407365" calcext:value-type="float">
            <text:p>0.121116216407365</text:p>
          </table:table-cell>
          <table:table-cell office:value-type="float" office:value="0.63" calcext:value-type="float">
            <text:p>0.63</text:p>
          </table:table-cell>
          <table:table-cell office:value-type="float" office:value="0.111067803693731" calcext:value-type="float">
            <text:p>0.111067803693731</text:p>
          </table:table-cell>
          <table:table-cell office:value-type="float" office:value="0.658222222222222" calcext:value-type="float">
            <text:p>0.658222222222222</text:p>
          </table:table-cell>
          <table:table-cell office:value-type="float" office:value="0.121686328612159" calcext:value-type="float">
            <text:p>0.121686328612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22226813116233" calcext:value-type="float">
            <text:p>0.22226813116233</text:p>
          </table:table-cell>
          <table:table-cell office:value-type="float" office:value="0.660909090909091" calcext:value-type="float">
            <text:p>0.660909090909091</text:p>
          </table:table-cell>
          <table:table-cell office:value-type="float" office:value="0.181112265991462" calcext:value-type="float">
            <text:p>0.181112265991462</text:p>
          </table:table-cell>
          <table:table-cell office:value-type="float" office:value="0.69" calcext:value-type="float">
            <text:p>0.69</text:p>
          </table:table-cell>
          <table:table-cell office:value-type="float" office:value="0.21761078472167" calcext:value-type="float">
            <text:p>0.21761078472167</text:p>
          </table:table-cell>
          <table:table-cell office:value-type="float" office:value="0.699090909090909" calcext:value-type="float">
            <text:p>0.699090909090909</text:p>
          </table:table-cell>
          <table:table-cell office:value-type="float" office:value="0.16923367493187" calcext:value-type="float">
            <text:p>0.1692336749318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72221481677368" calcext:value-type="float">
            <text:p>0.172221481677368</text:p>
          </table:table-cell>
          <table:table-cell office:value-type="float" office:value="0.758181818181818" calcext:value-type="float">
            <text:p>0.758181818181818</text:p>
          </table:table-cell>
          <table:table-cell office:value-type="float" office:value="0.184734192187276" calcext:value-type="float">
            <text:p>0.184734192187276</text:p>
          </table:table-cell>
          <table:table-cell office:value-type="float" office:value="0.691818181818182" calcext:value-type="float">
            <text:p>0.691818181818182</text:p>
          </table:table-cell>
          <table:table-cell office:value-type="float" office:value="0.211533818747332" calcext:value-type="float">
            <text:p>0.21153381874733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883960893807" calcext:value-type="float">
            <text:p>0.19883960893807</text:p>
          </table:table-cell>
          <table:table-cell office:value-type="float" office:value="0.72" calcext:value-type="float">
            <text:p>0.72</text:p>
          </table:table-cell>
          <table:table-cell office:value-type="float" office:value="0.188600763343854" calcext:value-type="float">
            <text:p>0.188600763343854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" calcext:value-type="float">
            <text:p>0.7</text:p>
          </table:table-cell>
          <table:table-cell office:value-type="float" office:value="0.164699130202439" calcext:value-type="float">
            <text:p>0.16469913020243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883960893807" calcext:value-type="float">
            <text:p>0.19883960893807</text:p>
          </table:table-cell>
          <table:table-cell office:value-type="float" office:value="0.650909090909091" calcext:value-type="float">
            <text:p>0.650909090909091</text:p>
          </table:table-cell>
          <table:table-cell office:value-type="float" office:value="0.183337089868852" calcext:value-type="float">
            <text:p>0.18333708986885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204171375107342" calcext:value-type="float">
            <text:p>0.204171375107342</text:p>
          </table:table-cell>
          <table:table-cell office:value-type="float" office:value="0.639090909090909" calcext:value-type="float">
            <text:p>0.639090909090909</text:p>
          </table:table-cell>
          <table:table-cell office:value-type="float" office:value="0.149320468749303" calcext:value-type="float">
            <text:p>0.149320468749303</text:p>
          </table:table-cell>
          <table:table-cell office:value-type="float" office:value="0.72" calcext:value-type="float">
            <text:p>0.72</text:p>
          </table:table-cell>
          <table:table-cell office:value-type="float" office:value="0.205516214933399" calcext:value-type="float">
            <text:p>0.205516214933399</text:p>
          </table:table-cell>
          <table:table-cell office:value-type="float" office:value="0.670909090909091" calcext:value-type="float">
            <text:p>0.670909090909091</text:p>
          </table:table-cell>
          <table:table-cell office:value-type="float" office:value="0.186199730830227" calcext:value-type="float">
            <text:p>0.186199730830227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8035699560854" calcext:value-type="float">
            <text:p>0.168035699560854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64143434331002" calcext:value-type="float">
            <text:p>0.164143434331002</text:p>
          </table:table-cell>
          <table:table-cell office:value-type="float" office:value="0.73" calcext:value-type="float">
            <text:p>0.73</text:p>
          </table:table-cell>
          <table:table-cell office:value-type="float" office:value="0.195826519428963" calcext:value-type="float">
            <text:p>0.195826519428963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" calcext:value-type="float">
            <text:p>0.7</text:p>
          </table:table-cell>
          <table:table-cell office:value-type="float" office:value="0.171312654849728" calcext:value-type="float">
            <text:p>0.171312654849728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82362820627198" calcext:value-type="float">
            <text:p>0.182362820627198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67" calcext:value-type="float">
            <text:p>0.67</text:p>
          </table:table-cell>
          <table:table-cell office:value-type="float" office:value="0.158160337563906" calcext:value-type="float">
            <text:p>0.15816033756390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726363636363636" calcext:value-type="float">
            <text:p>0.726363636363636</text:p>
          </table:table-cell>
          <table:table-cell office:value-type="float" office:value="0.188827030329135" calcext:value-type="float">
            <text:p>0.188827030329135</text:p>
          </table:table-cell>
          <table:table-cell office:value-type="float" office:value="0.659090909090909" calcext:value-type="float">
            <text:p>0.659090909090909</text:p>
          </table:table-cell>
          <table:table-cell office:value-type="float" office:value="0.17030464789483" calcext:value-type="float">
            <text:p>0.170304647894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220059262407956" calcext:value-type="float">
            <text:p>0.220059262407956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205391069125219" calcext:value-type="float">
            <text:p>0.20539106912521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8035699560854" calcext:value-type="float">
            <text:p>0.168035699560854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83329576720841" calcext:value-type="float">
            <text:p>0.18332957672084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69" calcext:value-type="float">
            <text:p>0.69</text:p>
          </table:table-cell>
          <table:table-cell office:value-type="float" office:value="0.160945895465581" calcext:value-type="float">
            <text:p>0.1609458954655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726363636363636" calcext:value-type="float">
            <text:p>0.726363636363636</text:p>
          </table:table-cell>
          <table:table-cell office:value-type="float" office:value="0.188827030329135" calcext:value-type="float">
            <text:p>0.188827030329135</text:p>
          </table:table-cell>
          <table:table-cell office:value-type="float" office:value="0.649090909090909" calcext:value-type="float">
            <text:p>0.649090909090909</text:p>
          </table:table-cell>
          <table:table-cell office:value-type="float" office:value="0.142146731572001" calcext:value-type="float">
            <text:p>0.142146731572001</text:p>
          </table:table-cell>
          <table:table-cell office:value-type="float" office:value="0.72" calcext:value-type="float">
            <text:p>0.72</text:p>
          </table:table-cell>
          <table:table-cell office:value-type="float" office:value="0.205516214933399" calcext:value-type="float">
            <text:p>0.205516214933399</text:p>
          </table:table-cell>
          <table:table-cell office:value-type="float" office:value="0.7" calcext:value-type="float">
            <text:p>0.7</text:p>
          </table:table-cell>
          <table:table-cell office:value-type="float" office:value="0.19554261581699" calcext:value-type="float">
            <text:p>0.1955426158169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83329576720841" calcext:value-type="float">
            <text:p>0.18332957672084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204171375107342" calcext:value-type="float">
            <text:p>0.204171375107342</text:p>
          </table:table-cell>
          <table:table-cell office:value-type="float" office:value="0.669090909090909" calcext:value-type="float">
            <text:p>0.669090909090909</text:p>
          </table:table-cell>
          <table:table-cell office:value-type="float" office:value="0.155711583824089" calcext:value-type="float">
            <text:p>0.155711583824089</text:p>
          </table:table-cell>
          <table:table-cell office:value-type="float" office:value="0.72" calcext:value-type="float">
            <text:p>0.72</text:p>
          </table:table-cell>
          <table:table-cell office:value-type="float" office:value="0.205516214933399" calcext:value-type="float">
            <text:p>0.205516214933399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208296690992489" calcext:value-type="float">
            <text:p>0.20829669099248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8035699560854" calcext:value-type="float">
            <text:p>0.168035699560854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83329576720841" calcext:value-type="float">
            <text:p>0.1833295767208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8035699560854" calcext:value-type="float">
            <text:p>0.16803569956085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724363636363636" calcext:value-type="float">
            <text:p>0.724363636363636</text:p>
          </table:table-cell>
          <table:table-cell office:value-type="float" office:value="0.201652988407057" calcext:value-type="float">
            <text:p>0.201652988407057</text:p>
          </table:table-cell>
          <table:table-cell office:value-type="float" office:value="0.655454545454546" calcext:value-type="float">
            <text:p>0.655454545454546</text:p>
          </table:table-cell>
          <table:table-cell office:value-type="float" office:value="0.159719139606337" calcext:value-type="float">
            <text:p>0.159719139606337</text:p>
          </table:table-cell>
          <table:table-cell office:value-type="float" office:value="0.712181818181818" calcext:value-type="float">
            <text:p>0.712181818181818</text:p>
          </table:table-cell>
          <table:table-cell office:value-type="float" office:value="0.210843738385964" calcext:value-type="float">
            <text:p>0.210843738385964</text:p>
          </table:table-cell>
          <table:table-cell office:value-type="float" office:value="0.692363636363636" calcext:value-type="float">
            <text:p>0.692363636363636</text:p>
          </table:table-cell>
          <table:table-cell office:value-type="float" office:value="0.192932756339359" calcext:value-type="float">
            <text:p>0.1929327563393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182009097525588" calcext:value-type="float">
            <text:p>0.182009097525588</text:p>
          </table:table-cell>
          <table:table-cell office:value-type="float" office:value="0.723090909090909" calcext:value-type="float">
            <text:p>0.723090909090909</text:p>
          </table:table-cell>
          <table:table-cell office:value-type="float" office:value="0.168435313870011" calcext:value-type="float">
            <text:p>0.168435313870011</text:p>
          </table:table-cell>
          <table:table-cell office:value-type="float" office:value="0.741090909090909" calcext:value-type="float">
            <text:p>0.741090909090909</text:p>
          </table:table-cell>
          <table:table-cell office:value-type="float" office:value="0.186109888355753" calcext:value-type="float">
            <text:p>0.186109888355753</text:p>
          </table:table-cell>
          <table:table-cell office:value-type="float" office:value="0.710727272727273" calcext:value-type="float">
            <text:p>0.710727272727273</text:p>
          </table:table-cell>
          <table:table-cell office:value-type="float" office:value="0.1916364140747" calcext:value-type="float">
            <text:p>0.1916364140747</text:p>
          </table:table-cell>
          <table:table-cell office:value-type="float" office:value="0.722181818181818" calcext:value-type="float">
            <text:p>0.722181818181818</text:p>
          </table:table-cell>
          <table:table-cell office:value-type="float" office:value="0.186465389652641" calcext:value-type="float">
            <text:p>0.186465389652641</text:p>
          </table:table-cell>
          <table:table-cell office:value-type="float" office:value="0.709636363636364" calcext:value-type="float">
            <text:p>0.709636363636364</text:p>
          </table:table-cell>
          <table:table-cell office:value-type="float" office:value="0.168687007130255" calcext:value-type="float">
            <text:p>0.16868700713025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174839600284907" calcext:value-type="float">
            <text:p>0.174839600284907</text:p>
          </table:table-cell>
          <table:table-cell office:value-type="float" office:value="0.708181818181818" calcext:value-type="float">
            <text:p>0.708181818181818</text:p>
          </table:table-cell>
          <table:table-cell office:value-type="float" office:value="0.176297241264186" calcext:value-type="float">
            <text:p>0.176297241264186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8134957947082" calcext:value-type="float">
            <text:p>0.178134957947082</text:p>
          </table:table-cell>
          <table:table-cell office:value-type="float" office:value="0.692" calcext:value-type="float">
            <text:p>0.692</text:p>
          </table:table-cell>
          <table:table-cell office:value-type="float" office:value="0.174095541926272" calcext:value-type="float">
            <text:p>0.174095541926272</text:p>
          </table:table-cell>
          <table:table-cell office:value-type="float" office:value="0.723454545454545" calcext:value-type="float">
            <text:p>0.723454545454545</text:p>
          </table:table-cell>
          <table:table-cell office:value-type="float" office:value="0.173208405657042" calcext:value-type="float">
            <text:p>0.173208405657042</text:p>
          </table:table-cell>
          <table:table-cell office:value-type="float" office:value="0.725272727272727" calcext:value-type="float">
            <text:p>0.725272727272727</text:p>
          </table:table-cell>
          <table:table-cell office:value-type="float" office:value="0.170624608358679" calcext:value-type="float">
            <text:p>0.170624608358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783041691133294" calcext:value-type="float">
            <text:p>0.783041691133294</text:p>
          </table:table-cell>
          <table:table-cell office:value-type="float" office:value="0.027672202480905" calcext:value-type="float">
            <text:p>0.027672202480905</text:p>
          </table:table-cell>
          <table:table-cell office:value-type="float" office:value="0.72729301233118" calcext:value-type="float">
            <text:p>0.72729301233118</text:p>
          </table:table-cell>
          <table:table-cell office:value-type="float" office:value="0.0279125690876794" calcext:value-type="float">
            <text:p>0.0279125690876794</text:p>
          </table:table-cell>
          <table:table-cell office:value-type="float" office:value="0.786876100998238" calcext:value-type="float">
            <text:p>0.786876100998238</text:p>
          </table:table-cell>
          <table:table-cell office:value-type="float" office:value="0.0238450903284487" calcext:value-type="float">
            <text:p>0.0238450903284487</text:p>
          </table:table-cell>
          <table:table-cell office:value-type="float" office:value="0.780728126834997" calcext:value-type="float">
            <text:p>0.780728126834997</text:p>
          </table:table-cell>
          <table:table-cell office:value-type="float" office:value="0.0254171788619672" calcext:value-type="float">
            <text:p>0.0254171788619672</text:p>
          </table:table-cell>
          <table:table-cell office:value-type="float" office:value="0.790687022900763" calcext:value-type="float">
            <text:p>0.790687022900763</text:p>
          </table:table-cell>
          <table:table-cell office:value-type="float" office:value="0.0331645006616703" calcext:value-type="float">
            <text:p>0.0331645006616703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239880506831834" calcext:value-type="float">
            <text:p>0.0239880506831834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99432499629375" calcext:value-type="float">
            <text:p>0.0299432499629375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333236400936944" calcext:value-type="float">
            <text:p>0.0333236400936944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366260133591236" calcext:value-type="float">
            <text:p>0.0366260133591236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220670209026615" calcext:value-type="float">
            <text:p>0.0220670209026615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322081934979658" calcext:value-type="float">
            <text:p>0.0322081934979658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50108017728507" calcext:value-type="float">
            <text:p>0.0250108017728507</text:p>
          </table:table-cell>
          <table:table-cell office:value-type="float" office:value="0.792207868467411" calcext:value-type="float">
            <text:p>0.792207868467411</text:p>
          </table:table-cell>
          <table:table-cell office:value-type="float" office:value="0.0304872139938713" calcext:value-type="float">
            <text:p>0.030487213993871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81857832573773" calcext:value-type="float">
            <text:p>0.0281857832573773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384248202462303" calcext:value-type="float">
            <text:p>0.0384248202462303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61334362234401" calcext:value-type="float">
            <text:p>0.02613343622344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213622134049069" calcext:value-type="float">
            <text:p>0.0213622134049069</text:p>
          </table:table-cell>
          <table:table-cell office:value-type="float" office:value="0.728802113916618" calcext:value-type="float">
            <text:p>0.728802113916618</text:p>
          </table:table-cell>
          <table:table-cell office:value-type="float" office:value="0.0274403628211385" calcext:value-type="float">
            <text:p>0.0274403628211385</text:p>
          </table:table-cell>
          <table:table-cell office:value-type="float" office:value="0.801391661773341" calcext:value-type="float">
            <text:p>0.801391661773341</text:p>
          </table:table-cell>
          <table:table-cell office:value-type="float" office:value="0.0263167110910643" calcext:value-type="float">
            <text:p>0.0263167110910643</text:p>
          </table:table-cell>
          <table:table-cell office:value-type="float" office:value="0.802137404580153" calcext:value-type="float">
            <text:p>0.802137404580153</text:p>
          </table:table-cell>
          <table:table-cell office:value-type="float" office:value="0.0288976084004247" calcext:value-type="float">
            <text:p>0.0288976084004247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290164290140067" calcext:value-type="float">
            <text:p>0.029016429014006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4857400008511" calcext:value-type="float">
            <text:p>0.024857400008511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291094658235906" calcext:value-type="float">
            <text:p>0.0291094658235906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308252823769814" calcext:value-type="float">
            <text:p>0.0308252823769814</text:p>
          </table:table-cell>
          <table:table-cell office:value-type="float" office:value="0.799078097475044" calcext:value-type="float">
            <text:p>0.799078097475044</text:p>
          </table:table-cell>
          <table:table-cell office:value-type="float" office:value="0.0339891959088907" calcext:value-type="float">
            <text:p>0.0339891959088907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319041220393054" calcext:value-type="float">
            <text:p>0.0319041220393054</text:p>
          </table:table-cell>
          <table:table-cell office:value-type="float" office:value="0.796764533176747" calcext:value-type="float">
            <text:p>0.796764533176747</text:p>
          </table:table-cell>
          <table:table-cell office:value-type="float" office:value="0.0314277320565479" calcext:value-type="float">
            <text:p>0.0314277320565479</text:p>
          </table:table-cell>
          <table:table-cell office:value-type="float" office:value="0.796793893129771" calcext:value-type="float">
            <text:p>0.796793893129771</text:p>
          </table:table-cell>
          <table:table-cell office:value-type="float" office:value="0.0236238679212213" calcext:value-type="float">
            <text:p>0.0236238679212213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301722568029899" calcext:value-type="float">
            <text:p>0.030172256802989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291954023890378" calcext:value-type="float">
            <text:p>0.0291954023890378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70743195905295" calcext:value-type="float">
            <text:p>0.0270743195905295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67409675628484" calcext:value-type="float">
            <text:p>0.02674096756284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789154433352907" calcext:value-type="float">
            <text:p>0.789154433352907</text:p>
          </table:table-cell>
          <table:table-cell office:value-type="float" office:value="0.025213908746643" calcext:value-type="float">
            <text:p>0.025213908746643</text:p>
          </table:table-cell>
          <table:table-cell office:value-type="float" office:value="0.717339988256019" calcext:value-type="float">
            <text:p>0.717339988256019</text:p>
          </table:table-cell>
          <table:table-cell office:value-type="float" office:value="0.0305420797391883" calcext:value-type="float">
            <text:p>0.0305420797391883</text:p>
          </table:table-cell>
          <table:table-cell office:value-type="float" office:value="0.80747504403993" calcext:value-type="float">
            <text:p>0.80747504403993</text:p>
          </table:table-cell>
          <table:table-cell office:value-type="float" office:value="0.0279187757579875" calcext:value-type="float">
            <text:p>0.0279187757579875</text:p>
          </table:table-cell>
          <table:table-cell office:value-type="float" office:value="0.808261890780975" calcext:value-type="float">
            <text:p>0.808261890780975</text:p>
          </table:table-cell>
          <table:table-cell office:value-type="float" office:value="0.028808869338746" calcext:value-type="float">
            <text:p>0.028808869338746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328701635301212" calcext:value-type="float">
            <text:p>0.032870163530121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56556409393219" calcext:value-type="float">
            <text:p>0.0256556409393219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279752517214527" calcext:value-type="float">
            <text:p>0.0279752517214527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43611498158701" calcext:value-type="float">
            <text:p>0.0243611498158701</text:p>
          </table:table-cell>
          <table:table-cell office:value-type="float" office:value="0.801356429829712" calcext:value-type="float">
            <text:p>0.801356429829712</text:p>
          </table:table-cell>
          <table:table-cell office:value-type="float" office:value="0.0323248617586187" calcext:value-type="float">
            <text:p>0.0323248617586187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88124809315815" calcext:value-type="float">
            <text:p>0.0388124809315815</text:p>
          </table:table-cell>
          <table:table-cell office:value-type="float" office:value="0.800581327069877" calcext:value-type="float">
            <text:p>0.800581327069877</text:p>
          </table:table-cell>
          <table:table-cell office:value-type="float" office:value="0.0302454634093347" calcext:value-type="float">
            <text:p>0.0302454634093347</text:p>
          </table:table-cell>
          <table:table-cell office:value-type="float" office:value="0.800598943041691" calcext:value-type="float">
            <text:p>0.800598943041691</text:p>
          </table:table-cell>
          <table:table-cell office:value-type="float" office:value="0.0251587186963371" calcext:value-type="float">
            <text:p>0.0251587186963371</text:p>
          </table:table-cell>
          <table:table-cell office:value-type="float" office:value="0.802137404580153" calcext:value-type="float">
            <text:p>0.802137404580153</text:p>
          </table:table-cell>
          <table:table-cell office:value-type="float" office:value="0.0340411990027529" calcext:value-type="float">
            <text:p>0.0340411990027529</text:p>
          </table:table-cell>
          <table:table-cell office:value-type="float" office:value="0.78379330593071" calcext:value-type="float">
            <text:p>0.78379330593071</text:p>
          </table:table-cell>
          <table:table-cell office:value-type="float" office:value="0.0279820188497237" calcext:value-type="float">
            <text:p>0.0279820188497237</text:p>
          </table:table-cell>
          <table:table-cell office:value-type="float" office:value="0.798297122724604" calcext:value-type="float">
            <text:p>0.798297122724604</text:p>
          </table:table-cell>
          <table:table-cell office:value-type="float" office:value="0.0267005237663693" calcext:value-type="float">
            <text:p>0.0267005237663693</text:p>
          </table:table-cell>
          <table:table-cell office:value-type="float" office:value="0.794497944803288" calcext:value-type="float">
            <text:p>0.794497944803288</text:p>
          </table:table-cell>
          <table:table-cell office:value-type="float" office:value="0.0297808166459922" calcext:value-type="float">
            <text:p>0.02978081664599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790681150910159" calcext:value-type="float">
            <text:p>0.790681150910159</text:p>
          </table:table-cell>
          <table:table-cell office:value-type="float" office:value="0.0257328118015821" calcext:value-type="float">
            <text:p>0.0257328118015821</text:p>
          </table:table-cell>
          <table:table-cell office:value-type="float" office:value="0.721156782149149" calcext:value-type="float">
            <text:p>0.721156782149149</text:p>
          </table:table-cell>
          <table:table-cell office:value-type="float" office:value="0.0324721735248662" calcext:value-type="float">
            <text:p>0.0324721735248662</text:p>
          </table:table-cell>
          <table:table-cell office:value-type="float" office:value="0.805184967704052" calcext:value-type="float">
            <text:p>0.805184967704052</text:p>
          </table:table-cell>
          <table:table-cell office:value-type="float" office:value="0.026827822796753" calcext:value-type="float">
            <text:p>0.026827822796753</text:p>
          </table:table-cell>
          <table:table-cell office:value-type="float" office:value="0.806723429242513" calcext:value-type="float">
            <text:p>0.806723429242513</text:p>
          </table:table-cell>
          <table:table-cell office:value-type="float" office:value="0.0197127786465478" calcext:value-type="float">
            <text:p>0.0197127786465478</text:p>
          </table:table-cell>
          <table:table-cell office:value-type="float" office:value="0.799078097475044" calcext:value-type="float">
            <text:p>0.799078097475044</text:p>
          </table:table-cell>
          <table:table-cell office:value-type="float" office:value="0.0307908639897176" calcext:value-type="float">
            <text:p>0.0307908639897176</text:p>
          </table:table-cell>
          <table:table-cell office:value-type="float" office:value="0.792196124486201" calcext:value-type="float">
            <text:p>0.792196124486201</text:p>
          </table:table-cell>
          <table:table-cell office:value-type="float" office:value="0.0262528178346399" calcext:value-type="float">
            <text:p>0.0262528178346399</text:p>
          </table:table-cell>
          <table:table-cell office:value-type="float" office:value="0.802119788608338" calcext:value-type="float">
            <text:p>0.802119788608338</text:p>
          </table:table-cell>
          <table:table-cell office:value-type="float" office:value="0.0262380160980001" calcext:value-type="float">
            <text:p>0.0262380160980001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30138054941897" calcext:value-type="float">
            <text:p>0.030138054941897</text:p>
          </table:table-cell>
          <table:table-cell office:value-type="float" office:value="0.800593071051086" calcext:value-type="float">
            <text:p>0.800593071051086</text:p>
          </table:table-cell>
          <table:table-cell office:value-type="float" office:value="0.0290387129982155" calcext:value-type="float">
            <text:p>0.0290387129982155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342533730390441" calcext:value-type="float">
            <text:p>0.0342533730390441</text:p>
          </table:table-cell>
          <table:table-cell office:value-type="float" office:value="0.799817968291251" calcext:value-type="float">
            <text:p>0.799817968291251</text:p>
          </table:table-cell>
          <table:table-cell office:value-type="float" office:value="0.0331707872063986" calcext:value-type="float">
            <text:p>0.0331707872063986</text:p>
          </table:table-cell>
          <table:table-cell office:value-type="float" office:value="0.803652378156195" calcext:value-type="float">
            <text:p>0.803652378156195</text:p>
          </table:table-cell>
          <table:table-cell office:value-type="float" office:value="0.025334685903919" calcext:value-type="float">
            <text:p>0.025334685903919</text:p>
          </table:table-cell>
          <table:table-cell office:value-type="float" office:value="0.800604815032296" calcext:value-type="float">
            <text:p>0.800604815032296</text:p>
          </table:table-cell>
          <table:table-cell office:value-type="float" office:value="0.0302480929289969" calcext:value-type="float">
            <text:p>0.0302480929289969</text:p>
          </table:table-cell>
          <table:table-cell office:value-type="float" office:value="0.785331767469172" calcext:value-type="float">
            <text:p>0.785331767469172</text:p>
          </table:table-cell>
          <table:table-cell office:value-type="float" office:value="0.0208121144870628" calcext:value-type="float">
            <text:p>0.0208121144870628</text:p>
          </table:table-cell>
          <table:table-cell office:value-type="float" office:value="0.797527891955373" calcext:value-type="float">
            <text:p>0.797527891955373</text:p>
          </table:table-cell>
          <table:table-cell office:value-type="float" office:value="0.0306081943573314" calcext:value-type="float">
            <text:p>0.0306081943573314</text:p>
          </table:table-cell>
          <table:table-cell office:value-type="float" office:value="0.798314738696418" calcext:value-type="float">
            <text:p>0.798314738696418</text:p>
          </table:table-cell>
          <table:table-cell office:value-type="float" office:value="0.0272500021018116" calcext:value-type="float">
            <text:p>0.02725000210181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792207868467411" calcext:value-type="float">
            <text:p>0.792207868467411</text:p>
          </table:table-cell>
          <table:table-cell office:value-type="float" office:value="0.0246117605795965" calcext:value-type="float">
            <text:p>0.0246117605795965</text:p>
          </table:table-cell>
          <table:table-cell office:value-type="float" office:value="0.723458602466236" calcext:value-type="float">
            <text:p>0.723458602466236</text:p>
          </table:table-cell>
          <table:table-cell office:value-type="float" office:value="0.0308527801285281" calcext:value-type="float">
            <text:p>0.0308527801285281</text:p>
          </table:table-cell>
          <table:table-cell office:value-type="float" office:value="0.806711685261304" calcext:value-type="float">
            <text:p>0.806711685261304</text:p>
          </table:table-cell>
          <table:table-cell office:value-type="float" office:value="0.02773945114709" calcext:value-type="float">
            <text:p>0.02773945114709</text:p>
          </table:table-cell>
          <table:table-cell office:value-type="float" office:value="0.805196711685261" calcext:value-type="float">
            <text:p>0.805196711685261</text:p>
          </table:table-cell>
          <table:table-cell office:value-type="float" office:value="0.0219392400405139" calcext:value-type="float">
            <text:p>0.0219392400405139</text:p>
          </table:table-cell>
          <table:table-cell office:value-type="float" office:value="0.798320610687023" calcext:value-type="float">
            <text:p>0.798320610687023</text:p>
          </table:table-cell>
          <table:table-cell office:value-type="float" office:value="0.0297041506219801" calcext:value-type="float">
            <text:p>0.0297041506219801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47927909295946" calcext:value-type="float">
            <text:p>0.0247927909295946</text:p>
          </table:table-cell>
          <table:table-cell office:value-type="float" office:value="0.796770405167352" calcext:value-type="float">
            <text:p>0.796770405167352</text:p>
          </table:table-cell>
          <table:table-cell office:value-type="float" office:value="0.0246723781721947" calcext:value-type="float">
            <text:p>0.0246723781721947</text:p>
          </table:table-cell>
          <table:table-cell office:value-type="float" office:value="0.793705226071638" calcext:value-type="float">
            <text:p>0.793705226071638</text:p>
          </table:table-cell>
          <table:table-cell office:value-type="float" office:value="0.0303766145234077" calcext:value-type="float">
            <text:p>0.0303766145234077</text:p>
          </table:table-cell>
          <table:table-cell office:value-type="float" office:value="0.79906048150323" calcext:value-type="float">
            <text:p>0.79906048150323</text:p>
          </table:table-cell>
          <table:table-cell office:value-type="float" office:value="0.0283181782254046" calcext:value-type="float">
            <text:p>0.028318178225404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6462875747397" calcext:value-type="float">
            <text:p>0.036462875747397</text:p>
          </table:table-cell>
          <table:table-cell office:value-type="float" office:value="0.802883147386964" calcext:value-type="float">
            <text:p>0.802883147386964</text:p>
          </table:table-cell>
          <table:table-cell office:value-type="float" office:value="0.0286835698712276" calcext:value-type="float">
            <text:p>0.0286835698712276</text:p>
          </table:table-cell>
          <table:table-cell office:value-type="float" office:value="0.802125660598943" calcext:value-type="float">
            <text:p>0.802125660598943</text:p>
          </table:table-cell>
          <table:table-cell office:value-type="float" office:value="0.0264247087458425" calcext:value-type="float">
            <text:p>0.0264247087458425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91715098194325" calcext:value-type="float">
            <text:p>0.0291715098194325</text:p>
          </table:table-cell>
          <table:table-cell office:value-type="float" office:value="0.781509101585437" calcext:value-type="float">
            <text:p>0.781509101585437</text:p>
          </table:table-cell>
          <table:table-cell office:value-type="float" office:value="0.0255244631600954" calcext:value-type="float">
            <text:p>0.0255244631600954</text:p>
          </table:table-cell>
          <table:table-cell office:value-type="float" office:value="0.79982971227246" calcext:value-type="float">
            <text:p>0.79982971227246</text:p>
          </table:table-cell>
          <table:table-cell office:value-type="float" office:value="0.031256724208568" calcext:value-type="float">
            <text:p>0.031256724208568</text:p>
          </table:table-cell>
          <table:table-cell office:value-type="float" office:value="0.798320610687023" calcext:value-type="float">
            <text:p>0.798320610687023</text:p>
          </table:table-cell>
          <table:table-cell office:value-type="float" office:value="0.0276729694682776" calcext:value-type="float">
            <text:p>0.02767296946827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788084556664709" calcext:value-type="float">
            <text:p>0.788084556664709</text:p>
          </table:table-cell>
          <table:table-cell office:value-type="float" office:value="0.0249185794027267" calcext:value-type="float">
            <text:p>0.0249185794027267</text:p>
          </table:table-cell>
          <table:table-cell office:value-type="float" office:value="0.72361009982384" calcext:value-type="float">
            <text:p>0.72361009982384</text:p>
          </table:table-cell>
          <table:table-cell office:value-type="float" office:value="0.0298439930602801" calcext:value-type="float">
            <text:p>0.0298439930602801</text:p>
          </table:table-cell>
          <table:table-cell office:value-type="float" office:value="0.801527891955373" calcext:value-type="float">
            <text:p>0.801527891955373</text:p>
          </table:table-cell>
          <table:table-cell office:value-type="float" office:value="0.0265295702242687" calcext:value-type="float">
            <text:p>0.0265295702242687</text:p>
          </table:table-cell>
          <table:table-cell office:value-type="float" office:value="0.80060951262478" calcext:value-type="float">
            <text:p>0.80060951262478</text:p>
          </table:table-cell>
          <table:table-cell office:value-type="float" office:value="0.0249551350576399" calcext:value-type="float">
            <text:p>0.0249551350576399</text:p>
          </table:table-cell>
          <table:table-cell office:value-type="float" office:value="0.796178508514386" calcext:value-type="float">
            <text:p>0.796178508514386</text:p>
          </table:table-cell>
          <table:table-cell office:value-type="float" office:value="0.0311092215634992" calcext:value-type="float">
            <text:p>0.0311092215634992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51093400790502" calcext:value-type="float">
            <text:p>0.0251093400790502</text:p>
          </table:table-cell>
          <table:table-cell office:value-type="float" office:value="0.796318261890781" calcext:value-type="float">
            <text:p>0.796318261890781</text:p>
          </table:table-cell>
          <table:table-cell office:value-type="float" office:value="0.0275876723556351" calcext:value-type="float">
            <text:p>0.0275876723556351</text:p>
          </table:table-cell>
          <table:table-cell office:value-type="float" office:value="0.792960657662948" calcext:value-type="float">
            <text:p>0.792960657662948</text:p>
          </table:table-cell>
          <table:table-cell office:value-type="float" office:value="0.0298049483503701" calcext:value-type="float">
            <text:p>0.0298049483503701</text:p>
          </table:table-cell>
          <table:table-cell office:value-type="float" office:value="0.799526717557252" calcext:value-type="float">
            <text:p>0.799526717557252</text:p>
          </table:table-cell>
          <table:table-cell office:value-type="float" office:value="0.0320593924500506" calcext:value-type="float">
            <text:p>0.0320593924500506</text:p>
          </table:table-cell>
          <table:table-cell office:value-type="float" office:value="0.787917792131533" calcext:value-type="float">
            <text:p>0.787917792131533</text:p>
          </table:table-cell>
          <table:table-cell office:value-type="float" office:value="0.0326999745319979" calcext:value-type="float">
            <text:p>0.0326999745319979</text:p>
          </table:table-cell>
          <table:table-cell office:value-type="float" office:value="0.79798825601879" calcext:value-type="float">
            <text:p>0.79798825601879</text:p>
          </table:table-cell>
          <table:table-cell office:value-type="float" office:value="0.0311471492082949" calcext:value-type="float">
            <text:p>0.0311471492082949</text:p>
          </table:table-cell>
          <table:table-cell office:value-type="float" office:value="0.79846388725778" calcext:value-type="float">
            <text:p>0.79846388725778</text:p>
          </table:table-cell>
          <table:table-cell office:value-type="float" office:value="0.0251105566080341" calcext:value-type="float">
            <text:p>0.0251105566080341</text:p>
          </table:table-cell>
          <table:table-cell office:value-type="float" office:value="0.797091015854375" calcext:value-type="float">
            <text:p>0.797091015854375</text:p>
          </table:table-cell>
          <table:table-cell office:value-type="float" office:value="0.0308240545096087" calcext:value-type="float">
            <text:p>0.0308240545096087</text:p>
          </table:table-cell>
          <table:table-cell office:value-type="float" office:value="0.786394597768644" calcext:value-type="float">
            <text:p>0.786394597768644</text:p>
          </table:table-cell>
          <table:table-cell office:value-type="float" office:value="0.0263399564286594" calcext:value-type="float">
            <text:p>0.0263399564286594</text:p>
          </table:table-cell>
          <table:table-cell office:value-type="float" office:value="0.795859072225484" calcext:value-type="float">
            <text:p>0.795859072225484</text:p>
          </table:table-cell>
          <table:table-cell office:value-type="float" office:value="0.0308129164338057" calcext:value-type="float">
            <text:p>0.0308129164338057</text:p>
          </table:table-cell>
          <table:table-cell office:value-type="float" office:value="0.793729888432179" calcext:value-type="float">
            <text:p>0.793729888432179</text:p>
          </table:table-cell>
          <table:table-cell office:value-type="float" office:value="0.027515638400474" calcext:value-type="float">
            <text:p>0.027515638400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" calcext:value-type="float">
            <text:p>0.8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2" calcext:value-type="float">
            <text:p>0.0536558062360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790889270900356" calcext:value-type="float">
            <text:p>0.079088927090035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821719276324421" calcext:value-type="float">
            <text:p>0.082171927632442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74036465162973" calcext:value-type="float">
            <text:p>0.057403646516297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76041798304917" calcext:value-type="float">
            <text:p>0.047604179830491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6897877657303" calcext:value-type="float">
            <text:p>0.05689787765730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793807691410397" calcext:value-type="float">
            <text:p>0.0793807691410397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" calcext:value-type="float">
            <text:p>0.072051034700004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716487365546566" calcext:value-type="float">
            <text:p>0.071648736554656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84296885019239" calcext:value-type="float">
            <text:p>0.068429688501923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961749667741845" calcext:value-type="float">
            <text:p>0.09617496677418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87226030869811" calcext:value-type="float">
            <text:p>0.07872260308698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93527548240735" calcext:value-type="float">
            <text:p>0.069352754824073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0874833870922" calcext:value-type="float">
            <text:p>0.048087483387092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1" calcext:value-type="float">
            <text:p>0.072051034700004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1" calcext:value-type="float">
            <text:p>0.072051034700004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8" calcext:value-type="float">
            <text:p>0.05928623119178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825229413090318" calcext:value-type="float">
            <text:p>0.0825229413090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199" calcext:value-type="float">
            <text:p>0.053655806236019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29282793884437" calcext:value-type="float">
            <text:p>0.072928279388443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96853838538479" calcext:value-type="float">
            <text:p>0.06968538385384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0874833870922" calcext:value-type="float">
            <text:p>0.048087483387092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846667513334603" calcext:value-type="float">
            <text:p>0.08466675133346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847350034617012" calcext:value-type="float">
            <text:p>0.084735003461701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70643704495169" calcext:value-type="float">
            <text:p>0.06706437044951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0874833870922" calcext:value-type="float">
            <text:p>0.048087483387092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96853838538479" calcext:value-type="float">
            <text:p>0.06968538385384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892537891159016" calcext:value-type="float">
            <text:p>0.08925378911590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581802722722205" calcext:value-type="float">
            <text:p>0.0581802722722205</text:p>
          </table:table-cell>
          <table:table-cell office:value-type="float" office:value="0.824516129032258" calcext:value-type="float">
            <text:p>0.824516129032258</text:p>
          </table:table-cell>
          <table:table-cell office:value-type="float" office:value="0.0625991610624497" calcext:value-type="float">
            <text:p>0.0625991610624497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602770647942532" calcext:value-type="float">
            <text:p>0.060277064794253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728580543148734" calcext:value-type="float">
            <text:p>0.0728580543148734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73940215557825" calcext:value-type="float">
            <text:p>0.057394021555782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44042117556522" calcext:value-type="float">
            <text:p>0.074404211755652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60704061317607" calcext:value-type="float">
            <text:p>0.0660704061317607</text:p>
          </table:table-cell>
          <table:table-cell office:value-type="float" office:value="0.838064516129032" calcext:value-type="float">
            <text:p>0.838064516129032</text:p>
          </table:table-cell>
          <table:table-cell office:value-type="float" office:value="0.0721893058766569" calcext:value-type="float">
            <text:p>0.0721893058766569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644067741962357" calcext:value-type="float">
            <text:p>0.064406774196235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9703035617708" calcext:value-type="float">
            <text:p>0.059703035617708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665604776651873" calcext:value-type="float">
            <text:p>0.0665604776651873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697689197790697" calcext:value-type="float">
            <text:p>0.0697689197790697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669366291681451" calcext:value-type="float">
            <text:p>0.0669366291681451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593430744958388" calcext:value-type="float">
            <text:p>0.0593430744958388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17286048362816" calcext:value-type="float">
            <text:p>0.061728604836281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823026694378095" calcext:value-type="float">
            <text:p>0.0823026694378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671679197995" calcext:value-type="float">
            <text:p>0.93671679197995</text:p>
          </table:table-cell>
          <table:table-cell office:value-type="float" office:value="0.0251269712249803" calcext:value-type="float">
            <text:p>0.025126971224980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48997493734336" calcext:value-type="float">
            <text:p>0.948997493734336</text:p>
          </table:table-cell>
          <table:table-cell office:value-type="float" office:value="0.0255320155301835" calcext:value-type="float">
            <text:p>0.025532015530183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50100394481949" calcext:value-type="float">
            <text:p>0.0250100394481949</text:p>
          </table:table-cell>
          <table:table-cell office:value-type="float" office:value="0.945520050125313" calcext:value-type="float">
            <text:p>0.945520050125313</text:p>
          </table:table-cell>
          <table:table-cell office:value-type="float" office:value="0.026729604489772" calcext:value-type="float">
            <text:p>0.026729604489772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03713060109283" calcext:value-type="float">
            <text:p>0.0203713060109283</text:p>
          </table:table-cell>
          <table:table-cell office:value-type="float" office:value="0.950751879699248" calcext:value-type="float">
            <text:p>0.950751879699248</text:p>
          </table:table-cell>
          <table:table-cell office:value-type="float" office:value="0.0260059869572352" calcext:value-type="float">
            <text:p>0.026005986957235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67230838586206" calcext:value-type="float">
            <text:p>0.0167230838586206</text:p>
          </table:table-cell>
          <table:table-cell office:value-type="float" office:value="0.947274436090225" calcext:value-type="float">
            <text:p>0.947274436090225</text:p>
          </table:table-cell>
          <table:table-cell office:value-type="float" office:value="0.028650544417746" calcext:value-type="float">
            <text:p>0.02865054441774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81068178655528" calcext:value-type="float">
            <text:p>0.0181068178655528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188212272992377" calcext:value-type="float">
            <text:p>0.01882122729923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671679197995" calcext:value-type="float">
            <text:p>0.93671679197995</text:p>
          </table:table-cell>
          <table:table-cell office:value-type="float" office:value="0.0322761113641625" calcext:value-type="float">
            <text:p>0.0322761113641625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84013494170424" calcext:value-type="float">
            <text:p>0.0284013494170424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171541430228747" calcext:value-type="float">
            <text:p>0.0171541430228747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21067375683671" calcext:value-type="float">
            <text:p>0.0221067375683671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53013556465277" calcext:value-type="float">
            <text:p>0.0253013556465277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08558686375482" calcext:value-type="float">
            <text:p>0.02085586863754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40225563909774" calcext:value-type="float">
            <text:p>0.940225563909774</text:p>
          </table:table-cell>
          <table:table-cell office:value-type="float" office:value="0.0289401645726118" calcext:value-type="float">
            <text:p>0.028940164572611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05014812214837" calcext:value-type="float">
            <text:p>0.020501481221483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23485114442697" calcext:value-type="float">
            <text:p>0.0223485114442697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38501609856183" calcext:value-type="float">
            <text:p>0.0238501609856183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301797241082309" calcext:value-type="float">
            <text:p>0.0301797241082309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65635917436539" calcext:value-type="float">
            <text:p>0.026563591743653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63790331530361" calcext:value-type="float">
            <text:p>0.02637903315303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7" calcext:value-type="float">
            <text:p>0.0264563294795547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33926520018959" calcext:value-type="float">
            <text:p>0.023392652001895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61077540201761" calcext:value-type="float">
            <text:p>0.01610775402017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40225563909774" calcext:value-type="float">
            <text:p>0.940225563909774</text:p>
          </table:table-cell>
          <table:table-cell office:value-type="float" office:value="0.0251464069911477" calcext:value-type="float">
            <text:p>0.0251464069911477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1" calcext:value-type="float">
            <text:p>0.0215557667574111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187593608268791" calcext:value-type="float">
            <text:p>0.0187593608268791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23485114442697" calcext:value-type="float">
            <text:p>0.0223485114442697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63790331530361" calcext:value-type="float">
            <text:p>0.0263790331530361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4236235472646" calcext:value-type="float">
            <text:p>0.02423623547264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33926520018959" calcext:value-type="float">
            <text:p>0.023392652001895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36625968310054" calcext:value-type="float">
            <text:p>0.0236625968310054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9639546069686" calcext:value-type="float">
            <text:p>0.0296395460696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8471177944862" calcext:value-type="float">
            <text:p>0.938471177944862</text:p>
          </table:table-cell>
          <table:table-cell office:value-type="float" office:value="0.0238091573935955" calcext:value-type="float">
            <text:p>0.0238091573935955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21067375683671" calcext:value-type="float">
            <text:p>0.0221067375683671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08558686375482" calcext:value-type="float">
            <text:p>0.0208558686375482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38501609856183" calcext:value-type="float">
            <text:p>0.0238501609856183</text:p>
          </table:table-cell>
          <table:table-cell office:value-type="float" office:value="0.961278195488722" calcext:value-type="float">
            <text:p>0.961278195488722</text:p>
          </table:table-cell>
          <table:table-cell office:value-type="float" office:value="0.0232905224330981" calcext:value-type="float">
            <text:p>0.023290522433098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4236235472646" calcext:value-type="float">
            <text:p>0.02423623547264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25688608434929" calcext:value-type="float">
            <text:p>0.022568860843492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26482791033267" calcext:value-type="float">
            <text:p>0.022648279103326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3450014864522" calcext:value-type="float">
            <text:p>0.0234500148645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80451956832075" calcext:value-type="float">
            <text:p>0.02804519568320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8471177944862" calcext:value-type="float">
            <text:p>0.938471177944862</text:p>
          </table:table-cell>
          <table:table-cell office:value-type="float" office:value="0.0270597623092996" calcext:value-type="float">
            <text:p>0.0270597623092996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46208262190183" calcext:value-type="float">
            <text:p>0.0246208262190183</text:p>
          </table:table-cell>
          <table:table-cell office:value-type="float" office:value="0.952155388471178" calcext:value-type="float">
            <text:p>0.952155388471178</text:p>
          </table:table-cell>
          <table:table-cell office:value-type="float" office:value="0.0208107476339576" calcext:value-type="float">
            <text:p>0.0208107476339576</text:p>
          </table:table-cell>
          <table:table-cell office:value-type="float" office:value="0.95390977443609" calcext:value-type="float">
            <text:p>0.95390977443609</text:p>
          </table:table-cell>
          <table:table-cell office:value-type="float" office:value="0.0225339337085299" calcext:value-type="float">
            <text:p>0.0225339337085299</text:p>
          </table:table-cell>
          <table:table-cell office:value-type="float" office:value="0.95531954887218" calcext:value-type="float">
            <text:p>0.95531954887218</text:p>
          </table:table-cell>
          <table:table-cell office:value-type="float" office:value="0.0252220630521145" calcext:value-type="float">
            <text:p>0.0252220630521145</text:p>
          </table:table-cell>
          <table:table-cell office:value-type="float" office:value="0.958483709273183" calcext:value-type="float">
            <text:p>0.958483709273183</text:p>
          </table:table-cell>
          <table:table-cell office:value-type="float" office:value="0.0251812645012286" calcext:value-type="float">
            <text:p>0.0251812645012286</text:p>
          </table:table-cell>
          <table:table-cell office:value-type="float" office:value="0.956378446115288" calcext:value-type="float">
            <text:p>0.956378446115288</text:p>
          </table:table-cell>
          <table:table-cell office:value-type="float" office:value="0.0244177872813903" calcext:value-type="float">
            <text:p>0.0244177872813903</text:p>
          </table:table-cell>
          <table:table-cell office:value-type="float" office:value="0.960238095238095" calcext:value-type="float">
            <text:p>0.960238095238095</text:p>
          </table:table-cell>
          <table:table-cell office:value-type="float" office:value="0.0255528326114875" calcext:value-type="float">
            <text:p>0.0255528326114875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40045871222021" calcext:value-type="float">
            <text:p>0.0240045871222021</text:p>
          </table:table-cell>
          <table:table-cell office:value-type="float" office:value="0.96203007518797" calcext:value-type="float">
            <text:p>0.96203007518797</text:p>
          </table:table-cell>
          <table:table-cell office:value-type="float" office:value="0.0227592191562003" calcext:value-type="float">
            <text:p>0.0227592191562003</text:p>
          </table:table-cell>
          <table:table-cell office:value-type="float" office:value="0.957449874686717" calcext:value-type="float">
            <text:p>0.957449874686717</text:p>
          </table:table-cell>
          <table:table-cell office:value-type="float" office:value="0.0238607347342421" calcext:value-type="float">
            <text:p>0.0238607347342421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4262219613571" calcext:value-type="float">
            <text:p>0.024262219613571</text:p>
          </table:table-cell>
          <table:table-cell office:value-type="float" office:value="0.961315789473684" calcext:value-type="float">
            <text:p>0.961315789473684</text:p>
          </table:table-cell>
          <table:table-cell office:value-type="float" office:value="0.0205303664148378" calcext:value-type="float">
            <text:p>0.0205303664148378</text:p>
          </table:table-cell>
          <table:table-cell office:value-type="float" office:value="0.958884711779449" calcext:value-type="float">
            <text:p>0.958884711779449</text:p>
          </table:table-cell>
          <table:table-cell office:value-type="float" office:value="0.0203895443783399" calcext:value-type="float">
            <text:p>0.0203895443783399</text:p>
          </table:table-cell>
          <table:table-cell office:value-type="float" office:value="0.960256892230576" calcext:value-type="float">
            <text:p>0.960256892230576</text:p>
          </table:table-cell>
          <table:table-cell office:value-type="float" office:value="0.0244028431959433" calcext:value-type="float">
            <text:p>0.0244028431959433</text:p>
          </table:table-cell>
          <table:table-cell office:value-type="float" office:value="0.960256892230576" calcext:value-type="float">
            <text:p>0.960256892230576</text:p>
          </table:table-cell>
          <table:table-cell office:value-type="float" office:value="0.0274030362920568" calcext:value-type="float">
            <text:p>0.02740303629205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-0.0492829053897756" calcext:value-type="float">
            <text:p>-0.0492829053897756</text:p>
          </table:table-cell>
          <table:table-cell office:value-type="float" office:value="-0.0409495720564422" calcext:value-type="float">
            <text:p>-0.0409495720564422</text:p>
          </table:table-cell>
          <table:table-cell office:value-type="float" office:value="-0.0060606060606061" calcext:value-type="float">
            <text:p>-0.0060606060606061</text:p>
          </table:table-cell>
          <table:table-cell office:value-type="float" office:value="-0.0113405042794356" calcext:value-type="float">
            <text:p>-0.0113405042794356</text:p>
          </table:table-cell>
          <table:table-cell office:value-type="float" office:value="-0.00531459634513065" calcext:value-type="float">
            <text:p>-0.00531459634513065</text:p>
          </table:table-cell>
          <table:table-cell office:value-type="float" office:value="0.00834489937543381" calcext:value-type="float">
            <text:p>0.00834489937543381</text:p>
          </table:table-cell>
          <table:table-cell office:value-type="float" office:value="-0.00225537820957666" calcext:value-type="float">
            <text:p>-0.00225537820957666</text:p>
          </table:table-cell>
          <table:table-cell office:value-type="float" office:value="0.00148045338885039" calcext:value-type="float">
            <text:p>0.00148045338885039</text:p>
          </table:table-cell>
          <table:table-cell office:value-type="float" office:value="0.0113867684478371" calcext:value-type="float">
            <text:p>0.0113867684478371</text:p>
          </table:table-cell>
          <table:table-cell office:value-type="float" office:value="0.0136363636363637" calcext:value-type="float">
            <text:p>0.0136363636363637</text:p>
          </table:table-cell>
          <table:table-cell office:value-type="float" office:value="0.00301873698820265" calcext:value-type="float">
            <text:p>0.00301873698820265</text:p>
          </table:table-cell>
          <table:table-cell office:value-type="float" office:value="0.00073444367337494" calcext:value-type="float">
            <text:p>0.00073444367337494</text:p>
          </table:table-cell>
          <table:table-cell office:value-type="float" office:value="0.0159437890353922" calcext:value-type="float">
            <text:p>0.0159437890353922</text:p>
          </table:table-cell>
          <table:table-cell office:value-type="float" office:value="0.00988318297478608" calcext:value-type="float">
            <text:p>0.00988318297478608</text:p>
          </table:table-cell>
          <table:table-cell office:value-type="float" office:value="0.00831020124913262" calcext:value-type="float">
            <text:p>0.00831020124913262</text:p>
          </table:table-cell>
          <table:table-cell office:value-type="float" office:value="-0.00455123756650477" calcext:value-type="float">
            <text:p>-0.004551237566504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-0.0636884108258153" calcext:value-type="float">
            <text:p>-0.0636884108258153</text:p>
          </table:table-cell>
          <table:table-cell office:value-type="float" office:value="-0.0531112653250058" calcext:value-type="float">
            <text:p>-0.0531112653250058</text:p>
          </table:table-cell>
          <table:table-cell office:value-type="float" office:value="0.00000578302105025408" calcext:value-type="float">
            <text:p>5.78302105025408E-06</text:p>
          </table:table-cell>
          <table:table-cell office:value-type="float" office:value="-0.0242655563266251" calcext:value-type="float">
            <text:p>-0.0242655563266251</text:p>
          </table:table-cell>
          <table:table-cell office:value-type="float" office:value="-0.00835068239648395" calcext:value-type="float">
            <text:p>-0.00835068239648395</text:p>
          </table:table-cell>
          <table:table-cell office:value-type="float" office:value="0.00458015267175571" calcext:value-type="float">
            <text:p>0.00458015267175571</text:p>
          </table:table-cell>
          <table:table-cell office:value-type="float" office:value="-0.0022842933148276" calcext:value-type="float">
            <text:p>-0.0022842933148276</text:p>
          </table:table-cell>
          <table:table-cell office:value-type="float" office:value="-0.00456280360860506" calcext:value-type="float">
            <text:p>-0.00456280360860506</text:p>
          </table:table-cell>
          <table:table-cell office:value-type="float" office:value="0.00224381216747627" calcext:value-type="float">
            <text:p>0.00224381216747627</text:p>
          </table:table-cell>
          <table:table-cell office:value-type="float" office:value="0.00681818181818172" calcext:value-type="float">
            <text:p>0.00681818181818172</text:p>
          </table:table-cell>
          <table:table-cell office:value-type="float" office:value="0.00224381216747627" calcext:value-type="float">
            <text:p>0.00224381216747627</text:p>
          </table:table-cell>
          <table:table-cell office:value-type="float" office:value="-0.000780707841776529" calcext:value-type="float">
            <text:p>-0.000780707841776529</text:p>
          </table:table-cell>
          <table:table-cell office:value-type="float" office:value="0.000757575757575846" calcext:value-type="float">
            <text:p>0.000757575757575846</text:p>
          </table:table-cell>
          <table:table-cell office:value-type="float" office:value="0.00681818181818172" calcext:value-type="float">
            <text:p>0.00681818181818172</text:p>
          </table:table-cell>
          <table:table-cell office:value-type="float" office:value="0.00224381216747627" calcext:value-type="float">
            <text:p>0.00224381216747627</text:p>
          </table:table-cell>
          <table:table-cell office:value-type="float" office:value="-0.00531459634513065" calcext:value-type="float">
            <text:p>-0.00531459634513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-0.0545975017349063" calcext:value-type="float">
            <text:p>-0.0545975017349063</text:p>
          </table:table-cell>
          <table:table-cell office:value-type="float" office:value="-0.0447490168864214" calcext:value-type="float">
            <text:p>-0.0447490168864214</text:p>
          </table:table-cell>
          <table:table-cell office:value-type="float" office:value="-0.00529724728198011" calcext:value-type="float">
            <text:p>-0.00529724728198011</text:p>
          </table:table-cell>
          <table:table-cell office:value-type="float" office:value="-0.0136594957205645" calcext:value-type="float">
            <text:p>-0.0136594957205645</text:p>
          </table:table-cell>
          <table:table-cell office:value-type="float" office:value="-0.000757575757575846" calcext:value-type="float">
            <text:p>-0.000757575757575846</text:p>
          </table:table-cell>
          <table:table-cell office:value-type="float" office:value="0.00683553088133249" calcext:value-type="float">
            <text:p>0.00683553088133249</text:p>
          </table:table-cell>
          <table:table-cell office:value-type="float" office:value="0.00303608605135319" calcext:value-type="float">
            <text:p>0.00303608605135319</text:p>
          </table:table-cell>
          <table:table-cell office:value-type="float" office:value="0.00453388850335412" calcext:value-type="float">
            <text:p>0.00453388850335412</text:p>
          </table:table-cell>
          <table:table-cell office:value-type="float" office:value="0.0030245200092528" calcext:value-type="float">
            <text:p>0.0030245200092528</text:p>
          </table:table-cell>
          <table:table-cell office:value-type="float" office:value="0.0128961369419385" calcext:value-type="float">
            <text:p>0.0128961369419385</text:p>
          </table:table-cell>
          <table:table-cell office:value-type="float" office:value="0.00226116123062681" calcext:value-type="float">
            <text:p>0.00226116123062681</text:p>
          </table:table-cell>
          <table:table-cell office:value-type="float" office:value="0.00683553088133249" calcext:value-type="float">
            <text:p>0.00683553088133249</text:p>
          </table:table-cell>
          <table:table-cell office:value-type="float" office:value="0.0030245200092528" calcext:value-type="float">
            <text:p>0.0030245200092528</text:p>
          </table:table-cell>
          <table:table-cell office:value-type="float" office:value="0.00986005089058528" calcext:value-type="float">
            <text:p>0.00986005089058528</text:p>
          </table:table-cell>
          <table:table-cell office:value-type="float" office:value="0.00755840851260692" calcext:value-type="float">
            <text:p>0.00755840851260692</text:p>
          </table:table-cell>
          <table:table-cell office:value-type="float" office:value="0.0083448993754337" calcext:value-type="float">
            <text:p>0.0083448993754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-0.0598947490168863" calcext:value-type="float">
            <text:p>-0.0598947490168863</text:p>
          </table:table-cell>
          <table:table-cell office:value-type="float" office:value="-0.0545801526717556" calcext:value-type="float">
            <text:p>-0.0545801526717556</text:p>
          </table:table-cell>
          <table:table-cell office:value-type="float" office:value="-0.0113578533425861" calcext:value-type="float">
            <text:p>-0.0113578533425861</text:p>
          </table:table-cell>
          <table:table-cell office:value-type="float" office:value="-0.0151630811936154" calcext:value-type="float">
            <text:p>-0.0151630811936154</text:p>
          </table:table-cell>
          <table:table-cell office:value-type="float" office:value="-0.00226116123062681" calcext:value-type="float">
            <text:p>-0.00226116123062681</text:p>
          </table:table-cell>
          <table:table-cell office:value-type="float" office:value="0.00380522785102944" calcext:value-type="float">
            <text:p>0.00380522785102944</text:p>
          </table:table-cell>
          <table:table-cell office:value-type="float" office:value="0.00078070784177664" calcext:value-type="float">
            <text:p>0.00078070784177664</text:p>
          </table:table-cell>
          <table:table-cell office:value-type="float" office:value="0.00303030303030316" calcext:value-type="float">
            <text:p>0.00303030303030316</text:p>
          </table:table-cell>
          <table:table-cell office:value-type="float" office:value="-0.000757575757575624" calcext:value-type="float">
            <text:p>-0.000757575757575624</text:p>
          </table:table-cell>
          <table:table-cell office:value-type="float" office:value="0.010617626648161" calcext:value-type="float">
            <text:p>0.010617626648161</text:p>
          </table:table-cell>
          <table:table-cell office:value-type="float" office:value="-0.00606638908165613" calcext:value-type="float">
            <text:p>-0.00606638908165613</text:p>
          </table:table-cell>
          <table:table-cell office:value-type="float" office:value="0.00152671755725198" calcext:value-type="float">
            <text:p>0.00152671755725198</text:p>
          </table:table-cell>
          <table:table-cell office:value-type="float" office:value="0.00228429331482782" calcext:value-type="float">
            <text:p>0.00228429331482782</text:p>
          </table:table-cell>
          <table:table-cell office:value-type="float" office:value="0.00532616238723116" calcext:value-type="float">
            <text:p>0.00532616238723116</text:p>
          </table:table-cell>
          <table:table-cell office:value-type="float" office:value="-0.00532616238723094" calcext:value-type="float">
            <text:p>-0.00532616238723094</text:p>
          </table:table-cell>
          <table:table-cell office:value-type="float" office:value="0.00682396483923198" calcext:value-type="float">
            <text:p>0.00682396483923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-0.0614156835530881" calcext:value-type="float">
            <text:p>-0.0614156835530881</text:p>
          </table:table-cell>
          <table:table-cell office:value-type="float" office:value="-0.0439856581077955" calcext:value-type="float">
            <text:p>-0.0439856581077955</text:p>
          </table:table-cell>
          <table:table-cell office:value-type="float" office:value="-0.00529146426092997" calcext:value-type="float">
            <text:p>-0.00529146426092997</text:p>
          </table:table-cell>
          <table:table-cell office:value-type="float" office:value="-0.0106291926902614" calcext:value-type="float">
            <text:p>-0.0106291926902614</text:p>
          </table:table-cell>
          <table:table-cell office:value-type="float" office:value="0.00682396483923187" calcext:value-type="float">
            <text:p>0.00682396483923187</text:p>
          </table:table-cell>
          <table:table-cell office:value-type="float" office:value="0.000757575757575735" calcext:value-type="float">
            <text:p>0.000757575757575735</text:p>
          </table:table-cell>
          <table:table-cell office:value-type="float" office:value="0.00607217210270639" calcext:value-type="float">
            <text:p>0.00607217210270639</text:p>
          </table:table-cell>
          <table:table-cell office:value-type="float" office:value="0.000751792736525481" calcext:value-type="float">
            <text:p>0.000751792736525481</text:p>
          </table:table-cell>
          <table:table-cell office:value-type="float" office:value="0.00378209576682853" calcext:value-type="float">
            <text:p>0.00378209576682853</text:p>
          </table:table-cell>
          <table:table-cell office:value-type="float" office:value="0.0121327781633125" calcext:value-type="float">
            <text:p>0.0121327781633125</text:p>
          </table:table-cell>
          <table:table-cell office:value-type="float" office:value="0.000751792736525481" calcext:value-type="float">
            <text:p>0.000751792736525481</text:p>
          </table:table-cell>
          <table:table-cell office:value-type="float" office:value="0.00303608605135319" calcext:value-type="float">
            <text:p>0.00303608605135319</text:p>
          </table:table-cell>
          <table:table-cell office:value-type="float" office:value="0.00529724728198011" calcext:value-type="float">
            <text:p>0.00529724728198011</text:p>
          </table:table-cell>
          <table:table-cell office:value-type="float" office:value="0.00381101087207947" calcext:value-type="float">
            <text:p>0.00381101087207947</text:p>
          </table:table-cell>
          <table:table-cell office:value-type="float" office:value="-0.00153828359935237" calcext:value-type="float">
            <text:p>-0.00153828359935237</text:p>
          </table:table-cell>
          <table:table-cell office:value-type="float" office:value="0.00758732361785797" calcext:value-type="float">
            <text:p>0.007587323617857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office:value-type="float" office:value="-0.0577758501040942" calcext:value-type="float">
            <text:p>-0.0577758501040942</text:p>
          </table:table-cell>
          <table:table-cell office:value-type="float" office:value="-0.047475133009484" calcext:value-type="float">
            <text:p>-0.047475133009484</text:p>
          </table:table-cell>
          <table:table-cell office:value-type="float" office:value="-0.00560027758501036" calcext:value-type="float">
            <text:p>-0.00560027758501036</text:p>
          </table:table-cell>
          <table:table-cell office:value-type="float" office:value="-0.0150115660421003" calcext:value-type="float">
            <text:p>-0.0150115660421003</text:p>
          </table:table-cell>
          <table:table-cell office:value-type="float" office:value="-0.00197201017811699" calcext:value-type="float">
            <text:p>-0.00197201017811699</text:p>
          </table:table-cell>
          <table:table-cell office:value-type="float" office:value="0.00486467730742557" calcext:value-type="float">
            <text:p>0.00486467730742557</text:p>
          </table:table-cell>
          <table:table-cell office:value-type="float" office:value="0.00106985889428646" calcext:value-type="float">
            <text:p>0.00106985889428646</text:p>
          </table:table-cell>
          <table:table-cell office:value-type="float" office:value="0.00104672681008566" calcext:value-type="float">
            <text:p>0.00104672681008566</text:p>
          </table:table-cell>
          <table:table-cell office:value-type="float" office:value="0.00393592412676391" calcext:value-type="float">
            <text:p>0.00393592412676391</text:p>
          </table:table-cell>
          <table:table-cell office:value-type="float" office:value="0.0112202174415915" calcext:value-type="float">
            <text:p>0.0112202174415915</text:p>
          </table:table-cell>
          <table:table-cell office:value-type="float" office:value="0.000441822808235126" calcext:value-type="float">
            <text:p>0.000441822808235126</text:p>
          </table:table-cell>
          <table:table-cell office:value-type="float" office:value="0.00227041406430728" calcext:value-type="float">
            <text:p>0.00227041406430728</text:p>
          </table:table-cell>
          <table:table-cell office:value-type="float" office:value="0.00546148507980582" calcext:value-type="float">
            <text:p>0.00546148507980582</text:p>
          </table:table-cell>
          <table:table-cell office:value-type="float" office:value="0.00713971778857292" calcext:value-type="float">
            <text:p>0.00713971778857292</text:p>
          </table:table-cell>
          <table:table-cell office:value-type="float" office:value="0.00224959518852652" calcext:value-type="float">
            <text:p>0.00224959518852652</text:p>
          </table:table-cell>
          <table:table-cell office:value-type="float" office:value="0.00257807078417782" calcext:value-type="float">
            <text:p>0.00257807078417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-0.0291385767790262" calcext:value-type="float">
            <text:p>-0.0291385767790262</text:p>
          </table:table-cell>
          <table:table-cell office:value-type="float" office:value="-0.042521847690387" calcext:value-type="float">
            <text:p>-0.042521847690387</text:p>
          </table:table-cell>
          <table:table-cell office:value-type="float" office:value="0.00109862671660421" calcext:value-type="float">
            <text:p>0.00109862671660421</text:p>
          </table:table-cell>
          <table:table-cell office:value-type="float" office:value="-0.0179900124843945" calcext:value-type="float">
            <text:p>-0.0179900124843945</text:p>
          </table:table-cell>
          <table:table-cell office:value-type="float" office:value="0.0146441947565543" calcext:value-type="float">
            <text:p>0.0146441947565543</text:p>
          </table:table-cell>
          <table:table-cell office:value-type="float" office:value="0.0101123595505618" calcext:value-type="float">
            <text:p>0.0101123595505618</text:p>
          </table:table-cell>
          <table:table-cell office:value-type="float" office:value="-0.0134082397003745" calcext:value-type="float">
            <text:p>-0.0134082397003745</text:p>
          </table:table-cell>
          <table:table-cell office:value-type="float" office:value="-0.0122846441947565" calcext:value-type="float">
            <text:p>-0.0122846441947565</text:p>
          </table:table-cell>
          <table:table-cell office:value-type="float" office:value="0.00905118601747812" calcext:value-type="float">
            <text:p>0.00905118601747812</text:p>
          </table:table-cell>
          <table:table-cell office:value-type="float" office:value="-0.00666666666666671" calcext:value-type="float">
            <text:p>-0.00666666666666671</text:p>
          </table:table-cell>
          <table:table-cell office:value-type="float" office:value="0.0179525593008739" calcext:value-type="float">
            <text:p>0.0179525593008739</text:p>
          </table:table-cell>
          <table:table-cell office:value-type="float" office:value="0.012334581772784" calcext:value-type="float">
            <text:p>0.012334581772784</text:p>
          </table:table-cell>
          <table:table-cell office:value-type="float" office:value="0.0180149812734082" calcext:value-type="float">
            <text:p>0.0180149812734082</text:p>
          </table:table-cell>
          <table:table-cell office:value-type="float" office:value="0.0157303370786517" calcext:value-type="float">
            <text:p>0.0157303370786517</text:p>
          </table:table-cell>
          <table:table-cell office:value-type="float" office:value="0.00900124843945071" calcext:value-type="float">
            <text:p>0.00900124843945071</text:p>
          </table:table-cell>
          <table:table-cell office:value-type="float" office:value="0.0179525593008739" calcext:value-type="float">
            <text:p>0.01795255930087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-0.0381647940074906" calcext:value-type="float">
            <text:p>-0.0381647940074906</text:p>
          </table:table-cell>
          <table:table-cell office:value-type="float" office:value="-0.064956304619226" calcext:value-type="float">
            <text:p>-0.064956304619226</text:p>
          </table:table-cell>
          <table:table-cell office:value-type="float" office:value="0.00670411985018726" calcext:value-type="float">
            <text:p>0.00670411985018726</text:p>
          </table:table-cell>
          <table:table-cell office:value-type="float" office:value="-0.0101498127340824" calcext:value-type="float">
            <text:p>-0.0101498127340824</text:p>
          </table:table-cell>
          <table:table-cell office:value-type="float" office:value="0.00672908863920096" calcext:value-type="float">
            <text:p>0.00672908863920096</text:p>
          </table:table-cell>
          <table:table-cell office:value-type="float" office:value="-0.00556803995006239" calcext:value-type="float">
            <text:p>-0.00556803995006239</text:p>
          </table:table-cell>
          <table:table-cell office:value-type="float" office:value="-0.0146192259675406" calcext:value-type="float">
            <text:p>-0.0146192259675406</text:p>
          </table:table-cell>
          <table:table-cell office:value-type="float" office:value="-0.00339575530586766" calcext:value-type="float">
            <text:p>-0.00339575530586766</text:p>
          </table:table-cell>
          <table:table-cell office:value-type="float" office:value="0.00337078651685396" calcext:value-type="float">
            <text:p>0.00337078651685396</text:p>
          </table:table-cell>
          <table:table-cell office:value-type="float" office:value="0.0000249687890137018" calcext:value-type="float">
            <text:p>2.49687890137018E-05</text:p>
          </table:table-cell>
          <table:table-cell office:value-type="float" office:value="-0.00220973782771539" calcext:value-type="float">
            <text:p>-0.00220973782771539</text:p>
          </table:table-cell>
          <table:table-cell office:value-type="float" office:value="0.00896379525593005" calcext:value-type="float">
            <text:p>0.00896379525593005</text:p>
          </table:table-cell>
          <table:table-cell office:value-type="float" office:value="0.00676654182272163" calcext:value-type="float">
            <text:p>0.00676654182272163</text:p>
          </table:table-cell>
          <table:table-cell office:value-type="float" office:value="0.00897627965043701" calcext:value-type="float">
            <text:p>0.00897627965043701</text:p>
          </table:table-cell>
          <table:table-cell office:value-type="float" office:value="0.015705368289638" calcext:value-type="float">
            <text:p>0.015705368289638</text:p>
          </table:table-cell>
          <table:table-cell office:value-type="float" office:value="0.00674157303370793" calcext:value-type="float">
            <text:p>0.006741573033707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-0.0482272159800249" calcext:value-type="float">
            <text:p>-0.0482272159800249</text:p>
          </table:table-cell>
          <table:table-cell office:value-type="float" office:value="-0.0672034956304619" calcext:value-type="float">
            <text:p>-0.0672034956304619</text:p>
          </table:table-cell>
          <table:table-cell office:value-type="float" office:value="0.0111610486891386" calcext:value-type="float">
            <text:p>0.0111610486891386</text:p>
          </table:table-cell>
          <table:table-cell office:value-type="float" office:value="-0.00787765293383269" calcext:value-type="float">
            <text:p>-0.00787765293383269</text:p>
          </table:table-cell>
          <table:table-cell office:value-type="float" office:value="0.00113607990012499" calcext:value-type="float">
            <text:p>0.00113607990012499</text:p>
          </table:table-cell>
          <table:table-cell office:value-type="float" office:value="-0.00112359550561791" calcext:value-type="float">
            <text:p>-0.00112359550561791</text:p>
          </table:table-cell>
          <table:table-cell office:value-type="float" office:value="-0.00566791510611731" calcext:value-type="float">
            <text:p>-0.00566791510611731</text:p>
          </table:table-cell>
          <table:table-cell office:value-type="float" office:value="-0.00106117353308355" calcext:value-type="float">
            <text:p>-0.00106117353308355</text:p>
          </table:table-cell>
          <table:table-cell office:value-type="float" office:value="0.00334581772784026" calcext:value-type="float">
            <text:p>0.00334581772784026</text:p>
          </table:table-cell>
          <table:table-cell office:value-type="float" office:value="0.00789013732833954" calcext:value-type="float">
            <text:p>0.00789013732833954</text:p>
          </table:table-cell>
          <table:table-cell office:value-type="float" office:value="-0.00561797752808979" calcext:value-type="float">
            <text:p>-0.00561797752808979</text:p>
          </table:table-cell>
          <table:table-cell office:value-type="float" office:value="0.00900124843945083" calcext:value-type="float">
            <text:p>0.00900124843945083</text:p>
          </table:table-cell>
          <table:table-cell office:value-type="float" office:value="0.00338327091136081" calcext:value-type="float">
            <text:p>0.00338327091136081</text:p>
          </table:table-cell>
          <table:table-cell office:value-type="float" office:value="0.0000374531835206637" calcext:value-type="float">
            <text:p>3.74531835206637E-05</text:p>
          </table:table-cell>
          <table:table-cell office:value-type="float" office:value="-0.00449438202247188" calcext:value-type="float">
            <text:p>-0.00449438202247188</text:p>
          </table:table-cell>
          <table:table-cell office:value-type="float" office:value="0.00339575530586778" calcext:value-type="float">
            <text:p>0.003395755305867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-0.0481897627965043" calcext:value-type="float">
            <text:p>-0.0481897627965043</text:p>
          </table:table-cell>
          <table:table-cell office:value-type="float" office:value="-0.0761797752808989" calcext:value-type="float">
            <text:p>-0.0761797752808989</text:p>
          </table:table-cell>
          <table:table-cell office:value-type="float" office:value="0.00338327091136081" calcext:value-type="float">
            <text:p>0.00338327091136081</text:p>
          </table:table-cell>
          <table:table-cell office:value-type="float" office:value="-0.00448189762796503" calcext:value-type="float">
            <text:p>-0.00448189762796503</text:p>
          </table:table-cell>
          <table:table-cell office:value-type="float" office:value="0.00674157303370782" calcext:value-type="float">
            <text:p>0.00674157303370782</text:p>
          </table:table-cell>
          <table:table-cell office:value-type="float" office:value="0.00228464419475649" calcext:value-type="float">
            <text:p>0.00228464419475649</text:p>
          </table:table-cell>
          <table:table-cell office:value-type="float" office:value="-0.00114856429463173" calcext:value-type="float">
            <text:p>-0.00114856429463173</text:p>
          </table:table-cell>
          <table:table-cell office:value-type="float" office:value="-0.0167415730337078" calcext:value-type="float">
            <text:p>-0.0167415730337078</text:p>
          </table:table-cell>
          <table:table-cell office:value-type="float" office:value="0.012334581772784" calcext:value-type="float">
            <text:p>0.012334581772784</text:p>
          </table:table-cell>
          <table:table-cell office:value-type="float" office:value="0.00680399500624218" calcext:value-type="float">
            <text:p>0.00680399500624218</text:p>
          </table:table-cell>
          <table:table-cell office:value-type="float" office:value="-0.013458177278402" calcext:value-type="float">
            <text:p>-0.013458177278402</text:p>
          </table:table-cell>
          <table:table-cell office:value-type="float" office:value="0.00116104868913858" calcext:value-type="float">
            <text:p>0.00116104868913858</text:p>
          </table:table-cell>
          <table:table-cell office:value-type="float" office:value="0.00118601747815228" calcext:value-type="float">
            <text:p>0.00118601747815228</text:p>
          </table:table-cell>
          <table:table-cell office:value-type="float" office:value="0.0000624219725342545" calcext:value-type="float">
            <text:p>6.24219725342545E-05</text:p>
          </table:table-cell>
          <table:table-cell office:value-type="float" office:value="-0.00554307116104869" calcext:value-type="float">
            <text:p>-0.00554307116104869</text:p>
          </table:table-cell>
          <table:table-cell office:value-type="float" office:value="-0.00444444444444447" calcext:value-type="float">
            <text:p>-0.004444444444444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-0.0459425717852683" calcext:value-type="float">
            <text:p>-0.0459425717852683</text:p>
          </table:table-cell>
          <table:table-cell office:value-type="float" office:value="-0.076167290886392" calcext:value-type="float">
            <text:p>-0.076167290886392</text:p>
          </table:table-cell>
          <table:table-cell office:value-type="float" office:value="0.00335830212234711" calcext:value-type="float">
            <text:p>0.00335830212234711</text:p>
          </table:table-cell>
          <table:table-cell office:value-type="float" office:value="-0.003358302122347" calcext:value-type="float">
            <text:p>-0.003358302122347</text:p>
          </table:table-cell>
          <table:table-cell office:value-type="float" office:value="0.00446941323345829" calcext:value-type="float">
            <text:p>0.00446941323345829</text:p>
          </table:table-cell>
          <table:table-cell office:value-type="float" office:value="-0.00446941323345806" calcext:value-type="float">
            <text:p>-0.00446941323345806</text:p>
          </table:table-cell>
          <table:table-cell office:value-type="float" office:value="0.00219725343320853" calcext:value-type="float">
            <text:p>0.00219725343320853</text:p>
          </table:table-cell>
          <table:table-cell office:value-type="float" office:value="-0.0145068664169787" calcext:value-type="float">
            <text:p>-0.0145068664169787</text:p>
          </table:table-cell>
          <table:table-cell office:value-type="float" office:value="0.00895131086142331" calcext:value-type="float">
            <text:p>0.00895131086142331</text:p>
          </table:table-cell>
          <table:table-cell office:value-type="float" office:value="-0.00106117353308355" calcext:value-type="float">
            <text:p>-0.00106117353308355</text:p>
          </table:table-cell>
          <table:table-cell office:value-type="float" office:value="-0.0123220973782772" calcext:value-type="float">
            <text:p>-0.0123220973782772</text:p>
          </table:table-cell>
          <table:table-cell office:value-type="float" office:value="-0.00218476903870157" calcext:value-type="float">
            <text:p>-0.00218476903870157</text:p>
          </table:table-cell>
          <table:table-cell office:value-type="float" office:value="-0.00214731585518102" calcext:value-type="float">
            <text:p>-0.00214731585518102</text:p>
          </table:table-cell>
          <table:table-cell office:value-type="float" office:value="-0.00329588014981264" calcext:value-type="float">
            <text:p>-0.00329588014981264</text:p>
          </table:table-cell>
          <table:table-cell table:number-columns-repeated="2" office:value-type="float" office:value="-0.00555555555555554" calcext:value-type="float">
            <text:p>-0.005555555555555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office:value-type="float" office:value="-0.041932584269663" calcext:value-type="float">
            <text:p>-0.041932584269663</text:p>
          </table:table-cell>
          <table:table-cell office:value-type="float" office:value="-0.0654057428214733" calcext:value-type="float">
            <text:p>-0.0654057428214733</text:p>
          </table:table-cell>
          <table:table-cell office:value-type="float" office:value="0.00514107365792749" calcext:value-type="float">
            <text:p>0.00514107365792749</text:p>
          </table:table-cell>
          <table:table-cell office:value-type="float" office:value="-0.00877153558052446" calcext:value-type="float">
            <text:p>-0.00877153558052446</text:p>
          </table:table-cell>
          <table:table-cell office:value-type="float" office:value="0.00674406991260923" calcext:value-type="float">
            <text:p>0.00674406991260923</text:p>
          </table:table-cell>
          <table:table-cell office:value-type="float" office:value="0.000247191011235937" calcext:value-type="float">
            <text:p>0.000247191011235937</text:p>
          </table:table-cell>
          <table:table-cell office:value-type="float" office:value="-0.00652933832709113" calcext:value-type="float">
            <text:p>-0.00652933832709113</text:p>
          </table:table-cell>
          <table:table-cell office:value-type="float" office:value="-0.00959800249687892" calcext:value-type="float">
            <text:p>-0.00959800249687892</text:p>
          </table:table-cell>
          <table:table-cell office:value-type="float" office:value="0.00741073657927593" calcext:value-type="float">
            <text:p>0.00741073657927593</text:p>
          </table:table-cell>
          <table:table-cell office:value-type="float" office:value="0.00139825218476897" calcext:value-type="float">
            <text:p>0.00139825218476897</text:p>
          </table:table-cell>
          <table:table-cell office:value-type="float" office:value="-0.00313108614232216" calcext:value-type="float">
            <text:p>-0.00313108614232216</text:p>
          </table:table-cell>
          <table:table-cell office:value-type="float" office:value="0.00585518102372029" calcext:value-type="float">
            <text:p>0.00585518102372029</text:p>
          </table:table-cell>
          <table:table-cell office:value-type="float" office:value="0.00544069912609235" calcext:value-type="float">
            <text:p>0.00544069912609235</text:p>
          </table:table-cell>
          <table:table-cell office:value-type="float" office:value="0.00430212234706617" calcext:value-type="float">
            <text:p>0.00430212234706617</text:p>
          </table:table-cell>
          <table:table-cell office:value-type="float" office:value="0.00182272159800245" calcext:value-type="float">
            <text:p>0.00182272159800245</text:p>
          </table:table-cell>
          <table:table-cell office:value-type="float" office:value="0.0036179775280899" calcext:value-type="float">
            <text:p>0.0036179775280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640579710144927" calcext:value-type="float">
            <text:p>-0.0640579710144927</text:p>
          </table:table-cell>
          <table:table-cell office:value-type="float" office:value="-0.0528985507246377" calcext:value-type="float">
            <text:p>-0.0528985507246377</text:p>
          </table:table-cell>
          <table:table-cell office:value-type="float" office:value="-0.0264251207729469" calcext:value-type="float">
            <text:p>-0.0264251207729469</text:p>
          </table:table-cell>
          <table:table-cell office:value-type="float" office:value="-0.0751207729468599" calcext:value-type="float">
            <text:p>-0.0751207729468599</text:p>
          </table:table-cell>
          <table:table-cell office:value-type="float" office:value="-0.00217391304347825" calcext:value-type="float">
            <text:p>-0.00217391304347825</text:p>
          </table:table-cell>
          <table:table-cell office:value-type="float" office:value="-0.048647342995169" calcext:value-type="float">
            <text:p>-0.048647342995169</text:p>
          </table:table-cell>
          <table:table-cell office:value-type="float" office:value="-0.00642512077294677" calcext:value-type="float">
            <text:p>-0.00642512077294677</text:p>
          </table:table-cell>
          <table:table-cell office:value-type="float" office:value="-0.0485507246376811" calcext:value-type="float">
            <text:p>-0.0485507246376811</text:p>
          </table:table-cell>
          <table:table-cell office:value-type="float" office:value="-0.0132367149758454" calcext:value-type="float">
            <text:p>-0.0132367149758454</text:p>
          </table:table-cell>
          <table:table-cell office:value-type="float" office:value="-0.0352657004830919" calcext:value-type="float">
            <text:p>-0.0352657004830919</text:p>
          </table:table-cell>
          <table:table-cell office:value-type="float" office:value="-0.00207729468599027" calcext:value-type="float">
            <text:p>-0.00207729468599027</text:p>
          </table:table-cell>
          <table:table-cell office:value-type="float" office:value="-0.0485990338164251" calcext:value-type="float">
            <text:p>-0.0485990338164251</text:p>
          </table:table-cell>
          <table:table-cell office:value-type="float" office:value="-0.00864734299516901" calcext:value-type="float">
            <text:p>-0.00864734299516901</text:p>
          </table:table-cell>
          <table:table-cell office:value-type="float" office:value="-0.037294685990338" calcext:value-type="float">
            <text:p>-0.037294685990338</text:p>
          </table:table-cell>
          <table:table-cell office:value-type="float" office:value="-0.0221256038647343" calcext:value-type="float">
            <text:p>-0.0221256038647343</text:p>
          </table:table-cell>
          <table:table-cell office:value-type="float" office:value="-0.028599033816425" calcext:value-type="float">
            <text:p>-0.028599033816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353623188405796" calcext:value-type="float">
            <text:p>-0.0353623188405796</text:p>
          </table:table-cell>
          <table:table-cell office:value-type="float" office:value="-0.028599033816425" calcext:value-type="float">
            <text:p>-0.028599033816425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37487922705314" calcext:value-type="float">
            <text:p>-0.037487922705314</text:p>
          </table:table-cell>
          <table:table-cell office:value-type="float" office:value="0.00893719806763293" calcext:value-type="float">
            <text:p>0.00893719806763293</text:p>
          </table:table-cell>
          <table:table-cell office:value-type="float" office:value="-0.0154106280193236" calcext:value-type="float">
            <text:p>-0.0154106280193236</text:p>
          </table:table-cell>
          <table:table-cell office:value-type="float" office:value="0.0221739130434783" calcext:value-type="float">
            <text:p>0.0221739130434783</text:p>
          </table:table-cell>
          <table:table-cell office:value-type="float" office:value="0.000241545893719941" calcext:value-type="float">
            <text:p>0.000241545893719941</text:p>
          </table:table-cell>
          <table:table-cell office:value-type="float" office:value="0.0110144927536233" calcext:value-type="float">
            <text:p>0.0110144927536233</text:p>
          </table:table-cell>
          <table:table-cell office:value-type="float" office:value="-0.0110628019323671" calcext:value-type="float">
            <text:p>-0.0110628019323671</text:p>
          </table:table-cell>
          <table:table-cell office:value-type="float" office:value="0.0288405797101451" calcext:value-type="float">
            <text:p>0.0288405797101451</text:p>
          </table:table-cell>
          <table:table-cell office:value-type="float" office:value="-0.0109661835748791" calcext:value-type="float">
            <text:p>-0.0109661835748791</text:p>
          </table:table-cell>
          <table:table-cell office:value-type="float" office:value="0.00661835748792283" calcext:value-type="float">
            <text:p>0.00661835748792283</text:p>
          </table:table-cell>
          <table:table-cell office:value-type="float" office:value="-0.0131400966183575" calcext:value-type="float">
            <text:p>-0.0131400966183575</text:p>
          </table:table-cell>
          <table:table-cell office:value-type="float" office:value="0.00884057971014496" calcext:value-type="float">
            <text:p>0.00884057971014496</text:p>
          </table:table-cell>
          <table:table-cell office:value-type="float" office:value="-0.00429951690821251" calcext:value-type="float">
            <text:p>-0.00429951690821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530917874396136" calcext:value-type="float">
            <text:p>-0.0530917874396136</text:p>
          </table:table-cell>
          <table:table-cell office:value-type="float" office:value="-0.0439130434782609" calcext:value-type="float">
            <text:p>-0.0439130434782609</text:p>
          </table:table-cell>
          <table:table-cell office:value-type="float" office:value="-0.0086956521739131" calcext:value-type="float">
            <text:p>-0.0086956521739131</text:p>
          </table:table-cell>
          <table:table-cell office:value-type="float" office:value="-0.0484057971014494" calcext:value-type="float">
            <text:p>-0.0484057971014494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-0.0374879227053141" calcext:value-type="float">
            <text:p>-0.0374879227053141</text:p>
          </table:table-cell>
          <table:table-cell office:value-type="float" office:value="0.000144927536231854" calcext:value-type="float">
            <text:p>0.000144927536231854</text:p>
          </table:table-cell>
          <table:table-cell office:value-type="float" office:value="-0.0152657004830918" calcext:value-type="float">
            <text:p>-0.0152657004830918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19951690821256" calcext:value-type="float">
            <text:p>-0.019951690821256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175845410628019" calcext:value-type="float">
            <text:p>-0.0175845410628019</text:p>
          </table:table-cell>
          <table:table-cell office:value-type="float" office:value="0.0023188405797101" calcext:value-type="float">
            <text:p>0.0023188405797101</text:p>
          </table:table-cell>
          <table:table-cell office:value-type="float" office:value="-0.0197584541062803" calcext:value-type="float">
            <text:p>-0.0197584541062803</text:p>
          </table:table-cell>
          <table:table-cell office:value-type="float" office:value="-0.0110628019323672" calcext:value-type="float">
            <text:p>-0.0110628019323672</text:p>
          </table:table-cell>
          <table:table-cell office:value-type="float" office:value="0.000144927536231854" calcext:value-type="float">
            <text:p>0.000144927536231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463768115942029" calcext:value-type="float">
            <text:p>-0.0463768115942029</text:p>
          </table:table-cell>
          <table:table-cell office:value-type="float" office:value="-0.0463285024154589" calcext:value-type="float">
            <text:p>-0.0463285024154589</text:p>
          </table:table-cell>
          <table:table-cell office:value-type="float" office:value="-0.00869565217391299" calcext:value-type="float">
            <text:p>-0.00869565217391299</text:p>
          </table:table-cell>
          <table:table-cell office:value-type="float" office:value="-0.0507729468599034" calcext:value-type="float">
            <text:p>-0.0507729468599034</text:p>
          </table:table-cell>
          <table:table-cell office:value-type="float" office:value="0.000144927536231965" calcext:value-type="float">
            <text:p>0.000144927536231965</text:p>
          </table:table-cell>
          <table:table-cell office:value-type="float" office:value="-0.0396618357487921" calcext:value-type="float">
            <text:p>-0.0396618357487921</text:p>
          </table:table-cell>
          <table:table-cell office:value-type="float" office:value="-0.00420289855072453" calcext:value-type="float">
            <text:p>-0.00420289855072453</text:p>
          </table:table-cell>
          <table:table-cell office:value-type="float" office:value="-0.017487922705314" calcext:value-type="float">
            <text:p>-0.017487922705314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-0.0154589371980677" calcext:value-type="float">
            <text:p>-0.0154589371980677</text:p>
          </table:table-cell>
          <table:table-cell office:value-type="float" office:value="0.0000966183574879764" calcext:value-type="float">
            <text:p>9.66183574879764E-05</text:p>
          </table:table-cell>
          <table:table-cell office:value-type="float" office:value="-0.0220289855072463" calcext:value-type="float">
            <text:p>-0.0220289855072463</text:p>
          </table:table-cell>
          <table:table-cell office:value-type="float" office:value="-0.00207729468599027" calcext:value-type="float">
            <text:p>-0.00207729468599027</text:p>
          </table:table-cell>
          <table:table-cell office:value-type="float" office:value="-0.0153140096618358" calcext:value-type="float">
            <text:p>-0.0153140096618358</text:p>
          </table:table-cell>
          <table:table-cell office:value-type="float" office:value="-0.0132850241545893" calcext:value-type="float">
            <text:p>-0.0132850241545893</text:p>
          </table:table-cell>
          <table:table-cell office:value-type="float" office:value="-0.0108695652173914" calcext:value-type="float">
            <text:p>-0.01086956521739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485507246376813" calcext:value-type="float">
            <text:p>-0.0485507246376813</text:p>
          </table:table-cell>
          <table:table-cell office:value-type="float" office:value="-0.0417874396135266" calcext:value-type="float">
            <text:p>-0.0417874396135266</text:p>
          </table:table-cell>
          <table:table-cell office:value-type="float" office:value="-0.0130917874396136" calcext:value-type="float">
            <text:p>-0.0130917874396136</text:p>
          </table:table-cell>
          <table:table-cell office:value-type="float" office:value="-0.0485024154589373" calcext:value-type="float">
            <text:p>-0.0485024154589373</text:p>
          </table:table-cell>
          <table:table-cell office:value-type="float" office:value="-0.00202898550724639" calcext:value-type="float">
            <text:p>-0.00202898550724639</text:p>
          </table:table-cell>
          <table:table-cell office:value-type="float" office:value="-0.0329468599033816" calcext:value-type="float">
            <text:p>-0.0329468599033816</text:p>
          </table:table-cell>
          <table:table-cell office:value-type="float" office:value="-0.00420289855072475" calcext:value-type="float">
            <text:p>-0.00420289855072475</text:p>
          </table:table-cell>
          <table:table-cell office:value-type="float" office:value="-0.0130434782608697" calcext:value-type="float">
            <text:p>-0.0130434782608697</text:p>
          </table:table-cell>
          <table:table-cell office:value-type="float" office:value="-0.00879227053140108" calcext:value-type="float">
            <text:p>-0.00879227053140108</text:p>
          </table:table-cell>
          <table:table-cell office:value-type="float" office:value="-0.0153623188405797" calcext:value-type="float">
            <text:p>-0.0153623188405797</text:p>
          </table:table-cell>
          <table:table-cell office:value-type="float" office:value="0.000144927536231854" calcext:value-type="float">
            <text:p>0.000144927536231854</text:p>
          </table:table-cell>
          <table:table-cell office:value-type="float" office:value="-0.0153140096618358" calcext:value-type="float">
            <text:p>-0.0153140096618358</text:p>
          </table:table-cell>
          <table:table-cell office:value-type="float" office:value="-0.00652173913043497" calcext:value-type="float">
            <text:p>-0.00652173913043497</text:p>
          </table:table-cell>
          <table:table-cell office:value-type="float" office:value="-0.0174879227053142" calcext:value-type="float">
            <text:p>-0.0174879227053142</text:p>
          </table:table-cell>
          <table:table-cell office:value-type="float" office:value="-0.0154589371980677" calcext:value-type="float">
            <text:p>-0.0154589371980677</text:p>
          </table:table-cell>
          <table:table-cell office:value-type="float" office:value="-0.0174396135265701" calcext:value-type="float">
            <text:p>-0.01743961352657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494879227053142" calcext:value-type="float">
            <text:p>-0.0494879227053142</text:p>
          </table:table-cell>
          <table:table-cell office:value-type="float" office:value="-0.042705314009662" calcext:value-type="float">
            <text:p>-0.042705314009662</text:p>
          </table:table-cell>
          <table:table-cell office:value-type="float" office:value="-0.01224154589372" calcext:value-type="float">
            <text:p>-0.01224154589372</text:p>
          </table:table-cell>
          <table:table-cell office:value-type="float" office:value="-0.0520579710144929" calcext:value-type="float">
            <text:p>-0.0520579710144929</text:p>
          </table:table-cell>
          <table:table-cell office:value-type="float" office:value="0.000560386473429819" calcext:value-type="float">
            <text:p>0.000560386473429819</text:p>
          </table:table-cell>
          <table:table-cell office:value-type="float" office:value="-0.0348309178743963" calcext:value-type="float">
            <text:p>-0.0348309178743963</text:p>
          </table:table-cell>
          <table:table-cell office:value-type="float" office:value="0.00149758454106264" calcext:value-type="float">
            <text:p>0.00149758454106264</text:p>
          </table:table-cell>
          <table:table-cell office:value-type="float" office:value="-0.0188212560386476" calcext:value-type="float">
            <text:p>-0.0188212560386476</text:p>
          </table:table-cell>
          <table:table-cell office:value-type="float" office:value="-0.00351690821256057" calcext:value-type="float">
            <text:p>-0.00351690821256057</text:p>
          </table:table-cell>
          <table:table-cell office:value-type="float" office:value="-0.0194202898550726" calcext:value-type="float">
            <text:p>-0.0194202898550726</text:p>
          </table:table-cell>
          <table:table-cell office:value-type="float" office:value="0.00585507246376793" calcext:value-type="float">
            <text:p>0.00585507246376793</text:p>
          </table:table-cell>
          <table:table-cell office:value-type="float" office:value="-0.0228985507246379" calcext:value-type="float">
            <text:p>-0.0228985507246379</text:p>
          </table:table-cell>
          <table:table-cell office:value-type="float" office:value="-0.00166183574879231" calcext:value-type="float">
            <text:p>-0.00166183574879231</text:p>
          </table:table-cell>
          <table:table-cell office:value-type="float" office:value="-0.0205990338164252" calcext:value-type="float">
            <text:p>-0.0205990338164252</text:p>
          </table:table-cell>
          <table:table-cell office:value-type="float" office:value="-0.0106183574879228" calcext:value-type="float">
            <text:p>-0.0106183574879228</text:p>
          </table:table-cell>
          <table:table-cell office:value-type="float" office:value="-0.0122125603864736" calcext:value-type="float">
            <text:p>-0.0122125603864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-0.00803303303303304" calcext:value-type="float">
            <text:p>-0.00803303303303304</text:p>
          </table:table-cell>
          <table:table-cell office:value-type="float" office:value="-0.101351351351351" calcext:value-type="float">
            <text:p>-0.101351351351351</text:p>
          </table:table-cell>
          <table:table-cell office:value-type="float" office:value="0.0167417417417417" calcext:value-type="float">
            <text:p>0.0167417417417417</text:p>
          </table:table-cell>
          <table:table-cell office:value-type="float" office:value="-0.0413663663663664" calcext:value-type="float">
            <text:p>-0.0413663663663664</text:p>
          </table:table-cell>
          <table:table-cell office:value-type="float" office:value="0.0167417417417417" calcext:value-type="float">
            <text:p>0.0167417417417417</text:p>
          </table:table-cell>
          <table:table-cell office:value-type="float" office:value="-0.0217717717717718" calcext:value-type="float">
            <text:p>-0.0217717717717718</text:p>
          </table:table-cell>
          <table:table-cell office:value-type="float" office:value="-0.00825825825825821" calcext:value-type="float">
            <text:p>-0.00825825825825821</text:p>
          </table:table-cell>
          <table:table-cell office:value-type="float" office:value="-0.0139639639639639" calcext:value-type="float">
            <text:p>-0.0139639639639639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0.00533033033033026" calcext:value-type="float">
            <text:p>0.00533033033033026</text:p>
          </table:table-cell>
          <table:table-cell office:value-type="float" office:value="-0.00825825825825821" calcext:value-type="float">
            <text:p>-0.00825825825825821</text:p>
          </table:table-cell>
          <table:table-cell office:value-type="float" office:value="-0.00285285285285286" calcext:value-type="float">
            <text:p>-0.00285285285285286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243243243243243" calcext:value-type="float">
            <text:p>-0.0243243243243243</text:p>
          </table:table-cell>
          <table:table-cell office:value-type="float" office:value="-0.0161411411411412" calcext:value-type="float">
            <text:p>-0.0161411411411412</text:p>
          </table:table-cell>
          <table:table-cell office:value-type="float" office:value="0.0105105105105106" calcext:value-type="float">
            <text:p>0.01051051051051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-0.0464714714714715" calcext:value-type="float">
            <text:p>-0.0464714714714715</text:p>
          </table:table-cell>
          <table:table-cell office:value-type="float" office:value="-0.098948948948949" calcext:value-type="float">
            <text:p>-0.09894894894894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-0.00825825825825832" calcext:value-type="float">
            <text:p>-0.00825825825825832</text:p>
          </table:table-cell>
          <table:table-cell office:value-type="float" office:value="0.0000750750750749818" calcext:value-type="float">
            <text:p>7.50750750749818E-05</text:p>
          </table:table-cell>
          <table:table-cell office:value-type="float" office:value="-0.0195195195195196" calcext:value-type="float">
            <text:p>-0.0195195195195196</text:p>
          </table:table-cell>
          <table:table-cell office:value-type="float" office:value="-0.00292792792792795" calcext:value-type="float">
            <text:p>-0.00292792792792795</text:p>
          </table:table-cell>
          <table:table-cell office:value-type="float" office:value="0.00262762762762758" calcext:value-type="float">
            <text:p>0.00262762762762758</text:p>
          </table:table-cell>
          <table:table-cell office:value-type="float" office:value="0.0106606606606606" calcext:value-type="float">
            <text:p>0.0106606606606606</text:p>
          </table:table-cell>
          <table:table-cell office:value-type="float" office:value="-0.00262762762762769" calcext:value-type="float">
            <text:p>-0.00262762762762769</text:p>
          </table:table-cell>
          <table:table-cell office:value-type="float" office:value="-0.00548048048048055" calcext:value-type="float">
            <text:p>-0.00548048048048055</text:p>
          </table:table-cell>
          <table:table-cell office:value-type="float" office:value="0.0244744744744745" calcext:value-type="float">
            <text:p>0.0244744744744745</text:p>
          </table:table-cell>
          <table:table-cell office:value-type="float" office:value="0.0134384384384384" calcext:value-type="float">
            <text:p>0.0134384384384384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0.00262762762762758" calcext:value-type="float">
            <text:p>0.00262762762762758</text:p>
          </table:table-cell>
          <table:table-cell office:value-type="float" office:value="0.0162162162162162" calcext:value-type="float">
            <text:p>0.0162162162162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-0.0685435435435436" calcext:value-type="float">
            <text:p>-0.0685435435435436</text:p>
          </table:table-cell>
          <table:table-cell office:value-type="float" office:value="-0.107132132132132" calcext:value-type="float">
            <text:p>-0.107132132132132</text:p>
          </table:table-cell>
          <table:table-cell office:value-type="float" office:value="0.000150150150150075" calcext:value-type="float">
            <text:p>0.000150150150150075</text:p>
          </table:table-cell>
          <table:table-cell office:value-type="float" office:value="-0.0163663663663665" calcext:value-type="float">
            <text:p>-0.0163663663663665</text:p>
          </table:table-cell>
          <table:table-cell office:value-type="float" office:value="-0.0192192192192192" calcext:value-type="float">
            <text:p>-0.0192192192192192</text:p>
          </table:table-cell>
          <table:table-cell office:value-type="float" office:value="-0.00833333333333341" calcext:value-type="float">
            <text:p>-0.00833333333333341</text:p>
          </table:table-cell>
          <table:table-cell office:value-type="float" office:value="0" calcext:value-type="float">
            <text:p>0</text:p>
          </table:table-cell>
          <table:table-cell office:value-type="float" office:value="-0.00548048048048044" calcext:value-type="float">
            <text:p>-0.00548048048048044</text:p>
          </table:table-cell>
          <table:table-cell office:value-type="float" office:value="0.00255255255255249" calcext:value-type="float">
            <text:p>0.00255255255255249</text:p>
          </table:table-cell>
          <table:table-cell office:value-type="float" office:value="-0.0138138138138137" calcext:value-type="float">
            <text:p>-0.0138138138138137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0.00548048048048044" calcext:value-type="float">
            <text:p>0.00548048048048044</text:p>
          </table:table-cell>
          <table:table-cell office:value-type="float" office:value="-0.00285285285285286" calcext:value-type="float">
            <text:p>-0.00285285285285286</text:p>
          </table:table-cell>
          <table:table-cell office:value-type="float" office:value="0.0191441441441441" calcext:value-type="float">
            <text:p>0.0191441441441441</text:p>
          </table:table-cell>
          <table:table-cell office:value-type="float" office:value="0.00262762762762758" calcext:value-type="float">
            <text:p>0.00262762762762758</text:p>
          </table:table-cell>
          <table:table-cell office:value-type="float" office:value="-0.00270270270270267" calcext:value-type="float">
            <text:p>-0.00270270270270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-0.0742492492492493" calcext:value-type="float">
            <text:p>-0.0742492492492493</text:p>
          </table:table-cell>
          <table:table-cell office:value-type="float" office:value="-0.121096096096096" calcext:value-type="float">
            <text:p>-0.121096096096096</text:p>
          </table:table-cell>
          <table:table-cell office:value-type="float" office:value="0.00540540540540546" calcext:value-type="float">
            <text:p>0.00540540540540546</text:p>
          </table:table-cell>
          <table:table-cell office:value-type="float" office:value="-0.00840840840840828" calcext:value-type="float">
            <text:p>-0.00840840840840828</text:p>
          </table:table-cell>
          <table:table-cell office:value-type="float" office:value="0.00810810810810814" calcext:value-type="float">
            <text:p>0.00810810810810814</text:p>
          </table:table-cell>
          <table:table-cell office:value-type="float" office:value="-0.0167417417417417" calcext:value-type="float">
            <text:p>-0.0167417417417417</text:p>
          </table:table-cell>
          <table:table-cell office:value-type="float" office:value="-0.00285285285285275" calcext:value-type="float">
            <text:p>-0.00285285285285275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0300300300300294" calcext:value-type="float">
            <text:p>-0.00300300300300294</text:p>
          </table:table-cell>
          <table:table-cell office:value-type="float" office:value="-0.014039039039039" calcext:value-type="float">
            <text:p>-0.014039039039039</text:p>
          </table:table-cell>
          <table:table-cell office:value-type="float" office:value="-0.00292792792792784" calcext:value-type="float">
            <text:p>-0.00292792792792784</text:p>
          </table:table-cell>
          <table:table-cell office:value-type="float" office:value="-0.00840840840840828" calcext:value-type="float">
            <text:p>-0.00840840840840828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0.0108858858858859" calcext:value-type="float">
            <text:p>0.0108858858858859</text:p>
          </table:table-cell>
          <table:table-cell office:value-type="float" office:value="-0.0057807807807807" calcext:value-type="float">
            <text:p>-0.0057807807807807</text:p>
          </table:table-cell>
          <table:table-cell office:value-type="float" office:value="-0.011036036036036" calcext:value-type="float">
            <text:p>-0.0110360360360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-0.0823573573573574" calcext:value-type="float">
            <text:p>-0.0823573573573574</text:p>
          </table:table-cell>
          <table:table-cell office:value-type="float" office:value="-0.112687687687688" calcext:value-type="float">
            <text:p>-0.112687687687688</text:p>
          </table:table-cell>
          <table:table-cell office:value-type="float" office:value="0.00262762762762769" calcext:value-type="float">
            <text:p>0.00262762762762769</text:p>
          </table:table-cell>
          <table:table-cell office:value-type="float" office:value="-0.0192192192192192" calcext:value-type="float">
            <text:p>-0.0192192192192192</text:p>
          </table:table-cell>
          <table:table-cell office:value-type="float" office:value="-0.00563063063063063" calcext:value-type="float">
            <text:p>-0.00563063063063063</text:p>
          </table:table-cell>
          <table:table-cell office:value-type="float" office:value="-0.0303303303303303" calcext:value-type="float">
            <text:p>-0.0303303303303303</text:p>
          </table:table-cell>
          <table:table-cell office:value-type="float" office:value="-0.00848348348348349" calcext:value-type="float">
            <text:p>-0.00848348348348349</text:p>
          </table:table-cell>
          <table:table-cell office:value-type="float" office:value="-0.0138138138138137" calcext:value-type="float">
            <text:p>-0.0138138138138137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-0.0303303303303303" calcext:value-type="float">
            <text:p>-0.0303303303303303</text:p>
          </table:table-cell>
          <table:table-cell office:value-type="float" office:value="-0.022072072072072" calcext:value-type="float">
            <text:p>-0.022072072072072</text:p>
          </table:table-cell>
          <table:table-cell office:value-type="float" office:value="-0.0138888888888888" calcext:value-type="float">
            <text:p>-0.0138888888888888</text:p>
          </table:table-cell>
          <table:table-cell office:value-type="float" office:value="-0.0138138138138137" calcext:value-type="float">
            <text:p>-0.0138138138138137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-0.0109609609609609" calcext:value-type="float">
            <text:p>-0.0109609609609609</text:p>
          </table:table-cell>
          <table:table-cell office:value-type="float" office:value="-0.0164414414414414" calcext:value-type="float">
            <text:p>-0.01644144144144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office:value-type="float" office:value="-0.0559309309309309" calcext:value-type="float">
            <text:p>-0.0559309309309309</text:p>
          </table:table-cell>
          <table:table-cell office:value-type="float" office:value="-0.108243243243243" calcext:value-type="float">
            <text:p>-0.108243243243243</text:p>
          </table:table-cell>
          <table:table-cell office:value-type="float" office:value="0.00665165165165171" calcext:value-type="float">
            <text:p>0.00665165165165171</text:p>
          </table:table-cell>
          <table:table-cell office:value-type="float" office:value="-0.0187237237237237" calcext:value-type="float">
            <text:p>-0.0187237237237237</text:p>
          </table:table-cell>
          <table:table-cell office:value-type="float" office:value="0.0000150150150151074" calcext:value-type="float">
            <text:p>1.50150150151074E-05</text:p>
          </table:table-cell>
          <table:table-cell office:value-type="float" office:value="-0.0193393393393393" calcext:value-type="float">
            <text:p>-0.0193393393393393</text:p>
          </table:table-cell>
          <table:table-cell office:value-type="float" office:value="-0.00450450450450446" calcext:value-type="float">
            <text:p>-0.00450450450450446</text:p>
          </table:table-cell>
          <table:table-cell office:value-type="float" office:value="-0.00723723723723713" calcext:value-type="float">
            <text:p>-0.00723723723723713</text:p>
          </table:table-cell>
          <table:table-cell office:value-type="float" office:value="-0.000180180180180178" calcext:value-type="float">
            <text:p>-0.000180180180180178</text:p>
          </table:table-cell>
          <table:table-cell office:value-type="float" office:value="-0.0110960960960961" calcext:value-type="float">
            <text:p>-0.0110960960960961</text:p>
          </table:table-cell>
          <table:table-cell office:value-type="float" office:value="-0.00830330330330331" calcext:value-type="float">
            <text:p>-0.00830330330330331</text:p>
          </table:table-cell>
          <table:table-cell office:value-type="float" office:value="0.000960960960960988" calcext:value-type="float">
            <text:p>0.000960960960960988</text:p>
          </table:table-cell>
          <table:table-cell office:value-type="float" office:value="-0.00174174174174169" calcext:value-type="float">
            <text:p>-0.00174174174174169</text:p>
          </table:table-cell>
          <table:table-cell office:value-type="float" office:value="-0.00270270270270267" calcext:value-type="float">
            <text:p>-0.00270270270270267</text:p>
          </table:table-cell>
          <table:table-cell office:value-type="float" office:value="-0.00552552552552554" calcext:value-type="float">
            <text:p>-0.00552552552552554</text:p>
          </table:table-cell>
          <table:table-cell office:value-type="float" office:value="-0.00069069069069061" calcext:value-type="float">
            <text:p>-0.000690690690690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15317888501004" calcext:value-type="float">
            <text:p>-0.0415317888501004</text:p>
          </table:table-cell>
          <table:table-cell office:value-type="float" office:value="0.00364434571035632" calcext:value-type="float">
            <text:p>0.00364434571035632</text:p>
          </table:table-cell>
          <table:table-cell office:value-type="float" office:value="-0.00145985401459847" calcext:value-type="float">
            <text:p>-0.00145985401459847</text:p>
          </table:table-cell>
          <table:table-cell office:value-type="float" office:value="-0.0138527451602665" calcext:value-type="float">
            <text:p>-0.0138527451602665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-0.0000105786522796025" calcext:value-type="float">
            <text:p>-1.05786522796025E-05</text:p>
          </table:table-cell>
          <table:table-cell office:value-type="float" office:value="-0.00145985401459847" calcext:value-type="float">
            <text:p>-0.00145985401459847</text:p>
          </table:table-cell>
          <table:table-cell office:value-type="float" office:value="-0.00072463768115949" calcext:value-type="float">
            <text:p>-0.00072463768115949</text:p>
          </table:table-cell>
          <table:table-cell office:value-type="float" office:value="0.00217920236961799" calcext:value-type="float">
            <text:p>0.00217920236961799</text:p>
          </table:table-cell>
          <table:table-cell office:value-type="float" office:value="0" calcext:value-type="float">
            <text:p>0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0.00145456468845873" calcext:value-type="float">
            <text:p>0.00145456468845873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0719348355019522" calcext:value-type="float">
            <text:p>0.000719348355019522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-0.00000528932613985678" calcext:value-type="float">
            <text:p>-5.28932613985678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2991642864699" calcext:value-type="float">
            <text:p>-0.042991642864699</text:p>
          </table:table-cell>
          <table:table-cell office:value-type="float" office:value="0.0058288374061144" calcext:value-type="float">
            <text:p>0.0058288374061144</text:p>
          </table:table-cell>
          <table:table-cell office:value-type="float" office:value="-0.00876441341373102" calcext:value-type="float">
            <text:p>-0.00876441341373102</text:p>
          </table:table-cell>
          <table:table-cell office:value-type="float" office:value="-0.0138262985295674" calcext:value-type="float">
            <text:p>-0.0138262985295674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.00146514334073855" calcext:value-type="float">
            <text:p>0.00146514334073855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0.00218978102189782" calcext:value-type="float">
            <text:p>0.00218978102189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37162805458584" calcext:value-type="float">
            <text:p>-0.0437162805458584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-0.00510948905109498" calcext:value-type="float">
            <text:p>-0.00510948905109498</text:p>
          </table:table-cell>
          <table:table-cell office:value-type="float" office:value="-0.00728340209457301" calcext:value-type="float">
            <text:p>-0.00728340209457301</text:p>
          </table:table-cell>
          <table:table-cell table:number-columns-repeated="2" office:value-type="float" office:value="0.000729927007299347" calcext:value-type="float">
            <text:p>0.000729927007299347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436898339151615" calcext:value-type="float">
            <text:p>0.00436898339151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44462075531576" calcext:value-type="float">
            <text:p>-0.0444462075531576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-0.00512006770337459" calcext:value-type="float">
            <text:p>-0.00512006770337459</text:p>
          </table:table-cell>
          <table:table-cell office:value-type="float" office:value="-0.00728340209457301" calcext:value-type="float">
            <text:p>-0.0072834020945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528932613985678" calcext:value-type="float">
            <text:p>-5.28932613985678E-06</text:p>
          </table:table-cell>
          <table:table-cell table:number-columns-repeated="2" office:value-type="float" office:value="0.00145985401459858" calcext:value-type="float">
            <text:p>0.0014598540145985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218978102189782" calcext:value-type="float">
            <text:p>0.00218978102189782</text:p>
          </table:table-cell>
          <table:table-cell table:number-columns-repeated="2" office:value-type="float" office:value="0.00145456468845862" calcext:value-type="float">
            <text:p>0.00145456468845862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291441870305742" calcext:value-type="float">
            <text:p>0.002914418703057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44462075531576" calcext:value-type="float">
            <text:p>-0.0444462075531576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-0.00655876441341363" calcext:value-type="float">
            <text:p>-0.00655876441341363</text:p>
          </table:table-cell>
          <table:table-cell office:value-type="float" office:value="-0.00363376705807661" calcext:value-type="float">
            <text:p>-0.0036337670580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" calcext:value-type="float">
            <text:p>0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291441870305742" calcext:value-type="float">
            <text:p>0.002914418703057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34264254733946" calcext:value-type="float">
            <text:p>-0.0434264254733946</text:p>
          </table:table-cell>
          <table:table-cell office:value-type="float" office:value="0.00495715645826711" calcext:value-type="float">
            <text:p>0.00495715645826711</text:p>
          </table:table-cell>
          <table:table-cell office:value-type="float" office:value="-0.00540251771924249" calcext:value-type="float">
            <text:p>-0.00540251771924249</text:p>
          </table:table-cell>
          <table:table-cell office:value-type="float" office:value="-0.00917592298741143" calcext:value-type="float">
            <text:p>-0.00917592298741143</text:p>
          </table:table-cell>
          <table:table-cell office:value-type="float" office:value="0.000436898339151504" calcext:value-type="float">
            <text:p>0.000436898339151504</text:p>
          </table:table-cell>
          <table:table-cell office:value-type="float" office:value="0.000143869671003993" calcext:value-type="float">
            <text:p>0.000143869671003993</text:p>
          </table:table-cell>
          <table:table-cell office:value-type="float" office:value="-0.000294086533375704" calcext:value-type="float">
            <text:p>-0.000294086533375704</text:p>
          </table:table-cell>
          <table:table-cell office:value-type="float" office:value="0.000732042737755179" calcext:value-type="float">
            <text:p>0.000732042737755179</text:p>
          </table:table-cell>
          <table:table-cell office:value-type="float" office:value="0.00160055008991855" calcext:value-type="float">
            <text:p>0.00160055008991855</text:p>
          </table:table-cell>
          <table:table-cell office:value-type="float" office:value="0.00160160795514652" calcext:value-type="float">
            <text:p>0.00160160795514652</text:p>
          </table:table-cell>
          <table:table-cell office:value-type="float" office:value="0.00276525970591346" calcext:value-type="float">
            <text:p>0.00276525970591346</text:p>
          </table:table-cell>
          <table:table-cell office:value-type="float" office:value="0.00233259282767395" calcext:value-type="float">
            <text:p>0.00233259282767395</text:p>
          </table:table-cell>
          <table:table-cell office:value-type="float" office:value="0.00101660848407903" calcext:value-type="float">
            <text:p>0.00101660848407903</text:p>
          </table:table-cell>
          <table:table-cell office:value-type="float" office:value="0.00145350682323075" calcext:value-type="float">
            <text:p>0.00145350682323075</text:p>
          </table:table-cell>
          <table:table-cell office:value-type="float" office:value="0.00290912937691734" calcext:value-type="float">
            <text:p>0.00290912937691734</text:p>
          </table:table-cell>
          <table:table-cell office:value-type="float" office:value="0.00247646249867783" calcext:value-type="float">
            <text:p>0.002476462498677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430641821946165" calcext:value-type="float">
            <text:p>-0.00430641821946165</text:p>
          </table:table-cell>
          <table:table-cell office:value-type="float" office:value="-0.00569358178053847" calcext:value-type="float">
            <text:p>-0.00569358178053847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861283643892352" calcext:value-type="float">
            <text:p>0.00861283643892352</text:p>
          </table:table-cell>
          <table:table-cell office:value-type="float" office:value="0.00140786749482391" calcext:value-type="float">
            <text:p>0.00140786749482391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569358178053814" calcext:value-type="float">
            <text:p>0.00569358178053814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573498964803298" calcext:value-type="float">
            <text:p>0.005734989648032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00207039337473125" calcext:value-type="float">
            <text:p>2.0703933747312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1287784679089" calcext:value-type="float">
            <text:p>-0.01287784679089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855072463768125" calcext:value-type="float">
            <text:p>0.00855072463768125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712215320910981" calcext:value-type="float">
            <text:p>0.00712215320910981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281573498964827" calcext:value-type="float">
            <text:p>0.00281573498964827</text:p>
          </table:table-cell>
          <table:table-cell table:number-columns-repeated="2" office:value-type="float" office:value="0.00426501035196702" calcext:value-type="float">
            <text:p>0.00426501035196702</text:p>
          </table:table-cell>
          <table:table-cell office:value-type="float" office:value="0.00712215320910981" calcext:value-type="float">
            <text:p>0.00712215320910981</text:p>
          </table:table-cell>
          <table:table-cell office:value-type="float" office:value="-0.0000207039337472015" calcext:value-type="float">
            <text:p>-2.07039337472015E-05</text:p>
          </table:table-cell>
          <table:table-cell table:number-columns-repeated="2" office:value-type="float" office:value="0.00142857142857145" calcext:value-type="float">
            <text:p>0.00142857142857145</text:p>
          </table:table-cell>
          <table:table-cell office:value-type="float" office:value="0.00716356107660465" calcext:value-type="float">
            <text:p>0.007163561076604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128778467908902" calcext:value-type="float">
            <text:p>-0.0128778467908902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-0.0028778467908902" calcext:value-type="float">
            <text:p>-0.0028778467908902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-0.00146997929606618" calcext:value-type="float">
            <text:p>-0.00146997929606618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-0.00289855072463763" calcext:value-type="float">
            <text:p>-0.00289855072463763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13871635610766" calcext:value-type="float">
            <text:p>0.0013871635610766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430641821946176" calcext:value-type="float">
            <text:p>0.00430641821946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14327122153209" calcext:value-type="float">
            <text:p>-0.014327122153209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-0.00432712215320896" calcext:value-type="float">
            <text:p>-0.00432712215320896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-0.00430641821946154" calcext:value-type="float">
            <text:p>-0.00430641821946154</text:p>
          </table:table-cell>
          <table:table-cell office:value-type="float" office:value="-0.00287784679088998" calcext:value-type="float">
            <text:p>-0.00287784679088998</text:p>
          </table:table-cell>
          <table:table-cell office:value-type="float" office:value="-0.00289855072463752" calcext:value-type="float">
            <text:p>-0.00289855072463752</text:p>
          </table:table-cell>
          <table:table-cell office:value-type="float" office:value="0.00569358178053847" calcext:value-type="float">
            <text:p>0.00569358178053847</text:p>
          </table:table-cell>
          <table:table-cell office:value-type="float" office:value="-0.00432712215320896" calcext:value-type="float">
            <text:p>-0.00432712215320896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140786749482424" calcext:value-type="float">
            <text:p>0.00140786749482424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573498964803321" calcext:value-type="float">
            <text:p>0.005734989648033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114285714285712" calcext:value-type="float">
            <text:p>-0.0114285714285712</text:p>
          </table:table-cell>
          <table:table-cell office:value-type="float" office:value="-0.00283643892339536" calcext:value-type="float">
            <text:p>-0.00283643892339536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-0.00430641821946165" calcext:value-type="float">
            <text:p>-0.00430641821946165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-0.0028778467908902" calcext:value-type="float">
            <text:p>-0.0028778467908902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861283643892363" calcext:value-type="float">
            <text:p>0.00861283643892363</text:p>
          </table:table-cell>
          <table:table-cell office:value-type="float" office:value="0.00144927536231876" calcext:value-type="float">
            <text:p>0.00144927536231876</text:p>
          </table:table-cell>
          <table:table-cell table:number-columns-repeated="2" office:value-type="float" office:value="0.00573498964803321" calcext:value-type="float">
            <text:p>0.005734989648033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111635610766043" calcext:value-type="float">
            <text:p>-0.0111635610766043</text:p>
          </table:table-cell>
          <table:table-cell office:value-type="float" office:value="-0.00313457556935803" calcext:value-type="float">
            <text:p>-0.00313457556935803</text:p>
          </table:table-cell>
          <table:table-cell office:value-type="float" office:value="-0.0000207039337473125" calcext:value-type="float">
            <text:p>-2.07039337473125E-05</text:p>
          </table:table-cell>
          <table:table-cell office:value-type="float" office:value="0.00427329192546611" calcext:value-type="float">
            <text:p>0.00427329192546611</text:p>
          </table:table-cell>
          <table:table-cell office:value-type="float" office:value="-0.000583850931676899" calcext:value-type="float">
            <text:p>-0.000583850931676899</text:p>
          </table:table-cell>
          <table:table-cell office:value-type="float" office:value="0.00313871635610785" calcext:value-type="float">
            <text:p>0.00313871635610785</text:p>
          </table:table-cell>
          <table:table-cell office:value-type="float" office:value="-0.00117184265010339" calcext:value-type="float">
            <text:p>-0.00117184265010339</text:p>
          </table:table-cell>
          <table:table-cell office:value-type="float" office:value="0.00398757763975177" calcext:value-type="float">
            <text:p>0.00398757763975177</text:p>
          </table:table-cell>
          <table:table-cell office:value-type="float" office:value="-0.000318840579709989" calcext:value-type="float">
            <text:p>-0.000318840579709989</text:p>
          </table:table-cell>
          <table:table-cell office:value-type="float" office:value="0.00199171842650114" calcext:value-type="float">
            <text:p>0.00199171842650114</text:p>
          </table:table-cell>
          <table:table-cell office:value-type="float" office:value="0.00370186335403744" calcext:value-type="float">
            <text:p>0.00370186335403744</text:p>
          </table:table-cell>
          <table:table-cell office:value-type="float" office:value="0.00570186335403755" calcext:value-type="float">
            <text:p>0.00570186335403755</text:p>
          </table:table-cell>
          <table:table-cell office:value-type="float" office:value="0.00429399585921342" calcext:value-type="float">
            <text:p>0.00429399585921342</text:p>
          </table:table-cell>
          <table:table-cell office:value-type="float" office:value="0.00228571428571434" calcext:value-type="float">
            <text:p>0.00228571428571434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459213250517621" calcext:value-type="float">
            <text:p>0.00459213250517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0.00857142857142845" calcext:value-type="float">
            <text:p>0.00857142857142845</text:p>
          </table:table-cell>
          <table:table-cell office:value-type="float" office:value="-0.0668907563025211" calcext:value-type="float">
            <text:p>-0.0668907563025211</text:p>
          </table:table-cell>
          <table:table-cell office:value-type="float" office:value="0.0086554621848739" calcext:value-type="float">
            <text:p>0.0086554621848739</text:p>
          </table:table-cell>
          <table:table-cell office:value-type="float" office:value="-0.00361344537815134" calcext:value-type="float">
            <text:p>-0.00361344537815134</text:p>
          </table:table-cell>
          <table:table-cell office:value-type="float" office:value="0.0493277310924369" calcext:value-type="float">
            <text:p>0.0493277310924369</text:p>
          </table:table-cell>
          <table:table-cell office:value-type="float" office:value="0.0439495798319327" calcext:value-type="float">
            <text:p>0.0439495798319327</text:p>
          </table:table-cell>
          <table:table-cell office:value-type="float" office:value="0.0206722689075629" calcext:value-type="float">
            <text:p>0.0206722689075629</text:p>
          </table:table-cell>
          <table:table-cell office:value-type="float" office:value="0.0170588235294117" calcext:value-type="float">
            <text:p>0.0170588235294117</text:p>
          </table:table-cell>
          <table:table-cell office:value-type="float" office:value="0.0437815126050419" calcext:value-type="float">
            <text:p>0.0437815126050419</text:p>
          </table:table-cell>
          <table:table-cell office:value-type="float" office:value="0.0580672268907563" calcext:value-type="float">
            <text:p>0.0580672268907563</text:p>
          </table:table-cell>
          <table:table-cell office:value-type="float" office:value="0.0321008403361344" calcext:value-type="float">
            <text:p>0.0321008403361344</text:p>
          </table:table-cell>
          <table:table-cell office:value-type="float" office:value="0.00949579831932767" calcext:value-type="float">
            <text:p>0.00949579831932767</text:p>
          </table:table-cell>
          <table:table-cell office:value-type="float" office:value="-0.000252100840336222" calcext:value-type="float">
            <text:p>-0.000252100840336222</text:p>
          </table:table-cell>
          <table:table-cell table:number-columns-repeated="2" office:value-type="float" office:value="0.0286554621848739" calcext:value-type="float">
            <text:p>0.0286554621848739</text:p>
          </table:table-cell>
          <table:table-cell office:value-type="float" office:value="0.0465546218487394" calcext:value-type="float">
            <text:p>0.0465546218487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-0.00260504201680667" calcext:value-type="float">
            <text:p>-0.00260504201680667</text:p>
          </table:table-cell>
          <table:table-cell office:value-type="float" office:value="-0.0665546218487394" calcext:value-type="float">
            <text:p>-0.0665546218487394</text:p>
          </table:table-cell>
          <table:table-cell office:value-type="float" office:value="0.0320168067226891" calcext:value-type="float">
            <text:p>0.0320168067226891</text:p>
          </table:table-cell>
          <table:table-cell office:value-type="float" office:value="0.0263865546218488" calcext:value-type="float">
            <text:p>0.0263865546218488</text:p>
          </table:table-cell>
          <table:table-cell office:value-type="float" office:value="0.0235294117647059" calcext:value-type="float">
            <text:p>0.0235294117647059</text:p>
          </table:table-cell>
          <table:table-cell office:value-type="float" office:value="0.00899159663865556" calcext:value-type="float">
            <text:p>0.00899159663865556</text:p>
          </table:table-cell>
          <table:table-cell office:value-type="float" office:value="0.0323529411764706" calcext:value-type="float">
            <text:p>0.0323529411764706</text:p>
          </table:table-cell>
          <table:table-cell office:value-type="float" office:value="0.0233613445378151" calcext:value-type="float">
            <text:p>0.0233613445378151</text:p>
          </table:table-cell>
          <table:table-cell office:value-type="float" office:value="0.0236134453781512" calcext:value-type="float">
            <text:p>0.0236134453781512</text:p>
          </table:table-cell>
          <table:table-cell office:value-type="float" office:value="0.0378991596638656" calcext:value-type="float">
            <text:p>0.0378991596638656</text:p>
          </table:table-cell>
          <table:table-cell office:value-type="float" office:value="0.0350420168067227" calcext:value-type="float">
            <text:p>0.0350420168067227</text:p>
          </table:table-cell>
          <table:table-cell office:value-type="float" office:value="0.0498319327731093" calcext:value-type="float">
            <text:p>0.0498319327731093</text:p>
          </table:table-cell>
          <table:table-cell office:value-type="float" office:value="0.0235294117647059" calcext:value-type="float">
            <text:p>0.0235294117647059</text:p>
          </table:table-cell>
          <table:table-cell office:value-type="float" office:value="0.0318487394957984" calcext:value-type="float">
            <text:p>0.0318487394957984</text:p>
          </table:table-cell>
          <table:table-cell office:value-type="float" office:value="0.0381512605042017" calcext:value-type="float">
            <text:p>0.0381512605042017</text:p>
          </table:table-cell>
          <table:table-cell office:value-type="float" office:value="0.0583193277310924" calcext:value-type="float">
            <text:p>0.0583193277310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-0.00554621848739489" calcext:value-type="float">
            <text:p>-0.00554621848739489</text:p>
          </table:table-cell>
          <table:table-cell office:value-type="float" office:value="-0.0695798319327731" calcext:value-type="float">
            <text:p>-0.0695798319327731</text:p>
          </table:table-cell>
          <table:table-cell office:value-type="float" office:value="0.0349579831932774" calcext:value-type="float">
            <text:p>0.0349579831932774</text:p>
          </table:table-cell>
          <table:table-cell office:value-type="float" office:value="0.0231932773109244" calcext:value-type="float">
            <text:p>0.0231932773109244</text:p>
          </table:table-cell>
          <table:table-cell office:value-type="float" office:value="0.0291596638655462" calcext:value-type="float">
            <text:p>0.0291596638655462</text:p>
          </table:table-cell>
          <table:table-cell office:value-type="float" office:value="0.0257983193277311" calcext:value-type="float">
            <text:p>0.0257983193277311</text:p>
          </table:table-cell>
          <table:table-cell office:value-type="float" office:value="0.0232773109243698" calcext:value-type="float">
            <text:p>0.0232773109243698</text:p>
          </table:table-cell>
          <table:table-cell office:value-type="float" office:value="0.0289915966386556" calcext:value-type="float">
            <text:p>0.0289915966386556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203361344537816" calcext:value-type="float">
            <text:p>0.0203361344537816</text:p>
          </table:table-cell>
          <table:table-cell office:value-type="float" office:value="0.0291596638655462" calcext:value-type="float">
            <text:p>0.0291596638655462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0.0173949579831934" calcext:value-type="float">
            <text:p>0.0173949579831934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40672268907563" calcext:value-type="float">
            <text:p>0.040672268907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-0.00848739495798323" calcext:value-type="float">
            <text:p>-0.00848739495798323</text:p>
          </table:table-cell>
          <table:table-cell office:value-type="float" office:value="-0.0927731092436974" calcext:value-type="float">
            <text:p>-0.0927731092436974</text:p>
          </table:table-cell>
          <table:table-cell office:value-type="float" office:value="0.0291596638655462" calcext:value-type="float">
            <text:p>0.0291596638655462</text:p>
          </table:table-cell>
          <table:table-cell office:value-type="float" office:value="0.0143697478991597" calcext:value-type="float">
            <text:p>0.0143697478991597</text:p>
          </table:table-cell>
          <table:table-cell office:value-type="float" office:value="0.0290756302521009" calcext:value-type="float">
            <text:p>0.0290756302521009</text:p>
          </table:table-cell>
          <table:table-cell office:value-type="float" office:value="0.0114285714285715" calcext:value-type="float">
            <text:p>0.0114285714285715</text:p>
          </table:table-cell>
          <table:table-cell office:value-type="float" office:value="0.0115966386554622" calcext:value-type="float">
            <text:p>0.0115966386554622</text:p>
          </table:table-cell>
          <table:table-cell office:value-type="float" office:value="0.0231932773109245" calcext:value-type="float">
            <text:p>0.0231932773109245</text:p>
          </table:table-cell>
          <table:table-cell office:value-type="float" office:value="0.0232773109243698" calcext:value-type="float">
            <text:p>0.0232773109243698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289075630252101" calcext:value-type="float">
            <text:p>0.0289075630252101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173949579831934" calcext:value-type="float">
            <text:p>0.0173949579831934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0.0143697478991597" calcext:value-type="float">
            <text:p>0.01436974789915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-0.00546218487394956" calcext:value-type="float">
            <text:p>-0.00546218487394956</text:p>
          </table:table-cell>
          <table:table-cell office:value-type="float" office:value="-0.0841176470588235" calcext:value-type="float">
            <text:p>-0.0841176470588235</text:p>
          </table:table-cell>
          <table:table-cell office:value-type="float" office:value="0.0233613445378151" calcext:value-type="float">
            <text:p>0.0233613445378151</text:p>
          </table:table-cell>
          <table:table-cell office:value-type="float" office:value="0.0257983193277311" calcext:value-type="float">
            <text:p>0.0257983193277311</text:p>
          </table:table-cell>
          <table:table-cell office:value-type="float" office:value="0.0378151260504201" calcext:value-type="float">
            <text:p>0.0378151260504201</text:p>
          </table:table-cell>
          <table:table-cell office:value-type="float" office:value="0.0115126050420168" calcext:value-type="float">
            <text:p>0.0115126050420168</text:p>
          </table:table-cell>
          <table:table-cell office:value-type="float" office:value="0.0290756302521009" calcext:value-type="float">
            <text:p>0.0290756302521009</text:p>
          </table:table-cell>
          <table:table-cell office:value-type="float" office:value="0.0261344537815127" calcext:value-type="float">
            <text:p>0.0261344537815127</text:p>
          </table:table-cell>
          <table:table-cell table:number-columns-repeated="2" office:value-type="float" office:value="0.0174789915966387" calcext:value-type="float">
            <text:p>0.0174789915966387</text:p>
          </table:table-cell>
          <table:table-cell table:number-columns-repeated="2" office:value-type="float" office:value="0.00882352941176467" calcext:value-type="float">
            <text:p>0.00882352941176467</text:p>
          </table:table-cell>
          <table:table-cell office:value-type="float" office:value="0.00579831932773112" calcext:value-type="float">
            <text:p>0.00579831932773112</text:p>
          </table:table-cell>
          <table:table-cell office:value-type="float" office:value="0.00857142857142856" calcext:value-type="float">
            <text:p>0.00857142857142856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173109243697479" calcext:value-type="float">
            <text:p>0.0173109243697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-0.00270588235294122" calcext:value-type="float">
            <text:p>-0.00270588235294122</text:p>
          </table:table-cell>
          <table:table-cell office:value-type="float" office:value="-0.075983193277311" calcext:value-type="float">
            <text:p>-0.075983193277311</text:p>
          </table:table-cell>
          <table:table-cell office:value-type="float" office:value="0.0256302521008404" calcext:value-type="float">
            <text:p>0.0256302521008404</text:p>
          </table:table-cell>
          <table:table-cell office:value-type="float" office:value="0.0172268907563025" calcext:value-type="float">
            <text:p>0.0172268907563025</text:p>
          </table:table-cell>
          <table:table-cell office:value-type="float" office:value="0.033781512605042" calcext:value-type="float">
            <text:p>0.033781512605042</text:p>
          </table:table-cell>
          <table:table-cell office:value-type="float" office:value="0.0203361344537815" calcext:value-type="float">
            <text:p>0.0203361344537815</text:p>
          </table:table-cell>
          <table:table-cell office:value-type="float" office:value="0.0233949579831932" calcext:value-type="float">
            <text:p>0.0233949579831932</text:p>
          </table:table-cell>
          <table:table-cell office:value-type="float" office:value="0.0237478991596638" calcext:value-type="float">
            <text:p>0.0237478991596638</text:p>
          </table:table-cell>
          <table:table-cell office:value-type="float" office:value="0.025126050420168" calcext:value-type="float">
            <text:p>0.025126050420168</text:p>
          </table:table-cell>
          <table:table-cell office:value-type="float" office:value="0.0302689075630251" calcext:value-type="float">
            <text:p>0.0302689075630251</text:p>
          </table:table-cell>
          <table:table-cell office:value-type="float" office:value="0.0216134453781511" calcext:value-type="float">
            <text:p>0.0216134453781511</text:p>
          </table:table-cell>
          <table:table-cell office:value-type="float" office:value="0.0229243697478991" calcext:value-type="float">
            <text:p>0.0229243697478991</text:p>
          </table:table-cell>
          <table:table-cell office:value-type="float" office:value="0.00986554621848734" calcext:value-type="float">
            <text:p>0.00986554621848734</text:p>
          </table:table-cell>
          <table:table-cell office:value-type="float" office:value="0.0207731092436975" calcext:value-type="float">
            <text:p>0.0207731092436975</text:p>
          </table:table-cell>
          <table:table-cell office:value-type="float" office:value="0.0209579831932772" calcext:value-type="float">
            <text:p>0.0209579831932772</text:p>
          </table:table-cell>
          <table:table-cell office:value-type="float" office:value="0.0354453781512605" calcext:value-type="float">
            <text:p>0.03544537815126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-0.00226890756302522" calcext:value-type="float">
            <text:p>-0.00226890756302522</text:p>
          </table:table-cell>
          <table:table-cell office:value-type="float" office:value="-0.106554621848739" calcext:value-type="float">
            <text:p>-0.106554621848739</text:p>
          </table:table-cell>
          <table:table-cell office:value-type="float" office:value="-0.0260924369747899" calcext:value-type="float">
            <text:p>-0.0260924369747899</text:p>
          </table:table-cell>
          <table:table-cell office:value-type="float" office:value="-0.0190476190476191" calcext:value-type="float">
            <text:p>-0.0190476190476191</text:p>
          </table:table-cell>
          <table:table-cell office:value-type="float" office:value="-0.00830532212885149" calcext:value-type="float">
            <text:p>-0.00830532212885149</text:p>
          </table:table-cell>
          <table:table-cell office:value-type="float" office:value="-0.00246498599439771" calcext:value-type="float">
            <text:p>-0.00246498599439771</text:p>
          </table:table-cell>
          <table:table-cell office:value-type="float" office:value="-0.0284173669467787" calcext:value-type="float">
            <text:p>-0.0284173669467787</text:p>
          </table:table-cell>
          <table:table-cell office:value-type="float" office:value="-0.0166806722689076" calcext:value-type="float">
            <text:p>-0.0166806722689076</text:p>
          </table:table-cell>
          <table:table-cell office:value-type="float" office:value="-0.0261344537815126" calcext:value-type="float">
            <text:p>-0.0261344537815126</text:p>
          </table:table-cell>
          <table:table-cell office:value-type="float" office:value="-0.0260784313725489" calcext:value-type="float">
            <text:p>-0.0260784313725489</text:p>
          </table:table-cell>
          <table:table-cell office:value-type="float" office:value="-0.0000280112044818148" calcext:value-type="float">
            <text:p>-2.80112044818148E-05</text:p>
          </table:table-cell>
          <table:table-cell office:value-type="float" office:value="-0.0141596638655461" calcext:value-type="float">
            <text:p>-0.0141596638655461</text:p>
          </table:table-cell>
          <table:table-cell office:value-type="float" office:value="-0.0106862745098039" calcext:value-type="float">
            <text:p>-0.0106862745098039</text:p>
          </table:table-cell>
          <table:table-cell office:value-type="float" office:value="-0.0154061624649859" calcext:value-type="float">
            <text:p>-0.0154061624649859</text:p>
          </table:table-cell>
          <table:table-cell office:value-type="float" office:value="-0.00705882352941167" calcext:value-type="float">
            <text:p>-0.00705882352941167</text:p>
          </table:table-cell>
          <table:table-cell office:value-type="float" office:value="-0.0153781512605041" calcext:value-type="float">
            <text:p>-0.0153781512605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00361344537815123" calcext:value-type="float">
            <text:p>0.00361344537815123</text:p>
          </table:table-cell>
          <table:table-cell office:value-type="float" office:value="-0.0875770308123249" calcext:value-type="float">
            <text:p>-0.0875770308123249</text:p>
          </table:table-cell>
          <table:table-cell office:value-type="float" office:value="0.0035574229691876" calcext:value-type="float">
            <text:p>0.0035574229691876</text:p>
          </table:table-cell>
          <table:table-cell office:value-type="float" office:value="0.0165126050420168" calcext:value-type="float">
            <text:p>0.0165126050420168</text:p>
          </table:table-cell>
          <table:table-cell office:value-type="float" office:value="-0.00701680672268912" calcext:value-type="float">
            <text:p>-0.00701680672268912</text:p>
          </table:table-cell>
          <table:table-cell office:value-type="float" office:value="0.00232492997198874" calcext:value-type="float">
            <text:p>0.00232492997198874</text:p>
          </table:table-cell>
          <table:table-cell office:value-type="float" office:value="-0.00116246498599437" calcext:value-type="float">
            <text:p>-0.00116246498599437</text:p>
          </table:table-cell>
          <table:table-cell office:value-type="float" office:value="-0.00591036414565826" calcext:value-type="float">
            <text:p>-0.00591036414565826</text:p>
          </table:table-cell>
          <table:table-cell office:value-type="float" office:value="-0.00595238095238093" calcext:value-type="float">
            <text:p>-0.00595238095238093</text:p>
          </table:table-cell>
          <table:table-cell office:value-type="float" office:value="-0.0130252100840337" calcext:value-type="float">
            <text:p>-0.0130252100840337</text:p>
          </table:table-cell>
          <table:table-cell office:value-type="float" office:value="0.00358543417366941" calcext:value-type="float">
            <text:p>0.00358543417366941</text:p>
          </table:table-cell>
          <table:table-cell office:value-type="float" office:value="0.00704481792717082" calcext:value-type="float">
            <text:p>0.00704481792717082</text:p>
          </table:table-cell>
          <table:table-cell office:value-type="float" office:value="-0.00591036414565826" calcext:value-type="float">
            <text:p>-0.00591036414565826</text:p>
          </table:table-cell>
          <table:table-cell office:value-type="float" office:value="-0.0129271708683473" calcext:value-type="float">
            <text:p>-0.0129271708683473</text:p>
          </table:table-cell>
          <table:table-cell office:value-type="float" office:value="0.00236694677871141" calcext:value-type="float">
            <text:p>0.00236694677871141</text:p>
          </table:table-cell>
          <table:table-cell office:value-type="float" office:value="-0.0130392156862745" calcext:value-type="float">
            <text:p>-0.01303921568627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00246498599439771" calcext:value-type="float">
            <text:p>0.00246498599439771</text:p>
          </table:table-cell>
          <table:table-cell office:value-type="float" office:value="-0.0934593837535014" calcext:value-type="float">
            <text:p>-0.0934593837535014</text:p>
          </table:table-cell>
          <table:table-cell office:value-type="float" office:value="-0.0046498599439776" calcext:value-type="float">
            <text:p>-0.0046498599439776</text:p>
          </table:table-cell>
          <table:table-cell office:value-type="float" office:value="0.00354341736694674" calcext:value-type="float">
            <text:p>0.00354341736694674</text:p>
          </table:table-cell>
          <table:table-cell office:value-type="float" office:value="-0.0153081232492998" calcext:value-type="float">
            <text:p>-0.0153081232492998</text:p>
          </table:table-cell>
          <table:table-cell office:value-type="float" office:value="0.00350140056022408" calcext:value-type="float">
            <text:p>0.00350140056022408</text:p>
          </table:table-cell>
          <table:table-cell office:value-type="float" office:value="0.00471988795518208" calcext:value-type="float">
            <text:p>0.00471988795518208</text:p>
          </table:table-cell>
          <table:table-cell office:value-type="float" office:value="-0.00591036414565826" calcext:value-type="float">
            <text:p>-0.00591036414565826</text:p>
          </table:table-cell>
          <table:table-cell office:value-type="float" office:value="-0.0130112044817927" calcext:value-type="float">
            <text:p>-0.0130112044817927</text:p>
          </table:table-cell>
          <table:table-cell office:value-type="float" office:value="-0.00232492997198874" calcext:value-type="float">
            <text:p>-0.00232492997198874</text:p>
          </table:table-cell>
          <table:table-cell office:value-type="float" office:value="0.00120448179271704" calcext:value-type="float">
            <text:p>0.00120448179271704</text:p>
          </table:table-cell>
          <table:table-cell office:value-type="float" office:value="0.00119047619047619" calcext:value-type="float">
            <text:p>0.00119047619047619</text:p>
          </table:table-cell>
          <table:table-cell office:value-type="float" office:value="0.00123249299719885" calcext:value-type="float">
            <text:p>0.00123249299719885</text:p>
          </table:table-cell>
          <table:table-cell office:value-type="float" office:value="-0.00823529411764701" calcext:value-type="float">
            <text:p>-0.00823529411764701</text:p>
          </table:table-cell>
          <table:table-cell office:value-type="float" office:value="-0.00708683473389349" calcext:value-type="float">
            <text:p>-0.00708683473389349</text:p>
          </table:table-cell>
          <table:table-cell office:value-type="float" office:value="-0.0118487394957983" calcext:value-type="float">
            <text:p>-0.01184873949579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-0.0828571428571429" calcext:value-type="float">
            <text:p>-0.0828571428571429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0.0142436974789917" calcext:value-type="float">
            <text:p>0.0142436974789917</text:p>
          </table:table-cell>
          <table:table-cell office:value-type="float" office:value="0.000112044817927148" calcext:value-type="float">
            <text:p>0.000112044817927148</text:p>
          </table:table-cell>
          <table:table-cell office:value-type="float" office:value="0.0165266106442578" calcext:value-type="float">
            <text:p>0.0165266106442578</text:p>
          </table:table-cell>
          <table:table-cell office:value-type="float" office:value="0.0130252100840337" calcext:value-type="float">
            <text:p>0.0130252100840337</text:p>
          </table:table-cell>
          <table:table-cell office:value-type="float" office:value="0.00589635854341741" calcext:value-type="float">
            <text:p>0.00589635854341741</text:p>
          </table:table-cell>
          <table:table-cell office:value-type="float" office:value="0.00236694677871163" calcext:value-type="float">
            <text:p>0.00236694677871163</text:p>
          </table:table-cell>
          <table:table-cell office:value-type="float" office:value="-0.00354341736694663" calcext:value-type="float">
            <text:p>-0.00354341736694663</text:p>
          </table:table-cell>
          <table:table-cell office:value-type="float" office:value="0.00355742296918782" calcext:value-type="float">
            <text:p>0.00355742296918782</text:p>
          </table:table-cell>
          <table:table-cell office:value-type="float" office:value="0.0153221288515407" calcext:value-type="float">
            <text:p>0.0153221288515407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-0.00704481792717082" calcext:value-type="float">
            <text:p>-0.00704481792717082</text:p>
          </table:table-cell>
          <table:table-cell office:value-type="float" office:value="0.00471988795518219" calcext:value-type="float">
            <text:p>0.00471988795518219</text:p>
          </table:table-cell>
          <table:table-cell office:value-type="float" office:value="0.00595238095238104" calcext:value-type="float">
            <text:p>0.00595238095238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0130672268907562" calcext:value-type="float">
            <text:p>0.0130672268907562</text:p>
          </table:table-cell>
          <table:table-cell office:value-type="float" office:value="-0.082857142857143" calcext:value-type="float">
            <text:p>-0.082857142857143</text:p>
          </table:table-cell>
          <table:table-cell office:value-type="float" office:value="0.0119187675070027" calcext:value-type="float">
            <text:p>0.0119187675070027</text:p>
          </table:table-cell>
          <table:table-cell office:value-type="float" office:value="0.0166246498599439" calcext:value-type="float">
            <text:p>0.0166246498599439</text:p>
          </table:table-cell>
          <table:table-cell office:value-type="float" office:value="-0.00107843137254915" calcext:value-type="float">
            <text:p>-0.00107843137254915</text:p>
          </table:table-cell>
          <table:table-cell office:value-type="float" office:value="0.0189215686274509" calcext:value-type="float">
            <text:p>0.0189215686274509</text:p>
          </table:table-cell>
          <table:table-cell office:value-type="float" office:value="0.0154341736694678" calcext:value-type="float">
            <text:p>0.0154341736694678</text:p>
          </table:table-cell>
          <table:table-cell office:value-type="float" office:value="0.00471988795518208" calcext:value-type="float">
            <text:p>0.00471988795518208</text:p>
          </table:table-cell>
          <table:table-cell office:value-type="float" office:value="0.00238095238095237" calcext:value-type="float">
            <text:p>0.00238095238095237</text:p>
          </table:table-cell>
          <table:table-cell office:value-type="float" office:value="0.001218487394958" calcext:value-type="float">
            <text:p>0.001218487394958</text:p>
          </table:table-cell>
          <table:table-cell office:value-type="float" office:value="0.00836134453781512" calcext:value-type="float">
            <text:p>0.00836134453781512</text:p>
          </table:table-cell>
          <table:table-cell office:value-type="float" office:value="0.0177310924369747" calcext:value-type="float">
            <text:p>0.0177310924369747</text:p>
          </table:table-cell>
          <table:table-cell office:value-type="float" office:value="0.00949579831932767" calcext:value-type="float">
            <text:p>0.00949579831932767</text:p>
          </table:table-cell>
          <table:table-cell office:value-type="float" office:value="-0.00469187675070037" calcext:value-type="float">
            <text:p>-0.00469187675070037</text:p>
          </table:table-cell>
          <table:table-cell office:value-type="float" office:value="0.00232492997198874" calcext:value-type="float">
            <text:p>0.00232492997198874</text:p>
          </table:table-cell>
          <table:table-cell office:value-type="float" office:value="0.00357142857142856" calcext:value-type="float">
            <text:p>0.003571428571428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0.00504201680672267" calcext:value-type="float">
            <text:p>0.00504201680672267</text:p>
          </table:table-cell>
          <table:table-cell office:value-type="float" office:value="-0.0906610644257704" calcext:value-type="float">
            <text:p>-0.0906610644257704</text:p>
          </table:table-cell>
          <table:table-cell office:value-type="float" office:value="-0.00138655462184878" calcext:value-type="float">
            <text:p>-0.00138655462184878</text:p>
          </table:table-cell>
          <table:table-cell office:value-type="float" office:value="0.00637535014005608" calcext:value-type="float">
            <text:p>0.00637535014005608</text:p>
          </table:table-cell>
          <table:table-cell office:value-type="float" office:value="-0.00631932773109245" calcext:value-type="float">
            <text:p>-0.00631932773109245</text:p>
          </table:table-cell>
          <table:table-cell office:value-type="float" office:value="0.00776190476190475" calcext:value-type="float">
            <text:p>0.00776190476190475</text:p>
          </table:table-cell>
          <table:table-cell office:value-type="float" office:value="0.000719887955182075" calcext:value-type="float">
            <text:p>0.000719887955182075</text:p>
          </table:table-cell>
          <table:table-cell office:value-type="float" office:value="-0.00357703081232485" calcext:value-type="float">
            <text:p>-0.00357703081232485</text:p>
          </table:table-cell>
          <table:table-cell office:value-type="float" office:value="-0.00807002801120449" calcext:value-type="float">
            <text:p>-0.00807002801120449</text:p>
          </table:table-cell>
          <table:table-cell office:value-type="float" office:value="-0.00875070028011193" calcext:value-type="float">
            <text:p>-0.00875070028011193</text:p>
          </table:table-cell>
          <table:table-cell office:value-type="float" office:value="0.00333613445378145" calcext:value-type="float">
            <text:p>0.00333613445378145</text:p>
          </table:table-cell>
          <table:table-cell office:value-type="float" office:value="0.0054257703081233" calcext:value-type="float">
            <text:p>0.0054257703081233</text:p>
          </table:table-cell>
          <table:table-cell office:value-type="float" office:value="0.00049299719887963" calcext:value-type="float">
            <text:p>0.00049299719887963</text:p>
          </table:table-cell>
          <table:table-cell office:value-type="float" office:value="-0.0096610644257703" calcext:value-type="float">
            <text:p>-0.0096610644257703</text:p>
          </table:table-cell>
          <table:table-cell office:value-type="float" office:value="-0.000946778711484519" calcext:value-type="float">
            <text:p>-0.000946778711484519</text:p>
          </table:table-cell>
          <table:table-cell office:value-type="float" office:value="-0.00614845938375341" calcext:value-type="float">
            <text:p>-0.00614845938375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0165807560137458" calcext:value-type="float">
            <text:p>0.0165807560137458</text:p>
          </table:table-cell>
          <table:table-cell office:value-type="float" office:value="-0.0591494845360825" calcext:value-type="float">
            <text:p>-0.0591494845360825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0413445017182135" calcext:value-type="float">
            <text:p>0.00413445017182135</text:p>
          </table:table-cell>
          <table:table-cell office:value-type="float" office:value="0.0135416666666667" calcext:value-type="float">
            <text:p>0.0135416666666667</text:p>
          </table:table-cell>
          <table:table-cell office:value-type="float" office:value="0.0000107388316151757" calcext:value-type="float">
            <text:p>1.07388316151757E-05</text:p>
          </table:table-cell>
          <table:table-cell office:value-type="float" office:value="0.00936426116838496" calcext:value-type="float">
            <text:p>0.00936426116838496</text:p>
          </table:table-cell>
          <table:table-cell office:value-type="float" office:value="0.0093857388316152" calcext:value-type="float">
            <text:p>0.0093857388316152</text:p>
          </table:table-cell>
          <table:table-cell office:value-type="float" office:value="0.0156464776632302" calcext:value-type="float">
            <text:p>0.0156464776632302</text:p>
          </table:table-cell>
          <table:table-cell office:value-type="float" office:value="0.00514390034364265" calcext:value-type="float">
            <text:p>0.00514390034364265</text:p>
          </table:table-cell>
          <table:table-cell office:value-type="float" office:value="0.0103629725085911" calcext:value-type="float">
            <text:p>0.0103629725085911</text:p>
          </table:table-cell>
          <table:table-cell office:value-type="float" office:value="0.00732388316151211" calcext:value-type="float">
            <text:p>0.00732388316151211</text:p>
          </table:table-cell>
          <table:table-cell office:value-type="float" office:value="0.00516537800687289" calcext:value-type="float">
            <text:p>0.00516537800687289</text:p>
          </table:table-cell>
          <table:table-cell office:value-type="float" office:value="0.0124785223367698" calcext:value-type="float">
            <text:p>0.0124785223367698</text:p>
          </table:table-cell>
          <table:table-cell office:value-type="float" office:value="-0.00309278350515463" calcext:value-type="float">
            <text:p>-0.00309278350515463</text:p>
          </table:table-cell>
          <table:table-cell office:value-type="float" office:value="0.0176546391752577" calcext:value-type="float">
            <text:p>0.017654639175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0176331615120277" calcext:value-type="float">
            <text:p>0.0176331615120277</text:p>
          </table:table-cell>
          <table:table-cell office:value-type="float" office:value="-0.0404853951890033" calcext:value-type="float">
            <text:p>-0.0404853951890033</text:p>
          </table:table-cell>
          <table:table-cell office:value-type="float" office:value="0.0176439003436427" calcext:value-type="float">
            <text:p>0.0176439003436427</text:p>
          </table:table-cell>
          <table:table-cell office:value-type="float" office:value="0.0290700171821306" calcext:value-type="float">
            <text:p>0.0290700171821306</text:p>
          </table:table-cell>
          <table:table-cell office:value-type="float" office:value="0.0269974226804125" calcext:value-type="float">
            <text:p>0.0269974226804125</text:p>
          </table:table-cell>
          <table:table-cell office:value-type="float" office:value="0.0124785223367698" calcext:value-type="float">
            <text:p>0.0124785223367698</text:p>
          </table:table-cell>
          <table:table-cell office:value-type="float" office:value="0.00827963917525787" calcext:value-type="float">
            <text:p>0.00827963917525787</text:p>
          </table:table-cell>
          <table:table-cell office:value-type="float" office:value="0.0207581615120275" calcext:value-type="float">
            <text:p>0.0207581615120275</text:p>
          </table:table-cell>
          <table:table-cell office:value-type="float" office:value="0.0291451890034365" calcext:value-type="float">
            <text:p>0.0291451890034365</text:p>
          </table:table-cell>
          <table:table-cell office:value-type="float" office:value="0.015539089347079" calcext:value-type="float">
            <text:p>0.015539089347079</text:p>
          </table:table-cell>
          <table:table-cell office:value-type="float" office:value="0.0103629725085911" calcext:value-type="float">
            <text:p>0.0103629725085911</text:p>
          </table:table-cell>
          <table:table-cell office:value-type="float" office:value="0.0208118556701031" calcext:value-type="float">
            <text:p>0.0208118556701031</text:p>
          </table:table-cell>
          <table:table-cell office:value-type="float" office:value="0.0135631443298969" calcext:value-type="float">
            <text:p>0.0135631443298969</text:p>
          </table:table-cell>
          <table:table-cell office:value-type="float" office:value="0.0103844501718213" calcext:value-type="float">
            <text:p>0.0103844501718213</text:p>
          </table:table-cell>
          <table:table-cell office:value-type="float" office:value="0.0134987113402062" calcext:value-type="float">
            <text:p>0.0134987113402062</text:p>
          </table:table-cell>
          <table:table-cell office:value-type="float" office:value="0.0218213058419245" calcext:value-type="float">
            <text:p>0.02182130584192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0186426116838488" calcext:value-type="float">
            <text:p>0.0186426116838488</text:p>
          </table:table-cell>
          <table:table-cell office:value-type="float" office:value="-0.0529746563573883" calcext:value-type="float">
            <text:p>-0.0529746563573883</text:p>
          </table:table-cell>
          <table:table-cell office:value-type="float" office:value="0.0155713058419245" calcext:value-type="float">
            <text:p>0.0155713058419245</text:p>
          </table:table-cell>
          <table:table-cell office:value-type="float" office:value="0.0145189003436427" calcext:value-type="float">
            <text:p>0.0145189003436427</text:p>
          </table:table-cell>
          <table:table-cell office:value-type="float" office:value="0.0114046391752577" calcext:value-type="float">
            <text:p>0.0114046391752577</text:p>
          </table:table-cell>
          <table:table-cell office:value-type="float" office:value="0.0103844501718213" calcext:value-type="float">
            <text:p>0.0103844501718213</text:p>
          </table:table-cell>
          <table:table-cell office:value-type="float" office:value="0.0114153780068729" calcext:value-type="float">
            <text:p>0.0114153780068729</text:p>
          </table:table-cell>
          <table:table-cell office:value-type="float" office:value="0.0155927835051547" calcext:value-type="float">
            <text:p>0.0155927835051547</text:p>
          </table:table-cell>
          <table:table-cell office:value-type="float" office:value="0.0104166666666667" calcext:value-type="float">
            <text:p>0.0104166666666667</text:p>
          </table:table-cell>
          <table:table-cell office:value-type="float" office:value="0.0103629725085911" calcext:value-type="float">
            <text:p>0.0103629725085911</text:p>
          </table:table-cell>
          <table:table-cell office:value-type="float" office:value="0.00933204467353954" calcext:value-type="float">
            <text:p>0.00933204467353954</text:p>
          </table:table-cell>
          <table:table-cell office:value-type="float" office:value="0.0176546391752578" calcext:value-type="float">
            <text:p>0.0176546391752578</text:p>
          </table:table-cell>
          <table:table-cell office:value-type="float" office:value="0.0031035223367698" calcext:value-type="float">
            <text:p>0.0031035223367698</text:p>
          </table:table-cell>
          <table:table-cell office:value-type="float" office:value="0.0113616838487973" calcext:value-type="float">
            <text:p>0.0113616838487973</text:p>
          </table:table-cell>
          <table:table-cell office:value-type="float" office:value="0.00309278350515474" calcext:value-type="float">
            <text:p>0.00309278350515474</text:p>
          </table:table-cell>
          <table:table-cell office:value-type="float" office:value="0.0145403780068729" calcext:value-type="float">
            <text:p>0.0145403780068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0144866838487973" calcext:value-type="float">
            <text:p>0.0144866838487973</text:p>
          </table:table-cell>
          <table:table-cell office:value-type="float" office:value="-0.0550687285223368" calcext:value-type="float">
            <text:p>-0.0550687285223368</text:p>
          </table:table-cell>
          <table:table-cell office:value-type="float" office:value="0.0134879725085911" calcext:value-type="float">
            <text:p>0.0134879725085911</text:p>
          </table:table-cell>
          <table:table-cell office:value-type="float" office:value="0.0114046391752578" calcext:value-type="float">
            <text:p>0.0114046391752578</text:p>
          </table:table-cell>
          <table:table-cell office:value-type="float" office:value="0.0103844501718213" calcext:value-type="float">
            <text:p>0.0103844501718213</text:p>
          </table:table-cell>
          <table:table-cell office:value-type="float" office:value="0.00416666666666665" calcext:value-type="float">
            <text:p>0.00416666666666665</text:p>
          </table:table-cell>
          <table:table-cell office:value-type="float" office:value="0.00517611683848795" calcext:value-type="float">
            <text:p>0.00517611683848795</text:p>
          </table:table-cell>
          <table:table-cell office:value-type="float" office:value="0.0135201890034364" calcext:value-type="float">
            <text:p>0.0135201890034364</text:p>
          </table:table-cell>
          <table:table-cell office:value-type="float" office:value="0.00519759450171819" calcext:value-type="float">
            <text:p>0.00519759450171819</text:p>
          </table:table-cell>
          <table:table-cell office:value-type="float" office:value="0.0186963058419244" calcext:value-type="float">
            <text:p>0.0186963058419244</text:p>
          </table:table-cell>
          <table:table-cell office:value-type="float" office:value="0.00103092783505154" calcext:value-type="float">
            <text:p>0.00103092783505154</text:p>
          </table:table-cell>
          <table:table-cell office:value-type="float" office:value="0.0145833333333333" calcext:value-type="float">
            <text:p>0.0145833333333333</text:p>
          </table:table-cell>
          <table:table-cell office:value-type="float" office:value="-0.00831185567010306" calcext:value-type="float">
            <text:p>-0.00831185567010306</text:p>
          </table:table-cell>
          <table:table-cell office:value-type="float" office:value="0.00412371134020617" calcext:value-type="float">
            <text:p>0.00412371134020617</text:p>
          </table:table-cell>
          <table:table-cell office:value-type="float" office:value="-0.00104166666666672" calcext:value-type="float">
            <text:p>-0.00104166666666672</text:p>
          </table:table-cell>
          <table:table-cell office:value-type="float" office:value="0.00417740549828172" calcext:value-type="float">
            <text:p>0.00417740549828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0144974226804123" calcext:value-type="float">
            <text:p>0.0144974226804123</text:p>
          </table:table-cell>
          <table:table-cell office:value-type="float" office:value="-0.0623603951890035" calcext:value-type="float">
            <text:p>-0.0623603951890035</text:p>
          </table:table-cell>
          <table:table-cell office:value-type="float" office:value="0.00827963917525765" calcext:value-type="float">
            <text:p>0.00827963917525765</text:p>
          </table:table-cell>
          <table:table-cell office:value-type="float" office:value="0.0103522336769759" calcext:value-type="float">
            <text:p>0.0103522336769759</text:p>
          </table:table-cell>
          <table:table-cell office:value-type="float" office:value="0.0103737113402061" calcext:value-type="float">
            <text:p>0.0103737113402061</text:p>
          </table:table-cell>
          <table:table-cell office:value-type="float" office:value="0.00416666666666665" calcext:value-type="float">
            <text:p>0.00416666666666665</text:p>
          </table:table-cell>
          <table:table-cell office:value-type="float" office:value="0.0041451890034363" calcext:value-type="float">
            <text:p>0.0041451890034363</text:p>
          </table:table-cell>
          <table:table-cell office:value-type="float" office:value="0.00520833333333326" calcext:value-type="float">
            <text:p>0.00520833333333326</text:p>
          </table:table-cell>
          <table:table-cell office:value-type="float" office:value="-0.0031035223367698" calcext:value-type="float">
            <text:p>-0.0031035223367698</text:p>
          </table:table-cell>
          <table:table-cell office:value-type="float" office:value="0.00415592783505148" calcext:value-type="float">
            <text:p>0.00415592783505148</text:p>
          </table:table-cell>
          <table:table-cell office:value-type="float" office:value="-0.00311426116838498" calcext:value-type="float">
            <text:p>-0.00311426116838498</text:p>
          </table:table-cell>
          <table:table-cell office:value-type="float" office:value="0.00834407216494837" calcext:value-type="float">
            <text:p>0.00834407216494837</text:p>
          </table:table-cell>
          <table:table-cell office:value-type="float" office:value="-0.00414518900343652" calcext:value-type="float">
            <text:p>-0.00414518900343652</text:p>
          </table:table-cell>
          <table:table-cell office:value-type="float" office:value="0.000987972508590951" calcext:value-type="float">
            <text:p>0.000987972508590951</text:p>
          </table:table-cell>
          <table:table-cell office:value-type="float" office:value="0.0000214776632301295" calcext:value-type="float">
            <text:p>2.14776632301295E-05</text:p>
          </table:table-cell>
          <table:table-cell office:value-type="float" office:value="0.00626073883161515" calcext:value-type="float">
            <text:p>0.006260738831615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0.0163681271477664" calcext:value-type="float">
            <text:p>0.0163681271477664</text:p>
          </table:table-cell>
          <table:table-cell office:value-type="float" office:value="-0.0540077319587629" calcext:value-type="float">
            <text:p>-0.0540077319587629</text:p>
          </table:table-cell>
          <table:table-cell office:value-type="float" office:value="0.0122465635738832" calcext:value-type="float">
            <text:p>0.0122465635738832</text:p>
          </table:table-cell>
          <table:table-cell office:value-type="float" office:value="0.0138960481099657" calcext:value-type="float">
            <text:p>0.0138960481099657</text:p>
          </table:table-cell>
          <table:table-cell office:value-type="float" office:value="0.0145403780068729" calcext:value-type="float">
            <text:p>0.0145403780068729</text:p>
          </table:table-cell>
          <table:table-cell office:value-type="float" office:value="0.00624140893470793" calcext:value-type="float">
            <text:p>0.00624140893470793</text:p>
          </table:table-cell>
          <table:table-cell office:value-type="float" office:value="0.00767611683848812" calcext:value-type="float">
            <text:p>0.00767611683848812</text:p>
          </table:table-cell>
          <table:table-cell office:value-type="float" office:value="0.0128930412371134" calcext:value-type="float">
            <text:p>0.0128930412371134</text:p>
          </table:table-cell>
          <table:table-cell office:value-type="float" office:value="0.0114604810996565" calcext:value-type="float">
            <text:p>0.0114604810996565</text:p>
          </table:table-cell>
          <table:table-cell office:value-type="float" office:value="0.0107796391752578" calcext:value-type="float">
            <text:p>0.0107796391752578</text:p>
          </table:table-cell>
          <table:table-cell office:value-type="float" office:value="0.0055949312714777" calcext:value-type="float">
            <text:p>0.0055949312714777</text:p>
          </table:table-cell>
          <table:table-cell office:value-type="float" office:value="0.013743556701031" calcext:value-type="float">
            <text:p>0.013743556701031</text:p>
          </table:table-cell>
          <table:table-cell office:value-type="float" office:value="0.00187500000000007" calcext:value-type="float">
            <text:p>0.00187500000000007</text:p>
          </table:table-cell>
          <table:table-cell office:value-type="float" office:value="0.00786726804123716" calcext:value-type="float">
            <text:p>0.00786726804123716</text:p>
          </table:table-cell>
          <table:table-cell office:value-type="float" office:value="0.00249570446735403" calcext:value-type="float">
            <text:p>0.00249570446735403</text:p>
          </table:table-cell>
          <table:table-cell office:value-type="float" office:value="0.0128908934707904" calcext:value-type="float">
            <text:p>0.0128908934707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-0.0640350877192982" calcext:value-type="float">
            <text:p>-0.0640350877192982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315789473684211" calcext:value-type="float">
            <text:p>-0.0315789473684211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114035087719299" calcext:value-type="float">
            <text:p>-0.0114035087719299</text:p>
          </table:table-cell>
          <table:table-cell office:value-type="float" office:value="-0.0157894736842106" calcext:value-type="float">
            <text:p>-0.0157894736842106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0.00526315789473675" calcext:value-type="float">
            <text:p>0.00526315789473675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0877192982456143" calcext:value-type="float">
            <text:p>-0.000877192982456143</text:p>
          </table:table-cell>
          <table:table-cell office:value-type="float" office:value="0.00789473684210529" calcext:value-type="float">
            <text:p>0.007894736842105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-0.0596491228070175" calcext:value-type="float">
            <text:p>-0.0596491228070175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0.00964912280701746" calcext:value-type="float">
            <text:p>0.00964912280701746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877192982456143" calcext:value-type="float">
            <text:p>0.00877192982456143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.012280701754386" calcext:value-type="float">
            <text:p>0.012280701754386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0789473684210529" calcext:value-type="float">
            <text:p>-0.00789473684210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-0.0719298245614035" calcext:value-type="float">
            <text:p>-0.0719298245614035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0877192982456132" calcext:value-type="float">
            <text:p>-0.00877192982456132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0" calcext:value-type="float">
            <text:p>0</text:p>
          </table:table-cell>
          <table:table-cell office:value-type="float" office:value="-0.0236842105263158" calcext:value-type="float">
            <text:p>-0.0236842105263158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0.00263157894736843" calcext:value-type="float">
            <text:p>0.00263157894736843</text:p>
          </table:table-cell>
          <table:table-cell table:number-columns-repeated="2" office:value-type="float" office:value="-0.0043859649122806" calcext:value-type="float">
            <text:p>-0.0043859649122806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0789473684210518" calcext:value-type="float">
            <text:p>-0.00789473684210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-0.0543859649122807" calcext:value-type="float">
            <text:p>-0.0543859649122807</text:p>
          </table:table-cell>
          <table:table-cell office:value-type="float" office:value="0.0078947368421054" calcext:value-type="float">
            <text:p>0.0078947368421054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0.00877192982456154" calcext:value-type="float">
            <text:p>0.00877192982456154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0.01140350877193" calcext:value-type="float">
            <text:p>0.01140350877193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614035087719311" calcext:value-type="float">
            <text:p>0.00614035087719311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0.0017543859649124" calcext:value-type="float">
            <text:p>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0201754385964912" calcext:value-type="float">
            <text:p>0.0201754385964912</text:p>
          </table:table-cell>
          <table:table-cell office:value-type="float" office:value="-0.0482456140350878" calcext:value-type="float">
            <text:p>-0.0482456140350878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0.0157894736842106" calcext:value-type="float">
            <text:p>0.0157894736842106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122807017543859" calcext:value-type="float">
            <text:p>0.0122807017543859</text:p>
          </table:table-cell>
          <table:table-cell office:value-type="float" office:value="0.00263157894736832" calcext:value-type="float">
            <text:p>0.00263157894736832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114035087719299" calcext:value-type="float">
            <text:p>0.01140350877192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-0.0596491228070175" calcext:value-type="float">
            <text:p>-0.0596491228070175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-0.00894736842105259" calcext:value-type="float">
            <text:p>-0.00894736842105259</text:p>
          </table:table-cell>
          <table:table-cell office:value-type="float" office:value="-0.00122807017543858" calcext:value-type="float">
            <text:p>-0.00122807017543858</text:p>
          </table:table-cell>
          <table:table-cell office:value-type="float" office:value="0.00561403508771929" calcext:value-type="float">
            <text:p>0.00561403508771929</text:p>
          </table:table-cell>
          <table:table-cell office:value-type="float" office:value="-0.00824561403508772" calcext:value-type="float">
            <text:p>-0.00824561403508772</text:p>
          </table:table-cell>
          <table:table-cell office:value-type="float" office:value="0.00491228070175442" calcext:value-type="float">
            <text:p>0.00491228070175442</text:p>
          </table:table-cell>
          <table:table-cell office:value-type="float" office:value="-0.00807017543859645" calcext:value-type="float">
            <text:p>-0.00807017543859645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-0.00192982456140345" calcext:value-type="float">
            <text:p>-0.00192982456140345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368421052631585" calcext:value-type="float">
            <text:p>0.00368421052631585</text:p>
          </table:table-cell>
          <table:table-cell office:value-type="float" office:value="0.00421052631578944" calcext:value-type="float">
            <text:p>0.00421052631578944</text:p>
          </table:table-cell>
          <table:table-cell office:value-type="float" office:value="-0.00070175438596487" calcext:value-type="float">
            <text:p>-0.00070175438596487</text:p>
          </table:table-cell>
          <table:table-cell office:value-type="float" office:value="0.00105263157894742" calcext:value-type="float">
            <text:p>0.00105263157894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69999999999999" calcext:value-type="float">
            <text:p>0.0069999999999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00000000000001" calcext:value-type="float">
            <text:p>0.00900000000000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-0.00519999999999987" calcext:value-type="float">
            <text:p>-0.00519999999999987</text:p>
          </table:table-cell>
          <table:table-cell office:value-type="float" office:value="-0.0167999999999999" calcext:value-type="float">
            <text:p>-0.0167999999999999</text:p>
          </table:table-cell>
          <table:table-cell office:value-type="float" office:value="0.0092000000000001" calcext:value-type="float">
            <text:p>0.0092000000000001</text:p>
          </table:table-cell>
          <table:table-cell office:value-type="float" office:value="0.00600000000000012" calcext:value-type="float">
            <text:p>0.00600000000000012</text:p>
          </table:table-cell>
          <table:table-cell office:value-type="float" office:value="0.00740000000000007" calcext:value-type="float">
            <text:p>0.00740000000000007</text:p>
          </table:table-cell>
          <table:table-cell office:value-type="float" office:value="0.0140000000000001" calcext:value-type="float">
            <text:p>0.0140000000000001</text:p>
          </table:table-cell>
          <table:table-cell office:value-type="float" office:value="0.00940000000000008" calcext:value-type="float">
            <text:p>0.00940000000000008</text:p>
          </table:table-cell>
          <table:table-cell office:value-type="float" office:value="0.0110000000000001" calcext:value-type="float">
            <text:p>0.0110000000000001</text:p>
          </table:table-cell>
          <table:table-cell office:value-type="float" office:value="0.0142000000000001" calcext:value-type="float">
            <text:p>0.0142000000000001</text:p>
          </table:table-cell>
          <table:table-cell office:value-type="float" office:value="0.00360000000000005" calcext:value-type="float">
            <text:p>0.00360000000000005</text:p>
          </table:table-cell>
          <table:table-cell office:value-type="float" office:value="0.00660000000000016" calcext:value-type="float">
            <text:p>0.00660000000000016</text:p>
          </table:table-cell>
          <table:table-cell office:value-type="float" office:value="0.00560000000000016" calcext:value-type="float">
            <text:p>0.00560000000000016</text:p>
          </table:table-cell>
          <table:table-cell office:value-type="float" office:value="0.00880000000000014" calcext:value-type="float">
            <text:p>0.00880000000000014</text:p>
          </table:table-cell>
          <table:table-cell office:value-type="float" office:value="0.00120000000000009" calcext:value-type="float">
            <text:p>0.00120000000000009</text:p>
          </table:table-cell>
          <table:table-cell office:value-type="float" office:value="0.00180000000000013" calcext:value-type="float">
            <text:p>0.00180000000000013</text:p>
          </table:table-cell>
          <table:table-cell office:value-type="float" office:value="0.00740000000000007" calcext:value-type="float">
            <text:p>0.0074000000000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246753246753247" calcext:value-type="float">
            <text:p>0.0246753246753247</text:p>
          </table:table-cell>
          <table:table-cell office:value-type="float" office:value="-0.0377477785372522" calcext:value-type="float">
            <text:p>-0.0377477785372522</text:p>
          </table:table-cell>
          <table:table-cell office:value-type="float" office:value="0.0272385509227615" calcext:value-type="float">
            <text:p>0.0272385509227615</text:p>
          </table:table-cell>
          <table:table-cell office:value-type="float" office:value="0.0168489405331511" calcext:value-type="float">
            <text:p>0.0168489405331511</text:p>
          </table:table-cell>
          <table:table-cell office:value-type="float" office:value="0.0167976760082024" calcext:value-type="float">
            <text:p>0.0167976760082024</text:p>
          </table:table-cell>
          <table:table-cell office:value-type="float" office:value="0.0194805194805194" calcext:value-type="float">
            <text:p>0.0194805194805194</text:p>
          </table:table-cell>
          <table:table-cell office:value-type="float" office:value="0.0207963089542037" calcext:value-type="float">
            <text:p>0.0207963089542037</text:p>
          </table:table-cell>
          <table:table-cell office:value-type="float" office:value="0.020762132604238" calcext:value-type="float">
            <text:p>0.020762132604238</text:p>
          </table:table-cell>
          <table:table-cell office:value-type="float" office:value="0.0246582365003418" calcext:value-type="float">
            <text:p>0.0246582365003418</text:p>
          </table:table-cell>
          <table:table-cell office:value-type="float" office:value="0.00377648667122354" calcext:value-type="float">
            <text:p>0.00377648667122354</text:p>
          </table:table-cell>
          <table:table-cell office:value-type="float" office:value="0.0142515379357484" calcext:value-type="float">
            <text:p>0.0142515379357484</text:p>
          </table:table-cell>
          <table:table-cell office:value-type="float" office:value="0.0220950102529051" calcext:value-type="float">
            <text:p>0.0220950102529051</text:p>
          </table:table-cell>
          <table:table-cell office:value-type="float" office:value="0.0299213943950786" calcext:value-type="float">
            <text:p>0.0299213943950786</text:p>
          </table:table-cell>
          <table:table-cell office:value-type="float" office:value="0.00391319207108676" calcext:value-type="float">
            <text:p>0.00391319207108676</text:p>
          </table:table-cell>
          <table:table-cell office:value-type="float" office:value="0.0168831168831169" calcext:value-type="float">
            <text:p>0.0168831168831169</text:p>
          </table:table-cell>
          <table:table-cell office:value-type="float" office:value="0.0103383458646616" calcext:value-type="float">
            <text:p>0.01033834586466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169002050580998" calcext:value-type="float">
            <text:p>0.0169002050580998</text:p>
          </table:table-cell>
          <table:table-cell office:value-type="float" office:value="-0.0376965140123036" calcext:value-type="float">
            <text:p>-0.0376965140123036</text:p>
          </table:table-cell>
          <table:table-cell office:value-type="float" office:value="0.0155673274094327" calcext:value-type="float">
            <text:p>0.0155673274094327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0.00389610389610384" calcext:value-type="float">
            <text:p>0.00389610389610384</text:p>
          </table:table-cell>
          <table:table-cell office:value-type="float" office:value="0.0117053998632946" calcext:value-type="float">
            <text:p>0.0117053998632946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0.0156015037593984" calcext:value-type="float">
            <text:p>0.0156015037593984</text:p>
          </table:table-cell>
          <table:table-cell office:value-type="float" office:value="-0.00391319207108687" calcext:value-type="float">
            <text:p>-0.00391319207108687</text:p>
          </table:table-cell>
          <table:table-cell office:value-type="float" office:value="0.0103383458646616" calcext:value-type="float">
            <text:p>0.0103383458646616</text:p>
          </table:table-cell>
          <table:table-cell office:value-type="float" office:value="-0.00651059466848947" calcext:value-type="float">
            <text:p>-0.00651059466848947</text:p>
          </table:table-cell>
          <table:table-cell office:value-type="float" office:value="0.0246924128503077" calcext:value-type="float">
            <text:p>0.0246924128503077</text:p>
          </table:table-cell>
          <table:table-cell office:value-type="float" office:value="-0.00645933014354072" calcext:value-type="float">
            <text:p>-0.00645933014354072</text:p>
          </table:table-cell>
          <table:table-cell office:value-type="float" office:value="0.00777511961722488" calcext:value-type="float">
            <text:p>0.00777511961722488</text:p>
          </table:table-cell>
          <table:table-cell office:value-type="float" office:value="0.0000170881749829155" calcext:value-type="float">
            <text:p>1.7088174982915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142686261107314" calcext:value-type="float">
            <text:p>0.0142686261107314</text:p>
          </table:table-cell>
          <table:table-cell office:value-type="float" office:value="-0.0285885167464115" calcext:value-type="float">
            <text:p>-0.0285885167464115</text:p>
          </table:table-cell>
          <table:table-cell office:value-type="float" office:value="0.0103896103896104" calcext:value-type="float">
            <text:p>0.0103896103896104</text:p>
          </table:table-cell>
          <table:table-cell office:value-type="float" office:value="0.0143198906356802" calcext:value-type="float">
            <text:p>0.0143198906356802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0.00128161312371844" calcext:value-type="float">
            <text:p>0.00128161312371844</text:p>
          </table:table-cell>
          <table:table-cell office:value-type="float" office:value="0.0116712235133288" calcext:value-type="float">
            <text:p>0.0116712235133288</text:p>
          </table:table-cell>
          <table:table-cell table:number-columns-repeated="2" office:value-type="float" office:value="0.0104066985645933" calcext:value-type="float">
            <text:p>0.0104066985645933</text:p>
          </table:table-cell>
          <table:table-cell office:value-type="float" office:value="-0.00393028024606967" calcext:value-type="float">
            <text:p>-0.00393028024606967</text:p>
          </table:table-cell>
          <table:table-cell office:value-type="float" office:value="0.00647641831852364" calcext:value-type="float">
            <text:p>0.00647641831852364</text:p>
          </table:table-cell>
          <table:table-cell office:value-type="float" office:value="-0.00522898154477103" calcext:value-type="float">
            <text:p>-0.00522898154477103</text:p>
          </table:table-cell>
          <table:table-cell office:value-type="float" office:value="0.0181989063568011" calcext:value-type="float">
            <text:p>0.0181989063568011</text:p>
          </table:table-cell>
          <table:table-cell office:value-type="float" office:value="-0.0129528366370472" calcext:value-type="float">
            <text:p>-0.0129528366370472</text:p>
          </table:table-cell>
          <table:table-cell office:value-type="float" office:value="0.0116712235133288" calcext:value-type="float">
            <text:p>0.0116712235133288</text:p>
          </table:table-cell>
          <table:table-cell office:value-type="float" office:value="0.00519480519480531" calcext:value-type="float">
            <text:p>0.00519480519480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-0.0259227614490772" calcext:value-type="float">
            <text:p>-0.0259227614490772</text:p>
          </table:table-cell>
          <table:table-cell office:value-type="float" office:value="0.0130041011619959" calcext:value-type="float">
            <text:p>0.0130041011619959</text:p>
          </table:table-cell>
          <table:table-cell office:value-type="float" office:value="0.0117566643882434" calcext:value-type="float">
            <text:p>0.0117566643882434</text:p>
          </table:table-cell>
          <table:table-cell office:value-type="float" office:value="0.00784347231715654" calcext:value-type="float">
            <text:p>0.00784347231715654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0.00522898154477103" calcext:value-type="float">
            <text:p>0.00522898154477103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0.0117395762132604" calcext:value-type="float">
            <text:p>0.0117395762132604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0.0169172932330828" calcext:value-type="float">
            <text:p>0.0169172932330828</text:p>
          </table:table-cell>
          <table:table-cell office:value-type="float" office:value="-0.0103041695146958" calcext:value-type="float">
            <text:p>-0.0103041695146958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0.00522898154477103" calcext:value-type="float">
            <text:p>0.005228981544771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0391319207108687" calcext:value-type="float">
            <text:p>0.00391319207108687</text:p>
          </table:table-cell>
          <table:table-cell office:value-type="float" office:value="-0.0311517429938483" calcext:value-type="float">
            <text:p>-0.0311517429938483</text:p>
          </table:table-cell>
          <table:table-cell office:value-type="float" office:value="0.00912508544087498" calcext:value-type="float">
            <text:p>0.00912508544087498</text:p>
          </table:table-cell>
          <table:table-cell office:value-type="float" office:value="0.014354066985646" calcext:value-type="float">
            <text:p>0.014354066985646</text:p>
          </table:table-cell>
          <table:table-cell office:value-type="float" office:value="0.0117224880382775" calcext:value-type="float">
            <text:p>0.0117224880382775</text:p>
          </table:table-cell>
          <table:table-cell office:value-type="float" office:value="0.000034176349965942" calcext:value-type="float">
            <text:p>3.4176349965942E-05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0.0104066985645933" calcext:value-type="float">
            <text:p>0.0104066985645933</text:p>
          </table:table-cell>
          <table:table-cell office:value-type="float" office:value="0.0116883116883117" calcext:value-type="float">
            <text:p>0.0116883116883117</text:p>
          </table:table-cell>
          <table:table-cell office:value-type="float" office:value="-0.00386192754613801" calcext:value-type="float">
            <text:p>-0.00386192754613801</text:p>
          </table:table-cell>
          <table:table-cell office:value-type="float" office:value="0.00264866712235134" calcext:value-type="float">
            <text:p>0.00264866712235134</text:p>
          </table:table-cell>
          <table:table-cell office:value-type="float" office:value="-0.00128161312371833" calcext:value-type="float">
            <text:p>-0.00128161312371833</text:p>
          </table:table-cell>
          <table:table-cell office:value-type="float" office:value="0.0104408749145591" calcext:value-type="float">
            <text:p>0.0104408749145591</text:p>
          </table:table-cell>
          <table:table-cell office:value-type="float" office:value="-0.0129357484620642" calcext:value-type="float">
            <text:p>-0.0129357484620642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-0.00128161312371833" calcext:value-type="float">
            <text:p>-0.00128161312371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132535885167465" calcext:value-type="float">
            <text:p>0.0132535885167465</text:p>
          </table:table-cell>
          <table:table-cell office:value-type="float" office:value="-0.0322214627477785" calcext:value-type="float">
            <text:p>-0.0322214627477785</text:p>
          </table:table-cell>
          <table:table-cell office:value-type="float" office:value="0.0150649350649351" calcext:value-type="float">
            <text:p>0.0150649350649351</text:p>
          </table:table-cell>
          <table:table-cell office:value-type="float" office:value="0.0140533151059468" calcext:value-type="float">
            <text:p>0.0140533151059468</text:p>
          </table:table-cell>
          <table:table-cell office:value-type="float" office:value="0.0103827751196173" calcext:value-type="float">
            <text:p>0.0103827751196173</text:p>
          </table:table-cell>
          <table:table-cell office:value-type="float" office:value="0.00494190020505814" calcext:value-type="float">
            <text:p>0.00494190020505814</text:p>
          </table:table-cell>
          <table:table-cell office:value-type="float" office:value="0.0116985645933014" calcext:value-type="float">
            <text:p>0.0116985645933014</text:p>
          </table:table-cell>
          <table:table-cell office:value-type="float" office:value="0.00858168147641836" calcext:value-type="float">
            <text:p>0.00858168147641836</text:p>
          </table:table-cell>
          <table:table-cell office:value-type="float" office:value="0.0129904306220096" calcext:value-type="float">
            <text:p>0.0129904306220096</text:p>
          </table:table-cell>
          <table:table-cell office:value-type="float" office:value="-0.0026247436773752" calcext:value-type="float">
            <text:p>-0.0026247436773752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0260082023239927" calcext:value-type="float">
            <text:p>0.00260082023239927</text:p>
          </table:table-cell>
          <table:table-cell office:value-type="float" office:value="0.020034176349966" calcext:value-type="float">
            <text:p>0.020034176349966</text:p>
          </table:table-cell>
          <table:table-cell office:value-type="float" office:value="-0.00774777853725217" calcext:value-type="float">
            <text:p>-0.00774777853725217</text:p>
          </table:table-cell>
          <table:table-cell office:value-type="float" office:value="0.00960697197539306" calcext:value-type="float">
            <text:p>0.00960697197539306</text:p>
          </table:table-cell>
          <table:table-cell office:value-type="float" office:value="0.00389952153110062" calcext:value-type="float">
            <text:p>0.00389952153110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139130434782608" calcext:value-type="float">
            <text:p>0.0139130434782608</text:p>
          </table:table-cell>
          <table:table-cell office:value-type="float" office:value="-0.024287856071964" calcext:value-type="float">
            <text:p>-0.024287856071964</text:p>
          </table:table-cell>
          <table:table-cell office:value-type="float" office:value="0.0269490254872563" calcext:value-type="float">
            <text:p>0.0269490254872563</text:p>
          </table:table-cell>
          <table:table-cell office:value-type="float" office:value="0.0165067466266866" calcext:value-type="float">
            <text:p>0.016506746626686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839580209895052" calcext:value-type="float">
            <text:p>0.000839580209895052</text:p>
          </table:table-cell>
          <table:table-cell office:value-type="float" office:value="0.0243553223388305" calcext:value-type="float">
            <text:p>0.0243553223388305</text:p>
          </table:table-cell>
          <table:table-cell office:value-type="float" office:value="0.0147826086956522" calcext:value-type="float">
            <text:p>0.0147826086956522</text:p>
          </table:table-cell>
          <table:table-cell office:value-type="float" office:value="0.00957271364317835" calcext:value-type="float">
            <text:p>0.00957271364317835</text:p>
          </table:table-cell>
          <table:table-cell office:value-type="float" office:value="0.0122113943028486" calcext:value-type="float">
            <text:p>0.0122113943028486</text:p>
          </table:table-cell>
          <table:table-cell office:value-type="float" office:value="0.0182683658170913" calcext:value-type="float">
            <text:p>0.0182683658170913</text:p>
          </table:table-cell>
          <table:table-cell office:value-type="float" office:value="0.012976011994003" calcext:value-type="float">
            <text:p>0.012976011994003</text:p>
          </table:table-cell>
          <table:table-cell office:value-type="float" office:value="0.0356071964017991" calcext:value-type="float">
            <text:p>0.0356071964017991</text:p>
          </table:table-cell>
          <table:table-cell office:value-type="float" office:value="0.0165067466266866" calcext:value-type="float">
            <text:p>0.0165067466266866</text:p>
          </table:table-cell>
          <table:table-cell office:value-type="float" office:value="0.0112743628185906" calcext:value-type="float">
            <text:p>0.0112743628185906</text:p>
          </table:table-cell>
          <table:table-cell office:value-type="float" office:value="0.0112668665667166" calcext:value-type="float">
            <text:p>0.01126686656671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959520239880063" calcext:value-type="float">
            <text:p>0.00959520239880063</text:p>
          </table:table-cell>
          <table:table-cell office:value-type="float" office:value="-0.0468740629685158" calcext:value-type="float">
            <text:p>-0.0468740629685158</text:p>
          </table:table-cell>
          <table:table-cell office:value-type="float" office:value="-0.00694152923538238" calcext:value-type="float">
            <text:p>-0.00694152923538238</text:p>
          </table:table-cell>
          <table:table-cell office:value-type="float" office:value="0.00523238380809588" calcext:value-type="float">
            <text:p>0.00523238380809588</text:p>
          </table:table-cell>
          <table:table-cell office:value-type="float" office:value="0.00437031484257866" calcext:value-type="float">
            <text:p>0.00437031484257866</text:p>
          </table:table-cell>
          <table:table-cell office:value-type="float" office:value="0.0000149925037481458" calcext:value-type="float">
            <text:p>1.49925037481458E-05</text:p>
          </table:table-cell>
          <table:table-cell office:value-type="float" office:value="0.00173163418290856" calcext:value-type="float">
            <text:p>0.00173163418290856</text:p>
          </table:table-cell>
          <table:table-cell office:value-type="float" office:value="0.0000224887556221631" calcext:value-type="float">
            <text:p>2.24887556221631E-05</text:p>
          </table:table-cell>
          <table:table-cell office:value-type="float" office:value="0.0139430284857571" calcext:value-type="float">
            <text:p>0.0139430284857571</text:p>
          </table:table-cell>
          <table:table-cell office:value-type="float" office:value="0.00176911544227876" calcext:value-type="float">
            <text:p>0.00176911544227876</text:p>
          </table:table-cell>
          <table:table-cell office:value-type="float" office:value="0.0165442278860569" calcext:value-type="float">
            <text:p>0.0165442278860569</text:p>
          </table:table-cell>
          <table:table-cell office:value-type="float" office:value="0.0121589205397301" calcext:value-type="float">
            <text:p>0.0121589205397301</text:p>
          </table:table-cell>
          <table:table-cell office:value-type="float" office:value="0.0034932533733133" calcext:value-type="float">
            <text:p>0.0034932533733133</text:p>
          </table:table-cell>
          <table:table-cell office:value-type="float" office:value="-0.0103823088455772" calcext:value-type="float">
            <text:p>-0.0103823088455772</text:p>
          </table:table-cell>
          <table:table-cell office:value-type="float" office:value="0.00610944527736124" calcext:value-type="float">
            <text:p>0.00610944527736124</text:p>
          </table:table-cell>
          <table:table-cell office:value-type="float" office:value="-0.00346326836581712" calcext:value-type="float">
            <text:p>-0.00346326836581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217391304347826" calcext:value-type="float">
            <text:p>0.0217391304347826</text:p>
          </table:table-cell>
          <table:table-cell office:value-type="float" office:value="-0.0373313343328336" calcext:value-type="float">
            <text:p>-0.0373313343328336</text:p>
          </table:table-cell>
          <table:table-cell office:value-type="float" office:value="0.0156521739130434" calcext:value-type="float">
            <text:p>0.0156521739130434</text:p>
          </table:table-cell>
          <table:table-cell office:value-type="float" office:value="0.0191154422788604" calcext:value-type="float">
            <text:p>0.0191154422788604</text:p>
          </table:table-cell>
          <table:table-cell office:value-type="float" office:value="0.0217541229385306" calcext:value-type="float">
            <text:p>0.0217541229385306</text:p>
          </table:table-cell>
          <table:table-cell office:value-type="float" office:value="0.0130584707646176" calcext:value-type="float">
            <text:p>0.0130584707646176</text:p>
          </table:table-cell>
          <table:table-cell office:value-type="float" office:value="0.0234782608695652" calcext:value-type="float">
            <text:p>0.0234782608695652</text:p>
          </table:table-cell>
          <table:table-cell office:value-type="float" office:value="0.0225862068965517" calcext:value-type="float">
            <text:p>0.0225862068965517</text:p>
          </table:table-cell>
          <table:table-cell office:value-type="float" office:value="0.0234857571214393" calcext:value-type="float">
            <text:p>0.0234857571214393</text:p>
          </table:table-cell>
          <table:table-cell office:value-type="float" office:value="0.00870314842578701" calcext:value-type="float">
            <text:p>0.00870314842578701</text:p>
          </table:table-cell>
          <table:table-cell office:value-type="float" office:value="0.0234632683658171" calcext:value-type="float">
            <text:p>0.0234632683658171</text:p>
          </table:table-cell>
          <table:table-cell office:value-type="float" office:value="0.0191379310344827" calcext:value-type="float">
            <text:p>0.0191379310344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0523988005997" calcext:value-type="float">
            <text:p>0.00523988005997</text:p>
          </table:table-cell>
          <table:table-cell office:value-type="float" office:value="0.0191154422788605" calcext:value-type="float">
            <text:p>0.0191154422788605</text:p>
          </table:table-cell>
          <table:table-cell office:value-type="float" office:value="0.017391304347826" calcext:value-type="float">
            <text:p>0.017391304347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121589205397301" calcext:value-type="float">
            <text:p>0.0121589205397301</text:p>
          </table:table-cell>
          <table:table-cell office:value-type="float" office:value="-0.0547226386806597" calcext:value-type="float">
            <text:p>-0.0547226386806597</text:p>
          </table:table-cell>
          <table:table-cell office:value-type="float" office:value="0.0173613193403297" calcext:value-type="float">
            <text:p>0.0173613193403297</text:p>
          </table:table-cell>
          <table:table-cell office:value-type="float" office:value="0.0129985007496251" calcext:value-type="float">
            <text:p>0.0129985007496251</text:p>
          </table:table-cell>
          <table:table-cell office:value-type="float" office:value="0.0208545727136431" calcext:value-type="float">
            <text:p>0.0208545727136431</text:p>
          </table:table-cell>
          <table:table-cell office:value-type="float" office:value="-0.00000749625187412839" calcext:value-type="float">
            <text:p>-7.49625187412839E-06</text:p>
          </table:table-cell>
          <table:table-cell office:value-type="float" office:value="0.0199775112443777" calcext:value-type="float">
            <text:p>0.0199775112443777</text:p>
          </table:table-cell>
          <table:table-cell office:value-type="float" office:value="0.0208545727136431" calcext:value-type="float">
            <text:p>0.0208545727136431</text:p>
          </table:table-cell>
          <table:table-cell office:value-type="float" office:value="0.0113043478260869" calcext:value-type="float">
            <text:p>0.0113043478260869</text:p>
          </table:table-cell>
          <table:table-cell office:value-type="float" office:value="0.00173163418290845" calcext:value-type="float">
            <text:p>0.00173163418290845</text:p>
          </table:table-cell>
          <table:table-cell office:value-type="float" office:value="0.018223388305847" calcext:value-type="float">
            <text:p>0.018223388305847</text:p>
          </table:table-cell>
          <table:table-cell office:value-type="float" office:value="0.0208695652173912" calcext:value-type="float">
            <text:p>0.0208695652173912</text:p>
          </table:table-cell>
          <table:table-cell office:value-type="float" office:value="0.018230884557721" calcext:value-type="float">
            <text:p>0.018230884557721</text:p>
          </table:table-cell>
          <table:table-cell office:value-type="float" office:value="-0.00000749625187412839" calcext:value-type="float">
            <text:p>-7.49625187412839E-06</text:p>
          </table:table-cell>
          <table:table-cell office:value-type="float" office:value="0.0113043478260869" calcext:value-type="float">
            <text:p>0.0113043478260869</text:p>
          </table:table-cell>
          <table:table-cell office:value-type="float" office:value="0.00868065967016485" calcext:value-type="float">
            <text:p>0.008680659670164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955022488755619" calcext:value-type="float">
            <text:p>0.00955022488755619</text:p>
          </table:table-cell>
          <table:table-cell office:value-type="float" office:value="-0.0486281859070465" calcext:value-type="float">
            <text:p>-0.0486281859070465</text:p>
          </table:table-cell>
          <table:table-cell office:value-type="float" office:value="0.0156296851574212" calcext:value-type="float">
            <text:p>0.0156296851574212</text:p>
          </table:table-cell>
          <table:table-cell office:value-type="float" office:value="0.0216941529235382" calcext:value-type="float">
            <text:p>0.0216941529235382</text:p>
          </table:table-cell>
          <table:table-cell office:value-type="float" office:value="0.0278110944527735" calcext:value-type="float">
            <text:p>0.0278110944527735</text:p>
          </table:table-cell>
          <table:table-cell office:value-type="float" office:value="0.0138980509745127" calcext:value-type="float">
            <text:p>0.0138980509745127</text:p>
          </table:table-cell>
          <table:table-cell office:value-type="float" office:value="0.0139055472263868" calcext:value-type="float">
            <text:p>0.0139055472263868</text:p>
          </table:table-cell>
          <table:table-cell office:value-type="float" office:value="0.0165142428785607" calcext:value-type="float">
            <text:p>0.0165142428785607</text:p>
          </table:table-cell>
          <table:table-cell office:value-type="float" office:value="0.0121664167916041" calcext:value-type="float">
            <text:p>0.0121664167916041</text:p>
          </table:table-cell>
          <table:table-cell office:value-type="float" office:value="0.00695652173913042" calcext:value-type="float">
            <text:p>0.00695652173913042</text:p>
          </table:table-cell>
          <table:table-cell office:value-type="float" office:value="0.0173613193403298" calcext:value-type="float">
            <text:p>0.0173613193403298</text:p>
          </table:table-cell>
          <table:table-cell office:value-type="float" office:value="0.0199925037481259" calcext:value-type="float">
            <text:p>0.0199925037481259</text:p>
          </table:table-cell>
          <table:table-cell office:value-type="float" office:value="0.0156521739130434" calcext:value-type="float">
            <text:p>0.0156521739130434</text:p>
          </table:table-cell>
          <table:table-cell office:value-type="float" office:value="-0.000854572713643198" calcext:value-type="float">
            <text:p>-0.000854572713643198</text:p>
          </table:table-cell>
          <table:table-cell office:value-type="float" office:value="0.0173763118440778" calcext:value-type="float">
            <text:p>0.0173763118440778</text:p>
          </table:table-cell>
          <table:table-cell office:value-type="float" office:value="0.0104197901049475" calcext:value-type="float">
            <text:p>0.01041979010494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133913043478261" calcext:value-type="float">
            <text:p>0.0133913043478261</text:p>
          </table:table-cell>
          <table:table-cell office:value-type="float" office:value="-0.042368815592204" calcext:value-type="float">
            <text:p>-0.042368815592204</text:p>
          </table:table-cell>
          <table:table-cell office:value-type="float" office:value="0.0137301349325336" calcext:value-type="float">
            <text:p>0.0137301349325336</text:p>
          </table:table-cell>
          <table:table-cell office:value-type="float" office:value="0.0151094452773612" calcext:value-type="float">
            <text:p>0.0151094452773612</text:p>
          </table:table-cell>
          <table:table-cell office:value-type="float" office:value="0.0189580209895052" calcext:value-type="float">
            <text:p>0.0189580209895052</text:p>
          </table:table-cell>
          <table:table-cell office:value-type="float" office:value="0.0055607196401799" calcext:value-type="float">
            <text:p>0.0055607196401799</text:p>
          </table:table-cell>
          <table:table-cell office:value-type="float" office:value="0.0166896551724138" calcext:value-type="float">
            <text:p>0.0166896551724138</text:p>
          </table:table-cell>
          <table:table-cell office:value-type="float" office:value="0.014952023988006" calcext:value-type="float">
            <text:p>0.014952023988006</text:p>
          </table:table-cell>
          <table:table-cell office:value-type="float" office:value="0.0140944527736132" calcext:value-type="float">
            <text:p>0.0140944527736132</text:p>
          </table:table-cell>
          <table:table-cell office:value-type="float" office:value="0.00627436281859073" calcext:value-type="float">
            <text:p>0.00627436281859073</text:p>
          </table:table-cell>
          <table:table-cell office:value-type="float" office:value="0.0187721139430285" calcext:value-type="float">
            <text:p>0.0187721139430285</text:p>
          </table:table-cell>
          <table:table-cell office:value-type="float" office:value="0.0170269865067466" calcext:value-type="float">
            <text:p>0.0170269865067466</text:p>
          </table:table-cell>
          <table:table-cell office:value-type="float" office:value="0.0185967016491755" calcext:value-type="float">
            <text:p>0.0185967016491755</text:p>
          </table:table-cell>
          <table:table-cell office:value-type="float" office:value="0.00210044977511248" calcext:value-type="float">
            <text:p>0.00210044977511248</text:p>
          </table:table-cell>
          <table:table-cell office:value-type="float" office:value="0.0130359820089955" calcext:value-type="float">
            <text:p>0.0130359820089955</text:p>
          </table:table-cell>
          <table:table-cell office:value-type="float" office:value="0.00885907046476764" calcext:value-type="float">
            <text:p>0.00885907046476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29833355913832" calcext:value-type="float">
            <text:p>-0.0329833355913832</text:p>
          </table:table-cell>
          <table:table-cell office:value-type="float" office:value="-0.0239262972496952" calcext:value-type="float">
            <text:p>-0.0239262972496952</text:p>
          </table:table-cell>
          <table:table-cell office:value-type="float" office:value="-0.0017003116108929" calcext:value-type="float">
            <text:p>-0.0017003116108929</text:p>
          </table:table-cell>
          <table:table-cell office:value-type="float" office:value="-0.0280923994038748" calcext:value-type="float">
            <text:p>-0.0280923994038748</text:p>
          </table:table-cell>
          <table:table-cell office:value-type="float" office:value="0.0255385449126134" calcext:value-type="float">
            <text:p>0.0255385449126134</text:p>
          </table:table-cell>
          <table:table-cell office:value-type="float" office:value="0.00496545183579455" calcext:value-type="float">
            <text:p>0.00496545183579455</text:p>
          </table:table-cell>
          <table:table-cell office:value-type="float" office:value="-0.00661157024793391" calcext:value-type="float">
            <text:p>-0.00661157024793391</text:p>
          </table:table-cell>
          <table:table-cell office:value-type="float" office:value="0.00989703292236821" calcext:value-type="float">
            <text:p>0.00989703292236821</text:p>
          </table:table-cell>
          <table:table-cell office:value-type="float" office:value="0.0140224901774827" calcext:value-type="float">
            <text:p>0.0140224901774827</text:p>
          </table:table-cell>
          <table:table-cell office:value-type="float" office:value="0.00988348462267985" calcext:value-type="float">
            <text:p>0.00988348462267985</text:p>
          </table:table-cell>
          <table:table-cell office:value-type="float" office:value="0.00575802736756537" calcext:value-type="float">
            <text:p>0.00575802736756537</text:p>
          </table:table-cell>
          <table:table-cell office:value-type="float" office:value="0.00156482861400886" calcext:value-type="float">
            <text:p>0.00156482861400886</text:p>
          </table:table-cell>
          <table:table-cell office:value-type="float" office:value="0.00491125863704112" calcext:value-type="float">
            <text:p>0.00491125863704112</text:p>
          </table:table-cell>
          <table:table-cell office:value-type="float" office:value="-0.00747866142799081" calcext:value-type="float">
            <text:p>-0.00747866142799081</text:p>
          </table:table-cell>
          <table:table-cell office:value-type="float" office:value="0.0189540712640564" calcext:value-type="float">
            <text:p>0.0189540712640564</text:p>
          </table:table-cell>
          <table:table-cell office:value-type="float" office:value="0.0099376778214334" calcext:value-type="float">
            <text:p>0.00993767782143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429006909632841" calcext:value-type="float">
            <text:p>-0.0429006909632841</text:p>
          </table:table-cell>
          <table:table-cell office:value-type="float" office:value="-0.04533261075735" calcext:value-type="float">
            <text:p>-0.04533261075735</text:p>
          </table:table-cell>
          <table:table-cell office:value-type="float" office:value="0.0230185611705731" calcext:value-type="float">
            <text:p>0.0230185611705731</text:p>
          </table:table-cell>
          <table:table-cell office:value-type="float" office:value="0.00237772659531232" calcext:value-type="float">
            <text:p>0.00237772659531232</text:p>
          </table:table-cell>
          <table:table-cell office:value-type="float" office:value="0.010689608454139" calcext:value-type="float">
            <text:p>0.010689608454139</text:p>
          </table:table-cell>
          <table:table-cell office:value-type="float" office:value="0.0065776994987129" calcext:value-type="float">
            <text:p>0.0065776994987129</text:p>
          </table:table-cell>
          <table:table-cell office:value-type="float" office:value="0.013995393578106" calcext:value-type="float">
            <text:p>0.013995393578106</text:p>
          </table:table-cell>
          <table:table-cell office:value-type="float" office:value="0.0313643137786208" calcext:value-type="float">
            <text:p>0.0313643137786208</text:p>
          </table:table-cell>
          <table:table-cell office:value-type="float" office:value="0.0165289256198347" calcext:value-type="float">
            <text:p>0.0165289256198347</text:p>
          </table:table-cell>
          <table:table-cell office:value-type="float" office:value="0.0181479474325972" calcext:value-type="float">
            <text:p>0.0181479474325972</text:p>
          </table:table-cell>
          <table:table-cell office:value-type="float" office:value="0.0123357268662783" calcext:value-type="float">
            <text:p>0.0123357268662783</text:p>
          </table:table-cell>
          <table:table-cell office:value-type="float" office:value="0.013196043896491" calcext:value-type="float">
            <text:p>0.013196043896491</text:p>
          </table:table-cell>
          <table:table-cell office:value-type="float" office:value="0.0140021677279502" calcext:value-type="float">
            <text:p>0.0140021677279502</text:p>
          </table:table-cell>
          <table:table-cell office:value-type="float" office:value="0.0107370275030484" calcext:value-type="float">
            <text:p>0.0107370275030484</text:p>
          </table:table-cell>
          <table:table-cell office:value-type="float" office:value="0.0222801788375558" calcext:value-type="float">
            <text:p>0.0222801788375558</text:p>
          </table:table-cell>
          <table:table-cell office:value-type="float" office:value="0.0140360384771712" calcext:value-type="float">
            <text:p>0.0140360384771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68825362417016" calcext:value-type="float">
            <text:p>-0.0568825362417016</text:p>
          </table:table-cell>
          <table:table-cell office:value-type="float" office:value="-0.0626337894594229" calcext:value-type="float">
            <text:p>-0.0626337894594229</text:p>
          </table:table-cell>
          <table:table-cell office:value-type="float" office:value="0.0115296030348192" calcext:value-type="float">
            <text:p>0.0115296030348192</text:p>
          </table:table-cell>
          <table:table-cell office:value-type="float" office:value="-0.0065776994987129" calcext:value-type="float">
            <text:p>-0.0065776994987129</text:p>
          </table:table-cell>
          <table:table-cell office:value-type="float" office:value="-0.00247933884297524" calcext:value-type="float">
            <text:p>-0.00247933884297524</text:p>
          </table:table-cell>
          <table:table-cell office:value-type="float" office:value="0.000860317030212721" calcext:value-type="float">
            <text:p>0.000860317030212721</text:p>
          </table:table-cell>
          <table:table-cell office:value-type="float" office:value="0.00823736621054061" calcext:value-type="float">
            <text:p>0.00823736621054061</text:p>
          </table:table-cell>
          <table:table-cell office:value-type="float" office:value="-0.0016257959626067" calcext:value-type="float">
            <text:p>-0.0016257959626067</text:p>
          </table:table-cell>
          <table:table-cell office:value-type="float" office:value="0.00661834439777809" calcext:value-type="float">
            <text:p>0.00661834439777809</text:p>
          </table:table-cell>
          <table:table-cell office:value-type="float" office:value="0.00247933884297524" calcext:value-type="float">
            <text:p>0.00247933884297524</text:p>
          </table:table-cell>
          <table:table-cell office:value-type="float" office:value="0.00910445739059751" calcext:value-type="float">
            <text:p>0.00910445739059751</text:p>
          </table:table-cell>
          <table:table-cell office:value-type="float" office:value="0.0116041186831053" calcext:value-type="float">
            <text:p>0.0116041186831053</text:p>
          </table:table-cell>
          <table:table-cell office:value-type="float" office:value="0.00412545725511448" calcext:value-type="float">
            <text:p>0.00412545725511448</text:p>
          </table:table-cell>
          <table:table-cell office:value-type="float" office:value="0.00746511312830245" calcext:value-type="float">
            <text:p>0.00746511312830245</text:p>
          </table:table-cell>
          <table:table-cell office:value-type="float" office:value="0.00494512938626202" calcext:value-type="float">
            <text:p>0.00494512938626202</text:p>
          </table:table-cell>
          <table:table-cell office:value-type="float" office:value="0.0107641241024252" calcext:value-type="float">
            <text:p>0.0107641241024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60493158108657" calcext:value-type="float">
            <text:p>-0.0560493158108657</text:p>
          </table:table-cell>
          <table:table-cell office:value-type="float" office:value="-0.060134128166915" calcext:value-type="float">
            <text:p>-0.060134128166915</text:p>
          </table:table-cell>
          <table:table-cell office:value-type="float" office:value="0.00902994174231131" calcext:value-type="float">
            <text:p>0.00902994174231131</text:p>
          </table:table-cell>
          <table:table-cell office:value-type="float" office:value="-0.000812897981303351" calcext:value-type="float">
            <text:p>-0.000812897981303351</text:p>
          </table:table-cell>
          <table:table-cell office:value-type="float" office:value="0.00329901097412277" calcext:value-type="float">
            <text:p>0.00329901097412277</text:p>
          </table:table-cell>
          <table:table-cell office:value-type="float" office:value="-0.000819672131147531" calcext:value-type="float">
            <text:p>-0.000819672131147531</text:p>
          </table:table-cell>
          <table:table-cell office:value-type="float" office:value="0.00659802194824544" calcext:value-type="float">
            <text:p>0.00659802194824544</text:p>
          </table:table-cell>
          <table:table-cell office:value-type="float" office:value="0.0000270965993768302" calcext:value-type="float">
            <text:p>2.70965993768302E-05</text:p>
          </table:table-cell>
          <table:table-cell office:value-type="float" office:value="0.00746511312830245" calcext:value-type="float">
            <text:p>0.00746511312830245</text:p>
          </table:table-cell>
          <table:table-cell office:value-type="float" office:value="-0.00410513480558183" calcext:value-type="float">
            <text:p>-0.00410513480558183</text:p>
          </table:table-cell>
          <table:table-cell office:value-type="float" office:value="0.00413900555480284" calcext:value-type="float">
            <text:p>0.00413900555480284</text:p>
          </table:table-cell>
          <table:table-cell office:value-type="float" office:value="0.00992412952174504" calcext:value-type="float">
            <text:p>0.00992412952174504</text:p>
          </table:table-cell>
          <table:table-cell office:value-type="float" office:value="0.00577157566725373" calcext:value-type="float">
            <text:p>0.00577157566725373</text:p>
          </table:table-cell>
          <table:table-cell office:value-type="float" office:value="0.00747188727814652" calcext:value-type="float">
            <text:p>0.00747188727814652</text:p>
          </table:table-cell>
          <table:table-cell office:value-type="float" office:value="0.0198076141444249" calcext:value-type="float">
            <text:p>0.0198076141444249</text:p>
          </table:table-cell>
          <table:table-cell office:value-type="float" office:value="0.00992412952174504" calcext:value-type="float">
            <text:p>0.009924129521745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626405636092671" calcext:value-type="float">
            <text:p>-0.0626405636092671</text:p>
          </table:table-cell>
          <table:table-cell office:value-type="float" office:value="-0.0592941335862349" calcext:value-type="float">
            <text:p>-0.0592941335862349</text:p>
          </table:table-cell>
          <table:table-cell office:value-type="float" office:value="0.0107370275030484" calcext:value-type="float">
            <text:p>0.0107370275030484</text:p>
          </table:table-cell>
          <table:table-cell office:value-type="float" office:value="0.0132163663460236" calcext:value-type="float">
            <text:p>0.0132163663460236</text:p>
          </table:table-cell>
          <table:table-cell office:value-type="float" office:value="0.00333288172334367" calcext:value-type="float">
            <text:p>0.00333288172334367</text:p>
          </table:table-cell>
          <table:table-cell office:value-type="float" office:value="-0.00161902181276241" calcext:value-type="float">
            <text:p>-0.00161902181276241</text:p>
          </table:table-cell>
          <table:table-cell office:value-type="float" office:value="0.00413900555480284" calcext:value-type="float">
            <text:p>0.00413900555480284</text:p>
          </table:table-cell>
          <table:table-cell office:value-type="float" office:value="0.00743124237908144" calcext:value-type="float">
            <text:p>0.00743124237908144</text:p>
          </table:table-cell>
          <table:table-cell office:value-type="float" office:value="0.0124170166644086" calcext:value-type="float">
            <text:p>0.0124170166644086</text:p>
          </table:table-cell>
          <table:table-cell office:value-type="float" office:value="0.00003387074922101" calcext:value-type="float">
            <text:p>3.387074922101E-05</text:p>
          </table:table-cell>
          <table:table-cell office:value-type="float" office:value="0.00828478525944987" calcext:value-type="float">
            <text:p>0.00828478525944987</text:p>
          </table:table-cell>
          <table:table-cell office:value-type="float" office:value="0.00747188727814663" calcext:value-type="float">
            <text:p>0.00747188727814663</text:p>
          </table:table-cell>
          <table:table-cell office:value-type="float" office:value="0.00827123695976151" calcext:value-type="float">
            <text:p>0.00827123695976151</text:p>
          </table:table-cell>
          <table:table-cell office:value-type="float" office:value="0.0083118818588267" calcext:value-type="float">
            <text:p>0.0083118818588267</text:p>
          </table:table-cell>
          <table:table-cell office:value-type="float" office:value="0.0140495867768595" calcext:value-type="float">
            <text:p>0.0140495867768595</text:p>
          </table:table-cell>
          <table:table-cell office:value-type="float" office:value="0.0107438016528926" calcext:value-type="float">
            <text:p>0.01074380165289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02912884433003" calcext:value-type="float">
            <text:p>-0.0502912884433003</text:p>
          </table:table-cell>
          <table:table-cell office:value-type="float" office:value="-0.0502641918439236" calcext:value-type="float">
            <text:p>-0.0502641918439236</text:p>
          </table:table-cell>
          <table:table-cell office:value-type="float" office:value="0.0105229643679718" calcext:value-type="float">
            <text:p>0.0105229643679718</text:p>
          </table:table-cell>
          <table:table-cell office:value-type="float" office:value="-0.00397778078851096" calcext:value-type="float">
            <text:p>-0.00397778078851096</text:p>
          </table:table-cell>
          <table:table-cell office:value-type="float" office:value="0.00807614144424884" calcext:value-type="float">
            <text:p>0.00807614144424884</text:p>
          </table:table-cell>
          <table:table-cell office:value-type="float" office:value="0.00199295488416207" calcext:value-type="float">
            <text:p>0.00199295488416207</text:p>
          </table:table-cell>
          <table:table-cell office:value-type="float" office:value="0.00527164340875219" calcext:value-type="float">
            <text:p>0.00527164340875219</text:p>
          </table:table-cell>
          <table:table-cell office:value-type="float" office:value="0.00941877794336821" calcext:value-type="float">
            <text:p>0.00941877794336821</text:p>
          </table:table-cell>
          <table:table-cell office:value-type="float" office:value="0.0114103779975613" calcext:value-type="float">
            <text:p>0.0114103779975613</text:p>
          </table:table-cell>
          <table:table-cell office:value-type="float" office:value="0.00528790136837831" calcext:value-type="float">
            <text:p>0.00528790136837831</text:p>
          </table:table-cell>
          <table:table-cell office:value-type="float" office:value="0.00792440048773879" calcext:value-type="float">
            <text:p>0.00792440048773879</text:p>
          </table:table-cell>
          <table:table-cell office:value-type="float" office:value="0.00875220159869938" calcext:value-type="float">
            <text:p>0.00875220159869938</text:p>
          </table:table-cell>
          <table:table-cell office:value-type="float" office:value="0.0074163392494242" calcext:value-type="float">
            <text:p>0.0074163392494242</text:p>
          </table:table-cell>
          <table:table-cell office:value-type="float" office:value="0.00530144966806667" calcext:value-type="float">
            <text:p>0.00530144966806667</text:p>
          </table:table-cell>
          <table:table-cell office:value-type="float" office:value="0.0160073160818317" calcext:value-type="float">
            <text:p>0.0160073160818317</text:p>
          </table:table-cell>
          <table:table-cell office:value-type="float" office:value="0.0110811543151336" calcext:value-type="float">
            <text:p>0.0110811543151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17211131276467" calcext:value-type="float">
            <text:p>0.017211131276467</text:p>
          </table:table-cell>
          <table:table-cell office:value-type="float" office:value="0.0257108287961282" calcext:value-type="float">
            <text:p>0.0257108287961282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292800967937085" calcext:value-type="float">
            <text:p>0.0292800967937085</text:p>
          </table:table-cell>
          <table:table-cell office:value-type="float" office:value="0.0138233514821536" calcext:value-type="float">
            <text:p>0.0138233514821536</text:p>
          </table:table-cell>
          <table:table-cell office:value-type="float" office:value="-0.00347852389594672" calcext:value-type="float">
            <text:p>-0.00347852389594672</text:p>
          </table:table-cell>
          <table:table-cell office:value-type="float" office:value="0.0137023593466424" calcext:value-type="float">
            <text:p>0.0137023593466424</text:p>
          </table:table-cell>
          <table:table-cell office:value-type="float" office:value="0.0207199032062916" calcext:value-type="float">
            <text:p>0.0207199032062916</text:p>
          </table:table-cell>
          <table:table-cell office:value-type="float" office:value="0.0259225650332729" calcext:value-type="float">
            <text:p>0.0259225650332729</text:p>
          </table:table-cell>
          <table:table-cell office:value-type="float" office:value="-0.0259528130671507" calcext:value-type="float">
            <text:p>-0.0259528130671507</text:p>
          </table:table-cell>
          <table:table-cell office:value-type="float" office:value="0.00683605565638235" calcext:value-type="float">
            <text:p>0.00683605565638235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0.00852994555353903" calcext:value-type="float">
            <text:p>0.00852994555353903</text:p>
          </table:table-cell>
          <table:table-cell office:value-type="float" office:value="0.0241681790683606" calcext:value-type="float">
            <text:p>0.0241681790683606</text:p>
          </table:table-cell>
          <table:table-cell office:value-type="float" office:value="-0.00865093768905023" calcext:value-type="float">
            <text:p>-0.00865093768905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138535995160315" calcext:value-type="float">
            <text:p>0.0138535995160315</text:p>
          </table:table-cell>
          <table:table-cell office:value-type="float" office:value="0.00163339382940109" calcext:value-type="float">
            <text:p>0.00163339382940109</text:p>
          </table:table-cell>
          <table:table-cell office:value-type="float" office:value="-0.0120387174833635" calcext:value-type="float">
            <text:p>-0.0120387174833635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0.00859044162129474" calcext:value-type="float">
            <text:p>0.00859044162129474</text:p>
          </table:table-cell>
          <table:table-cell office:value-type="float" office:value="0.00172413793103454" calcext:value-type="float">
            <text:p>0.00172413793103454</text:p>
          </table:table-cell>
          <table:table-cell office:value-type="float" office:value="0.0120992135511193" calcext:value-type="float">
            <text:p>0.0120992135511193</text:p>
          </table:table-cell>
          <table:table-cell office:value-type="float" office:value="0.00689655172413806" calcext:value-type="float">
            <text:p>0.00689655172413806</text:p>
          </table:table-cell>
          <table:table-cell office:value-type="float" office:value="0.0206896551724139" calcext:value-type="float">
            <text:p>0.0206896551724139</text:p>
          </table:table-cell>
          <table:table-cell office:value-type="float" office:value="-0.0000302480338777444" calcext:value-type="float">
            <text:p>-3.02480338777444E-05</text:p>
          </table:table-cell>
          <table:table-cell office:value-type="float" office:value="0.0103750756200848" calcext:value-type="float">
            <text:p>0.0103750756200848</text:p>
          </table:table-cell>
          <table:table-cell office:value-type="float" office:value="-0.0138233514821536" calcext:value-type="float">
            <text:p>-0.0138233514821536</text:p>
          </table:table-cell>
          <table:table-cell office:value-type="float" office:value="0.015577737447066" calcext:value-type="float">
            <text:p>0.015577737447066</text:p>
          </table:table-cell>
          <table:table-cell office:value-type="float" office:value="0.0103145795523292" calcext:value-type="float">
            <text:p>0.0103145795523292</text:p>
          </table:table-cell>
          <table:table-cell office:value-type="float" office:value="0.0104053236539626" calcext:value-type="float">
            <text:p>0.0104053236539626</text:p>
          </table:table-cell>
          <table:table-cell office:value-type="float" office:value="0.0189352692075015" calcext:value-type="float">
            <text:p>0.0189352692075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207803992740472" calcext:value-type="float">
            <text:p>0.0207803992740472</text:p>
          </table:table-cell>
          <table:table-cell office:value-type="float" office:value="-0.0103750756200847" calcext:value-type="float">
            <text:p>-0.0103750756200847</text:p>
          </table:table-cell>
          <table:table-cell office:value-type="float" office:value="0.019026013309135" calcext:value-type="float">
            <text:p>0.019026013309135</text:p>
          </table:table-cell>
          <table:table-cell office:value-type="float" office:value="0.00523290986085911" calcext:value-type="float">
            <text:p>0.00523290986085911</text:p>
          </table:table-cell>
          <table:table-cell office:value-type="float" office:value="0.0120084694494859" calcext:value-type="float">
            <text:p>0.0120084694494859</text:p>
          </table:table-cell>
          <table:table-cell office:value-type="float" office:value="0.0225347852389595" calcext:value-type="float">
            <text:p>0.0225347852389595</text:p>
          </table:table-cell>
          <table:table-cell office:value-type="float" office:value="0.0207501512401694" calcext:value-type="float">
            <text:p>0.0207501512401694</text:p>
          </table:table-cell>
          <table:table-cell office:value-type="float" office:value="0.00865093768905023" calcext:value-type="float">
            <text:p>0.00865093768905023</text:p>
          </table:table-cell>
          <table:table-cell office:value-type="float" office:value="0.0345432546884453" calcext:value-type="float">
            <text:p>0.0345432546884453</text:p>
          </table:table-cell>
          <table:table-cell office:value-type="float" office:value="0.0189957652752571" calcext:value-type="float">
            <text:p>0.0189957652752571</text:p>
          </table:table-cell>
          <table:table-cell office:value-type="float" office:value="0.0224440411373261" calcext:value-type="float">
            <text:p>0.0224440411373261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0.0121294615849969" calcext:value-type="float">
            <text:p>0.0121294615849969</text:p>
          </table:table-cell>
          <table:table-cell office:value-type="float" office:value="0.00514216575922566" calcext:value-type="float">
            <text:p>0.00514216575922566</text:p>
          </table:table-cell>
          <table:table-cell office:value-type="float" office:value="0.0310949788263762" calcext:value-type="float">
            <text:p>0.0310949788263762</text:p>
          </table:table-cell>
          <table:table-cell office:value-type="float" office:value="0.0224440411373261" calcext:value-type="float">
            <text:p>0.0224440411373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0871143375680572" calcext:value-type="float">
            <text:p>0.00871143375680572</text:p>
          </table:table-cell>
          <table:table-cell office:value-type="float" office:value="-0.0120992135511193" calcext:value-type="float">
            <text:p>-0.0120992135511193</text:p>
          </table:table-cell>
          <table:table-cell office:value-type="float" office:value="0.0155777374470658" calcext:value-type="float">
            <text:p>0.0155777374470658</text:p>
          </table:table-cell>
          <table:table-cell office:value-type="float" office:value="0.017362371445856" calcext:value-type="float">
            <text:p>0.017362371445856</text:p>
          </table:table-cell>
          <table:table-cell office:value-type="float" office:value="0.00856019358741678" calcext:value-type="float">
            <text:p>0.00856019358741678</text:p>
          </table:table-cell>
          <table:table-cell office:value-type="float" office:value="0.0277071990320628" calcext:value-type="float">
            <text:p>0.0277071990320628</text:p>
          </table:table-cell>
          <table:table-cell table:number-columns-repeated="2" office:value-type="float" office:value="0.0173321234119781" calcext:value-type="float">
            <text:p>0.0173321234119781</text:p>
          </table:table-cell>
          <table:table-cell office:value-type="float" office:value="0.0328191167574107" calcext:value-type="float">
            <text:p>0.0328191167574107</text:p>
          </table:table-cell>
          <table:table-cell office:value-type="float" office:value="0.0172413793103448" calcext:value-type="float">
            <text:p>0.0172413793103448</text:p>
          </table:table-cell>
          <table:table-cell office:value-type="float" office:value="0.0173018753781004" calcext:value-type="float">
            <text:p>0.0173018753781004</text:p>
          </table:table-cell>
          <table:table-cell office:value-type="float" office:value="0.010314579552329" calcext:value-type="float">
            <text:p>0.010314579552329</text:p>
          </table:table-cell>
          <table:table-cell office:value-type="float" office:value="0.0190562613430125" calcext:value-type="float">
            <text:p>0.0190562613430125</text:p>
          </table:table-cell>
          <table:table-cell office:value-type="float" office:value="0.00344827586206886" calcext:value-type="float">
            <text:p>0.00344827586206886</text:p>
          </table:table-cell>
          <table:table-cell office:value-type="float" office:value="0.0207199032062915" calcext:value-type="float">
            <text:p>0.0207199032062915</text:p>
          </table:table-cell>
          <table:table-cell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104355716878403" calcext:value-type="float">
            <text:p>0.0104355716878403</text:p>
          </table:table-cell>
          <table:table-cell office:value-type="float" office:value="-0.0120689655172413" calcext:value-type="float">
            <text:p>-0.0120689655172413</text:p>
          </table:table-cell>
          <table:table-cell office:value-type="float" office:value="0.0121294615849969" calcext:value-type="float">
            <text:p>0.0121294615849969</text:p>
          </table:table-cell>
          <table:table-cell office:value-type="float" office:value="0.0156382335148215" calcext:value-type="float">
            <text:p>0.0156382335148215</text:p>
          </table:table-cell>
          <table:table-cell office:value-type="float" office:value="0.013762855414398" calcext:value-type="float">
            <text:p>0.013762855414398</text:p>
          </table:table-cell>
          <table:table-cell office:value-type="float" office:value="0.0173018753781005" calcext:value-type="float">
            <text:p>0.0173018753781005</text:p>
          </table:table-cell>
          <table:table-cell office:value-type="float" office:value="0.0259528130671506" calcext:value-type="float">
            <text:p>0.0259528130671506</text:p>
          </table:table-cell>
          <table:table-cell office:value-type="float" office:value="0.0104355716878403" calcext:value-type="float">
            <text:p>0.0104355716878403</text:p>
          </table:table-cell>
          <table:table-cell office:value-type="float" office:value="0.0362371445856019" calcext:value-type="float">
            <text:p>0.0362371445856019</text:p>
          </table:table-cell>
          <table:table-cell office:value-type="float" office:value="0.0103750756200847" calcext:value-type="float">
            <text:p>0.0103750756200847</text:p>
          </table:table-cell>
          <table:table-cell office:value-type="float" office:value="0.0241681790683606" calcext:value-type="float">
            <text:p>0.0241681790683606</text:p>
          </table:table-cell>
          <table:table-cell office:value-type="float" office:value="0.0103145795523291" calcext:value-type="float">
            <text:p>0.0103145795523291</text:p>
          </table:table-cell>
          <table:table-cell office:value-type="float" office:value="0.0190562613430126" calcext:value-type="float">
            <text:p>0.0190562613430126</text:p>
          </table:table-cell>
          <table:table-cell office:value-type="float" office:value="0.0155777374470659" calcext:value-type="float">
            <text:p>0.0155777374470659</text:p>
          </table:table-cell>
          <table:table-cell office:value-type="float" office:value="0.0241681790683606" calcext:value-type="float">
            <text:p>0.0241681790683606</text:p>
          </table:table-cell>
          <table:table-cell office:value-type="float" office:value="0.00338777979431326" calcext:value-type="float">
            <text:p>0.003387779794313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141984271022383" calcext:value-type="float">
            <text:p>0.0141984271022383</text:p>
          </table:table-cell>
          <table:table-cell office:value-type="float" office:value="-0.00143980641258312" calcext:value-type="float">
            <text:p>-0.00143980641258312</text:p>
          </table:table-cell>
          <table:table-cell office:value-type="float" office:value="0.0083424077434967" calcext:value-type="float">
            <text:p>0.0083424077434967</text:p>
          </table:table-cell>
          <table:table-cell office:value-type="float" office:value="0.0145372050816698" calcext:value-type="float">
            <text:p>0.0145372050816698</text:p>
          </table:table-cell>
          <table:table-cell office:value-type="float" office:value="0.0113490623109498" calcext:value-type="float">
            <text:p>0.0113490623109498</text:p>
          </table:table-cell>
          <table:table-cell office:value-type="float" office:value="0.0131578947368421" calcext:value-type="float">
            <text:p>0.0131578947368421</text:p>
          </table:table-cell>
          <table:table-cell office:value-type="float" office:value="0.0179673321234121" calcext:value-type="float">
            <text:p>0.0179673321234121</text:p>
          </table:table-cell>
          <table:table-cell office:value-type="float" office:value="0.0128070175438597" calcext:value-type="float">
            <text:p>0.0128070175438597</text:p>
          </table:table-cell>
          <table:table-cell office:value-type="float" office:value="0.030042347247429" calcext:value-type="float">
            <text:p>0.030042347247429</text:p>
          </table:table-cell>
          <table:table-cell office:value-type="float" office:value="0.00412583182093174" calcext:value-type="float">
            <text:p>0.00412583182093174</text:p>
          </table:table-cell>
          <table:table-cell office:value-type="float" office:value="0.0162250453720508" calcext:value-type="float">
            <text:p>0.0162250453720508</text:p>
          </table:table-cell>
          <table:table-cell office:value-type="float" office:value="0.000992135511191816" calcext:value-type="float">
            <text:p>0.000992135511191816</text:p>
          </table:table-cell>
          <table:table-cell office:value-type="float" office:value="0.0152329098608591" calcext:value-type="float">
            <text:p>0.0152329098608591</text:p>
          </table:table-cell>
          <table:table-cell office:value-type="float" office:value="0.0086025408348458" calcext:value-type="float">
            <text:p>0.0086025408348458</text:p>
          </table:table-cell>
          <table:table-cell office:value-type="float" office:value="0.0221113127646703" calcext:value-type="float">
            <text:p>0.0221113127646703</text:p>
          </table:table-cell>
          <table:table-cell office:value-type="float" office:value="0.00687235329703573" calcext:value-type="float">
            <text:p>0.006872353297035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0170634920634918" calcext:value-type="float">
            <text:p>0.0170634920634918</text:p>
          </table:table-cell>
          <table:table-cell office:value-type="float" office:value="0.00857142857142834" calcext:value-type="float">
            <text:p>0.00857142857142834</text:p>
          </table:table-cell>
          <table:table-cell office:value-type="float" office:value="0.0142063492063488" calcext:value-type="float">
            <text:p>0.0142063492063488</text:p>
          </table:table-cell>
          <table:table-cell office:value-type="float" office:value="0.0170634920634918" calcext:value-type="float">
            <text:p>0.0170634920634918</text:p>
          </table:table-cell>
          <table:table-cell office:value-type="float" office:value="0.00857142857142834" calcext:value-type="float">
            <text:p>0.00857142857142834</text:p>
          </table:table-cell>
          <table:table-cell office:value-type="float" office:value="-0.0142857142857146" calcext:value-type="float">
            <text:p>-0.0142857142857146</text:p>
          </table:table-cell>
          <table:table-cell office:value-type="float" office:value="0.0198412698412696" calcext:value-type="float">
            <text:p>0.0198412698412696</text:p>
          </table:table-cell>
          <table:table-cell office:value-type="float" office:value="0.0112698412698412" calcext:value-type="float">
            <text:p>0.0112698412698412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0.00277777777777755" calcext:value-type="float">
            <text:p>0.00277777777777755</text:p>
          </table:table-cell>
          <table:table-cell office:value-type="float" office:value="0.0142063492063488" calcext:value-type="float">
            <text:p>0.0142063492063488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114285714285711" calcext:value-type="float">
            <text:p>0.0114285714285711</text:p>
          </table:table-cell>
          <table:table-cell office:value-type="float" office:value="-0.0143650793650796" calcext:value-type="float">
            <text:p>-0.0143650793650796</text:p>
          </table:table-cell>
          <table:table-cell office:value-type="float" office:value="0.0113492063492061" calcext:value-type="float">
            <text:p>0.0113492063492061</text:p>
          </table:table-cell>
          <table:table-cell office:value-type="float" office:value="-0.00293650793650801" calcext:value-type="float">
            <text:p>-0.00293650793650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0.00849206349206344" calcext:value-type="float">
            <text:p>0.00849206349206344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173015873015874" calcext:value-type="float">
            <text:p>-0.0173015873015874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172222222222221" calcext:value-type="float">
            <text:p>-0.0172222222222221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873015873015859" calcext:value-type="float">
            <text:p>-0.00873015873015859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555555555555543" calcext:value-type="float">
            <text:p>0.005555555555555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" calcext:value-type="float">
            <text:p>0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144444444444444" calcext:value-type="float">
            <text:p>-0.0144444444444444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873015873015859" calcext:value-type="float">
            <text:p>-0.00873015873015859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143650793650794" calcext:value-type="float">
            <text:p>-0.0143650793650794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555555555555543" calcext:value-type="float">
            <text:p>0.00555555555555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0" calcext:value-type="float">
            <text:p>0</text:p>
          </table:table-cell>
          <table:table-cell office:value-type="float" office:value="0.0112698412698412" calcext:value-type="float">
            <text:p>0.0112698412698412</text:p>
          </table:table-cell>
          <table:table-cell table:number-columns-repeated="2" office:value-type="float" office:value="-0.00579365079365102" calcext:value-type="float">
            <text:p>-0.00579365079365102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44444444444444" calcext:value-type="float">
            <text:p>-0.0144444444444444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72222222222221" calcext:value-type="float">
            <text:p>-0.0172222222222221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0158730158730136" calcext:value-type="float">
            <text:p>-0.0001587301587301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" calcext:value-type="float">
            <text:p>0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115873015873016" calcext:value-type="float">
            <text:p>-0.011587301587301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22857142857143" calcext:value-type="float">
            <text:p>-0.022857142857143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301587301587292" calcext:value-type="float">
            <text:p>-0.003015873015872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-0.00347619047619052" calcext:value-type="float">
            <text:p>-0.00347619047619052</text:p>
          </table:table-cell>
          <table:table-cell office:value-type="float" office:value="0.00169841269841275" calcext:value-type="float">
            <text:p>0.00169841269841275</text:p>
          </table:table-cell>
          <table:table-cell office:value-type="float" office:value="0.00958730158730148" calcext:value-type="float">
            <text:p>0.00958730158730148</text:p>
          </table:table-cell>
          <table:table-cell office:value-type="float" office:value="-0.0017936507936509" calcext:value-type="float">
            <text:p>-0.0017936507936509</text:p>
          </table:table-cell>
          <table:table-cell office:value-type="float" office:value="-0.00065079365079368" calcext:value-type="float">
            <text:p>-0.00065079365079368</text:p>
          </table:table-cell>
          <table:table-cell office:value-type="float" office:value="-0.00920634920634933" calcext:value-type="float">
            <text:p>-0.00920634920634933</text:p>
          </table:table-cell>
          <table:table-cell office:value-type="float" office:value="0.0062063492063491" calcext:value-type="float">
            <text:p>0.0062063492063491</text:p>
          </table:table-cell>
          <table:table-cell office:value-type="float" office:value="-0.0012698412698412" calcext:value-type="float">
            <text:p>-0.0012698412698412</text:p>
          </table:table-cell>
          <table:table-cell office:value-type="float" office:value="-0.00180952380952382" calcext:value-type="float">
            <text:p>-0.00180952380952382</text:p>
          </table:table-cell>
          <table:table-cell office:value-type="float" office:value="-0.0109999999999999" calcext:value-type="float">
            <text:p>-0.0109999999999999</text:p>
          </table:table-cell>
          <table:table-cell office:value-type="float" office:value="0.00449206349206333" calcext:value-type="float">
            <text:p>0.00449206349206333</text:p>
          </table:table-cell>
          <table:table-cell office:value-type="float" office:value="-0.00412698412698409" calcext:value-type="float">
            <text:p>-0.00412698412698409</text:p>
          </table:table-cell>
          <table:table-cell office:value-type="float" office:value="-0.0000476190476191851" calcext:value-type="float">
            <text:p>-4.76190476191851E-05</text:p>
          </table:table-cell>
          <table:table-cell office:value-type="float" office:value="-0.0155079365079365" calcext:value-type="float">
            <text:p>-0.0155079365079365</text:p>
          </table:table-cell>
          <table:table-cell office:value-type="float" office:value="-0.0000476190476191851" calcext:value-type="float">
            <text:p>-4.76190476191851E-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0542168674698795" calcext:value-type="float">
            <text:p>0.0542168674698795</text:p>
          </table:table-cell>
          <table:table-cell office:value-type="float" office:value="-0.0566265060240965" calcext:value-type="float">
            <text:p>-0.0566265060240965</text:p>
          </table:table-cell>
          <table:table-cell office:value-type="float" office:value="0.0373493975903614" calcext:value-type="float">
            <text:p>0.0373493975903614</text:p>
          </table:table-cell>
          <table:table-cell office:value-type="float" office:value="0.00843373493975896" calcext:value-type="float">
            <text:p>0.00843373493975896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-0.0036144578313253" calcext:value-type="float">
            <text:p>-0.0036144578313253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0240963855421683" calcext:value-type="float">
            <text:p>0.00240963855421683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-0.0036144578313253" calcext:value-type="float">
            <text:p>-0.0036144578313253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0722891566265049" calcext:value-type="float">
            <text:p>0.00722891566265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0493975903614459" calcext:value-type="float">
            <text:p>0.0493975903614459</text:p>
          </table:table-cell>
          <table:table-cell office:value-type="float" office:value="-0.0530120481927711" calcext:value-type="float">
            <text:p>-0.0530120481927711</text:p>
          </table:table-cell>
          <table:table-cell office:value-type="float" office:value="0.0313253012048192" calcext:value-type="float">
            <text:p>0.0313253012048192</text:p>
          </table:table-cell>
          <table:table-cell office:value-type="float" office:value="0.0325301204819277" calcext:value-type="float">
            <text:p>0.0325301204819277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-0.00963855421686743" calcext:value-type="float">
            <text:p>-0.00963855421686743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53012048192772" calcext:value-type="float">
            <text:p>0.0253012048192772</text:p>
          </table:table-cell>
          <table:table-cell office:value-type="float" office:value="-0.00481927710843366" calcext:value-type="float">
            <text:p>-0.00481927710843366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0481927710843377" calcext:value-type="float">
            <text:p>0.00481927710843377</text:p>
          </table:table-cell>
          <table:table-cell office:value-type="float" office:value="-0.0192771084337349" calcext:value-type="float">
            <text:p>-0.0192771084337349</text:p>
          </table:table-cell>
          <table:table-cell office:value-type="float" office:value="0.0132530120481928" calcext:value-type="float">
            <text:p>0.0132530120481928</text:p>
          </table:table-cell>
          <table:table-cell office:value-type="float" office:value="0.00120481927710847" calcext:value-type="float">
            <text:p>0.00120481927710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0518072289156626" calcext:value-type="float">
            <text:p>0.0518072289156626</text:p>
          </table:table-cell>
          <table:table-cell office:value-type="float" office:value="-0.0506024096385543" calcext:value-type="float">
            <text:p>-0.0506024096385543</text:p>
          </table:table-cell>
          <table:table-cell table:number-columns-repeated="2" office:value-type="float" office:value="0.0325301204819277" calcext:value-type="float">
            <text:p>0.0325301204819277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-0.00722891566265071" calcext:value-type="float">
            <text:p>-0.00722891566265071</text:p>
          </table:table-cell>
          <table:table-cell office:value-type="float" office:value="0.0301204819277109" calcext:value-type="float">
            <text:p>0.0301204819277109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265060240963855" calcext:value-type="float">
            <text:p>0.0265060240963855</text:p>
          </table:table-cell>
          <table:table-cell office:value-type="float" office:value="-0.00722891566265071" calcext:value-type="float">
            <text:p>-0.00722891566265071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0963855421686743" calcext:value-type="float">
            <text:p>0.00963855421686743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-0.0180722891566265" calcext:value-type="float">
            <text:p>-0.0180722891566265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44578313253012" calcext:value-type="float">
            <text:p>0.0144578313253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0506024096385542" calcext:value-type="float">
            <text:p>0.0506024096385542</text:p>
          </table:table-cell>
          <table:table-cell office:value-type="float" office:value="-0.0481927710843373" calcext:value-type="float">
            <text:p>-0.0481927710843373</text:p>
          </table:table-cell>
          <table:table-cell office:value-type="float" office:value="0.03855421686747" calcext:value-type="float">
            <text:p>0.03855421686747</text:p>
          </table:table-cell>
          <table:table-cell office:value-type="float" office:value="0.0289156626506025" calcext:value-type="float">
            <text:p>0.0289156626506025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-0.0156626506024096" calcext:value-type="float">
            <text:p>-0.0156626506024096</text:p>
          </table:table-cell>
          <table:table-cell office:value-type="float" office:value="0.0289156626506025" calcext:value-type="float">
            <text:p>0.0289156626506025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-0.0072289156626506" calcext:value-type="float">
            <text:p>-0.0072289156626506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-0.0180722891566265" calcext:value-type="float">
            <text:p>-0.0180722891566265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132530120481928" calcext:value-type="float">
            <text:p>0.01325301204819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0506024096385542" calcext:value-type="float">
            <text:p>0.0506024096385542</text:p>
          </table:table-cell>
          <table:table-cell office:value-type="float" office:value="-0.0518072289156627" calcext:value-type="float">
            <text:p>-0.0518072289156627</text:p>
          </table:table-cell>
          <table:table-cell office:value-type="float" office:value="0.0325301204819276" calcext:value-type="float">
            <text:p>0.0325301204819276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277108433734941" calcext:value-type="float">
            <text:p>0.0277108433734941</text:p>
          </table:table-cell>
          <table:table-cell office:value-type="float" office:value="-0.00963855421686755" calcext:value-type="float">
            <text:p>-0.00963855421686755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-0.00602409638554224" calcext:value-type="float">
            <text:p>-0.00602409638554224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-0.0216867469879518" calcext:value-type="float">
            <text:p>-0.0216867469879518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20481927710843" calcext:value-type="float">
            <text:p>0.01204819277108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0.0513253012048193" calcext:value-type="float">
            <text:p>0.0513253012048193</text:p>
          </table:table-cell>
          <table:table-cell office:value-type="float" office:value="-0.0520481927710844" calcext:value-type="float">
            <text:p>-0.0520481927710844</text:p>
          </table:table-cell>
          <table:table-cell office:value-type="float" office:value="0.0344578313253012" calcext:value-type="float">
            <text:p>0.0344578313253012</text:p>
          </table:table-cell>
          <table:table-cell office:value-type="float" office:value="0.0255421686746987" calcext:value-type="float">
            <text:p>0.0255421686746987</text:p>
          </table:table-cell>
          <table:table-cell office:value-type="float" office:value="0.0301204819277108" calcext:value-type="float">
            <text:p>0.0301204819277108</text:p>
          </table:table-cell>
          <table:table-cell office:value-type="float" office:value="-0.00602409638554224" calcext:value-type="float">
            <text:p>-0.00602409638554224</text:p>
          </table:table-cell>
          <table:table-cell office:value-type="float" office:value="0.0250602409638554" calcext:value-type="float">
            <text:p>0.0250602409638554</text:p>
          </table:table-cell>
          <table:table-cell office:value-type="float" office:value="0.0175903614457831" calcext:value-type="float">
            <text:p>0.0175903614457831</text:p>
          </table:table-cell>
          <table:table-cell office:value-type="float" office:value="0.0267469879518072" calcext:value-type="float">
            <text:p>0.0267469879518072</text:p>
          </table:table-cell>
          <table:table-cell office:value-type="float" office:value="-0.00578313253012053" calcext:value-type="float">
            <text:p>-0.00578313253012053</text:p>
          </table:table-cell>
          <table:table-cell office:value-type="float" office:value="0.0233734939759036" calcext:value-type="float">
            <text:p>0.0233734939759036</text:p>
          </table:table-cell>
          <table:table-cell office:value-type="float" office:value="0.00939759036144572" calcext:value-type="float">
            <text:p>0.00939759036144572</text:p>
          </table:table-cell>
          <table:table-cell office:value-type="float" office:value="0.0149397590361446" calcext:value-type="float">
            <text:p>0.0149397590361446</text:p>
          </table:table-cell>
          <table:table-cell office:value-type="float" office:value="-0.016144578313253" calcext:value-type="float">
            <text:p>-0.016144578313253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0963855421686743" calcext:value-type="float">
            <text:p>0.009638554216867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-0.0584760731156294" calcext:value-type="float">
            <text:p>-0.0584760731156294</text:p>
          </table:table-cell>
          <table:table-cell office:value-type="float" office:value="-0.0036968576709796" calcext:value-type="float">
            <text:p>-0.0036968576709796</text:p>
          </table:table-cell>
          <table:table-cell office:value-type="float" office:value="-0.0209060724310262" calcext:value-type="float">
            <text:p>-0.0209060724310262</text:p>
          </table:table-cell>
          <table:table-cell office:value-type="float" office:value="-0.0203559937016498" calcext:value-type="float">
            <text:p>-0.0203559937016498</text:p>
          </table:table-cell>
          <table:table-cell office:value-type="float" office:value="-0.0122140069829533" calcext:value-type="float">
            <text:p>-0.0122140069829533</text:p>
          </table:table-cell>
          <table:table-cell office:value-type="float" office:value="-0.00554939412610378" calcext:value-type="float">
            <text:p>-0.00554939412610378</text:p>
          </table:table-cell>
          <table:table-cell office:value-type="float" office:value="-0.00795885534332852" calcext:value-type="float">
            <text:p>-0.00795885534332852</text:p>
          </table:table-cell>
          <table:table-cell office:value-type="float" office:value="-0.0123991921681385" calcext:value-type="float">
            <text:p>-0.0123991921681385</text:p>
          </table:table-cell>
          <table:table-cell office:value-type="float" office:value="-0.00925070171835396" calcext:value-type="float">
            <text:p>-0.00925070171835396</text:p>
          </table:table-cell>
          <table:table-cell office:value-type="float" office:value="-0.00314746354487561" calcext:value-type="float">
            <text:p>-0.00314746354487561</text:p>
          </table:table-cell>
          <table:table-cell office:value-type="float" office:value="0.000555213253919495" calcext:value-type="float">
            <text:p>0.000555213253919495</text:p>
          </table:table-cell>
          <table:table-cell office:value-type="float" office:value="-0.00388204285616478" calcext:value-type="float">
            <text:p>-0.00388204285616478</text:p>
          </table:table-cell>
          <table:table-cell office:value-type="float" office:value="-0.00573355240638029" calcext:value-type="float">
            <text:p>-0.00573355240638029</text:p>
          </table:table-cell>
          <table:table-cell office:value-type="float" office:value="-0.00258266584514255" calcext:value-type="float">
            <text:p>-0.00258266584514255</text:p>
          </table:table-cell>
          <table:table-cell office:value-type="float" office:value="-0.00795577462860264" calcext:value-type="float">
            <text:p>-0.00795577462860264</text:p>
          </table:table-cell>
          <table:table-cell office:value-type="float" office:value="-0.000550763332648807" calcext:value-type="float">
            <text:p>-0.0005507633326488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-0.059218183062915" calcext:value-type="float">
            <text:p>-0.059218183062915</text:p>
          </table:table-cell>
          <table:table-cell office:value-type="float" office:value="-0.000366262750735924" calcext:value-type="float">
            <text:p>-0.000366262750735924</text:p>
          </table:table-cell>
          <table:table-cell office:value-type="float" office:value="-0.0175816389402341" calcext:value-type="float">
            <text:p>-0.0175816389402341</text:p>
          </table:table-cell>
          <table:table-cell office:value-type="float" office:value="-0.0236862463202574" calcext:value-type="float">
            <text:p>-0.0236862463202574</text:p>
          </table:table-cell>
          <table:table-cell office:value-type="float" office:value="-0.00647771616348336" calcext:value-type="float">
            <text:p>-0.00647771616348336</text:p>
          </table:table-cell>
          <table:table-cell office:value-type="float" office:value="-0.00351578010542875" calcext:value-type="float">
            <text:p>-0.00351578010542875</text:p>
          </table:table-cell>
          <table:table-cell office:value-type="float" office:value="-0.00555076333264881" calcext:value-type="float">
            <text:p>-0.00555076333264881</text:p>
          </table:table-cell>
          <table:table-cell office:value-type="float" office:value="-0.00610700349147675" calcext:value-type="float">
            <text:p>-0.00610700349147675</text:p>
          </table:table-cell>
          <table:table-cell office:value-type="float" office:value="-0.00240432669268154" calcext:value-type="float">
            <text:p>-0.00240432669268154</text:p>
          </table:table-cell>
          <table:table-cell office:value-type="float" office:value="0.00111111111111106" calcext:value-type="float">
            <text:p>0.00111111111111106</text:p>
          </table:table-cell>
          <table:table-cell office:value-type="float" office:value="-0.00370096529061414" calcext:value-type="float">
            <text:p>-0.00370096529061414</text:p>
          </table:table-cell>
          <table:table-cell office:value-type="float" office:value="-0.00129321558157058" calcext:value-type="float">
            <text:p>-0.00129321558157058</text:p>
          </table:table-cell>
          <table:table-cell office:value-type="float" office:value="-0.00666050523721518" calcext:value-type="float">
            <text:p>-0.00666050523721518</text:p>
          </table:table-cell>
          <table:table-cell office:value-type="float" office:value="0.000374820291640821" calcext:value-type="float">
            <text:p>0.000374820291640821</text:p>
          </table:table-cell>
          <table:table-cell office:value-type="float" office:value="-0.00555179023755759" calcext:value-type="float">
            <text:p>-0.00555179023755759</text:p>
          </table:table-cell>
          <table:table-cell office:value-type="float" office:value="0.00000171150818084609" calcext:value-type="float">
            <text:p>1.71150818084609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-0.0597723694119258" calcext:value-type="float">
            <text:p>-0.0597723694119258</text:p>
          </table:table-cell>
          <table:table-cell office:value-type="float" office:value="0.00111590333401801" calcext:value-type="float">
            <text:p>0.00111590333401801</text:p>
          </table:table-cell>
          <table:table-cell office:value-type="float" office:value="-0.0173940576435955" calcext:value-type="float">
            <text:p>-0.0173940576435955</text:p>
          </table:table-cell>
          <table:table-cell office:value-type="float" office:value="-0.0223906346272335" calcext:value-type="float">
            <text:p>-0.0223906346272335</text:p>
          </table:table-cell>
          <table:table-cell office:value-type="float" office:value="-0.00721708769767926" calcext:value-type="float">
            <text:p>-0.00721708769767926</text:p>
          </table:table-cell>
          <table:table-cell office:value-type="float" office:value="-0.00258643116314083" calcext:value-type="float">
            <text:p>-0.00258643116314083</text:p>
          </table:table-cell>
          <table:table-cell office:value-type="float" office:value="-0.0057380023276512" calcext:value-type="float">
            <text:p>-0.0057380023276512</text:p>
          </table:table-cell>
          <table:table-cell office:value-type="float" office:value="-0.00684432121585521" calcext:value-type="float">
            <text:p>-0.00684432121585521</text:p>
          </table:table-cell>
          <table:table-cell office:value-type="float" office:value="-0.00221879920585999" calcext:value-type="float">
            <text:p>-0.00221879920585999</text:p>
          </table:table-cell>
          <table:table-cell office:value-type="float" office:value="0.00185424796330536" calcext:value-type="float">
            <text:p>0.00185424796330536</text:p>
          </table:table-cell>
          <table:table-cell office:value-type="float" office:value="-0.00388580817416306" calcext:value-type="float">
            <text:p>-0.00388580817416306</text:p>
          </table:table-cell>
          <table:table-cell office:value-type="float" office:value="0.00259293489422874" calcext:value-type="float">
            <text:p>0.00259293489422874</text:p>
          </table:table-cell>
          <table:table-cell office:value-type="float" office:value="-0.00388512357089044" calcext:value-type="float">
            <text:p>-0.00388512357089044</text:p>
          </table:table-cell>
          <table:table-cell office:value-type="float" office:value="0.000745532963647544" calcext:value-type="float">
            <text:p>0.000745532963647544</text:p>
          </table:table-cell>
          <table:table-cell office:value-type="float" office:value="-0.0020346409255837" calcext:value-type="float">
            <text:p>-0.0020346409255837</text:p>
          </table:table-cell>
          <table:table-cell office:value-type="float" office:value="0.00370438830697639" calcext:value-type="float">
            <text:p>0.00370438830697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-0.0603282672691174" calcext:value-type="float">
            <text:p>-0.0603282672691174</text:p>
          </table:table-cell>
          <table:table-cell office:value-type="float" office:value="-0.000366947354008329" calcext:value-type="float">
            <text:p>-0.000366947354008329</text:p>
          </table:table-cell>
          <table:table-cell office:value-type="float" office:value="-0.0164691586225781" calcext:value-type="float">
            <text:p>-0.0164691586225781</text:p>
          </table:table-cell>
          <table:table-cell office:value-type="float" office:value="-0.0222068186485932" calcext:value-type="float">
            <text:p>-0.0222068186485932</text:p>
          </table:table-cell>
          <table:table-cell office:value-type="float" office:value="-0.00851509550215657" calcext:value-type="float">
            <text:p>-0.00851509550215657</text:p>
          </table:table-cell>
          <table:table-cell office:value-type="float" office:value="-0.00295919764496477" calcext:value-type="float">
            <text:p>-0.00295919764496477</text:p>
          </table:table-cell>
          <table:table-cell office:value-type="float" office:value="-0.00388717738070776" calcext:value-type="float">
            <text:p>-0.00388717738070776</text:p>
          </table:table-cell>
          <table:table-cell office:value-type="float" office:value="-0.00499589238036557" calcext:value-type="float">
            <text:p>-0.00499589238036557</text:p>
          </table:table-cell>
          <table:table-cell office:value-type="float" office:value="-0.00333299103169715" calcext:value-type="float">
            <text:p>-0.00333299103169715</text:p>
          </table:table-cell>
          <table:table-cell office:value-type="float" office:value="0.00111350722256465" calcext:value-type="float">
            <text:p>0.00111350722256465</text:p>
          </table:table-cell>
          <table:table-cell office:value-type="float" office:value="-0.0020360101321284" calcext:value-type="float">
            <text:p>-0.0020360101321284</text:p>
          </table:table-cell>
          <table:table-cell office:value-type="float" office:value="0.00314712124323957" calcext:value-type="float">
            <text:p>0.00314712124323957</text:p>
          </table:table-cell>
          <table:table-cell office:value-type="float" office:value="-0.00148113917984516" calcext:value-type="float">
            <text:p>-0.00148113917984516</text:p>
          </table:table-cell>
          <table:table-cell office:value-type="float" office:value="0.00130006161429441" calcext:value-type="float">
            <text:p>0.00130006161429441</text:p>
          </table:table-cell>
          <table:table-cell office:value-type="float" office:value="-0.00148079687820923" calcext:value-type="float">
            <text:p>-0.00148079687820923</text:p>
          </table:table-cell>
          <table:table-cell office:value-type="float" office:value="0.00166666666666682" calcext:value-type="float">
            <text:p>0.001666666666666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-0.0608824536181283" calcext:value-type="float">
            <text:p>-0.0608824536181283</text:p>
          </table:table-cell>
          <table:table-cell office:value-type="float" office:value="-0.000181077565550858" calcext:value-type="float">
            <text:p>-0.000181077565550858</text:p>
          </table:table-cell>
          <table:table-cell office:value-type="float" office:value="-0.0172105839665914" calcext:value-type="float">
            <text:p>-0.0172105839665914</text:p>
          </table:table-cell>
          <table:table-cell office:value-type="float" office:value="-0.0199852810296433" calcext:value-type="float">
            <text:p>-0.0199852810296433</text:p>
          </table:table-cell>
          <table:table-cell office:value-type="float" office:value="-0.00925480933798861" calcext:value-type="float">
            <text:p>-0.00925480933798861</text:p>
          </table:table-cell>
          <table:table-cell office:value-type="float" office:value="-0.00351304169233924" calcext:value-type="float">
            <text:p>-0.00351304169233924</text:p>
          </table:table-cell>
          <table:table-cell office:value-type="float" office:value="-0.00517970835900605" calcext:value-type="float">
            <text:p>-0.00517970835900605</text:p>
          </table:table-cell>
          <table:table-cell office:value-type="float" office:value="-0.00407099335934846" calcext:value-type="float">
            <text:p>-0.00407099335934846</text:p>
          </table:table-cell>
          <table:table-cell office:value-type="float" office:value="-0.0024060382008626" calcext:value-type="float">
            <text:p>-0.0024060382008626</text:p>
          </table:table-cell>
          <table:table-cell office:value-type="float" office:value="0.00129971931265838" calcext:value-type="float">
            <text:p>0.00129971931265838</text:p>
          </table:table-cell>
          <table:table-cell office:value-type="float" office:value="-0.00222051071404117" calcext:value-type="float">
            <text:p>-0.00222051071404117</text:p>
          </table:table-cell>
          <table:table-cell office:value-type="float" office:value="0.00240706510577116" calcext:value-type="float">
            <text:p>0.00240706510577116</text:p>
          </table:table-cell>
          <table:table-cell office:value-type="float" office:value="-0.00184979804203445" calcext:value-type="float">
            <text:p>-0.00184979804203445</text:p>
          </table:table-cell>
          <table:table-cell office:value-type="float" office:value="-0.000548709522831592" calcext:value-type="float">
            <text:p>-0.000548709522831592</text:p>
          </table:table-cell>
          <table:table-cell office:value-type="float" office:value="-0.00259019648113923" calcext:value-type="float">
            <text:p>-0.00259019648113923</text:p>
          </table:table-cell>
          <table:table-cell office:value-type="float" office:value="0.00166837817484755" calcext:value-type="float">
            <text:p>0.001668378174847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-0.0597354692955431" calcext:value-type="float">
            <text:p>-0.0597354692955431</text:p>
          </table:table-cell>
          <table:table-cell office:value-type="float" office:value="-0.000699048401451297" calcext:value-type="float">
            <text:p>-0.000699048401451297</text:p>
          </table:table-cell>
          <table:table-cell office:value-type="float" office:value="-0.0179123023208051" calcext:value-type="float">
            <text:p>-0.0179123023208051</text:p>
          </table:table-cell>
          <table:table-cell office:value-type="float" office:value="-0.0217249948654753" calcext:value-type="float">
            <text:p>-0.0217249948654753</text:p>
          </table:table-cell>
          <table:table-cell office:value-type="float" office:value="-0.00873574313685221" calcext:value-type="float">
            <text:p>-0.00873574313685221</text:p>
          </table:table-cell>
          <table:table-cell office:value-type="float" office:value="-0.00362476894639552" calcext:value-type="float">
            <text:p>-0.00362476894639552</text:p>
          </table:table-cell>
          <table:table-cell office:value-type="float" office:value="-0.00566290134866843" calcext:value-type="float">
            <text:p>-0.00566290134866843</text:p>
          </table:table-cell>
          <table:table-cell office:value-type="float" office:value="-0.00688348052303678" calcext:value-type="float">
            <text:p>-0.00688348052303678</text:p>
          </table:table-cell>
          <table:table-cell office:value-type="float" office:value="-0.00392257136989094" calcext:value-type="float">
            <text:p>-0.00392257136989094</text:p>
          </table:table-cell>
          <table:table-cell office:value-type="float" office:value="0.000446224412952834" calcext:value-type="float">
            <text:p>0.000446224412952834</text:p>
          </table:table-cell>
          <table:table-cell office:value-type="float" office:value="-0.00225761621140541" calcext:value-type="float">
            <text:p>-0.00225761621140541</text:p>
          </table:table-cell>
          <table:table-cell office:value-type="float" office:value="0.000594372561100842" calcext:value-type="float">
            <text:p>0.000594372561100842</text:p>
          </table:table-cell>
          <table:table-cell office:value-type="float" office:value="-0.00392202368727312" calcext:value-type="float">
            <text:p>-0.00392202368727312</text:p>
          </table:table-cell>
          <table:table-cell office:value-type="float" office:value="-0.000142192099678251" calcext:value-type="float">
            <text:p>-0.000142192099678251</text:p>
          </table:table-cell>
          <table:table-cell office:value-type="float" office:value="-0.00392263983021845" calcext:value-type="float">
            <text:p>-0.00392263983021845</text:p>
          </table:table-cell>
          <table:table-cell office:value-type="float" office:value="0.00129807626480449" calcext:value-type="float">
            <text:p>0.00129807626480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117395762132604" calcext:value-type="float">
            <text:p>0.0117395762132604</text:p>
          </table:table-cell>
          <table:table-cell office:value-type="float" office:value="-0.0312542720437459" calcext:value-type="float">
            <text:p>-0.0312542720437459</text:p>
          </table:table-cell>
          <table:table-cell office:value-type="float" office:value="-0.00782638414217374" calcext:value-type="float">
            <text:p>-0.00782638414217374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0.0286397812713601" calcext:value-type="float">
            <text:p>0.0286397812713601</text:p>
          </table:table-cell>
          <table:table-cell office:value-type="float" office:value="-0.0221462747778538" calcext:value-type="float">
            <text:p>-0.0221462747778538</text:p>
          </table:table-cell>
          <table:table-cell office:value-type="float" office:value="0.0104750512645249" calcext:value-type="float">
            <text:p>0.0104750512645249</text:p>
          </table:table-cell>
          <table:table-cell office:value-type="float" office:value="0.0143369788106629" calcext:value-type="float">
            <text:p>0.0143369788106629</text:p>
          </table:table-cell>
          <table:table-cell office:value-type="float" office:value="0.0104750512645249" calcext:value-type="float">
            <text:p>0.0104750512645249</text:p>
          </table:table-cell>
          <table:table-cell office:value-type="float" office:value="-0.00124743677375261" calcext:value-type="float">
            <text:p>-0.00124743677375261</text:p>
          </table:table-cell>
          <table:table-cell office:value-type="float" office:value="0.0195317840054682" calcext:value-type="float">
            <text:p>0.0195317840054682</text:p>
          </table:table-cell>
          <table:table-cell office:value-type="float" office:value="0.00268284347231706" calcext:value-type="float">
            <text:p>0.00268284347231706</text:p>
          </table:table-cell>
          <table:table-cell office:value-type="float" office:value="0.0103896103896103" calcext:value-type="float">
            <text:p>0.0103896103896103</text:p>
          </table:table-cell>
          <table:table-cell office:value-type="float" office:value="-0.00644224196855792" calcext:value-type="float">
            <text:p>-0.00644224196855792</text:p>
          </table:table-cell>
          <table:table-cell office:value-type="float" office:value="0.0169856459330142" calcext:value-type="float">
            <text:p>0.0169856459330142</text:p>
          </table:table-cell>
          <table:table-cell office:value-type="float" office:value="0.00534859876965133" calcext:value-type="float">
            <text:p>0.00534859876965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130041011619959" calcext:value-type="float">
            <text:p>0.0130041011619959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774094326725905" calcext:value-type="float">
            <text:p>0.00774094326725905</text:p>
          </table:table-cell>
          <table:table-cell office:value-type="float" office:value="0.0182501708817497" calcext:value-type="float">
            <text:p>0.0182501708817497</text:p>
          </table:table-cell>
          <table:table-cell office:value-type="float" office:value="0.0143540669856459" calcext:value-type="float">
            <text:p>0.0143540669856459</text:p>
          </table:table-cell>
          <table:table-cell office:value-type="float" office:value="0.00784347231715654" calcext:value-type="float">
            <text:p>0.00784347231715654</text:p>
          </table:table-cell>
          <table:table-cell office:value-type="float" office:value="0.0156698564593301" calcext:value-type="float">
            <text:p>0.0156698564593301</text:p>
          </table:table-cell>
          <table:table-cell office:value-type="float" office:value="0.0247095010252905" calcext:value-type="float">
            <text:p>0.0247095010252905</text:p>
          </table:table-cell>
          <table:table-cell office:value-type="float" office:value="0.0143711551606288" calcext:value-type="float">
            <text:p>0.0143711551606288</text:p>
          </table:table-cell>
          <table:table-cell office:value-type="float" office:value="0.00645933014354061" calcext:value-type="float">
            <text:p>0.00645933014354061</text:p>
          </table:table-cell>
          <table:table-cell office:value-type="float" office:value="0.0156185919343814" calcext:value-type="float">
            <text:p>0.0156185919343814</text:p>
          </table:table-cell>
          <table:table-cell office:value-type="float" office:value="0.0169172932330827" calcext:value-type="float">
            <text:p>0.0169172932330827</text:p>
          </table:table-cell>
          <table:table-cell office:value-type="float" office:value="0.00910799726589195" calcext:value-type="float">
            <text:p>0.00910799726589195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11825017088175" calcext:value-type="float">
            <text:p>0.011825017088175</text:p>
          </table:table-cell>
          <table:table-cell office:value-type="float" office:value="0.0156527682843471" calcext:value-type="float">
            <text:p>0.0156527682843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254613807245385" calcext:value-type="float">
            <text:p>0.00254613807245385</text:p>
          </table:table-cell>
          <table:table-cell office:value-type="float" office:value="-0.0131237183868763" calcext:value-type="float">
            <text:p>-0.0131237183868763</text:p>
          </table:table-cell>
          <table:table-cell office:value-type="float" office:value="0.00644224196855769" calcext:value-type="float">
            <text:p>0.00644224196855769</text:p>
          </table:table-cell>
          <table:table-cell office:value-type="float" office:value="0.0078092959671906" calcext:value-type="float">
            <text:p>0.0078092959671906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-0.00909090909090915" calcext:value-type="float">
            <text:p>-0.00909090909090915</text:p>
          </table:table-cell>
          <table:table-cell office:value-type="float" office:value="0.0051948051948052" calcext:value-type="float">
            <text:p>0.0051948051948052</text:p>
          </table:table-cell>
          <table:table-cell office:value-type="float" office:value="0.0103554340396446" calcext:value-type="float">
            <text:p>0.0103554340396446</text:p>
          </table:table-cell>
          <table:table-cell office:value-type="float" office:value="0.00517771701982217" calcext:value-type="float">
            <text:p>0.00517771701982217</text:p>
          </table:table-cell>
          <table:table-cell office:value-type="float" office:value="-0.000034176349965831" calcext:value-type="float">
            <text:p>-3.4176349965831E-05</text:p>
          </table:table-cell>
          <table:table-cell office:value-type="float" office:value="0.0077922077922078" calcext:value-type="float">
            <text:p>0.0077922077922078</text:p>
          </table:table-cell>
          <table:table-cell office:value-type="float" office:value="0.0129870129870129" calcext:value-type="float">
            <text:p>0.0129870129870129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0.00387901572112104" calcext:value-type="float">
            <text:p>0.00387901572112104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0.014336978810663" calcext:value-type="float">
            <text:p>0.014336978810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119617224880375" calcext:value-type="float">
            <text:p>0.00119617224880375</text:p>
          </table:table-cell>
          <table:table-cell office:value-type="float" office:value="-0.0183697881066303" calcext:value-type="float">
            <text:p>-0.0183697881066303</text:p>
          </table:table-cell>
          <table:table-cell office:value-type="float" office:value="-0.00143540669856468" calcext:value-type="float">
            <text:p>-0.00143540669856468</text:p>
          </table:table-cell>
          <table:table-cell office:value-type="float" office:value="0.00126452494873541" calcext:value-type="float">
            <text:p>0.00126452494873541</text:p>
          </table:table-cell>
          <table:table-cell office:value-type="float" office:value="0.00386192754613801" calcext:value-type="float">
            <text:p>0.00386192754613801</text:p>
          </table:table-cell>
          <table:table-cell office:value-type="float" office:value="-0.010475051264525" calcext:value-type="float">
            <text:p>-0.010475051264525</text:p>
          </table:table-cell>
          <table:table-cell office:value-type="float" office:value="-0.00401572112098436" calcext:value-type="float">
            <text:p>-0.00401572112098436</text:p>
          </table:table-cell>
          <table:table-cell office:value-type="float" office:value="-0.0000512645249488575" calcext:value-type="float">
            <text:p>-5.12645249488575E-05</text:p>
          </table:table-cell>
          <table:table-cell office:value-type="float" office:value="-0.00528024606971977" calcext:value-type="float">
            <text:p>-0.00528024606971977</text:p>
          </table:table-cell>
          <table:table-cell office:value-type="float" office:value="-0.010492139439508" calcext:value-type="float">
            <text:p>-0.010492139439508</text:p>
          </table:table-cell>
          <table:table-cell office:value-type="float" office:value="-0.00922761449077247" calcext:value-type="float">
            <text:p>-0.00922761449077247</text:p>
          </table:table-cell>
          <table:table-cell office:value-type="float" office:value="0.0012474367737525" calcext:value-type="float">
            <text:p>0.0012474367737525</text:p>
          </table:table-cell>
          <table:table-cell office:value-type="float" office:value="-0.00396445659603561" calcext:value-type="float">
            <text:p>-0.00396445659603561</text:p>
          </table:table-cell>
          <table:table-cell office:value-type="float" office:value="-0.010475051264525" calcext:value-type="float">
            <text:p>-0.010475051264525</text:p>
          </table:table-cell>
          <table:table-cell office:value-type="float" office:value="-0.0000512645249487465" calcext:value-type="float">
            <text:p>-5.12645249487465E-05</text:p>
          </table:table-cell>
          <table:table-cell office:value-type="float" office:value="0.00256322624743677" calcext:value-type="float">
            <text:p>0.002563226247436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123034859876958" calcext:value-type="float">
            <text:p>0.00123034859876958</text:p>
          </table:table-cell>
          <table:table-cell office:value-type="float" office:value="-0.0157382091592618" calcext:value-type="float">
            <text:p>-0.0157382091592618</text:p>
          </table:table-cell>
          <table:table-cell office:value-type="float" office:value="-0.00140123034859874" calcext:value-type="float">
            <text:p>-0.00140123034859874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-0.00528024606971977" calcext:value-type="float">
            <text:p>-0.00528024606971977</text:p>
          </table:table-cell>
          <table:table-cell office:value-type="float" office:value="0.00254613807245385" calcext:value-type="float">
            <text:p>0.00254613807245385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-0.00654477101845519" calcext:value-type="float">
            <text:p>-0.00654477101845519</text:p>
          </table:table-cell>
          <table:table-cell office:value-type="float" office:value="-0.0013499658236501" calcext:value-type="float">
            <text:p>-0.0013499658236501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104408749145591" calcext:value-type="float">
            <text:p>-0.0104408749145591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0517771701982228" calcext:value-type="float">
            <text:p>0.0051777170198222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59432672590567" calcext:value-type="float">
            <text:p>0.0059432672590567</text:p>
          </table:table-cell>
          <table:table-cell office:value-type="float" office:value="-0.0151811346548189" calcext:value-type="float">
            <text:p>-0.0151811346548189</text:p>
          </table:table-cell>
          <table:table-cell office:value-type="float" office:value="0.000704032809295985" calcext:value-type="float">
            <text:p>0.000704032809295985</text:p>
          </table:table-cell>
          <table:table-cell office:value-type="float" office:value="0.0072932330827068" calcext:value-type="float">
            <text:p>0.0072932330827068</text:p>
          </table:table-cell>
          <table:table-cell office:value-type="float" office:value="0.0127409432672591" calcext:value-type="float">
            <text:p>0.0127409432672591</text:p>
          </table:table-cell>
          <table:table-cell office:value-type="float" office:value="-0.00755297334244698" calcext:value-type="float">
            <text:p>-0.00755297334244698</text:p>
          </table:table-cell>
          <table:table-cell office:value-type="float" office:value="0.00440874914559131" calcext:value-type="float">
            <text:p>0.00440874914559131</text:p>
          </table:table-cell>
          <table:table-cell office:value-type="float" office:value="0.0103793574846206" calcext:value-type="float">
            <text:p>0.0103793574846206</text:p>
          </table:table-cell>
          <table:table-cell office:value-type="float" office:value="0.00520847573479144" calcext:value-type="float">
            <text:p>0.00520847573479144</text:p>
          </table:table-cell>
          <table:table-cell office:value-type="float" office:value="-0.00237183868762814" calcext:value-type="float">
            <text:p>-0.00237183868762814</text:p>
          </table:table-cell>
          <table:table-cell office:value-type="float" office:value="0.00647300068352696" calcext:value-type="float">
            <text:p>0.00647300068352696</text:p>
          </table:table-cell>
          <table:table-cell office:value-type="float" office:value="0.00728639781271356" calcext:value-type="float">
            <text:p>0.00728639781271356</text:p>
          </table:table-cell>
          <table:table-cell office:value-type="float" office:value="0.00283663704716341" calcext:value-type="float">
            <text:p>0.00283663704716341</text:p>
          </table:table-cell>
          <table:table-cell office:value-type="float" office:value="-0.00548188653451809" calcext:value-type="float">
            <text:p>-0.00548188653451809</text:p>
          </table:table-cell>
          <table:table-cell office:value-type="float" office:value="0.0060082023239918" calcext:value-type="float">
            <text:p>0.0060082023239918</text:p>
          </table:table-cell>
          <table:table-cell office:value-type="float" office:value="0.00861585782638419" calcext:value-type="float">
            <text:p>0.00861585782638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77056277056278" calcext:value-type="float">
            <text:p>-0.0277056277056278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43290043290044" calcext:value-type="float">
            <text:p>-0.0043290043290044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.00173160173160158" calcext:value-type="float">
            <text:p>0.00173160173160158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0" calcext:value-type="float">
            <text:p>0</text:p>
          </table:table-cell>
          <table:table-cell office:value-type="float" office:value="0.00562770562770565" calcext:value-type="float">
            <text:p>0.00562770562770565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0.00259740259740282" calcext:value-type="float">
            <text:p>0.00259740259740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303030303030302" calcext:value-type="float">
            <text:p>-0.0303030303030302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-0.0043290043290044" calcext:value-type="float">
            <text:p>-0.0043290043290044</text:p>
          </table:table-cell>
          <table:table-cell office:value-type="float" office:value="-0.00476190476190486" calcext:value-type="float">
            <text:p>-0.00476190476190486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-0.00216450216450204" calcext:value-type="float">
            <text:p>-0.00216450216450204</text:p>
          </table:table-cell>
          <table:table-cell table:number-columns-repeated="2" office:value-type="float" office:value="-0.000865800865800792" calcext:value-type="float">
            <text:p>-0.000865800865800792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0" calcext:value-type="float">
            <text:p>0</text:p>
          </table:table-cell>
          <table:table-cell office:value-type="float" office:value="0.00303030303030316" calcext:value-type="float">
            <text:p>0.00303030303030316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25974025974026" calcext:value-type="float">
            <text:p>0.0025974025974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81385281385279" calcext:value-type="float">
            <text:p>-0.0281385281385279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432900432900418" calcext:value-type="float">
            <text:p>-0.00432900432900418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216450216450226" calcext:value-type="float">
            <text:p>0.00216450216450226</text:p>
          </table:table-cell>
          <table:table-cell table:number-columns-repeated="2" office:value-type="float" office:value="0.00259740259740282" calcext:value-type="float">
            <text:p>0.00259740259740282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259740259740282" calcext:value-type="float">
            <text:p>0.00259740259740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94372294372294" calcext:value-type="float">
            <text:p>-0.0294372294372294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-0.00346320346320317" calcext:value-type="float">
            <text:p>-0.00346320346320317</text:p>
          </table:table-cell>
          <table:table-cell office:value-type="float" office:value="-0.00303030303030272" calcext:value-type="float">
            <text:p>-0.00303030303030272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0.000865800865800903" calcext:value-type="float">
            <text:p>0.000865800865800903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" calcext:value-type="float">
            <text:p>0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0.000865800865800903" calcext:value-type="float">
            <text:p>0.000865800865800903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" calcext:value-type="float">
            <text:p>0</text:p>
          </table:table-cell>
          <table:table-cell office:value-type="float" office:value="0.0043290043290044" calcext:value-type="float">
            <text:p>0.0043290043290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85714285714285" calcext:value-type="float">
            <text:p>-0.0285714285714285</text:p>
          </table:table-cell>
          <table:table-cell office:value-type="float" office:value="-0.00043290043290023" calcext:value-type="float">
            <text:p>-0.00043290043290023</text:p>
          </table:table-cell>
          <table:table-cell office:value-type="float" office:value="-0.00476190476190486" calcext:value-type="float">
            <text:p>-0.00476190476190486</text:p>
          </table:table-cell>
          <table:table-cell office:value-type="float" office:value="-0.00389610389610362" calcext:value-type="float">
            <text:p>-0.00389610389610362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0.00173160173160192" calcext:value-type="float">
            <text:p>0.00173160173160192</text:p>
          </table:table-cell>
          <table:table-cell office:value-type="float" office:value="3.33066907387547E-016" calcext:value-type="float">
            <text:p>3.33066907387547E-16</text:p>
          </table:table-cell>
          <table:table-cell office:value-type="float" office:value="0.000432900432900563" calcext:value-type="float">
            <text:p>0.000432900432900563</text:p>
          </table:table-cell>
          <table:table-cell office:value-type="float" office:value="0.000865800865801125" calcext:value-type="float">
            <text:p>0.000865800865801125</text:p>
          </table:table-cell>
          <table:table-cell office:value-type="float" office:value="0.00216450216450237" calcext:value-type="float">
            <text:p>0.00216450216450237</text:p>
          </table:table-cell>
          <table:table-cell office:value-type="float" office:value="0" calcext:value-type="float">
            <text:p>0</text:p>
          </table:table-cell>
          <table:table-cell office:value-type="float" office:value="0.0034632034632035" calcext:value-type="float">
            <text:p>0.00346320346320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88311688311688" calcext:value-type="float">
            <text:p>-0.0288311688311688</text:p>
          </table:table-cell>
          <table:table-cell office:value-type="float" office:value="0.000346320346320317" calcext:value-type="float">
            <text:p>0.000346320346320317</text:p>
          </table:table-cell>
          <table:table-cell office:value-type="float" office:value="-0.00424242424242427" calcext:value-type="float">
            <text:p>-0.00424242424242427</text:p>
          </table:table-cell>
          <table:table-cell office:value-type="float" office:value="-0.00372294372294368" calcext:value-type="float">
            <text:p>-0.00372294372294368</text:p>
          </table:table-cell>
          <table:table-cell office:value-type="float" office:value="-0.000779220779220657" calcext:value-type="float">
            <text:p>-0.000779220779220657</text:p>
          </table:table-cell>
          <table:table-cell office:value-type="float" office:value="0.00138528138528138" calcext:value-type="float">
            <text:p>0.00138528138528138</text:p>
          </table:table-cell>
          <table:table-cell office:value-type="float" office:value="-0.000346320346320206" calcext:value-type="float">
            <text:p>-0.000346320346320206</text:p>
          </table:table-cell>
          <table:table-cell office:value-type="float" office:value="-0.00164502164502167" calcext:value-type="float">
            <text:p>-0.00164502164502167</text:p>
          </table:table-cell>
          <table:table-cell office:value-type="float" office:value="-0.000259740259740293" calcext:value-type="float">
            <text:p>-0.000259740259740293</text:p>
          </table:table-cell>
          <table:table-cell office:value-type="float" office:value="0.00346320346320361" calcext:value-type="float">
            <text:p>0.00346320346320361</text:p>
          </table:table-cell>
          <table:table-cell office:value-type="float" office:value="0.000173160173160269" calcext:value-type="float">
            <text:p>0.000173160173160269</text:p>
          </table:table-cell>
          <table:table-cell office:value-type="float" office:value="0.00190476190476208" calcext:value-type="float">
            <text:p>0.00190476190476208</text:p>
          </table:table-cell>
          <table:table-cell office:value-type="float" office:value="0.000606060606060721" calcext:value-type="float">
            <text:p>0.000606060606060721</text:p>
          </table:table-cell>
          <table:table-cell office:value-type="float" office:value="0.00138528138528138" calcext:value-type="float">
            <text:p>0.00138528138528138</text:p>
          </table:table-cell>
          <table:table-cell office:value-type="float" office:value="-0.00121212121212122" calcext:value-type="float">
            <text:p>-0.00121212121212122</text:p>
          </table:table-cell>
          <table:table-cell office:value-type="float" office:value="0.00311688311688318" calcext:value-type="float">
            <text:p>0.00311688311688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478571428571427" calcext:value-type="float">
            <text:p>-0.0478571428571427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347619047619047" calcext:value-type="float">
            <text:p>-0.0347619047619047</text:p>
          </table:table-cell>
          <table:table-cell office:value-type="float" office:value="-0.0864285714285714" calcext:value-type="float">
            <text:p>-0.0864285714285714</text:p>
          </table:table-cell>
          <table:table-cell office:value-type="float" office:value="0.00404761904761919" calcext:value-type="float">
            <text:p>0.00404761904761919</text:p>
          </table:table-cell>
          <table:table-cell office:value-type="float" office:value="-0.0676190476190476" calcext:value-type="float">
            <text:p>-0.0676190476190476</text:p>
          </table:table-cell>
          <table:table-cell office:value-type="float" office:value="0.0142857142857145" calcext:value-type="float">
            <text:p>0.0142857142857145</text:p>
          </table:table-cell>
          <table:table-cell office:value-type="float" office:value="-0.0242857142857141" calcext:value-type="float">
            <text:p>-0.0242857142857141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230952380952381" calcext:value-type="float">
            <text:p>-0.0230952380952381</text:p>
          </table:table-cell>
          <table:table-cell office:value-type="float" office:value="0.0238095238095239" calcext:value-type="float">
            <text:p>0.0238095238095239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-0.014047619047619" calcext:value-type="float">
            <text:p>-0.014047619047619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00976190476190475" calcext:value-type="float">
            <text:p>-0.00976190476190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761904761904761" calcext:value-type="float">
            <text:p>-0.0761904761904761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-0.0435714285714285" calcext:value-type="float">
            <text:p>-0.0435714285714285</text:p>
          </table:table-cell>
          <table:table-cell office:value-type="float" office:value="-0.0761904761904761" calcext:value-type="float">
            <text:p>-0.0761904761904761</text:p>
          </table:table-cell>
          <table:table-cell office:value-type="float" office:value="-0.034047619047619" calcext:value-type="float">
            <text:p>-0.034047619047619</text:p>
          </table:table-cell>
          <table:table-cell office:value-type="float" office:value="-0.0333333333333333" calcext:value-type="float">
            <text:p>-0.0333333333333333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-0.0385714285714285" calcext:value-type="float">
            <text:p>-0.0385714285714285</text:p>
          </table:table-cell>
          <table:table-cell office:value-type="float" office:value="-0.00880952380952371" calcext:value-type="float">
            <text:p>-0.00880952380952371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0.0145238095238096" calcext:value-type="float">
            <text:p>0.0145238095238096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188095238095238" calcext:value-type="float">
            <text:p>-0.0188095238095238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29047619047619" calcext:value-type="float">
            <text:p>-0.029047619047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528571428571428" calcext:value-type="float">
            <text:p>-0.0528571428571428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526190476190475" calcext:value-type="float">
            <text:p>-0.0526190476190475</text:p>
          </table:table-cell>
          <table:table-cell office:value-type="float" office:value="0.00404761904761919" calcext:value-type="float">
            <text:p>0.00404761904761919</text:p>
          </table:table-cell>
          <table:table-cell office:value-type="float" office:value="-0.0433333333333332" calcext:value-type="float">
            <text:p>-0.0433333333333332</text:p>
          </table:table-cell>
          <table:table-cell office:value-type="float" office:value="0.0140476190476191" calcext:value-type="float">
            <text:p>0.0140476190476191</text:p>
          </table:table-cell>
          <table:table-cell office:value-type="float" office:value="-0.0295238095238094" calcext:value-type="float">
            <text:p>-0.0295238095238094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0.0188095238095238" calcext:value-type="float">
            <text:p>0.0188095238095238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0.00928571428571434" calcext:value-type="float">
            <text:p>0.00928571428571434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523809523809515" calcext:value-type="float">
            <text:p>-0.00523809523809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576190476190476" calcext:value-type="float">
            <text:p>-0.0576190476190476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671428571428571" calcext:value-type="float">
            <text:p>-0.0671428571428571</text:p>
          </table:table-cell>
          <table:table-cell office:value-type="float" office:value="-0.00571428571428567" calcext:value-type="float">
            <text:p>-0.00571428571428567</text:p>
          </table:table-cell>
          <table:table-cell office:value-type="float" office:value="-0.0242857142857141" calcext:value-type="float">
            <text:p>-0.0242857142857141</text:p>
          </table:table-cell>
          <table:table-cell office:value-type="float" office:value="-0.0102380952380952" calcext:value-type="float">
            <text:p>-0.0102380952380952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0.0335714285714286" calcext:value-type="float">
            <text:p>0.0335714285714286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0.0233333333333334" calcext:value-type="float">
            <text:p>0.0233333333333334</text:p>
          </table:table-cell>
          <table:table-cell office:value-type="float" office:value="0.00952380952380971" calcext:value-type="float">
            <text:p>0.00952380952380971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0.00476190476190486" calcext:value-type="float">
            <text:p>0.00476190476190486</text:p>
          </table:table-cell>
          <table:table-cell office:value-type="float" office:value="0.0142857142857145" calcext:value-type="float">
            <text:p>0.0142857142857145</text:p>
          </table:table-cell>
          <table:table-cell office:value-type="float" office:value="-0.000476190476190408" calcext:value-type="float">
            <text:p>-0.0004761904761904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623809523809523" calcext:value-type="float">
            <text:p>-0.0623809523809523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338095238095236" calcext:value-type="float">
            <text:p>-0.0338095238095236</text:p>
          </table:table-cell>
          <table:table-cell office:value-type="float" office:value="-0.0766666666666665" calcext:value-type="float">
            <text:p>-0.0766666666666665</text:p>
          </table:table-cell>
          <table:table-cell office:value-type="float" office:value="-0.010238095238095" calcext:value-type="float">
            <text:p>-0.010238095238095</text:p>
          </table:table-cell>
          <table:table-cell office:value-type="float" office:value="-0.0385714285714284" calcext:value-type="float">
            <text:p>-0.0385714285714284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0.0138095238095239" calcext:value-type="float">
            <text:p>0.0138095238095239</text:p>
          </table:table-cell>
          <table:table-cell table:number-columns-repeated="2" office:value-type="float" office:value="-0.00499999999999989" calcext:value-type="float">
            <text:p>-0.00499999999999989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0.00976190476190486" calcext:value-type="float">
            <text:p>0.00976190476190486</text:p>
          </table:table-cell>
          <table:table-cell office:value-type="float" office:value="-0.0292857142857141" calcext:value-type="float">
            <text:p>-0.02928571428571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593809523809523" calcext:value-type="float">
            <text:p>-0.0593809523809523</text:p>
          </table:table-cell>
          <table:table-cell office:value-type="float" office:value="-0.0214761904761904" calcext:value-type="float">
            <text:p>-0.0214761904761904</text:p>
          </table:table-cell>
          <table:table-cell office:value-type="float" office:value="-0.0341428571428571" calcext:value-type="float">
            <text:p>-0.0341428571428571</text:p>
          </table:table-cell>
          <table:table-cell office:value-type="float" office:value="-0.0718095238095238" calcext:value-type="float">
            <text:p>-0.0718095238095238</text:p>
          </table:table-cell>
          <table:table-cell office:value-type="float" office:value="-0.00838095238095227" calcext:value-type="float">
            <text:p>-0.00838095238095227</text:p>
          </table:table-cell>
          <table:table-cell office:value-type="float" office:value="-0.0414285714285714" calcext:value-type="float">
            <text:p>-0.0414285714285714</text:p>
          </table:table-cell>
          <table:table-cell office:value-type="float" office:value="-0.00223809523809526" calcext:value-type="float">
            <text:p>-0.00223809523809526</text:p>
          </table:table-cell>
          <table:table-cell office:value-type="float" office:value="-0.0254285714285714" calcext:value-type="float">
            <text:p>-0.0254285714285714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18904761904762" calcext:value-type="float">
            <text:p>-0.018904761904762</text:p>
          </table:table-cell>
          <table:table-cell office:value-type="float" office:value="0.0169047619047619" calcext:value-type="float">
            <text:p>0.0169047619047619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0690476190476186" calcext:value-type="float">
            <text:p>-0.00690476190476186</text:p>
          </table:table-cell>
          <table:table-cell office:value-type="float" office:value="-0.0105238095238095" calcext:value-type="float">
            <text:p>-0.0105238095238095</text:p>
          </table:table-cell>
          <table:table-cell office:value-type="float" office:value="-0.004142857142857" calcext:value-type="float">
            <text:p>-0.004142857142857</text:p>
          </table:table-cell>
          <table:table-cell office:value-type="float" office:value="-0.0147619047619048" calcext:value-type="float">
            <text:p>-0.0147619047619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-0.0117490764421712" calcext:value-type="float">
            <text:p>-0.0117490764421712</text:p>
          </table:table-cell>
          <table:table-cell office:value-type="float" office:value="-0.00217012408828277" calcext:value-type="float">
            <text:p>-0.00217012408828277</text:p>
          </table:table-cell>
          <table:table-cell office:value-type="float" office:value="-0.00347873448896474" calcext:value-type="float">
            <text:p>-0.00347873448896474</text:p>
          </table:table-cell>
          <table:table-cell office:value-type="float" office:value="0.000652173913043619" calcext:value-type="float">
            <text:p>0.000652173913043619</text:p>
          </table:table-cell>
          <table:table-cell office:value-type="float" office:value="-0.00239083072842661" calcext:value-type="float">
            <text:p>-0.00239083072842661</text:p>
          </table:table-cell>
          <table:table-cell office:value-type="float" office:value="-0.00152363360803254" calcext:value-type="float">
            <text:p>-0.00152363360803254</text:p>
          </table:table-cell>
          <table:table-cell office:value-type="float" office:value="-0.00304442549966832" calcext:value-type="float">
            <text:p>-0.00304442549966832</text:p>
          </table:table-cell>
          <table:table-cell office:value-type="float" office:value="-0.000867197120393959" calcext:value-type="float">
            <text:p>-0.000867197120393959</text:p>
          </table:table-cell>
          <table:table-cell office:value-type="float" office:value="-0.00108695652173918" calcext:value-type="float">
            <text:p>-0.00108695652173918</text:p>
          </table:table-cell>
          <table:table-cell office:value-type="float" office:value="0.000434782608695672" calcext:value-type="float">
            <text:p>0.000434782608695672</text:p>
          </table:table-cell>
          <table:table-cell office:value-type="float" office:value="0.000436677086293691" calcext:value-type="float">
            <text:p>0.000436677086293691</text:p>
          </table:table-cell>
          <table:table-cell office:value-type="float" office:value="-0.000652647532442985" calcext:value-type="float">
            <text:p>-0.000652647532442985</text:p>
          </table:table-cell>
          <table:table-cell office:value-type="float" office:value="-0.00435066780335314" calcext:value-type="float">
            <text:p>-0.00435066780335314</text:p>
          </table:table-cell>
          <table:table-cell office:value-type="float" office:value="-0.0030467935966656" calcext:value-type="float">
            <text:p>-0.0030467935966656</text:p>
          </table:table-cell>
          <table:table-cell office:value-type="float" office:value="-0.00086861797859239" calcext:value-type="float">
            <text:p>-0.00086861797859239</text:p>
          </table:table-cell>
          <table:table-cell office:value-type="float" office:value="-0.000650279435445711" calcext:value-type="float">
            <text:p>-0.0006502794354457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-0.00979350194183937" calcext:value-type="float">
            <text:p>-0.00979350194183937</text:p>
          </table:table-cell>
          <table:table-cell office:value-type="float" office:value="-0.00260822203277422" calcext:value-type="float">
            <text:p>-0.00260822203277422</text:p>
          </table:table-cell>
          <table:table-cell office:value-type="float" office:value="-0.00173960405418183" calcext:value-type="float">
            <text:p>-0.00173960405418183</text:p>
          </table:table-cell>
          <table:table-cell office:value-type="float" office:value="-0.00152315998863306" calcext:value-type="float">
            <text:p>-0.00152315998863306</text:p>
          </table:table-cell>
          <table:table-cell office:value-type="float" office:value="-0.00130482144548638" calcext:value-type="float">
            <text:p>-0.00130482144548638</text:p>
          </table:table-cell>
          <table:table-cell office:value-type="float" office:value="-0.000217391304347836" calcext:value-type="float">
            <text:p>-0.000217391304347836</text:p>
          </table:table-cell>
          <table:table-cell office:value-type="float" office:value="0.00065075305484541" calcext:value-type="float">
            <text:p>0.00065075305484541</text:p>
          </table:table-cell>
          <table:table-cell office:value-type="float" office:value="-0.000650279435445822" calcext:value-type="float">
            <text:p>-0.000650279435445822</text:p>
          </table:table-cell>
          <table:table-cell office:value-type="float" office:value="-0.000215970446149405" calcext:value-type="float">
            <text:p>-0.000215970446149405</text:p>
          </table:table-cell>
          <table:table-cell office:value-type="float" office:value="0.00174149853177996" calcext:value-type="float">
            <text:p>0.00174149853177996</text:p>
          </table:table-cell>
          <table:table-cell office:value-type="float" office:value="-0.00152126551103526" calcext:value-type="float">
            <text:p>-0.00152126551103526</text:p>
          </table:table-cell>
          <table:table-cell office:value-type="float" office:value="0.00239367244482336" calcext:value-type="float">
            <text:p>0.00239367244482336</text:p>
          </table:table-cell>
          <table:table-cell office:value-type="float" office:value="0.00000047361939958801" calcext:value-type="float">
            <text:p>4.7361939958801E-07</text:p>
          </table:table-cell>
          <table:table-cell office:value-type="float" office:value="0.00108790376053813" calcext:value-type="float">
            <text:p>0.00108790376053813</text:p>
          </table:table-cell>
          <table:table-cell office:value-type="float" office:value="0.000433835369896829" calcext:value-type="float">
            <text:p>0.000433835369896829</text:p>
          </table:table-cell>
          <table:table-cell office:value-type="float" office:value="0.000434782608695783" calcext:value-type="float">
            <text:p>0.0004347826086957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-0.00935824571374444" calcext:value-type="float">
            <text:p>-0.00935824571374444</text:p>
          </table:table-cell>
          <table:table-cell office:value-type="float" office:value="0.000437624325092423" calcext:value-type="float">
            <text:p>0.000437624325092423</text:p>
          </table:table-cell>
          <table:table-cell office:value-type="float" office:value="-0.000652173913043397" calcext:value-type="float">
            <text:p>-0.000652173913043397</text:p>
          </table:table-cell>
          <table:table-cell office:value-type="float" office:value="-0.000216444065548993" calcext:value-type="float">
            <text:p>-0.000216444065548993</text:p>
          </table:table-cell>
          <table:table-cell office:value-type="float" office:value="-0.000869091597991867" calcext:value-type="float">
            <text:p>-0.000869091597991867</text:p>
          </table:table-cell>
          <table:table-cell office:value-type="float" office:value="0.00195746897792937" calcext:value-type="float">
            <text:p>0.00195746897792937</text:p>
          </table:table-cell>
          <table:table-cell office:value-type="float" office:value="0.00108695652173918" calcext:value-type="float">
            <text:p>0.00108695652173918</text:p>
          </table:table-cell>
          <table:table-cell office:value-type="float" office:value="0.000436203466893992" calcext:value-type="float">
            <text:p>0.000436203466893992</text:p>
          </table:table-cell>
          <table:table-cell office:value-type="float" office:value="0.000651700293644142" calcext:value-type="float">
            <text:p>0.000651700293644142</text:p>
          </table:table-cell>
          <table:table-cell office:value-type="float" office:value="0.00413327649900541" calcext:value-type="float">
            <text:p>0.00413327649900541</text:p>
          </table:table-cell>
          <table:table-cell office:value-type="float" office:value="0.00130482144548638" calcext:value-type="float">
            <text:p>0.00130482144548638</text:p>
          </table:table-cell>
          <table:table-cell office:value-type="float" office:value="0.00348062896656243" calcext:value-type="float">
            <text:p>0.00348062896656243</text:p>
          </table:table-cell>
          <table:table-cell office:value-type="float" office:value="0.000216444065548993" calcext:value-type="float">
            <text:p>0.000216444065548993</text:p>
          </table:table-cell>
          <table:table-cell office:value-type="float" office:value="0.00304584635786675" calcext:value-type="float">
            <text:p>0.00304584635786675</text:p>
          </table:table-cell>
          <table:table-cell office:value-type="float" office:value="0.0023927252060244" calcext:value-type="float">
            <text:p>0.0023927252060244</text:p>
          </table:table-cell>
          <table:table-cell office:value-type="float" office:value="0.00326323766221459" calcext:value-type="float">
            <text:p>0.003263237662214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-0.0104466230936818" calcext:value-type="float">
            <text:p>-0.0104466230936818</text:p>
          </table:table-cell>
          <table:table-cell office:value-type="float" office:value="0.000219759401345221" calcext:value-type="float">
            <text:p>0.000219759401345221</text:p>
          </table:table-cell>
          <table:table-cell office:value-type="float" office:value="-0.000218338543146568" calcext:value-type="float">
            <text:p>-0.000218338543146568</text:p>
          </table:table-cell>
          <table:table-cell office:value-type="float" office:value="-0.000652173913043397" calcext:value-type="float">
            <text:p>-0.000652173913043397</text:p>
          </table:table-cell>
          <table:table-cell office:value-type="float" office:value="-0.00043336175049713" calcext:value-type="float">
            <text:p>-0.00043336175049713</text:p>
          </table:table-cell>
          <table:table-cell office:value-type="float" office:value="0.00282940229231798" calcext:value-type="float">
            <text:p>0.00282940229231798</text:p>
          </table:table-cell>
          <table:table-cell office:value-type="float" office:value="0.00239225158662504" calcext:value-type="float">
            <text:p>0.00239225158662504</text:p>
          </table:table-cell>
          <table:table-cell office:value-type="float" office:value="0.00261201098797004" calcext:value-type="float">
            <text:p>0.00261201098797004</text:p>
          </table:table-cell>
          <table:table-cell office:value-type="float" office:value="0.000870986075589664" calcext:value-type="float">
            <text:p>0.000870986075589664</text:p>
          </table:table-cell>
          <table:table-cell office:value-type="float" office:value="0.00391635881405716" calcext:value-type="float">
            <text:p>0.00391635881405716</text:p>
          </table:table-cell>
          <table:table-cell office:value-type="float" office:value="0.00130387420668765" calcext:value-type="float">
            <text:p>0.00130387420668765</text:p>
          </table:table-cell>
          <table:table-cell office:value-type="float" office:value="0.0036994411291088" calcext:value-type="float">
            <text:p>0.0036994411291088</text:p>
          </table:table-cell>
          <table:table-cell office:value-type="float" office:value="0.000216917684948581" calcext:value-type="float">
            <text:p>0.000216917684948581</text:p>
          </table:table-cell>
          <table:table-cell office:value-type="float" office:value="0.00261059012977161" calcext:value-type="float">
            <text:p>0.00261059012977161</text:p>
          </table:table-cell>
          <table:table-cell office:value-type="float" office:value="0.00130482144548638" calcext:value-type="float">
            <text:p>0.00130482144548638</text:p>
          </table:table-cell>
          <table:table-cell office:value-type="float" office:value="0.00348015534716317" calcext:value-type="float">
            <text:p>0.003480155347163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-0.00913943355119817" calcext:value-type="float">
            <text:p>-0.00913943355119817</text:p>
          </table:table-cell>
          <table:table-cell office:value-type="float" office:value="0.000874301411386003" calcext:value-type="float">
            <text:p>0.000874301411386003</text:p>
          </table:table-cell>
          <table:table-cell office:value-type="float" office:value="0.0015245808468316" calcext:value-type="float">
            <text:p>0.0015245808468316</text:p>
          </table:table-cell>
          <table:table-cell office:value-type="float" office:value="0.000873354172586827" calcext:value-type="float">
            <text:p>0.000873354172586827</text:p>
          </table:table-cell>
          <table:table-cell office:value-type="float" office:value="-0.000431467272899555" calcext:value-type="float">
            <text:p>-0.000431467272899555</text:p>
          </table:table-cell>
          <table:table-cell office:value-type="float" office:value="0.0021786492374728" calcext:value-type="float">
            <text:p>0.0021786492374728</text:p>
          </table:table-cell>
          <table:table-cell office:value-type="float" office:value="0.00239461968362242" calcext:value-type="float">
            <text:p>0.00239461968362242</text:p>
          </table:table-cell>
          <table:table-cell office:value-type="float" office:value="0.0030467935966656" calcext:value-type="float">
            <text:p>0.0030467935966656</text:p>
          </table:table-cell>
          <table:table-cell office:value-type="float" office:value="0.0019588898361278" calcext:value-type="float">
            <text:p>0.0019588898361278</text:p>
          </table:table-cell>
          <table:table-cell office:value-type="float" office:value="0.00478639765084798" calcext:value-type="float">
            <text:p>0.00478639765084798</text:p>
          </table:table-cell>
          <table:table-cell office:value-type="float" office:value="0.00108885099933698" calcext:value-type="float">
            <text:p>0.00108885099933698</text:p>
          </table:table-cell>
          <table:table-cell office:value-type="float" office:value="0.00348204982476086" calcext:value-type="float">
            <text:p>0.00348204982476086</text:p>
          </table:table-cell>
          <table:table-cell office:value-type="float" office:value="-0.000216444065548771" calcext:value-type="float">
            <text:p>-0.000216444065548771</text:p>
          </table:table-cell>
          <table:table-cell office:value-type="float" office:value="0.00348204982476086" calcext:value-type="float">
            <text:p>0.00348204982476086</text:p>
          </table:table-cell>
          <table:table-cell office:value-type="float" office:value="0.00195841621672843" calcext:value-type="float">
            <text:p>0.00195841621672843</text:p>
          </table:table-cell>
          <table:table-cell office:value-type="float" office:value="0.00478687127024724" calcext:value-type="float">
            <text:p>0.004786871270247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-0.0100973761485269" calcext:value-type="float">
            <text:p>-0.0100973761485269</text:p>
          </table:table-cell>
          <table:table-cell office:value-type="float" office:value="-0.000649332196646646" calcext:value-type="float">
            <text:p>-0.000649332196646646</text:p>
          </table:table-cell>
          <table:table-cell office:value-type="float" office:value="-0.000912854030501009" calcext:value-type="float">
            <text:p>-0.000912854030501009</text:p>
          </table:table-cell>
          <table:table-cell office:value-type="float" office:value="-0.000173249976318957" calcext:value-type="float">
            <text:p>-0.000173249976318957</text:p>
          </table:table-cell>
          <table:table-cell office:value-type="float" office:value="-0.00108591455906026" calcext:value-type="float">
            <text:p>-0.00108591455906026</text:p>
          </table:table-cell>
          <table:table-cell office:value-type="float" office:value="0.00104489911906802" calcext:value-type="float">
            <text:p>0.00104489911906802</text:p>
          </table:table-cell>
          <table:table-cell office:value-type="float" office:value="0.000696031069432834" calcext:value-type="float">
            <text:p>0.000696031069432834</text:p>
          </table:table-cell>
          <table:table-cell office:value-type="float" office:value="0.000915506299137947" calcext:value-type="float">
            <text:p>0.000915506299137947</text:p>
          </table:table-cell>
          <table:table-cell office:value-type="float" office:value="0.000435729847494737" calcext:value-type="float">
            <text:p>0.000435729847494737</text:p>
          </table:table-cell>
          <table:table-cell office:value-type="float" office:value="0.00300246282087735" calcext:value-type="float">
            <text:p>0.00300246282087735</text:p>
          </table:table-cell>
          <table:table-cell office:value-type="float" office:value="0.000522591645353843" calcext:value-type="float">
            <text:p>0.000522591645353843</text:p>
          </table:table-cell>
          <table:table-cell office:value-type="float" office:value="0.00248062896656254" calcext:value-type="float">
            <text:p>0.00248062896656254</text:p>
          </table:table-cell>
          <table:table-cell office:value-type="float" office:value="-0.00082665529980086" calcext:value-type="float">
            <text:p>-0.00082665529980086</text:p>
          </table:table-cell>
          <table:table-cell office:value-type="float" office:value="0.00143591929525433" calcext:value-type="float">
            <text:p>0.00143591929525433</text:p>
          </table:table-cell>
          <table:table-cell office:value-type="float" office:value="0.00104423605190884" calcext:value-type="float">
            <text:p>0.00104423605190884</text:p>
          </table:table-cell>
          <table:table-cell office:value-type="float" office:value="0.00226295349057504" calcext:value-type="float">
            <text:p>0.00226295349057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-0.0709090909090909" calcext:value-type="float">
            <text:p>-0.07090909090909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00000000000001" calcext:value-type="float">
            <text:p>-0.0800000000000001</text:p>
          </table:table-cell>
          <table:table-cell office:value-type="float" office:value="0.0109090909090909" calcext:value-type="float">
            <text:p>0.0109090909090909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1.11022302462516E-016" calcext:value-type="float">
            <text:p>-1.11022302462516E-1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90909090909091" calcext:value-type="float">
            <text:p>-0.059090909090909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90909090909091" calcext:value-type="float">
            <text:p>-0.0590909090909091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800000000000001" calcext:value-type="float">
            <text:p>-0.08000000000000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290909090909092" calcext:value-type="float">
            <text:p>0.0290909090909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-0.0399999999999999" calcext:value-type="float">
            <text:p>-0.0399999999999999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609090909090909" calcext:value-type="float">
            <text:p>-0.060909090909090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0290909090909092" calcext:value-type="float">
            <text:p>0.0290909090909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600000000000001" calcext:value-type="float">
            <text:p>-0.0600000000000001</text:p>
          </table:table-cell>
          <table:table-cell office:value-type="float" office:value="-0.000909090909090859" calcext:value-type="float">
            <text:p>-0.0009090909090908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0909090909090908" calcext:value-type="float">
            <text:p>-0.0909090909090908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600000000000001" calcext:value-type="float">
            <text:p>-0.0600000000000001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809090909090909" calcext:value-type="float">
            <text:p>-0.080909090909090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-0.0198181818181818" calcext:value-type="float">
            <text:p>-0.0198181818181818</text:p>
          </table:table-cell>
          <table:table-cell office:value-type="float" office:value="-0.106181818181818" calcext:value-type="float">
            <text:p>-0.106181818181818</text:p>
          </table:table-cell>
          <table:table-cell office:value-type="float" office:value="-0.00672727272727269" calcext:value-type="float">
            <text:p>-0.00672727272727269</text:p>
          </table:table-cell>
          <table:table-cell office:value-type="float" office:value="-0.0367272727272727" calcext:value-type="float">
            <text:p>-0.0367272727272727</text:p>
          </table:table-cell>
          <table:table-cell office:value-type="float" office:value="0.0214545454545455" calcext:value-type="float">
            <text:p>0.0214545454545455</text:p>
          </table:table-cell>
          <table:table-cell office:value-type="float" office:value="-0.0518181818181819" calcext:value-type="float">
            <text:p>-0.0518181818181819</text:p>
          </table:table-cell>
          <table:table-cell office:value-type="float" office:value="0.00927272727272732" calcext:value-type="float">
            <text:p>0.00927272727272732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0.0234545454545455" calcext:value-type="float">
            <text:p>0.0234545454545455</text:p>
          </table:table-cell>
          <table:table-cell office:value-type="float" office:value="-0.0665454545454546" calcext:value-type="float">
            <text:p>-0.0665454545454546</text:p>
          </table:table-cell>
          <table:table-cell office:value-type="float" office:value="0.0172727272727272" calcext:value-type="float">
            <text:p>0.017272727272727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158181818181818" calcext:value-type="float">
            <text:p>0.0158181818181818</text:p>
          </table:table-cell>
          <table:table-cell office:value-type="float" office:value="-0.0679999999999999" calcext:value-type="float">
            <text:p>-0.0679999999999999</text:p>
          </table:table-cell>
          <table:table-cell office:value-type="float" office:value="0.0172727272727272" calcext:value-type="float">
            <text:p>0.0172727272727272</text:p>
          </table:table-cell>
          <table:table-cell office:value-type="float" office:value="0.0172727272727273" calcext:value-type="float">
            <text:p>0.0172727272727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877777777777777" calcext:value-type="float">
            <text:p>-0.0877777777777777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0.0122222222222222" calcext:value-type="float">
            <text:p>0.0122222222222222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-0.0177777777777778" calcext:value-type="float">
            <text:p>-0.0177777777777778</text:p>
          </table:table-cell>
          <table:table-cell office:value-type="float" office:value="0.0111111111111112" calcext:value-type="float">
            <text:p>0.0111111111111112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099999999999999" calcext:value-type="float">
            <text:p>-0.0099999999999999</text:p>
          </table:table-cell>
          <table:table-cell table:number-columns-repeated="2" office:value-type="float" office:value="-0.0188888888888888" calcext:value-type="float">
            <text:p>-0.0188888888888888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02" calcext:value-type="float">
            <text:p>0.02</text:p>
          </table:table-cell>
          <table:table-cell office:value-type="float" office:value="-0.0322222222222223" calcext:value-type="float">
            <text:p>-0.032222222222222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11111111111112" calcext:value-type="float">
            <text:p>-0.0211111111111112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099999999999999" calcext:value-type="float">
            <text:p>0.0099999999999999</text:p>
          </table:table-cell>
          <table:table-cell table:number-columns-repeated="2" office:value-type="float" office:value="-0.00111111111111117" calcext:value-type="float">
            <text:p>-0.00111111111111117</text:p>
          </table:table-cell>
          <table:table-cell table:number-columns-repeated="2" office:value-type="float" office:value="0.00888888888888883" calcext:value-type="float">
            <text:p>0.00888888888888883</text:p>
          </table:table-cell>
          <table:table-cell office:value-type="float" office:value="0.0299999999999999" calcext:value-type="float">
            <text:p>0.0299999999999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411111111111111" calcext:value-type="float">
            <text:p>-0.041111111111111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1111111111111" calcext:value-type="float">
            <text:p>0.03111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11111111111112" calcext:value-type="float">
            <text:p>0.021111111111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111111111111" calcext:value-type="float">
            <text:p>0.041111111111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-0.0511111111111111" calcext:value-type="float">
            <text:p>-0.0511111111111111</text:p>
          </table:table-cell>
          <table:table-cell office:value-type="float" office:value="-0.00888888888888895" calcext:value-type="float">
            <text:p>-0.00888888888888895</text:p>
          </table:table-cell>
          <table:table-cell office:value-type="float" office:value="0" calcext:value-type="float">
            <text:p>0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311111111111111" calcext:value-type="float">
            <text:p>0.0311111111111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02" calcext:value-type="float">
            <text:p>0.02</text:p>
          </table:table-cell>
          <table:table-cell office:value-type="float" office:value="-0.0511111111111111" calcext:value-type="float">
            <text:p>-0.05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table:number-columns-repeated="2" office:value-type="float" office:value="0.0311111111111111" calcext:value-type="float">
            <text:p>0.031111111111111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11111111111112" calcext:value-type="float">
            <text:p>0.02111111111111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311111111111111" calcext:value-type="float">
            <text:p>0.03111111111111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491111111111111" calcext:value-type="float">
            <text:p>-0.0491111111111111</text:p>
          </table:table-cell>
          <table:table-cell office:value-type="float" office:value="-0.0168888888888888" calcext:value-type="float">
            <text:p>-0.0168888888888888</text:p>
          </table:table-cell>
          <table:table-cell office:value-type="float" office:value="0.0124444444444444" calcext:value-type="float">
            <text:p>0.0124444444444444</text:p>
          </table:table-cell>
          <table:table-cell office:value-type="float" office:value="0.0211111111111111" calcext:value-type="float">
            <text:p>0.02111111111111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11111111111118" calcext:value-type="float">
            <text:p>0.00511111111111118</text:p>
          </table:table-cell>
          <table:table-cell office:value-type="float" office:value="0.0102222222222222" calcext:value-type="float">
            <text:p>0.0102222222222222</text:p>
          </table:table-cell>
          <table:table-cell office:value-type="float" office:value="0.020888888888889" calcext:value-type="float">
            <text:p>0.020888888888889</text:p>
          </table:table-cell>
          <table:table-cell office:value-type="float" office:value="0.00177777777777777" calcext:value-type="float">
            <text:p>0.00177777777777777</text:p>
          </table:table-cell>
          <table:table-cell office:value-type="float" office:value="0.00244444444444447" calcext:value-type="float">
            <text:p>0.00244444444444447</text:p>
          </table:table-cell>
          <table:table-cell office:value-type="float" office:value="0.00622222222222224" calcext:value-type="float">
            <text:p>0.00622222222222224</text:p>
          </table:table-cell>
          <table:table-cell office:value-type="float" office:value="0.0148888888888888" calcext:value-type="float">
            <text:p>0.014888888888888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55555555555553" calcext:value-type="float">
            <text:p>-0.00155555555555553</text:p>
          </table:table-cell>
          <table:table-cell office:value-type="float" office:value="0.0266666666666666" calcext:value-type="float">
            <text:p>0.02666666666666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0163636363636364" calcext:value-type="float">
            <text:p>0.0163636363636364</text:p>
          </table:table-cell>
          <table:table-cell office:value-type="float" office:value="-0.0590909090909091" calcext:value-type="float">
            <text:p>-0.0590909090909091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381818181818182" calcext:value-type="float">
            <text:p>0.0381818181818182</text:p>
          </table:table-cell>
          <table:table-cell office:value-type="float" office:value="-0.0281818181818182" calcext:value-type="float">
            <text:p>-0.0281818181818182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690909090909091" calcext:value-type="float">
            <text:p>-0.069090909090909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0909090909090859" calcext:value-type="float">
            <text:p>-0.0009090909090908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-0.00363636363636355" calcext:value-type="float">
            <text:p>-0.00363636363636355</text:p>
          </table:table-cell>
          <table:table-cell office:value-type="float" office:value="-0.0809090909090909" calcext:value-type="float">
            <text:p>-0.08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0154545454545454" calcext:value-type="float">
            <text:p>0.0154545454545454</text:p>
          </table:table-cell>
          <table:table-cell office:value-type="float" office:value="-0.0518181818181819" calcext:value-type="float">
            <text:p>-0.051818181818181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0818181818181807" calcext:value-type="float">
            <text:p>0.00818181818181807</text:p>
          </table:table-cell>
          <table:table-cell office:value-type="float" office:value="0.0281818181818181" calcext:value-type="float">
            <text:p>0.02818181818181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0909090909090904" calcext:value-type="float">
            <text:p>0.00909090909090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00636363636363635" calcext:value-type="float">
            <text:p>0.00636363636363635</text:p>
          </table:table-cell>
          <table:table-cell office:value-type="float" office:value="-0.0709090909090908" calcext:value-type="float">
            <text:p>-0.070909090909090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-0.00363636363636355" calcext:value-type="float">
            <text:p>-0.00363636363636355</text:p>
          </table:table-cell>
          <table:table-cell office:value-type="float" office:value="-0.0509090909090908" calcext:value-type="float">
            <text:p>-0.0509090909090908</text:p>
          </table:table-cell>
          <table:table-cell office:value-type="float" office:value="0" calcext:value-type="float">
            <text:p>0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090909090909097" calcext:value-type="float">
            <text:p>-0.00090909090909097</text:p>
          </table:table-cell>
          <table:table-cell table:number-columns-repeated="2"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0.00618181818181829" calcext:value-type="float">
            <text:p>0.00618181818181829</text:p>
          </table:table-cell>
          <table:table-cell office:value-type="float" office:value="-0.0627272727272726" calcext:value-type="float">
            <text:p>-0.0627272727272726</text:p>
          </table:table-cell>
          <table:table-cell office:value-type="float" office:value="-0.00599999999999989" calcext:value-type="float">
            <text:p>-0.00599999999999989</text:p>
          </table:table-cell>
          <table:table-cell office:value-type="float" office:value="-0.0258181818181817" calcext:value-type="float">
            <text:p>-0.0258181818181817</text:p>
          </table:table-cell>
          <table:table-cell office:value-type="float" office:value="-0.000181818181818172" calcext:value-type="float">
            <text:p>-0.000181818181818172</text:p>
          </table:table-cell>
          <table:table-cell office:value-type="float" office:value="0.00490909090909086" calcext:value-type="float">
            <text:p>0.00490909090909086</text:p>
          </table:table-cell>
          <table:table-cell office:value-type="float" office:value="0.0229090909090909" calcext:value-type="float">
            <text:p>0.0229090909090909</text:p>
          </table:table-cell>
          <table:table-cell office:value-type="float" office:value="-0.00745454545454538" calcext:value-type="float">
            <text:p>-0.0074545454545453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854545454545452" calcext:value-type="float">
            <text:p>-0.00854545454545452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0.00545454545454549" calcext:value-type="float">
            <text:p>0.00545454545454549</text:p>
          </table:table-cell>
          <table:table-cell office:value-type="float" office:value="-0.0261818181818182" calcext:value-type="float">
            <text:p>-0.0261818181818182</text:p>
          </table:table-cell>
          <table:table-cell office:value-type="float" office:value="0.00527272727272732" calcext:value-type="float">
            <text:p>0.00527272727272732</text:p>
          </table:table-cell>
          <table:table-cell office:value-type="float" office:value="0.00709090909090915" calcext:value-type="float">
            <text:p>0.007090909090909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-0.0114503816793893" calcext:value-type="float">
            <text:p>-0.0114503816793893</text:p>
          </table:table-cell>
          <table:table-cell office:value-type="float" office:value="-0.0671990604815033" calcext:value-type="float">
            <text:p>-0.0671990604815033</text:p>
          </table:table-cell>
          <table:table-cell office:value-type="float" office:value="-0.00761597181444518" calcext:value-type="float">
            <text:p>-0.00761597181444518</text:p>
          </table:table-cell>
          <table:table-cell office:value-type="float" office:value="-0.0137639459776865" calcext:value-type="float">
            <text:p>-0.0137639459776865</text:p>
          </table:table-cell>
          <table:table-cell office:value-type="float" office:value="-0.0038050499119201" calcext:value-type="float">
            <text:p>-0.0038050499119201</text:p>
          </table:table-cell>
          <table:table-cell office:value-type="float" office:value="0.00458015267175571" calcext:value-type="float">
            <text:p>0.00458015267175571</text:p>
          </table:table-cell>
          <table:table-cell office:value-type="float" office:value="-0.00993540810334703" calcext:value-type="float">
            <text:p>-0.00993540810334703</text:p>
          </table:table-cell>
          <table:table-cell office:value-type="float" office:value="-0.00379917792131534" calcext:value-type="float">
            <text:p>-0.00379917792131534</text:p>
          </table:table-cell>
          <table:table-cell office:value-type="float" office:value="0.00305343511450373" calcext:value-type="float">
            <text:p>0.00305343511450373</text:p>
          </table:table-cell>
          <table:table-cell office:value-type="float" office:value="-0.00611861421021731" calcext:value-type="float">
            <text:p>-0.00611861421021731</text:p>
          </table:table-cell>
          <table:table-cell office:value-type="float" office:value="-0.0045977686435702" calcext:value-type="float">
            <text:p>-0.0045977686435702</text:p>
          </table:table-cell>
          <table:table-cell office:value-type="float" office:value="-0.0053435114503817" calcext:value-type="float">
            <text:p>-0.0053435114503817</text:p>
          </table:table-cell>
          <table:table-cell office:value-type="float" office:value="-0.00228420434527299" calcext:value-type="float">
            <text:p>-0.00228420434527299</text:p>
          </table:table-cell>
          <table:table-cell office:value-type="float" office:value="-0.00381679389312983" calcext:value-type="float">
            <text:p>-0.00381679389312983</text:p>
          </table:table-cell>
          <table:table-cell office:value-type="float" office:value="-0.000757486788021122" calcext:value-type="float">
            <text:p>-0.000757486788021122</text:p>
          </table:table-cell>
          <table:table-cell office:value-type="float" office:value="-0.00841456253669992" calcext:value-type="float">
            <text:p>-0.00841456253669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-0.000751614797416367" calcext:value-type="float">
            <text:p>-0.000751614797416367</text:p>
          </table:table-cell>
          <table:table-cell office:value-type="float" office:value="-0.0572871403405755" calcext:value-type="float">
            <text:p>-0.0572871403405755</text:p>
          </table:table-cell>
          <table:table-cell office:value-type="float" office:value="0.0153024075161479" calcext:value-type="float">
            <text:p>0.0153024075161479</text:p>
          </table:table-cell>
          <table:table-cell office:value-type="float" office:value="0.0160481503229594" calcext:value-type="float">
            <text:p>0.0160481503229594</text:p>
          </table:table-cell>
          <table:table-cell office:value-type="float" office:value="0.00764533176746918" calcext:value-type="float">
            <text:p>0.00764533176746918</text:p>
          </table:table-cell>
          <table:table-cell office:value-type="float" office:value="0.00762771579565469" calcext:value-type="float">
            <text:p>0.00762771579565469</text:p>
          </table:table-cell>
          <table:table-cell office:value-type="float" office:value="0.012982971227246" calcext:value-type="float">
            <text:p>0.012982971227246</text:p>
          </table:table-cell>
          <table:table-cell office:value-type="float" office:value="0.00382266588373448" calcext:value-type="float">
            <text:p>0.00382266588373448</text:p>
          </table:table-cell>
          <table:table-cell office:value-type="float" office:value="0.0129888432178508" calcext:value-type="float">
            <text:p>0.0129888432178508</text:p>
          </table:table-cell>
          <table:table-cell office:value-type="float" office:value="0.00228420434527299" calcext:value-type="float">
            <text:p>0.00228420434527299</text:p>
          </table:table-cell>
          <table:table-cell office:value-type="float" office:value="0.0106752789195538" calcext:value-type="float">
            <text:p>0.0106752789195538</text:p>
          </table:table-cell>
          <table:table-cell office:value-type="float" office:value="0.0107046388725777" calcext:value-type="float">
            <text:p>0.0107046388725777</text:p>
          </table:table-cell>
          <table:table-cell office:value-type="float" office:value="0.0106987668819729" calcext:value-type="float">
            <text:p>0.0106987668819729</text:p>
          </table:table-cell>
          <table:table-cell office:value-type="float" office:value="0.00457428068115084" calcext:value-type="float">
            <text:p>0.00457428068115084</text:p>
          </table:table-cell>
          <table:table-cell office:value-type="float" office:value="0.00381679389312972" calcext:value-type="float">
            <text:p>0.00381679389312972</text:p>
          </table:table-cell>
          <table:table-cell office:value-type="float" office:value="0.00534938344098646" calcext:value-type="float">
            <text:p>0.00534938344098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00459776864357009" calcext:value-type="float">
            <text:p>0.00459776864357009</text:p>
          </table:table-cell>
          <table:table-cell office:value-type="float" office:value="-0.0672166764533176" calcext:value-type="float">
            <text:p>-0.0672166764533176</text:p>
          </table:table-cell>
          <table:table-cell office:value-type="float" office:value="0.022918379330593" calcext:value-type="float">
            <text:p>0.022918379330593</text:p>
          </table:table-cell>
          <table:table-cell office:value-type="float" office:value="0.0237052260716383" calcext:value-type="float">
            <text:p>0.0237052260716383</text:p>
          </table:table-cell>
          <table:table-cell office:value-type="float" office:value="0.0145155607751027" calcext:value-type="float">
            <text:p>0.0145155607751027</text:p>
          </table:table-cell>
          <table:table-cell office:value-type="float" office:value="0.012982971227246" calcext:value-type="float">
            <text:p>0.012982971227246</text:p>
          </table:table-cell>
          <table:table-cell office:value-type="float" office:value="0.0145155607751027" calcext:value-type="float">
            <text:p>0.0145155607751027</text:p>
          </table:table-cell>
          <table:table-cell office:value-type="float" office:value="0.012982971227246" calcext:value-type="float">
            <text:p>0.012982971227246</text:p>
          </table:table-cell>
          <table:table-cell office:value-type="float" office:value="0.0167997651203757" calcext:value-type="float">
            <text:p>0.0167997651203757</text:p>
          </table:table-cell>
          <table:table-cell office:value-type="float" office:value="0.00305343511450384" calcext:value-type="float">
            <text:p>0.00305343511450384</text:p>
          </table:table-cell>
          <table:table-cell office:value-type="float" office:value="0.0160246623605401" calcext:value-type="float">
            <text:p>0.0160246623605401</text:p>
          </table:table-cell>
          <table:table-cell office:value-type="float" office:value="0.0160422783323546" calcext:value-type="float">
            <text:p>0.0160422783323546</text:p>
          </table:table-cell>
          <table:table-cell office:value-type="float" office:value="0.0175807398708161" calcext:value-type="float">
            <text:p>0.0175807398708161</text:p>
          </table:table-cell>
          <table:table-cell office:value-type="float" office:value="-0.000763358778625989" calcext:value-type="float">
            <text:p>-0.000763358778625989</text:p>
          </table:table-cell>
          <table:table-cell office:value-type="float" office:value="0.0137404580152671" calcext:value-type="float">
            <text:p>0.0137404580152671</text:p>
          </table:table-cell>
          <table:table-cell office:value-type="float" office:value="0.00994128009395179" calcext:value-type="float">
            <text:p>0.00994128009395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-0.000763358778625989" calcext:value-type="float">
            <text:p>-0.000763358778625989</text:p>
          </table:table-cell>
          <table:table-cell office:value-type="float" office:value="-0.070287727539636" calcext:value-type="float">
            <text:p>-0.070287727539636</text:p>
          </table:table-cell>
          <table:table-cell office:value-type="float" office:value="0.0137404580152671" calcext:value-type="float">
            <text:p>0.0137404580152671</text:p>
          </table:table-cell>
          <table:table-cell office:value-type="float" office:value="0.0152789195537286" calcext:value-type="float">
            <text:p>0.0152789195537286</text:p>
          </table:table-cell>
          <table:table-cell office:value-type="float" office:value="0.00763358778625944" calcext:value-type="float">
            <text:p>0.00763358778625944</text:p>
          </table:table-cell>
          <table:table-cell office:value-type="float" office:value="0.000751614797416256" calcext:value-type="float">
            <text:p>0.000751614797416256</text:p>
          </table:table-cell>
          <table:table-cell office:value-type="float" office:value="0.0106752789195537" calcext:value-type="float">
            <text:p>0.0106752789195537</text:p>
          </table:table-cell>
          <table:table-cell office:value-type="float" office:value="0.00150910158543738" calcext:value-type="float">
            <text:p>0.00150910158543738</text:p>
          </table:table-cell>
          <table:table-cell office:value-type="float" office:value="0.0091485613623018" calcext:value-type="float">
            <text:p>0.0091485613623018</text:p>
          </table:table-cell>
          <table:table-cell office:value-type="float" office:value="-0.0015384615384616" calcext:value-type="float">
            <text:p>-0.0015384615384616</text:p>
          </table:table-cell>
          <table:table-cell office:value-type="float" office:value="0.00837345860246619" calcext:value-type="float">
            <text:p>0.00837345860246619</text:p>
          </table:table-cell>
          <table:table-cell office:value-type="float" office:value="0.0122078684674105" calcext:value-type="float">
            <text:p>0.0122078684674105</text:p>
          </table:table-cell>
          <table:table-cell office:value-type="float" office:value="0.00916030534351142" calcext:value-type="float">
            <text:p>0.00916030534351142</text:p>
          </table:table-cell>
          <table:table-cell office:value-type="float" office:value="-0.00611274221961244" calcext:value-type="float">
            <text:p>-0.00611274221961244</text:p>
          </table:table-cell>
          <table:table-cell office:value-type="float" office:value="0.00608338226658833" calcext:value-type="float">
            <text:p>0.00608338226658833</text:p>
          </table:table-cell>
          <table:table-cell office:value-type="float" office:value="0.00687022900763346" calcext:value-type="float">
            <text:p>0.006870229007633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0.00229007633587797" calcext:value-type="float">
            <text:p>0.00229007633587797</text:p>
          </table:table-cell>
          <table:table-cell office:value-type="float" office:value="-0.0664591896652965" calcext:value-type="float">
            <text:p>-0.0664591896652965</text:p>
          </table:table-cell>
          <table:table-cell office:value-type="float" office:value="0.0167938931297711" calcext:value-type="float">
            <text:p>0.0167938931297711</text:p>
          </table:table-cell>
          <table:table-cell office:value-type="float" office:value="0.0152789195537286" calcext:value-type="float">
            <text:p>0.0152789195537286</text:p>
          </table:table-cell>
          <table:table-cell office:value-type="float" office:value="0.0084028185554903" calcext:value-type="float">
            <text:p>0.0084028185554903</text:p>
          </table:table-cell>
          <table:table-cell office:value-type="float" office:value="0.00380504991192021" calcext:value-type="float">
            <text:p>0.00380504991192021</text:p>
          </table:table-cell>
          <table:table-cell office:value-type="float" office:value="0.00685261303581919" calcext:value-type="float">
            <text:p>0.00685261303581919</text:p>
          </table:table-cell>
          <table:table-cell office:value-type="float" office:value="0.00378743394010572" calcext:value-type="float">
            <text:p>0.00378743394010572</text:p>
          </table:table-cell>
          <table:table-cell office:value-type="float" office:value="0.00914268937169704" calcext:value-type="float">
            <text:p>0.00914268937169704</text:p>
          </table:table-cell>
          <table:table-cell office:value-type="float" office:value="-0.00459189665296533" calcext:value-type="float">
            <text:p>-0.00459189665296533</text:p>
          </table:table-cell>
          <table:table-cell office:value-type="float" office:value="0.0129653552554316" calcext:value-type="float">
            <text:p>0.0129653552554316</text:p>
          </table:table-cell>
          <table:table-cell office:value-type="float" office:value="0.0122078684674105" calcext:value-type="float">
            <text:p>0.0122078684674105</text:p>
          </table:table-cell>
          <table:table-cell office:value-type="float" office:value="0.00379917792131534" calcext:value-type="float">
            <text:p>0.00379917792131534</text:p>
          </table:table-cell>
          <table:table-cell office:value-type="float" office:value="-0.00840869054609517" calcext:value-type="float">
            <text:p>-0.00840869054609517</text:p>
          </table:table-cell>
          <table:table-cell office:value-type="float" office:value="0.00991192014092779" calcext:value-type="float">
            <text:p>0.00991192014092779</text:p>
          </table:table-cell>
          <table:table-cell office:value-type="float" office:value="0.0084028185554903" calcext:value-type="float">
            <text:p>0.00840281855549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-0.00121550205519672" calcext:value-type="float">
            <text:p>-0.00121550205519672</text:p>
          </table:table-cell>
          <table:table-cell office:value-type="float" office:value="-0.0656899588960658" calcext:value-type="float">
            <text:p>-0.0656899588960658</text:p>
          </table:table-cell>
          <table:table-cell office:value-type="float" office:value="0.0122278332354669" calcext:value-type="float">
            <text:p>0.0122278332354669</text:p>
          </table:table-cell>
          <table:table-cell office:value-type="float" office:value="0.0113094539048738" calcext:value-type="float">
            <text:p>0.0113094539048738</text:p>
          </table:table-cell>
          <table:table-cell office:value-type="float" office:value="0.00687844979448038" calcext:value-type="float">
            <text:p>0.00687844979448038</text:p>
          </table:table-cell>
          <table:table-cell office:value-type="float" office:value="0.0059495008807986" calcext:value-type="float">
            <text:p>0.0059495008807986</text:p>
          </table:table-cell>
          <table:table-cell office:value-type="float" office:value="0.00701820317087498" calcext:value-type="float">
            <text:p>0.00701820317087498</text:p>
          </table:table-cell>
          <table:table-cell office:value-type="float" office:value="0.00366059894304172" calcext:value-type="float">
            <text:p>0.00366059894304172</text:p>
          </table:table-cell>
          <table:table-cell office:value-type="float" office:value="0.0102266588373457" calcext:value-type="float">
            <text:p>0.0102266588373457</text:p>
          </table:table-cell>
          <table:table-cell office:value-type="float" office:value="-0.00138226658837348" calcext:value-type="float">
            <text:p>-0.00138226658837348</text:p>
          </table:table-cell>
          <table:table-cell office:value-type="float" office:value="0.00868819729888437" calcext:value-type="float">
            <text:p>0.00868819729888437</text:p>
          </table:table-cell>
          <table:table-cell office:value-type="float" office:value="0.00916382853787434" calcext:value-type="float">
            <text:p>0.00916382853787434</text:p>
          </table:table-cell>
          <table:table-cell office:value-type="float" office:value="0.00779095713446853" calcext:value-type="float">
            <text:p>0.00779095713446853</text:p>
          </table:table-cell>
          <table:table-cell office:value-type="float" office:value="-0.00290546095126243" calcext:value-type="float">
            <text:p>-0.00290546095126243</text:p>
          </table:table-cell>
          <table:table-cell office:value-type="float" office:value="0.00655901350557842" calcext:value-type="float">
            <text:p>0.00655901350557842</text:p>
          </table:table-cell>
          <table:table-cell office:value-type="float" office:value="0.00442982971227246" calcext:value-type="float">
            <text:p>0.00442982971227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387096774193547" calcext:value-type="float">
            <text:p>-0.0387096774193547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0645161290322571" calcext:value-type="float">
            <text:p>-0.00645161290322571</text:p>
          </table:table-cell>
          <table:table-cell table:number-columns-repeated="2" office:value-type="float" office:value="-0.00322580645161274" calcext:value-type="float">
            <text:p>-0.00322580645161274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225806451612903" calcext:value-type="float">
            <text:p>-0.0225806451612903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419354838709677" calcext:value-type="float">
            <text:p>-0.0419354838709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2" office:value-type="float" office:value="-0.0129032258064516" calcext:value-type="float">
            <text:p>-0.01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967741935483857" calcext:value-type="float">
            <text:p>0.00967741935483857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193548387096775" calcext:value-type="float">
            <text:p>-0.0193548387096775</text:p>
          </table:table-cell>
          <table:table-cell table:number-columns-repeated="2"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6" calcext:value-type="float">
            <text:p>-0.0193548387096776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.00967741935483857" calcext:value-type="float">
            <text:p>0.00967741935483857</text:p>
          </table:table-cell>
          <table:table-cell table:number-columns-repeated="2" office:value-type="float" office:value="0.00322580645161274" calcext:value-type="float">
            <text:p>0.00322580645161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2" office:value-type="float" office:value="-0.0129032258064516" calcext:value-type="float">
            <text:p>-0.0129032258064516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0" calcext:value-type="float">
            <text:p>0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2" office:value-type="float" office:value="-0.00322580645161308" calcext:value-type="float">
            <text:p>-0.00322580645161308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61290322580644" calcext:value-type="float">
            <text:p>-0.0161290322580644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-0.00322580645161274" calcext:value-type="float">
            <text:p>-0.003225806451612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67741935483871" calcext:value-type="float">
            <text:p>-0.0167741935483871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0.00129032258064532" calcext:value-type="float">
            <text:p>0.00129032258064532</text:p>
          </table:table-cell>
          <table:table-cell office:value-type="float" office:value="-0.0148387096774193" calcext:value-type="float">
            <text:p>-0.0148387096774193</text:p>
          </table:table-cell>
          <table:table-cell office:value-type="float" office:value="-0.0025806451612902" calcext:value-type="float">
            <text:p>-0.0025806451612902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0709677419354826" calcext:value-type="float">
            <text:p>-0.00709677419354826</text:p>
          </table:table-cell>
          <table:table-cell table:number-columns-repeated="2" office:value-type="float" office:value="-0.00645161290322571" calcext:value-type="float">
            <text:p>-0.00645161290322571</text:p>
          </table:table-cell>
          <table:table-cell office:value-type="float" office:value="-0.0122580645161289" calcext:value-type="float">
            <text:p>-0.0122580645161289</text:p>
          </table:table-cell>
          <table:table-cell office:value-type="float" office:value="-0.012258064516129" calcext:value-type="float">
            <text:p>-0.012258064516129</text:p>
          </table:table-cell>
          <table:table-cell office:value-type="float" office:value="-0.00709677419354826" calcext:value-type="float">
            <text:p>-0.00709677419354826</text:p>
          </table:table-cell>
          <table:table-cell office:value-type="float" office:value="-0.00193548387096776" calcext:value-type="float">
            <text:p>-0.00193548387096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228383458646616" calcext:value-type="float">
            <text:p>-0.0228383458646616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-0.0105576441102757" calcext:value-type="float">
            <text:p>-0.0105576441102757</text:p>
          </table:table-cell>
          <table:table-cell office:value-type="float" office:value="-0.00704887218045114" calcext:value-type="float">
            <text:p>-0.00704887218045114</text:p>
          </table:table-cell>
          <table:table-cell office:value-type="float" office:value="-0.0140350877192984" calcext:value-type="float">
            <text:p>-0.0140350877192984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880325814536353" calcext:value-type="float">
            <text:p>-0.00880325814536353</text:p>
          </table:table-cell>
          <table:table-cell office:value-type="float" office:value="-0.0017543859649124" calcext:value-type="float">
            <text:p>-0.001754385964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.00178571428571428</text:p>
          </table:table-cell>
          <table:table-cell office:value-type="float" office:value="-0.00523182957393475" calcext:value-type="float">
            <text:p>-0.00523182957393475</text:p>
          </table:table-cell>
          <table:table-cell office:value-type="float" office:value="0" calcext:value-type="float">
            <text:p>0</text:p>
          </table:table-cell>
          <table:table-cell office:value-type="float" office:value="0.00175438596491206" calcext:value-type="float">
            <text:p>0.00175438596491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298245614035086" calcext:value-type="float">
            <text:p>-0.0298245614035086</text:p>
          </table:table-cell>
          <table:table-cell office:value-type="float" office:value="-0.00520050125313276" calcext:value-type="float">
            <text:p>-0.00520050125313276</text:p>
          </table:table-cell>
          <table:table-cell office:value-type="float" office:value="-0.0122807017543858" calcext:value-type="float">
            <text:p>-0.0122807017543858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520050125313276" calcext:value-type="float">
            <text:p>-0.0052005012531327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04949874686718" calcext:value-type="float">
            <text:p>-0.01049498746867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24592731829574" calcext:value-type="float">
            <text:p>-0.02459273182957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2312030075188" calcext:value-type="float">
            <text:p>-0.012312030075188</text:p>
          </table:table-cell>
          <table:table-cell office:value-type="float" office:value="-0.0105576441102756" calcext:value-type="float">
            <text:p>-0.0105576441102756</text:p>
          </table:table-cell>
          <table:table-cell table:number-columns-repeated="3" office:value-type="float" office:value="-0.00704887218045125" calcext:value-type="float">
            <text:p>-0.00704887218045125</text:p>
          </table:table-cell>
          <table:table-cell office:value-type="float" office:value="-0.00529448621553896" calcext:value-type="float">
            <text:p>-0.0052944862155389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526315789473686" calcext:value-type="float">
            <text:p>-0.005263157894736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228383458646616" calcext:value-type="float">
            <text:p>-0.0228383458646616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105576441102756" calcext:value-type="float">
            <text:p>-0.0105576441102756</text:p>
          </table:table-cell>
          <table:table-cell office:value-type="float" office:value="-0.0088032581453632" calcext:value-type="float">
            <text:p>-0.0088032581453632</text:p>
          </table:table-cell>
          <table:table-cell office:value-type="float" office:value="-0.00354010025062657" calcext:value-type="float">
            <text:p>-0.00354010025062657</text:p>
          </table:table-cell>
          <table:table-cell office:value-type="float" office:value="-0.0000313283208019932" calcext:value-type="float">
            <text:p>-3.13283208019932E-05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00313283208019932" calcext:value-type="float">
            <text:p>-3.13283208019932E-05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178571428571439" calcext:value-type="float">
            <text:p>0.00178571428571439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" calcext:value-type="float">
            <text:p>0</text:p>
          </table:table-cell>
          <table:table-cell office:value-type="float" office:value="-0.00523182957393487" calcext:value-type="float">
            <text:p>-0.00523182957393487</text:p>
          </table:table-cell>
          <table:table-cell table:number-columns-repeated="2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24592731829574" calcext:value-type="float">
            <text:p>-0.024592731829574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105576441102756" calcext:value-type="float">
            <text:p>-0.0105576441102756</text:p>
          </table:table-cell>
          <table:table-cell office:value-type="float" office:value="-0.00704887218045103" calcext:value-type="float">
            <text:p>-0.00704887218045103</text:p>
          </table:table-cell>
          <table:table-cell office:value-type="float" office:value="-0.00529448621553885" calcext:value-type="float">
            <text:p>-0.00529448621553885</text:p>
          </table:table-cell>
          <table:table-cell office:value-type="float" office:value="-0.00178571428571417" calcext:value-type="float">
            <text:p>-0.00178571428571417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00313283208019932" calcext:value-type="float">
            <text:p>-3.13283208019932E-05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" calcext:value-type="float">
            <text:p>0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249373433583958" calcext:value-type="float">
            <text:p>-0.0249373433583958</text:p>
          </table:table-cell>
          <table:table-cell office:value-type="float" office:value="-0.00243107769423556" calcext:value-type="float">
            <text:p>-0.00243107769423556</text:p>
          </table:table-cell>
          <table:table-cell office:value-type="float" office:value="-0.0112531328320801" calcext:value-type="float">
            <text:p>-0.0112531328320801</text:p>
          </table:table-cell>
          <table:table-cell office:value-type="float" office:value="-0.00949874686716767" calcext:value-type="float">
            <text:p>-0.00949874686716767</text:p>
          </table:table-cell>
          <table:table-cell office:value-type="float" office:value="-0.00808897243107776" calcext:value-type="float">
            <text:p>-0.00808897243107776</text:p>
          </table:table-cell>
          <table:table-cell office:value-type="float" office:value="-0.00492481203007511" calcext:value-type="float">
            <text:p>-0.00492481203007511</text:p>
          </table:table-cell>
          <table:table-cell office:value-type="float" office:value="-0.00703007518796994" calcext:value-type="float">
            <text:p>-0.00703007518796994</text:p>
          </table:table-cell>
          <table:table-cell office:value-type="float" office:value="-0.00317042606516293" calcext:value-type="float">
            <text:p>-0.00317042606516293</text:p>
          </table:table-cell>
          <table:table-cell office:value-type="float" office:value="-0.00385338345864661" calcext:value-type="float">
            <text:p>-0.00385338345864661</text:p>
          </table:table-cell>
          <table:table-cell office:value-type="float" office:value="-0.00137844611528826" calcext:value-type="float">
            <text:p>-0.00137844611528826</text:p>
          </table:table-cell>
          <table:table-cell office:value-type="float" office:value="-0.00595864661654133" calcext:value-type="float">
            <text:p>-0.00595864661654133</text:p>
          </table:table-cell>
          <table:table-cell office:value-type="float" office:value="-0.00385338345864661" calcext:value-type="float">
            <text:p>-0.00385338345864661</text:p>
          </table:table-cell>
          <table:table-cell office:value-type="float" office:value="-0.00209273182957403" calcext:value-type="float">
            <text:p>-0.00209273182957403</text:p>
          </table:table-cell>
          <table:table-cell office:value-type="float" office:value="-0.00452380952380937" calcext:value-type="float">
            <text:p>-0.00452380952380937</text:p>
          </table:table-cell>
          <table:table-cell table:number-columns-repeated="2" office:value-type="float" office:value="-0.00315162907268163" calcext:value-type="float">
            <text:p>-0.00315162907268163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ineQualityRed_5vs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hone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9T17:42:12.289336654</dc:date>
    <meta:editing-duration>PT1M41S</meta:editing-duration>
    <meta:editing-cycles>2</meta:editing-cycles>
    <meta:document-statistic meta:table-count="3" meta:cell-count="18217" meta:object-count="0"/>
  </office:meta>
</office:document-meta>
</file>